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aaexp1bexcel" table:style-name="ta1">
        <table:shapes>
          <draw:frame draw:z-index="0" draw:style-name="gr1" draw:text-style-name="P1" svg:width="15.997cm" svg:height="9.004cm" svg:x="11.454cm" svg:y="5.657cm">
            <draw:object draw:notify-on-update-of-ranges="daaexp1bexcel.H1:daaexp1bexcel.H1 daaexp1bexcel.I1:daaexp1bexcel.I1 daaexp1bexcel.I2:daaexp1bexcel.I11 daaexp1bexcel.J1:daaexp1bexcel.J1 daaexp1bexcel.J2:daaexp1bexcel.J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13.575cm" svg:y="249.444cm">
            <draw:object draw:notify-on-update-of-ranges="daaexp1bexcel.C1:daaexp1bexcel.C1 daaexp1bexcel.C2:daaexp1bexcel.C574 daaexp1bexcel.D1:daaexp1bexcel.D1 daaexp1bexcel.D2:daaexp1bexcel.D57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10" table:default-cell-style-name="Default"/>
        <table:table-row table:style-name="ro1"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Selection sort</text:p>
          </table:table-cell>
          <table:table-cell table:number-columns-repeated="2"/>
          <table:table-cell office:value-type="string" calcext:value-type="string">
            <text:p>Coun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Selection sort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0.000037" calcext:value-type="float">
            <text:p>3.7E-05</text:p>
          </table:table-cell>
          <table:table-cell office:value-type="float" office:value="0.00005" calcext:value-type="float">
            <text:p>5E-05</text:p>
          </table:table-cell>
          <table:table-cell table:number-columns-repeated="2"/>
          <table:table-cell office:value-type="float" office:value="9999" calcext:value-type="float">
            <text:p>9999</text:p>
          </table:table-cell>
          <table:table-cell office:value-type="float" office:value="10000" calcext:value-type="float">
            <text:p>10000</text:p>
          </table:table-cell>
          <table:table-cell office:value-type="float" office:value="0.068738" calcext:value-type="float">
            <text:p>0.068738</text:p>
          </table:table-cell>
          <table:table-cell office:value-type="float" office:value="0.269391" calcext:value-type="float">
            <text:p>0.269391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float" office:value="0.000054" calcext:value-type="float">
            <text:p>5.4E-05</text:p>
          </table:table-cell>
          <table:table-cell office:value-type="float" office:value="0.000144" calcext:value-type="float">
            <text:p>0.000144</text:p>
          </table:table-cell>
          <table:table-cell table:number-columns-repeated="2"/>
          <table:table-cell office:value-type="float" office:value="19999" calcext:value-type="float">
            <text:p>19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27431" calcext:value-type="float">
            <text:p>0.27431</text:p>
          </table:table-cell>
          <table:table-cell office:value-type="float" office:value="1.080976" calcext:value-type="float">
            <text:p>1.080976</text:p>
          </table:table-cell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float" office:value="0.000104" calcext:value-type="float">
            <text:p>0.000104</text:p>
          </table:table-cell>
          <table:table-cell office:value-type="float" office:value="0.000285" calcext:value-type="float">
            <text:p>0.000285</text:p>
          </table:table-cell>
          <table:table-cell table:number-columns-repeated="2"/>
          <table:table-cell office:value-type="float" office:value="29999" calcext:value-type="float">
            <text:p>29999</text:p>
          </table:table-cell>
          <table:table-cell office:value-type="float" office:value="30000" calcext:value-type="float">
            <text:p>30000</text:p>
          </table:table-cell>
          <table:table-cell office:value-type="float" office:value="0.62842" calcext:value-type="float">
            <text:p>0.62842</text:p>
          </table:table-cell>
          <table:table-cell office:value-type="float" office:value="2.428317" calcext:value-type="float">
            <text:p>2.428317</text:p>
          </table:table-cell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 office:value-type="float" office:value="0.00016" calcext:value-type="float">
            <text:p>0.00016</text:p>
          </table:table-cell>
          <table:table-cell office:value-type="float" office:value="0.000486" calcext:value-type="float">
            <text:p>0.000486</text:p>
          </table:table-cell>
          <table:table-cell table:number-columns-repeated="2"/>
          <table:table-cell office:value-type="float" office:value="39999" calcext:value-type="float">
            <text:p>39999</text:p>
          </table:table-cell>
          <table:table-cell office:value-type="float" office:value="40000" calcext:value-type="float">
            <text:p>40000</text:p>
          </table:table-cell>
          <table:table-cell office:value-type="float" office:value="1.092759" calcext:value-type="float">
            <text:p>1.092759</text:p>
          </table:table-cell>
          <table:table-cell office:value-type="float" office:value="4.301866" calcext:value-type="float">
            <text:p>4.301866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0.000234" calcext:value-type="float">
            <text:p>0.000234</text:p>
          </table:table-cell>
          <table:table-cell office:value-type="float" office:value="0.000764" calcext:value-type="float">
            <text:p>0.000764</text:p>
          </table:table-cell>
          <table:table-cell table:number-columns-repeated="2"/>
          <table:table-cell office:value-type="float" office:value="49999" calcext:value-type="float">
            <text:p>49999</text:p>
          </table:table-cell>
          <table:table-cell office:value-type="float" office:value="50000" calcext:value-type="float">
            <text:p>50000</text:p>
          </table:table-cell>
          <table:table-cell office:value-type="float" office:value="1.710815" calcext:value-type="float">
            <text:p>1.710815</text:p>
          </table:table-cell>
          <table:table-cell office:value-type="float" office:value="6.758507" calcext:value-type="float">
            <text:p>6.758507</text:p>
          </table:table-cell>
        </table:table-row>
        <table:table-row table:style-name="ro1">
          <table:table-cell/>
          <table:table-cell office:value-type="float" office:value="600" calcext:value-type="float">
            <text:p>600</text:p>
          </table:table-cell>
          <table:table-cell office:value-type="float" office:value="0.000326" calcext:value-type="float">
            <text:p>0.000326</text:p>
          </table:table-cell>
          <table:table-cell office:value-type="float" office:value="0.001058" calcext:value-type="float">
            <text:p>0.001058</text:p>
          </table:table-cell>
          <table:table-cell table:number-columns-repeated="2"/>
          <table:table-cell office:value-type="float" office:value="59999" calcext:value-type="float">
            <text:p>59999</text:p>
          </table:table-cell>
          <table:table-cell office:value-type="float" office:value="60000" calcext:value-type="float">
            <text:p>60000</text:p>
          </table:table-cell>
          <table:table-cell office:value-type="float" office:value="2.527706" calcext:value-type="float">
            <text:p>2.527706</text:p>
          </table:table-cell>
          <table:table-cell office:value-type="float" office:value="9.763713" calcext:value-type="float">
            <text:p>9.763713</text:p>
          </table:table-cell>
        </table:table-row>
        <table:table-row table:style-name="ro1">
          <table:table-cell/>
          <table:table-cell office:value-type="float" office:value="700" calcext:value-type="float">
            <text:p>700</text:p>
          </table:table-cell>
          <table:table-cell office:value-type="float" office:value="0.000416" calcext:value-type="float">
            <text:p>0.000416</text:p>
          </table:table-cell>
          <table:table-cell office:value-type="float" office:value="0.001453" calcext:value-type="float">
            <text:p>0.001453</text:p>
          </table:table-cell>
          <table:table-cell table:number-columns-repeated="2"/>
          <table:table-cell office:value-type="float" office:value="69999" calcext:value-type="float">
            <text:p>69999</text:p>
          </table:table-cell>
          <table:table-cell office:value-type="float" office:value="70000" calcext:value-type="float">
            <text:p>70000</text:p>
          </table:table-cell>
          <table:table-cell office:value-type="float" office:value="3.367922" calcext:value-type="float">
            <text:p>3.367922</text:p>
          </table:table-cell>
          <table:table-cell office:value-type="float" office:value="13.246369" calcext:value-type="float">
            <text:p>13.246369</text:p>
          </table:table-cell>
        </table:table-row>
        <table:table-row table:style-name="ro1">
          <table:table-cell/>
          <table:table-cell office:value-type="float" office:value="800" calcext:value-type="float">
            <text:p>800</text:p>
          </table:table-cell>
          <table:table-cell office:value-type="float" office:value="0.00052" calcext:value-type="float">
            <text:p>0.00052</text:p>
          </table:table-cell>
          <table:table-cell office:value-type="float" office:value="0.001859" calcext:value-type="float">
            <text:p>0.001859</text:p>
          </table:table-cell>
          <table:table-cell table:number-columns-repeated="2"/>
          <table:table-cell office:value-type="float" office:value="79999" calcext:value-type="float">
            <text:p>79999</text:p>
          </table:table-cell>
          <table:table-cell office:value-type="float" office:value="80000" calcext:value-type="float">
            <text:p>80000</text:p>
          </table:table-cell>
          <table:table-cell office:value-type="float" office:value="4.400927" calcext:value-type="float">
            <text:p>4.400927</text:p>
          </table:table-cell>
          <table:table-cell office:value-type="float" office:value="17.248821" calcext:value-type="float">
            <text:p>17.248821</text:p>
          </table:table-cell>
        </table:table-row>
        <table:table-row table:style-name="ro1">
          <table:table-cell/>
          <table:table-cell office:value-type="float" office:value="900" calcext:value-type="float">
            <text:p>900</text:p>
          </table:table-cell>
          <table:table-cell office:value-type="float" office:value="0.000635" calcext:value-type="float">
            <text:p>0.000635</text:p>
          </table:table-cell>
          <table:table-cell office:value-type="float" office:value="0.002324" calcext:value-type="float">
            <text:p>0.002324</text:p>
          </table:table-cell>
          <table:table-cell table:number-columns-repeated="2"/>
          <table:table-cell office:value-type="float" office:value="89999" calcext:value-type="float">
            <text:p>89999</text:p>
          </table:table-cell>
          <table:table-cell office:value-type="float" office:value="90000" calcext:value-type="float">
            <text:p>90000</text:p>
          </table:table-cell>
          <table:table-cell office:value-type="float" office:value="5.543742" calcext:value-type="float">
            <text:p>5.543742</text:p>
          </table:table-cell>
          <table:table-cell office:value-type="float" office:value="21.913116" calcext:value-type="float">
            <text:p>21.913116</text:p>
          </table:table-cell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0.000766" calcext:value-type="float">
            <text:p>0.000766</text:p>
          </table:table-cell>
          <table:table-cell office:value-type="float" office:value="0.002882" calcext:value-type="float">
            <text:p>0.002882</text:p>
          </table:table-cell>
          <table:table-cell table:number-columns-repeated="2"/>
          <table:table-cell office:value-type="float" office:value="99999" calcext:value-type="float">
            <text:p>99999</text:p>
          </table:table-cell>
          <table:table-cell office:value-type="float" office:value="100000" calcext:value-type="float">
            <text:p>100000</text:p>
          </table:table-cell>
          <table:table-cell office:value-type="float" office:value="6.868951" calcext:value-type="float">
            <text:p>6.868951</text:p>
          </table:table-cell>
          <table:table-cell office:value-type="float" office:value="27.068501" calcext:value-type="float">
            <text:p>27.068501</text:p>
          </table:table-cell>
        </table:table-row>
        <table:table-row table:style-name="ro1">
          <table:table-cell/>
          <table:table-cell office:value-type="float" office:value="1100" calcext:value-type="float">
            <text:p>1100</text:p>
          </table:table-cell>
          <table:table-cell office:value-type="float" office:value="0.000926" calcext:value-type="float">
            <text:p>0.000926</text:p>
          </table:table-cell>
          <table:table-cell office:value-type="float" office:value="0.003528" calcext:value-type="float">
            <text:p>0.003528</text:p>
          </table:table-cell>
          <table:table-cell table:number-columns-repeated="6"/>
        </table:table-row>
        <table:table-row table:style-name="ro1">
          <table:table-cell/>
          <table:table-cell office:value-type="float" office:value="1200" calcext:value-type="float">
            <text:p>1200</text:p>
          </table:table-cell>
          <table:table-cell office:value-type="float" office:value="0.001085" calcext:value-type="float">
            <text:p>0.001085</text:p>
          </table:table-cell>
          <table:table-cell office:value-type="float" office:value="0.004116" calcext:value-type="float">
            <text:p>0.0041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1300" calcext:value-type="float">
            <text:p>1300</text:p>
          </table:table-cell>
          <table:table-cell office:value-type="float" office:value="0.001279" calcext:value-type="float">
            <text:p>0.001279</text:p>
          </table:table-cell>
          <table:table-cell office:value-type="float" office:value="0.004796" calcext:value-type="float">
            <text:p>0.004796</text:p>
          </table:table-cell>
          <table:table-cell table:number-columns-repeated="6"/>
        </table:table-row>
        <table:table-row table:style-name="ro1">
          <table:table-cell/>
          <table:table-cell office:value-type="float" office:value="1400" calcext:value-type="float">
            <text:p>1400</text:p>
          </table:table-cell>
          <table:table-cell office:value-type="float" office:value="0.001454" calcext:value-type="float">
            <text:p>0.001454</text:p>
          </table:table-cell>
          <table:table-cell office:value-type="float" office:value="0.005663" calcext:value-type="float">
            <text:p>0.005663</text:p>
          </table:table-cell>
          <table:table-cell table:number-columns-repeated="6"/>
        </table:table-row>
        <table:table-row table:style-name="ro1">
          <table:table-cell/>
          <table:table-cell office:value-type="float" office:value="1500" calcext:value-type="float">
            <text:p>1500</text:p>
          </table:table-cell>
          <table:table-cell office:value-type="float" office:value="0.001641" calcext:value-type="float">
            <text:p>0.001641</text:p>
          </table:table-cell>
          <table:table-cell office:value-type="float" office:value="0.006427" calcext:value-type="float">
            <text:p>0.006427</text:p>
          </table:table-cell>
          <table:table-cell table:number-columns-repeated="6"/>
        </table:table-row>
        <table:table-row table:style-name="ro1">
          <table:table-cell/>
          <table:table-cell office:value-type="float" office:value="1600" calcext:value-type="float">
            <text:p>1600</text:p>
          </table:table-cell>
          <table:table-cell office:value-type="float" office:value="0.001862" calcext:value-type="float">
            <text:p>0.001862</text:p>
          </table:table-cell>
          <table:table-cell office:value-type="float" office:value="0.007274" calcext:value-type="float">
            <text:p>0.007274</text:p>
          </table:table-cell>
          <table:table-cell table:number-columns-repeated="6"/>
        </table:table-row>
        <table:table-row table:style-name="ro1">
          <table:table-cell/>
          <table:table-cell office:value-type="float" office:value="1700" calcext:value-type="float">
            <text:p>1700</text:p>
          </table:table-cell>
          <table:table-cell office:value-type="float" office:value="0.002107" calcext:value-type="float">
            <text:p>0.002107</text:p>
          </table:table-cell>
          <table:table-cell office:value-type="float" office:value="0.008201" calcext:value-type="float">
            <text:p>0.008201</text:p>
          </table:table-cell>
          <table:table-cell table:number-columns-repeated="6"/>
        </table:table-row>
        <table:table-row table:style-name="ro1">
          <table:table-cell/>
          <table:table-cell office:value-type="float" office:value="1800" calcext:value-type="float">
            <text:p>1800</text:p>
          </table:table-cell>
          <table:table-cell office:value-type="float" office:value="0.002367" calcext:value-type="float">
            <text:p>0.002367</text:p>
          </table:table-cell>
          <table:table-cell office:value-type="float" office:value="0.009014" calcext:value-type="float">
            <text:p>0.009014</text:p>
          </table:table-cell>
          <table:table-cell table:number-columns-repeated="6"/>
        </table:table-row>
        <table:table-row table:style-name="ro1">
          <table:table-cell/>
          <table:table-cell office:value-type="float" office:value="1900" calcext:value-type="float">
            <text:p>1900</text:p>
          </table:table-cell>
          <table:table-cell office:value-type="float" office:value="0.002617" calcext:value-type="float">
            <text:p>0.002617</text:p>
          </table:table-cell>
          <table:table-cell office:value-type="float" office:value="0.010061" calcext:value-type="float">
            <text:p>0.010061</text:p>
          </table:table-cell>
          <table:table-cell table:number-columns-repeated="6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0.002893" calcext:value-type="float">
            <text:p>0.002893</text:p>
          </table:table-cell>
          <table:table-cell office:value-type="float" office:value="0.011103" calcext:value-type="float">
            <text:p>0.011103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00" calcext:value-type="float">
            <text:p>2100</text:p>
          </table:table-cell>
          <table:table-cell office:value-type="float" office:value="0.00322" calcext:value-type="float">
            <text:p>0.00322</text:p>
          </table:table-cell>
          <table:table-cell office:value-type="float" office:value="0.012279" calcext:value-type="float">
            <text:p>0.012279</text:p>
          </table:table-cell>
          <table:table-cell table:number-columns-repeated="6"/>
        </table:table-row>
        <table:table-row table:style-name="ro1">
          <table:table-cell/>
          <table:table-cell office:value-type="float" office:value="2200" calcext:value-type="float">
            <text:p>2200</text:p>
          </table:table-cell>
          <table:table-cell office:value-type="float" office:value="0.00347" calcext:value-type="float">
            <text:p>0.00347</text:p>
          </table:table-cell>
          <table:table-cell office:value-type="float" office:value="0.013356" calcext:value-type="float">
            <text:p>0.013356</text:p>
          </table:table-cell>
          <table:table-cell table:number-columns-repeated="6"/>
        </table:table-row>
        <table:table-row table:style-name="ro1">
          <table:table-cell/>
          <table:table-cell office:value-type="float" office:value="2300" calcext:value-type="float">
            <text:p>2300</text:p>
          </table:table-cell>
          <table:table-cell office:value-type="float" office:value="0.003818" calcext:value-type="float">
            <text:p>0.003818</text:p>
          </table:table-cell>
          <table:table-cell office:value-type="float" office:value="0.014585" calcext:value-type="float">
            <text:p>0.014585</text:p>
          </table:table-cell>
          <table:table-cell table:number-columns-repeated="6"/>
        </table:table-row>
        <table:table-row table:style-name="ro1">
          <table:table-cell/>
          <table:table-cell office:value-type="float" office:value="2400" calcext:value-type="float">
            <text:p>2400</text:p>
          </table:table-cell>
          <table:table-cell office:value-type="float" office:value="0.004164" calcext:value-type="float">
            <text:p>0.004164</text:p>
          </table:table-cell>
          <table:table-cell office:value-type="float" office:value="0.015905" calcext:value-type="float">
            <text:p>0.015905</text:p>
          </table:table-cell>
          <table:table-cell table:number-columns-repeated="6"/>
        </table:table-row>
        <table:table-row table:style-name="ro1">
          <table:table-cell/>
          <table:table-cell office:value-type="float" office:value="2500" calcext:value-type="float">
            <text:p>2500</text:p>
          </table:table-cell>
          <table:table-cell office:value-type="float" office:value="0.004446" calcext:value-type="float">
            <text:p>0.004446</text:p>
          </table:table-cell>
          <table:table-cell office:value-type="float" office:value="0.01716" calcext:value-type="float">
            <text:p>0.017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2600" calcext:value-type="float">
            <text:p>2600</text:p>
          </table:table-cell>
          <table:table-cell office:value-type="float" office:value="0.004896" calcext:value-type="float">
            <text:p>0.004896</text:p>
          </table:table-cell>
          <table:table-cell office:value-type="float" office:value="0.018461" calcext:value-type="float">
            <text:p>0.018461</text:p>
          </table:table-cell>
          <table:table-cell table:number-columns-repeated="6"/>
        </table:table-row>
        <table:table-row table:style-name="ro1">
          <table:table-cell/>
          <table:table-cell office:value-type="float" office:value="2700" calcext:value-type="float">
            <text:p>2700</text:p>
          </table:table-cell>
          <table:table-cell office:value-type="float" office:value="0.005164" calcext:value-type="float">
            <text:p>0.005164</text:p>
          </table:table-cell>
          <table:table-cell office:value-type="float" office:value="0.019881" calcext:value-type="float">
            <text:p>0.019881</text:p>
          </table:table-cell>
          <table:table-cell table:number-columns-repeated="6"/>
        </table:table-row>
        <table:table-row table:style-name="ro1">
          <table:table-cell/>
          <table:table-cell office:value-type="float" office:value="2800" calcext:value-type="float">
            <text:p>2800</text:p>
          </table:table-cell>
          <table:table-cell office:value-type="float" office:value="0.005553" calcext:value-type="float">
            <text:p>0.005553</text:p>
          </table:table-cell>
          <table:table-cell office:value-type="float" office:value="0.021387" calcext:value-type="float">
            <text:p>0.021387</text:p>
          </table:table-cell>
          <table:table-cell table:number-columns-repeated="6"/>
        </table:table-row>
        <table:table-row table:style-name="ro1">
          <table:table-cell/>
          <table:table-cell office:value-type="float" office:value="2900" calcext:value-type="float">
            <text:p>2900</text:p>
          </table:table-cell>
          <table:table-cell office:value-type="float" office:value="0.005945" calcext:value-type="float">
            <text:p>0.005945</text:p>
          </table:table-cell>
          <table:table-cell office:value-type="float" office:value="0.023015" calcext:value-type="float">
            <text:p>0.023015</text:p>
          </table:table-cell>
          <table:table-cell table:number-columns-repeated="6"/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office:value-type="float" office:value="0.006316" calcext:value-type="float">
            <text:p>0.006316</text:p>
          </table:table-cell>
          <table:table-cell office:value-type="float" office:value="0.024557" calcext:value-type="float">
            <text:p>0.024557</text:p>
          </table:table-cell>
          <table:table-cell table:number-columns-repeated="6"/>
        </table:table-row>
        <table:table-row table:style-name="ro1">
          <table:table-cell/>
          <table:table-cell office:value-type="float" office:value="3100" calcext:value-type="float">
            <text:p>3100</text:p>
          </table:table-cell>
          <table:table-cell office:value-type="float" office:value="0.006714" calcext:value-type="float">
            <text:p>0.006714</text:p>
          </table:table-cell>
          <table:table-cell office:value-type="float" office:value="0.026346" calcext:value-type="float">
            <text:p>0.026346</text:p>
          </table:table-cell>
          <table:table-cell table:number-columns-repeated="6"/>
        </table:table-row>
        <table:table-row table:style-name="ro1">
          <table:table-cell/>
          <table:table-cell office:value-type="float" office:value="3200" calcext:value-type="float">
            <text:p>3200</text:p>
          </table:table-cell>
          <table:table-cell office:value-type="float" office:value="0.007197" calcext:value-type="float">
            <text:p>0.007197</text:p>
          </table:table-cell>
          <table:table-cell office:value-type="float" office:value="0.027934" calcext:value-type="float">
            <text:p>0.027934</text:p>
          </table:table-cell>
          <table:table-cell table:number-columns-repeated="6"/>
        </table:table-row>
        <table:table-row table:style-name="ro1">
          <table:table-cell/>
          <table:table-cell office:value-type="float" office:value="3300" calcext:value-type="float">
            <text:p>3300</text:p>
          </table:table-cell>
          <table:table-cell office:value-type="float" office:value="0.007772" calcext:value-type="float">
            <text:p>0.007772</text:p>
          </table:table-cell>
          <table:table-cell office:value-type="float" office:value="0.029871" calcext:value-type="float">
            <text:p>0.029871</text:p>
          </table:table-cell>
          <table:table-cell table:number-columns-repeated="6"/>
        </table:table-row>
        <table:table-row table:style-name="ro1">
          <table:table-cell/>
          <table:table-cell office:value-type="float" office:value="3400" calcext:value-type="float">
            <text:p>3400</text:p>
          </table:table-cell>
          <table:table-cell office:value-type="float" office:value="0.008129" calcext:value-type="float">
            <text:p>0.008129</text:p>
          </table:table-cell>
          <table:table-cell office:value-type="float" office:value="0.031516" calcext:value-type="float">
            <text:p>0.0315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3500" calcext:value-type="float">
            <text:p>3500</text:p>
          </table:table-cell>
          <table:table-cell office:value-type="float" office:value="0.008572" calcext:value-type="float">
            <text:p>0.008572</text:p>
          </table:table-cell>
          <table:table-cell office:value-type="float" office:value="0.033207" calcext:value-type="float">
            <text:p>0.033207</text:p>
          </table:table-cell>
          <table:table-cell table:number-columns-repeated="6"/>
        </table:table-row>
        <table:table-row table:style-name="ro1">
          <table:table-cell/>
          <table:table-cell office:value-type="float" office:value="3600" calcext:value-type="float">
            <text:p>3600</text:p>
          </table:table-cell>
          <table:table-cell office:value-type="float" office:value="0.0092" calcext:value-type="float">
            <text:p>0.0092</text:p>
          </table:table-cell>
          <table:table-cell office:value-type="float" office:value="0.035167" calcext:value-type="float">
            <text:p>0.035167</text:p>
          </table:table-cell>
          <table:table-cell table:number-columns-repeated="6"/>
        </table:table-row>
        <table:table-row table:style-name="ro1">
          <table:table-cell/>
          <table:table-cell office:value-type="float" office:value="3700" calcext:value-type="float">
            <text:p>3700</text:p>
          </table:table-cell>
          <table:table-cell office:value-type="float" office:value="0.009661" calcext:value-type="float">
            <text:p>0.009661</text:p>
          </table:table-cell>
          <table:table-cell office:value-type="float" office:value="0.037221" calcext:value-type="float">
            <text:p>0.0372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3800" calcext:value-type="float">
            <text:p>3800</text:p>
          </table:table-cell>
          <table:table-cell office:value-type="float" office:value="0.010105" calcext:value-type="float">
            <text:p>0.010105</text:p>
          </table:table-cell>
          <table:table-cell office:value-type="float" office:value="0.039111" calcext:value-type="float">
            <text:p>0.039111</text:p>
          </table:table-cell>
          <table:table-cell table:number-columns-repeated="6"/>
        </table:table-row>
        <table:table-row table:style-name="ro1">
          <table:table-cell/>
          <table:table-cell office:value-type="float" office:value="3900" calcext:value-type="float">
            <text:p>3900</text:p>
          </table:table-cell>
          <table:table-cell office:value-type="float" office:value="0.010667" calcext:value-type="float">
            <text:p>0.010667</text:p>
          </table:table-cell>
          <table:table-cell office:value-type="float" office:value="0.041533" calcext:value-type="float">
            <text:p>0.041533</text:p>
          </table:table-cell>
          <table:table-cell table:number-columns-repeated="6"/>
        </table:table-row>
        <table:table-row table:style-name="ro1">
          <table:table-cell/>
          <table:table-cell office:value-type="float" office:value="4000" calcext:value-type="float">
            <text:p>4000</text:p>
          </table:table-cell>
          <table:table-cell office:value-type="float" office:value="0.011237" calcext:value-type="float">
            <text:p>0.011237</text:p>
          </table:table-cell>
          <table:table-cell office:value-type="float" office:value="0.043468" calcext:value-type="float">
            <text:p>0.043468</text:p>
          </table:table-cell>
          <table:table-cell table:number-columns-repeated="6"/>
        </table:table-row>
        <table:table-row table:style-name="ro1">
          <table:table-cell/>
          <table:table-cell office:value-type="float" office:value="4100" calcext:value-type="float">
            <text:p>4100</text:p>
          </table:table-cell>
          <table:table-cell office:value-type="float" office:value="0.011782" calcext:value-type="float">
            <text:p>0.011782</text:p>
          </table:table-cell>
          <table:table-cell office:value-type="float" office:value="0.045701" calcext:value-type="float">
            <text:p>0.045701</text:p>
          </table:table-cell>
          <table:table-cell table:number-columns-repeated="6"/>
        </table:table-row>
        <table:table-row table:style-name="ro1">
          <table:table-cell/>
          <table:table-cell office:value-type="float" office:value="4200" calcext:value-type="float">
            <text:p>4200</text:p>
          </table:table-cell>
          <table:table-cell office:value-type="float" office:value="0.012495" calcext:value-type="float">
            <text:p>0.012495</text:p>
          </table:table-cell>
          <table:table-cell office:value-type="float" office:value="0.047916" calcext:value-type="float">
            <text:p>0.0479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4300" calcext:value-type="float">
            <text:p>4300</text:p>
          </table:table-cell>
          <table:table-cell office:value-type="float" office:value="0.012878" calcext:value-type="float">
            <text:p>0.012878</text:p>
          </table:table-cell>
          <table:table-cell office:value-type="float" office:value="0.050142" calcext:value-type="float">
            <text:p>0.050142</text:p>
          </table:table-cell>
          <table:table-cell table:number-columns-repeated="6"/>
        </table:table-row>
        <table:table-row table:style-name="ro1">
          <table:table-cell/>
          <table:table-cell office:value-type="float" office:value="4400" calcext:value-type="float">
            <text:p>4400</text:p>
          </table:table-cell>
          <table:table-cell office:value-type="float" office:value="0.013409" calcext:value-type="float">
            <text:p>0.013409</text:p>
          </table:table-cell>
          <table:table-cell office:value-type="float" office:value="0.052426" calcext:value-type="float">
            <text:p>0.052426</text:p>
          </table:table-cell>
          <table:table-cell table:number-columns-repeated="6"/>
        </table:table-row>
        <table:table-row table:style-name="ro1">
          <table:table-cell/>
          <table:table-cell office:value-type="float" office:value="4500" calcext:value-type="float">
            <text:p>4500</text:p>
          </table:table-cell>
          <table:table-cell office:value-type="float" office:value="0.014077" calcext:value-type="float">
            <text:p>0.014077</text:p>
          </table:table-cell>
          <table:table-cell office:value-type="float" office:value="0.054596" calcext:value-type="float">
            <text:p>0.054596</text:p>
          </table:table-cell>
          <table:table-cell table:number-columns-repeated="6"/>
        </table:table-row>
        <table:table-row table:style-name="ro1">
          <table:table-cell/>
          <table:table-cell office:value-type="float" office:value="4600" calcext:value-type="float">
            <text:p>4600</text:p>
          </table:table-cell>
          <table:table-cell office:value-type="float" office:value="0.014795" calcext:value-type="float">
            <text:p>0.014795</text:p>
          </table:table-cell>
          <table:table-cell office:value-type="float" office:value="0.05756" calcext:value-type="float">
            <text:p>0.05756</text:p>
          </table:table-cell>
          <table:table-cell table:number-columns-repeated="6"/>
        </table:table-row>
        <table:table-row table:style-name="ro1">
          <table:table-cell/>
          <table:table-cell office:value-type="float" office:value="4700" calcext:value-type="float">
            <text:p>4700</text:p>
          </table:table-cell>
          <table:table-cell office:value-type="float" office:value="0.01556" calcext:value-type="float">
            <text:p>0.01556</text:p>
          </table:table-cell>
          <table:table-cell office:value-type="float" office:value="0.06022" calcext:value-type="float">
            <text:p>0.06022</text:p>
          </table:table-cell>
          <table:table-cell table:number-columns-repeated="6"/>
        </table:table-row>
        <table:table-row table:style-name="ro1">
          <table:table-cell/>
          <table:table-cell office:value-type="float" office:value="4800" calcext:value-type="float">
            <text:p>4800</text:p>
          </table:table-cell>
          <table:table-cell office:value-type="float" office:value="0.016164" calcext:value-type="float">
            <text:p>0.016164</text:p>
          </table:table-cell>
          <table:table-cell office:value-type="float" office:value="0.062543" calcext:value-type="float">
            <text:p>0.062543</text:p>
          </table:table-cell>
          <table:table-cell table:number-columns-repeated="6"/>
        </table:table-row>
        <table:table-row table:style-name="ro1">
          <table:table-cell/>
          <table:table-cell office:value-type="float" office:value="4900" calcext:value-type="float">
            <text:p>4900</text:p>
          </table:table-cell>
          <table:table-cell office:value-type="float" office:value="0.016748" calcext:value-type="float">
            <text:p>0.016748</text:p>
          </table:table-cell>
          <table:table-cell office:value-type="float" office:value="0.065211" calcext:value-type="float">
            <text:p>0.065211</text:p>
          </table:table-cell>
          <table:table-cell table:number-columns-repeated="6"/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0.017441" calcext:value-type="float">
            <text:p>0.017441</text:p>
          </table:table-cell>
          <table:table-cell office:value-type="float" office:value="0.068149" calcext:value-type="float">
            <text:p>0.068149</text:p>
          </table:table-cell>
          <table:table-cell table:number-columns-repeated="6"/>
        </table:table-row>
        <table:table-row table:style-name="ro1">
          <table:table-cell/>
          <table:table-cell office:value-type="float" office:value="5100" calcext:value-type="float">
            <text:p>5100</text:p>
          </table:table-cell>
          <table:table-cell office:value-type="float" office:value="0.018102" calcext:value-type="float">
            <text:p>0.018102</text:p>
          </table:table-cell>
          <table:table-cell office:value-type="float" office:value="0.070845" calcext:value-type="float">
            <text:p>0.070845</text:p>
          </table:table-cell>
          <table:table-cell table:number-columns-repeated="6"/>
        </table:table-row>
        <table:table-row table:style-name="ro1">
          <table:table-cell/>
          <table:table-cell office:value-type="float" office:value="5200" calcext:value-type="float">
            <text:p>5200</text:p>
          </table:table-cell>
          <table:table-cell office:value-type="float" office:value="0.018822" calcext:value-type="float">
            <text:p>0.018822</text:p>
          </table:table-cell>
          <table:table-cell office:value-type="float" office:value="0.072841" calcext:value-type="float">
            <text:p>0.072841</text:p>
          </table:table-cell>
          <table:table-cell table:number-columns-repeated="6"/>
        </table:table-row>
        <table:table-row table:style-name="ro1">
          <table:table-cell/>
          <table:table-cell office:value-type="float" office:value="5300" calcext:value-type="float">
            <text:p>5300</text:p>
          </table:table-cell>
          <table:table-cell office:value-type="float" office:value="0.019556" calcext:value-type="float">
            <text:p>0.019556</text:p>
          </table:table-cell>
          <table:table-cell office:value-type="float" office:value="0.075598" calcext:value-type="float">
            <text:p>0.075598</text:p>
          </table:table-cell>
          <table:table-cell table:number-columns-repeated="6"/>
        </table:table-row>
        <table:table-row table:style-name="ro1">
          <table:table-cell/>
          <table:table-cell office:value-type="float" office:value="5400" calcext:value-type="float">
            <text:p>5400</text:p>
          </table:table-cell>
          <table:table-cell office:value-type="float" office:value="0.020242" calcext:value-type="float">
            <text:p>0.020242</text:p>
          </table:table-cell>
          <table:table-cell office:value-type="float" office:value="0.078802" calcext:value-type="float">
            <text:p>0.078802</text:p>
          </table:table-cell>
          <table:table-cell table:number-columns-repeated="6"/>
        </table:table-row>
        <table:table-row table:style-name="ro1">
          <table:table-cell/>
          <table:table-cell office:value-type="float" office:value="5500" calcext:value-type="float">
            <text:p>5500</text:p>
          </table:table-cell>
          <table:table-cell office:value-type="float" office:value="0.020993" calcext:value-type="float">
            <text:p>0.020993</text:p>
          </table:table-cell>
          <table:table-cell office:value-type="float" office:value="0.081589" calcext:value-type="float">
            <text:p>0.081589</text:p>
          </table:table-cell>
          <table:table-cell table:number-columns-repeated="6"/>
        </table:table-row>
        <table:table-row table:style-name="ro1">
          <table:table-cell/>
          <table:table-cell office:value-type="float" office:value="5600" calcext:value-type="float">
            <text:p>5600</text:p>
          </table:table-cell>
          <table:table-cell office:value-type="float" office:value="0.02199" calcext:value-type="float">
            <text:p>0.02199</text:p>
          </table:table-cell>
          <table:table-cell office:value-type="float" office:value="0.084263" calcext:value-type="float">
            <text:p>0.084263</text:p>
          </table:table-cell>
          <table:table-cell table:number-columns-repeated="6"/>
        </table:table-row>
        <table:table-row table:style-name="ro1">
          <table:table-cell/>
          <table:table-cell office:value-type="float" office:value="5700" calcext:value-type="float">
            <text:p>5700</text:p>
          </table:table-cell>
          <table:table-cell office:value-type="float" office:value="0.022506" calcext:value-type="float">
            <text:p>0.022506</text:p>
          </table:table-cell>
          <table:table-cell office:value-type="float" office:value="0.087866" calcext:value-type="float">
            <text:p>0.087866</text:p>
          </table:table-cell>
          <table:table-cell table:number-columns-repeated="6"/>
        </table:table-row>
        <table:table-row table:style-name="ro1">
          <table:table-cell/>
          <table:table-cell office:value-type="float" office:value="5800" calcext:value-type="float">
            <text:p>5800</text:p>
          </table:table-cell>
          <table:table-cell office:value-type="float" office:value="0.023469" calcext:value-type="float">
            <text:p>0.023469</text:p>
          </table:table-cell>
          <table:table-cell office:value-type="float" office:value="0.090724" calcext:value-type="float">
            <text:p>0.090724</text:p>
          </table:table-cell>
          <table:table-cell table:number-columns-repeated="6"/>
        </table:table-row>
        <table:table-row table:style-name="ro1">
          <table:table-cell/>
          <table:table-cell office:value-type="float" office:value="5900" calcext:value-type="float">
            <text:p>5900</text:p>
          </table:table-cell>
          <table:table-cell office:value-type="float" office:value="0.024299" calcext:value-type="float">
            <text:p>0.024299</text:p>
          </table:table-cell>
          <table:table-cell office:value-type="float" office:value="0.093892" calcext:value-type="float">
            <text:p>0.093892</text:p>
          </table:table-cell>
          <table:table-cell table:number-columns-repeated="6"/>
        </table:table-row>
        <table:table-row table:style-name="ro1">
          <table:table-cell/>
          <table:table-cell office:value-type="float" office:value="6000" calcext:value-type="float">
            <text:p>6000</text:p>
          </table:table-cell>
          <table:table-cell office:value-type="float" office:value="0.025102" calcext:value-type="float">
            <text:p>0.025102</text:p>
          </table:table-cell>
          <table:table-cell office:value-type="float" office:value="0.09754" calcext:value-type="float">
            <text:p>0.09754</text:p>
          </table:table-cell>
          <table:table-cell table:number-columns-repeated="6"/>
        </table:table-row>
        <table:table-row table:style-name="ro1">
          <table:table-cell/>
          <table:table-cell office:value-type="float" office:value="6100" calcext:value-type="float">
            <text:p>6100</text:p>
          </table:table-cell>
          <table:table-cell office:value-type="float" office:value="0.025809" calcext:value-type="float">
            <text:p>0.025809</text:p>
          </table:table-cell>
          <table:table-cell office:value-type="float" office:value="0.1002" calcext:value-type="float">
            <text:p>0.1002</text:p>
          </table:table-cell>
          <table:table-cell table:number-columns-repeated="6"/>
        </table:table-row>
        <table:table-row table:style-name="ro1">
          <table:table-cell/>
          <table:table-cell office:value-type="float" office:value="6200" calcext:value-type="float">
            <text:p>6200</text:p>
          </table:table-cell>
          <table:table-cell office:value-type="float" office:value="0.026826" calcext:value-type="float">
            <text:p>0.026826</text:p>
          </table:table-cell>
          <table:table-cell office:value-type="float" office:value="0.103651" calcext:value-type="float">
            <text:p>0.103651</text:p>
          </table:table-cell>
          <table:table-cell table:number-columns-repeated="6"/>
        </table:table-row>
        <table:table-row table:style-name="ro1">
          <table:table-cell/>
          <table:table-cell office:value-type="float" office:value="6300" calcext:value-type="float">
            <text:p>6300</text:p>
          </table:table-cell>
          <table:table-cell office:value-type="float" office:value="0.027664" calcext:value-type="float">
            <text:p>0.027664</text:p>
          </table:table-cell>
          <table:table-cell office:value-type="float" office:value="0.107052" calcext:value-type="float">
            <text:p>0.107052</text:p>
          </table:table-cell>
          <table:table-cell table:number-columns-repeated="6"/>
        </table:table-row>
        <table:table-row table:style-name="ro1">
          <table:table-cell/>
          <table:table-cell office:value-type="float" office:value="6400" calcext:value-type="float">
            <text:p>6400</text:p>
          </table:table-cell>
          <table:table-cell office:value-type="float" office:value="0.028522" calcext:value-type="float">
            <text:p>0.028522</text:p>
          </table:table-cell>
          <table:table-cell office:value-type="float" office:value="0.109975" calcext:value-type="float">
            <text:p>0.109975</text:p>
          </table:table-cell>
          <table:table-cell table:number-columns-repeated="6"/>
        </table:table-row>
        <table:table-row table:style-name="ro1">
          <table:table-cell/>
          <table:table-cell office:value-type="float" office:value="6500" calcext:value-type="float">
            <text:p>6500</text:p>
          </table:table-cell>
          <table:table-cell office:value-type="float" office:value="0.02942" calcext:value-type="float">
            <text:p>0.02942</text:p>
          </table:table-cell>
          <table:table-cell office:value-type="float" office:value="0.113574" calcext:value-type="float">
            <text:p>0.113574</text:p>
          </table:table-cell>
          <table:table-cell table:number-columns-repeated="6"/>
        </table:table-row>
        <table:table-row table:style-name="ro1">
          <table:table-cell/>
          <table:table-cell office:value-type="float" office:value="6600" calcext:value-type="float">
            <text:p>6600</text:p>
          </table:table-cell>
          <table:table-cell office:value-type="float" office:value="0.030382" calcext:value-type="float">
            <text:p>0.030382</text:p>
          </table:table-cell>
          <table:table-cell office:value-type="float" office:value="0.117537" calcext:value-type="float">
            <text:p>0.117537</text:p>
          </table:table-cell>
          <table:table-cell table:number-columns-repeated="6"/>
        </table:table-row>
        <table:table-row table:style-name="ro1">
          <table:table-cell/>
          <table:table-cell office:value-type="float" office:value="6700" calcext:value-type="float">
            <text:p>6700</text:p>
          </table:table-cell>
          <table:table-cell office:value-type="float" office:value="0.031095" calcext:value-type="float">
            <text:p>0.031095</text:p>
          </table:table-cell>
          <table:table-cell office:value-type="float" office:value="0.120778" calcext:value-type="float">
            <text:p>0.120778</text:p>
          </table:table-cell>
          <table:table-cell table:number-columns-repeated="6"/>
        </table:table-row>
        <table:table-row table:style-name="ro1">
          <table:table-cell/>
          <table:table-cell office:value-type="float" office:value="6800" calcext:value-type="float">
            <text:p>6800</text:p>
          </table:table-cell>
          <table:table-cell office:value-type="float" office:value="0.032047" calcext:value-type="float">
            <text:p>0.032047</text:p>
          </table:table-cell>
          <table:table-cell office:value-type="float" office:value="0.12454" calcext:value-type="float">
            <text:p>0.12454</text:p>
          </table:table-cell>
          <table:table-cell table:number-columns-repeated="6"/>
        </table:table-row>
        <table:table-row table:style-name="ro1">
          <table:table-cell/>
          <table:table-cell office:value-type="float" office:value="6900" calcext:value-type="float">
            <text:p>6900</text:p>
          </table:table-cell>
          <table:table-cell office:value-type="float" office:value="0.032912" calcext:value-type="float">
            <text:p>0.032912</text:p>
          </table:table-cell>
          <table:table-cell office:value-type="float" office:value="0.128019" calcext:value-type="float">
            <text:p>0.128019</text:p>
          </table:table-cell>
          <table:table-cell table:number-columns-repeated="6"/>
        </table:table-row>
        <table:table-row table:style-name="ro1">
          <table:table-cell/>
          <table:table-cell office:value-type="float" office:value="7000" calcext:value-type="float">
            <text:p>7000</text:p>
          </table:table-cell>
          <table:table-cell office:value-type="float" office:value="0.03406" calcext:value-type="float">
            <text:p>0.03406</text:p>
          </table:table-cell>
          <table:table-cell office:value-type="float" office:value="0.130913" calcext:value-type="float">
            <text:p>0.130913</text:p>
          </table:table-cell>
          <table:table-cell table:number-columns-repeated="6"/>
        </table:table-row>
        <table:table-row table:style-name="ro1">
          <table:table-cell/>
          <table:table-cell office:value-type="float" office:value="7100" calcext:value-type="float">
            <text:p>7100</text:p>
          </table:table-cell>
          <table:table-cell office:value-type="float" office:value="0.035019" calcext:value-type="float">
            <text:p>0.035019</text:p>
          </table:table-cell>
          <table:table-cell office:value-type="float" office:value="0.1355" calcext:value-type="float">
            <text:p>0.1355</text:p>
          </table:table-cell>
          <table:table-cell table:number-columns-repeated="6"/>
        </table:table-row>
        <table:table-row table:style-name="ro1">
          <table:table-cell/>
          <table:table-cell office:value-type="float" office:value="7200" calcext:value-type="float">
            <text:p>7200</text:p>
          </table:table-cell>
          <table:table-cell office:value-type="float" office:value="0.035993" calcext:value-type="float">
            <text:p>0.035993</text:p>
          </table:table-cell>
          <table:table-cell office:value-type="float" office:value="0.13858" calcext:value-type="float">
            <text:p>0.13858</text:p>
          </table:table-cell>
          <table:table-cell table:number-columns-repeated="6"/>
        </table:table-row>
        <table:table-row table:style-name="ro1">
          <table:table-cell/>
          <table:table-cell office:value-type="float" office:value="7300" calcext:value-type="float">
            <text:p>7300</text:p>
          </table:table-cell>
          <table:table-cell office:value-type="float" office:value="0.036897" calcext:value-type="float">
            <text:p>0.036897</text:p>
          </table:table-cell>
          <table:table-cell office:value-type="float" office:value="0.143096" calcext:value-type="float">
            <text:p>0.143096</text:p>
          </table:table-cell>
          <table:table-cell table:number-columns-repeated="6"/>
        </table:table-row>
        <table:table-row table:style-name="ro1">
          <table:table-cell/>
          <table:table-cell office:value-type="float" office:value="7400" calcext:value-type="float">
            <text:p>7400</text:p>
          </table:table-cell>
          <table:table-cell office:value-type="float" office:value="0.037915" calcext:value-type="float">
            <text:p>0.037915</text:p>
          </table:table-cell>
          <table:table-cell office:value-type="float" office:value="0.147482" calcext:value-type="float">
            <text:p>0.147482</text:p>
          </table:table-cell>
          <table:table-cell table:number-columns-repeated="6"/>
        </table:table-row>
        <table:table-row table:style-name="ro1">
          <table:table-cell/>
          <table:table-cell office:value-type="float" office:value="7500" calcext:value-type="float">
            <text:p>7500</text:p>
          </table:table-cell>
          <table:table-cell office:value-type="float" office:value="0.039241" calcext:value-type="float">
            <text:p>0.039241</text:p>
          </table:table-cell>
          <table:table-cell office:value-type="float" office:value="0.15146" calcext:value-type="float">
            <text:p>0.15146</text:p>
          </table:table-cell>
          <table:table-cell table:number-columns-repeated="6"/>
        </table:table-row>
        <table:table-row table:style-name="ro1">
          <table:table-cell/>
          <table:table-cell office:value-type="float" office:value="7600" calcext:value-type="float">
            <text:p>7600</text:p>
          </table:table-cell>
          <table:table-cell office:value-type="float" office:value="0.040096" calcext:value-type="float">
            <text:p>0.040096</text:p>
          </table:table-cell>
          <table:table-cell office:value-type="float" office:value="0.155595" calcext:value-type="float">
            <text:p>0.155595</text:p>
          </table:table-cell>
          <table:table-cell table:number-columns-repeated="6"/>
        </table:table-row>
        <table:table-row table:style-name="ro1">
          <table:table-cell/>
          <table:table-cell office:value-type="float" office:value="7700" calcext:value-type="float">
            <text:p>7700</text:p>
          </table:table-cell>
          <table:table-cell office:value-type="float" office:value="0.041578" calcext:value-type="float">
            <text:p>0.041578</text:p>
          </table:table-cell>
          <table:table-cell office:value-type="float" office:value="0.15875" calcext:value-type="float">
            <text:p>0.15875</text:p>
          </table:table-cell>
          <table:table-cell table:number-columns-repeated="6"/>
        </table:table-row>
        <table:table-row table:style-name="ro1">
          <table:table-cell/>
          <table:table-cell office:value-type="float" office:value="7800" calcext:value-type="float">
            <text:p>7800</text:p>
          </table:table-cell>
          <table:table-cell office:value-type="float" office:value="0.04205" calcext:value-type="float">
            <text:p>0.04205</text:p>
          </table:table-cell>
          <table:table-cell office:value-type="float" office:value="0.164013" calcext:value-type="float">
            <text:p>0.164013</text:p>
          </table:table-cell>
          <table:table-cell table:number-columns-repeated="6"/>
        </table:table-row>
        <table:table-row table:style-name="ro1">
          <table:table-cell/>
          <table:table-cell office:value-type="float" office:value="7900" calcext:value-type="float">
            <text:p>7900</text:p>
          </table:table-cell>
          <table:table-cell office:value-type="float" office:value="0.042997" calcext:value-type="float">
            <text:p>0.042997</text:p>
          </table:table-cell>
          <table:table-cell office:value-type="float" office:value="0.167599" calcext:value-type="float">
            <text:p>0.167599</text:p>
          </table:table-cell>
          <table:table-cell table:number-columns-repeated="6"/>
        </table:table-row>
        <table:table-row table:style-name="ro1">
          <table:table-cell/>
          <table:table-cell office:value-type="float" office:value="8000" calcext:value-type="float">
            <text:p>8000</text:p>
          </table:table-cell>
          <table:table-cell office:value-type="float" office:value="0.04426" calcext:value-type="float">
            <text:p>0.04426</text:p>
          </table:table-cell>
          <table:table-cell office:value-type="float" office:value="0.171942" calcext:value-type="float">
            <text:p>0.171942</text:p>
          </table:table-cell>
          <table:table-cell table:number-columns-repeated="6"/>
        </table:table-row>
        <table:table-row table:style-name="ro1">
          <table:table-cell/>
          <table:table-cell office:value-type="float" office:value="8100" calcext:value-type="float">
            <text:p>8100</text:p>
          </table:table-cell>
          <table:table-cell office:value-type="float" office:value="0.045512" calcext:value-type="float">
            <text:p>0.045512</text:p>
          </table:table-cell>
          <table:table-cell office:value-type="float" office:value="0.176628" calcext:value-type="float">
            <text:p>0.176628</text:p>
          </table:table-cell>
          <table:table-cell table:number-columns-repeated="6"/>
        </table:table-row>
        <table:table-row table:style-name="ro1">
          <table:table-cell/>
          <table:table-cell office:value-type="float" office:value="8200" calcext:value-type="float">
            <text:p>8200</text:p>
          </table:table-cell>
          <table:table-cell office:value-type="float" office:value="0.046215" calcext:value-type="float">
            <text:p>0.046215</text:p>
          </table:table-cell>
          <table:table-cell office:value-type="float" office:value="0.18081" calcext:value-type="float">
            <text:p>0.18081</text:p>
          </table:table-cell>
          <table:table-cell table:number-columns-repeated="6"/>
        </table:table-row>
        <table:table-row table:style-name="ro1">
          <table:table-cell/>
          <table:table-cell office:value-type="float" office:value="8300" calcext:value-type="float">
            <text:p>8300</text:p>
          </table:table-cell>
          <table:table-cell office:value-type="float" office:value="0.04742" calcext:value-type="float">
            <text:p>0.04742</text:p>
          </table:table-cell>
          <table:table-cell office:value-type="float" office:value="0.185135" calcext:value-type="float">
            <text:p>0.185135</text:p>
          </table:table-cell>
          <table:table-cell table:number-columns-repeated="6"/>
        </table:table-row>
        <table:table-row table:style-name="ro1">
          <table:table-cell/>
          <table:table-cell office:value-type="float" office:value="8400" calcext:value-type="float">
            <text:p>8400</text:p>
          </table:table-cell>
          <table:table-cell office:value-type="float" office:value="0.048416" calcext:value-type="float">
            <text:p>0.048416</text:p>
          </table:table-cell>
          <table:table-cell office:value-type="float" office:value="0.189181" calcext:value-type="float">
            <text:p>0.189181</text:p>
          </table:table-cell>
          <table:table-cell table:number-columns-repeated="6"/>
        </table:table-row>
        <table:table-row table:style-name="ro1">
          <table:table-cell/>
          <table:table-cell office:value-type="float" office:value="8500" calcext:value-type="float">
            <text:p>8500</text:p>
          </table:table-cell>
          <table:table-cell office:value-type="float" office:value="0.049795" calcext:value-type="float">
            <text:p>0.049795</text:p>
          </table:table-cell>
          <table:table-cell office:value-type="float" office:value="0.194702" calcext:value-type="float">
            <text:p>0.194702</text:p>
          </table:table-cell>
          <table:table-cell table:number-columns-repeated="6"/>
        </table:table-row>
        <table:table-row table:style-name="ro1">
          <table:table-cell/>
          <table:table-cell office:value-type="float" office:value="8600" calcext:value-type="float">
            <text:p>8600</text:p>
          </table:table-cell>
          <table:table-cell office:value-type="float" office:value="0.050769" calcext:value-type="float">
            <text:p>0.050769</text:p>
          </table:table-cell>
          <table:table-cell office:value-type="float" office:value="0.198971" calcext:value-type="float">
            <text:p>0.198971</text:p>
          </table:table-cell>
          <table:table-cell table:number-columns-repeated="6"/>
        </table:table-row>
        <table:table-row table:style-name="ro1">
          <table:table-cell/>
          <table:table-cell office:value-type="float" office:value="8700" calcext:value-type="float">
            <text:p>8700</text:p>
          </table:table-cell>
          <table:table-cell office:value-type="float" office:value="0.052053" calcext:value-type="float">
            <text:p>0.052053</text:p>
          </table:table-cell>
          <table:table-cell office:value-type="float" office:value="0.202248" calcext:value-type="float">
            <text:p>0.202248</text:p>
          </table:table-cell>
          <table:table-cell table:number-columns-repeated="6"/>
        </table:table-row>
        <table:table-row table:style-name="ro1">
          <table:table-cell/>
          <table:table-cell office:value-type="float" office:value="8800" calcext:value-type="float">
            <text:p>8800</text:p>
          </table:table-cell>
          <table:table-cell office:value-type="float" office:value="0.053217" calcext:value-type="float">
            <text:p>0.053217</text:p>
          </table:table-cell>
          <table:table-cell office:value-type="float" office:value="0.207742" calcext:value-type="float">
            <text:p>0.207742</text:p>
          </table:table-cell>
          <table:table-cell table:number-columns-repeated="6"/>
        </table:table-row>
        <table:table-row table:style-name="ro1">
          <table:table-cell/>
          <table:table-cell office:value-type="float" office:value="8900" calcext:value-type="float">
            <text:p>8900</text:p>
          </table:table-cell>
          <table:table-cell office:value-type="float" office:value="0.054369" calcext:value-type="float">
            <text:p>0.054369</text:p>
          </table:table-cell>
          <table:table-cell office:value-type="float" office:value="0.212406" calcext:value-type="float">
            <text:p>0.212406</text:p>
          </table:table-cell>
          <table:table-cell table:number-columns-repeated="6"/>
        </table:table-row>
        <table:table-row table:style-name="ro1">
          <table:table-cell/>
          <table:table-cell office:value-type="float" office:value="9000" calcext:value-type="float">
            <text:p>9000</text:p>
          </table:table-cell>
          <table:table-cell office:value-type="float" office:value="0.05546" calcext:value-type="float">
            <text:p>0.05546</text:p>
          </table:table-cell>
          <table:table-cell office:value-type="float" office:value="0.21753" calcext:value-type="float">
            <text:p>0.21753</text:p>
          </table:table-cell>
          <table:table-cell table:number-columns-repeated="6"/>
        </table:table-row>
        <table:table-row table:style-name="ro1">
          <table:table-cell/>
          <table:table-cell office:value-type="float" office:value="9100" calcext:value-type="float">
            <text:p>9100</text:p>
          </table:table-cell>
          <table:table-cell office:value-type="float" office:value="0.056839" calcext:value-type="float">
            <text:p>0.056839</text:p>
          </table:table-cell>
          <table:table-cell office:value-type="float" office:value="0.222789" calcext:value-type="float">
            <text:p>0.222789</text:p>
          </table:table-cell>
          <table:table-cell table:number-columns-repeated="6"/>
        </table:table-row>
        <table:table-row table:style-name="ro1">
          <table:table-cell/>
          <table:table-cell office:value-type="float" office:value="9200" calcext:value-type="float">
            <text:p>9200</text:p>
          </table:table-cell>
          <table:table-cell office:value-type="float" office:value="0.058003" calcext:value-type="float">
            <text:p>0.058003</text:p>
          </table:table-cell>
          <table:table-cell office:value-type="float" office:value="0.227463" calcext:value-type="float">
            <text:p>0.227463</text:p>
          </table:table-cell>
          <table:table-cell table:number-columns-repeated="6"/>
        </table:table-row>
        <table:table-row table:style-name="ro1">
          <table:table-cell/>
          <table:table-cell office:value-type="float" office:value="9300" calcext:value-type="float">
            <text:p>9300</text:p>
          </table:table-cell>
          <table:table-cell office:value-type="float" office:value="0.059051" calcext:value-type="float">
            <text:p>0.059051</text:p>
          </table:table-cell>
          <table:table-cell office:value-type="float" office:value="0.232878" calcext:value-type="float">
            <text:p>0.232878</text:p>
          </table:table-cell>
          <table:table-cell table:number-columns-repeated="6"/>
        </table:table-row>
        <table:table-row table:style-name="ro1">
          <table:table-cell/>
          <table:table-cell office:value-type="float" office:value="9400" calcext:value-type="float">
            <text:p>9400</text:p>
          </table:table-cell>
          <table:table-cell office:value-type="float" office:value="0.060523" calcext:value-type="float">
            <text:p>0.060523</text:p>
          </table:table-cell>
          <table:table-cell office:value-type="float" office:value="0.238622" calcext:value-type="float">
            <text:p>0.238622</text:p>
          </table:table-cell>
          <table:table-cell table:number-columns-repeated="6"/>
        </table:table-row>
        <table:table-row table:style-name="ro1">
          <table:table-cell/>
          <table:table-cell office:value-type="float" office:value="9500" calcext:value-type="float">
            <text:p>9500</text:p>
          </table:table-cell>
          <table:table-cell office:value-type="float" office:value="0.061675" calcext:value-type="float">
            <text:p>0.061675</text:p>
          </table:table-cell>
          <table:table-cell office:value-type="float" office:value="0.242653" calcext:value-type="float">
            <text:p>0.242653</text:p>
          </table:table-cell>
          <table:table-cell table:number-columns-repeated="6"/>
        </table:table-row>
        <table:table-row table:style-name="ro1">
          <table:table-cell/>
          <table:table-cell office:value-type="float" office:value="9600" calcext:value-type="float">
            <text:p>9600</text:p>
          </table:table-cell>
          <table:table-cell office:value-type="float" office:value="0.063084" calcext:value-type="float">
            <text:p>0.063084</text:p>
          </table:table-cell>
          <table:table-cell office:value-type="float" office:value="0.248417" calcext:value-type="float">
            <text:p>0.248417</text:p>
          </table:table-cell>
          <table:table-cell table:number-columns-repeated="6"/>
        </table:table-row>
        <table:table-row table:style-name="ro1">
          <table:table-cell/>
          <table:table-cell office:value-type="float" office:value="9700" calcext:value-type="float">
            <text:p>9700</text:p>
          </table:table-cell>
          <table:table-cell office:value-type="float" office:value="0.064453" calcext:value-type="float">
            <text:p>0.064453</text:p>
          </table:table-cell>
          <table:table-cell office:value-type="float" office:value="0.253389" calcext:value-type="float">
            <text:p>0.253389</text:p>
          </table:table-cell>
          <table:table-cell table:number-columns-repeated="6"/>
        </table:table-row>
        <table:table-row table:style-name="ro1">
          <table:table-cell/>
          <table:table-cell office:value-type="float" office:value="9800" calcext:value-type="float">
            <text:p>9800</text:p>
          </table:table-cell>
          <table:table-cell office:value-type="float" office:value="0.065799" calcext:value-type="float">
            <text:p>0.065799</text:p>
          </table:table-cell>
          <table:table-cell office:value-type="float" office:value="0.259888" calcext:value-type="float">
            <text:p>0.259888</text:p>
          </table:table-cell>
          <table:table-cell table:number-columns-repeated="6"/>
        </table:table-row>
        <table:table-row table:style-name="ro1">
          <table:table-cell/>
          <table:table-cell office:value-type="float" office:value="9900" calcext:value-type="float">
            <text:p>9900</text:p>
          </table:table-cell>
          <table:table-cell office:value-type="float" office:value="0.067479" calcext:value-type="float">
            <text:p>0.067479</text:p>
          </table:table-cell>
          <table:table-cell office:value-type="float" office:value="0.263599" calcext:value-type="float">
            <text:p>0.263599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office:value-type="float" office:value="0.068666" calcext:value-type="float">
            <text:p>0.068666</text:p>
          </table:table-cell>
          <table:table-cell office:value-type="float" office:value="0.269378" calcext:value-type="float">
            <text:p>0.269378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100" calcext:value-type="float">
            <text:p>10100</text:p>
          </table:table-cell>
          <table:table-cell office:value-type="float" office:value="0.069947" calcext:value-type="float">
            <text:p>0.069947</text:p>
          </table:table-cell>
          <table:table-cell office:value-type="float" office:value="0.275335" calcext:value-type="float">
            <text:p>0.275335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200" calcext:value-type="float">
            <text:p>10200</text:p>
          </table:table-cell>
          <table:table-cell office:value-type="float" office:value="0.070987" calcext:value-type="float">
            <text:p>0.070987</text:p>
          </table:table-cell>
          <table:table-cell office:value-type="float" office:value="0.280608" calcext:value-type="float">
            <text:p>0.280608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300" calcext:value-type="float">
            <text:p>10300</text:p>
          </table:table-cell>
          <table:table-cell office:value-type="float" office:value="0.07303" calcext:value-type="float">
            <text:p>0.07303</text:p>
          </table:table-cell>
          <table:table-cell office:value-type="float" office:value="0.286496" calcext:value-type="float">
            <text:p>0.286496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400" calcext:value-type="float">
            <text:p>10400</text:p>
          </table:table-cell>
          <table:table-cell office:value-type="float" office:value="0.073823" calcext:value-type="float">
            <text:p>0.073823</text:p>
          </table:table-cell>
          <table:table-cell office:value-type="float" office:value="0.290576" calcext:value-type="float">
            <text:p>0.290576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500" calcext:value-type="float">
            <text:p>10500</text:p>
          </table:table-cell>
          <table:table-cell office:value-type="float" office:value="0.075359" calcext:value-type="float">
            <text:p>0.075359</text:p>
          </table:table-cell>
          <table:table-cell office:value-type="float" office:value="0.297708" calcext:value-type="float">
            <text:p>0.297708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600" calcext:value-type="float">
            <text:p>10600</text:p>
          </table:table-cell>
          <table:table-cell office:value-type="float" office:value="0.076812" calcext:value-type="float">
            <text:p>0.076812</text:p>
          </table:table-cell>
          <table:table-cell office:value-type="float" office:value="0.303033" calcext:value-type="float">
            <text:p>0.303033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700" calcext:value-type="float">
            <text:p>10700</text:p>
          </table:table-cell>
          <table:table-cell office:value-type="float" office:value="0.078508" calcext:value-type="float">
            <text:p>0.078508</text:p>
          </table:table-cell>
          <table:table-cell office:value-type="float" office:value="0.309399" calcext:value-type="float">
            <text:p>0.309399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800" calcext:value-type="float">
            <text:p>10800</text:p>
          </table:table-cell>
          <table:table-cell office:value-type="float" office:value="0.079982" calcext:value-type="float">
            <text:p>0.079982</text:p>
          </table:table-cell>
          <table:table-cell office:value-type="float" office:value="0.314897" calcext:value-type="float">
            <text:p>0.314897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900" calcext:value-type="float">
            <text:p>10900</text:p>
          </table:table-cell>
          <table:table-cell office:value-type="float" office:value="0.081496" calcext:value-type="float">
            <text:p>0.081496</text:p>
          </table:table-cell>
          <table:table-cell office:value-type="float" office:value="0.320835" calcext:value-type="float">
            <text:p>0.320835</text:p>
          </table:table-cell>
          <table:table-cell table:number-columns-repeated="6"/>
        </table:table-row>
        <table:table-row table:style-name="ro1">
          <table:table-cell/>
          <table:table-cell office:value-type="float" office:value="11000" calcext:value-type="float">
            <text:p>11000</text:p>
          </table:table-cell>
          <table:table-cell office:value-type="float" office:value="0.082586" calcext:value-type="float">
            <text:p>0.082586</text:p>
          </table:table-cell>
          <table:table-cell office:value-type="float" office:value="0.32732" calcext:value-type="float">
            <text:p>0.32732</text:p>
          </table:table-cell>
          <table:table-cell table:number-columns-repeated="6"/>
        </table:table-row>
        <table:table-row table:style-name="ro1">
          <table:table-cell/>
          <table:table-cell office:value-type="float" office:value="11100" calcext:value-type="float">
            <text:p>11100</text:p>
          </table:table-cell>
          <table:table-cell office:value-type="float" office:value="0.084569" calcext:value-type="float">
            <text:p>0.084569</text:p>
          </table:table-cell>
          <table:table-cell office:value-type="float" office:value="0.333564" calcext:value-type="float">
            <text:p>0.333564</text:p>
          </table:table-cell>
          <table:table-cell table:number-columns-repeated="6"/>
        </table:table-row>
        <table:table-row table:style-name="ro1">
          <table:table-cell/>
          <table:table-cell office:value-type="float" office:value="11200" calcext:value-type="float">
            <text:p>11200</text:p>
          </table:table-cell>
          <table:table-cell office:value-type="float" office:value="0.085769" calcext:value-type="float">
            <text:p>0.085769</text:p>
          </table:table-cell>
          <table:table-cell office:value-type="float" office:value="0.338836" calcext:value-type="float">
            <text:p>0.338836</text:p>
          </table:table-cell>
          <table:table-cell table:number-columns-repeated="6"/>
        </table:table-row>
        <table:table-row table:style-name="ro1">
          <table:table-cell/>
          <table:table-cell office:value-type="float" office:value="11300" calcext:value-type="float">
            <text:p>11300</text:p>
          </table:table-cell>
          <table:table-cell office:value-type="float" office:value="0.08745" calcext:value-type="float">
            <text:p>0.08745</text:p>
          </table:table-cell>
          <table:table-cell office:value-type="float" office:value="0.344694" calcext:value-type="float">
            <text:p>0.344694</text:p>
          </table:table-cell>
          <table:table-cell table:number-columns-repeated="6"/>
        </table:table-row>
        <table:table-row table:style-name="ro1">
          <table:table-cell/>
          <table:table-cell office:value-type="float" office:value="11400" calcext:value-type="float">
            <text:p>11400</text:p>
          </table:table-cell>
          <table:table-cell office:value-type="float" office:value="0.089211" calcext:value-type="float">
            <text:p>0.089211</text:p>
          </table:table-cell>
          <table:table-cell office:value-type="float" office:value="0.350828" calcext:value-type="float">
            <text:p>0.350828</text:p>
          </table:table-cell>
          <table:table-cell table:number-columns-repeated="6"/>
        </table:table-row>
        <table:table-row table:style-name="ro1">
          <table:table-cell/>
          <table:table-cell office:value-type="float" office:value="11500" calcext:value-type="float">
            <text:p>11500</text:p>
          </table:table-cell>
          <table:table-cell office:value-type="float" office:value="0.090451" calcext:value-type="float">
            <text:p>0.090451</text:p>
          </table:table-cell>
          <table:table-cell office:value-type="float" office:value="0.357769" calcext:value-type="float">
            <text:p>0.357769</text:p>
          </table:table-cell>
          <table:table-cell table:number-columns-repeated="6"/>
        </table:table-row>
        <table:table-row table:style-name="ro1">
          <table:table-cell/>
          <table:table-cell office:value-type="float" office:value="11600" calcext:value-type="float">
            <text:p>11600</text:p>
          </table:table-cell>
          <table:table-cell office:value-type="float" office:value="0.092222" calcext:value-type="float">
            <text:p>0.092222</text:p>
          </table:table-cell>
          <table:table-cell office:value-type="float" office:value="0.363167" calcext:value-type="float">
            <text:p>0.363167</text:p>
          </table:table-cell>
          <table:table-cell table:number-columns-repeated="6"/>
        </table:table-row>
        <table:table-row table:style-name="ro1">
          <table:table-cell/>
          <table:table-cell office:value-type="float" office:value="11700" calcext:value-type="float">
            <text:p>11700</text:p>
          </table:table-cell>
          <table:table-cell office:value-type="float" office:value="0.09411" calcext:value-type="float">
            <text:p>0.09411</text:p>
          </table:table-cell>
          <table:table-cell office:value-type="float" office:value="0.371937" calcext:value-type="float">
            <text:p>0.371937</text:p>
          </table:table-cell>
          <table:table-cell table:number-columns-repeated="6"/>
        </table:table-row>
        <table:table-row table:style-name="ro1">
          <table:table-cell/>
          <table:table-cell office:value-type="float" office:value="11800" calcext:value-type="float">
            <text:p>11800</text:p>
          </table:table-cell>
          <table:table-cell office:value-type="float" office:value="0.095271" calcext:value-type="float">
            <text:p>0.095271</text:p>
          </table:table-cell>
          <table:table-cell office:value-type="float" office:value="0.377747" calcext:value-type="float">
            <text:p>0.377747</text:p>
          </table:table-cell>
          <table:table-cell table:number-columns-repeated="6"/>
        </table:table-row>
        <table:table-row table:style-name="ro1">
          <table:table-cell/>
          <table:table-cell office:value-type="float" office:value="11900" calcext:value-type="float">
            <text:p>11900</text:p>
          </table:table-cell>
          <table:table-cell office:value-type="float" office:value="0.096953" calcext:value-type="float">
            <text:p>0.096953</text:p>
          </table:table-cell>
          <table:table-cell office:value-type="float" office:value="0.382905" calcext:value-type="float">
            <text:p>0.382905</text:p>
          </table:table-cell>
          <table:table-cell table:number-columns-repeated="6"/>
        </table:table-row>
        <table:table-row table:style-name="ro1">
          <table:table-cell/>
          <table:table-cell office:value-type="float" office:value="12000" calcext:value-type="float">
            <text:p>12000</text:p>
          </table:table-cell>
          <table:table-cell office:value-type="float" office:value="0.098453" calcext:value-type="float">
            <text:p>0.098453</text:p>
          </table:table-cell>
          <table:table-cell office:value-type="float" office:value="0.390492" calcext:value-type="float">
            <text:p>0.390492</text:p>
          </table:table-cell>
          <table:table-cell table:number-columns-repeated="6"/>
        </table:table-row>
        <table:table-row table:style-name="ro1">
          <table:table-cell/>
          <table:table-cell office:value-type="float" office:value="12100" calcext:value-type="float">
            <text:p>12100</text:p>
          </table:table-cell>
          <table:table-cell office:value-type="float" office:value="0.100683" calcext:value-type="float">
            <text:p>0.100683</text:p>
          </table:table-cell>
          <table:table-cell office:value-type="float" office:value="0.39714" calcext:value-type="float">
            <text:p>0.39714</text:p>
          </table:table-cell>
          <table:table-cell table:number-columns-repeated="6"/>
        </table:table-row>
        <table:table-row table:style-name="ro1">
          <table:table-cell/>
          <table:table-cell office:value-type="float" office:value="12200" calcext:value-type="float">
            <text:p>12200</text:p>
          </table:table-cell>
          <table:table-cell office:value-type="float" office:value="0.102775" calcext:value-type="float">
            <text:p>0.102775</text:p>
          </table:table-cell>
          <table:table-cell office:value-type="float" office:value="0.404281" calcext:value-type="float">
            <text:p>0.404281</text:p>
          </table:table-cell>
          <table:table-cell table:number-columns-repeated="6"/>
        </table:table-row>
        <table:table-row table:style-name="ro1">
          <table:table-cell/>
          <table:table-cell office:value-type="float" office:value="12300" calcext:value-type="float">
            <text:p>12300</text:p>
          </table:table-cell>
          <table:table-cell office:value-type="float" office:value="0.104018" calcext:value-type="float">
            <text:p>0.104018</text:p>
          </table:table-cell>
          <table:table-cell office:value-type="float" office:value="0.410388" calcext:value-type="float">
            <text:p>0.410388</text:p>
          </table:table-cell>
          <table:table-cell table:number-columns-repeated="6"/>
        </table:table-row>
        <table:table-row table:style-name="ro1">
          <table:table-cell/>
          <table:table-cell office:value-type="float" office:value="12400" calcext:value-type="float">
            <text:p>12400</text:p>
          </table:table-cell>
          <table:table-cell office:value-type="float" office:value="0.105654" calcext:value-type="float">
            <text:p>0.105654</text:p>
          </table:table-cell>
          <table:table-cell office:value-type="float" office:value="0.417759" calcext:value-type="float">
            <text:p>0.417759</text:p>
          </table:table-cell>
          <table:table-cell table:number-columns-repeated="6"/>
        </table:table-row>
        <table:table-row table:style-name="ro1">
          <table:table-cell/>
          <table:table-cell office:value-type="float" office:value="12500" calcext:value-type="float">
            <text:p>12500</text:p>
          </table:table-cell>
          <table:table-cell office:value-type="float" office:value="0.107089" calcext:value-type="float">
            <text:p>0.107089</text:p>
          </table:table-cell>
          <table:table-cell office:value-type="float" office:value="0.42276" calcext:value-type="float">
            <text:p>0.42276</text:p>
          </table:table-cell>
          <table:table-cell table:number-columns-repeated="6"/>
        </table:table-row>
        <table:table-row table:style-name="ro1">
          <table:table-cell/>
          <table:table-cell office:value-type="float" office:value="12600" calcext:value-type="float">
            <text:p>12600</text:p>
          </table:table-cell>
          <table:table-cell office:value-type="float" office:value="0.108664" calcext:value-type="float">
            <text:p>0.108664</text:p>
          </table:table-cell>
          <table:table-cell office:value-type="float" office:value="0.430384" calcext:value-type="float">
            <text:p>0.430384</text:p>
          </table:table-cell>
          <table:table-cell table:number-columns-repeated="6"/>
        </table:table-row>
        <table:table-row table:style-name="ro1">
          <table:table-cell/>
          <table:table-cell office:value-type="float" office:value="12700" calcext:value-type="float">
            <text:p>12700</text:p>
          </table:table-cell>
          <table:table-cell office:value-type="float" office:value="0.11028" calcext:value-type="float">
            <text:p>0.11028</text:p>
          </table:table-cell>
          <table:table-cell office:value-type="float" office:value="0.436657" calcext:value-type="float">
            <text:p>0.436657</text:p>
          </table:table-cell>
          <table:table-cell table:number-columns-repeated="6"/>
        </table:table-row>
        <table:table-row table:style-name="ro1">
          <table:table-cell/>
          <table:table-cell office:value-type="float" office:value="12800" calcext:value-type="float">
            <text:p>12800</text:p>
          </table:table-cell>
          <table:table-cell office:value-type="float" office:value="0.111785" calcext:value-type="float">
            <text:p>0.111785</text:p>
          </table:table-cell>
          <table:table-cell office:value-type="float" office:value="0.442803" calcext:value-type="float">
            <text:p>0.442803</text:p>
          </table:table-cell>
          <table:table-cell table:number-columns-repeated="6"/>
        </table:table-row>
        <table:table-row table:style-name="ro1">
          <table:table-cell/>
          <table:table-cell office:value-type="float" office:value="12900" calcext:value-type="float">
            <text:p>12900</text:p>
          </table:table-cell>
          <table:table-cell office:value-type="float" office:value="0.113531" calcext:value-type="float">
            <text:p>0.113531</text:p>
          </table:table-cell>
          <table:table-cell office:value-type="float" office:value="0.451183" calcext:value-type="float">
            <text:p>0.451183</text:p>
          </table:table-cell>
          <table:table-cell table:number-columns-repeated="6"/>
        </table:table-row>
        <table:table-row table:style-name="ro1">
          <table:table-cell/>
          <table:table-cell office:value-type="float" office:value="13000" calcext:value-type="float">
            <text:p>13000</text:p>
          </table:table-cell>
          <table:table-cell office:value-type="float" office:value="0.1157" calcext:value-type="float">
            <text:p>0.1157</text:p>
          </table:table-cell>
          <table:table-cell office:value-type="float" office:value="0.458236" calcext:value-type="float">
            <text:p>0.458236</text:p>
          </table:table-cell>
          <table:table-cell table:number-columns-repeated="6"/>
        </table:table-row>
        <table:table-row table:style-name="ro1">
          <table:table-cell/>
          <table:table-cell office:value-type="float" office:value="13100" calcext:value-type="float">
            <text:p>13100</text:p>
          </table:table-cell>
          <table:table-cell office:value-type="float" office:value="0.117388" calcext:value-type="float">
            <text:p>0.117388</text:p>
          </table:table-cell>
          <table:table-cell office:value-type="float" office:value="0.465047" calcext:value-type="float">
            <text:p>0.465047</text:p>
          </table:table-cell>
          <table:table-cell table:number-columns-repeated="6"/>
        </table:table-row>
        <table:table-row table:style-name="ro1">
          <table:table-cell/>
          <table:table-cell office:value-type="float" office:value="13200" calcext:value-type="float">
            <text:p>13200</text:p>
          </table:table-cell>
          <table:table-cell office:value-type="float" office:value="0.11889" calcext:value-type="float">
            <text:p>0.11889</text:p>
          </table:table-cell>
          <table:table-cell office:value-type="float" office:value="0.471967" calcext:value-type="float">
            <text:p>0.471967</text:p>
          </table:table-cell>
          <table:table-cell table:number-columns-repeated="6"/>
        </table:table-row>
        <table:table-row table:style-name="ro1">
          <table:table-cell/>
          <table:table-cell office:value-type="float" office:value="13300" calcext:value-type="float">
            <text:p>13300</text:p>
          </table:table-cell>
          <table:table-cell office:value-type="float" office:value="0.120683" calcext:value-type="float">
            <text:p>0.120683</text:p>
          </table:table-cell>
          <table:table-cell office:value-type="float" office:value="0.479011" calcext:value-type="float">
            <text:p>0.479011</text:p>
          </table:table-cell>
          <table:table-cell table:number-columns-repeated="6"/>
        </table:table-row>
        <table:table-row table:style-name="ro1">
          <table:table-cell/>
          <table:table-cell office:value-type="float" office:value="13400" calcext:value-type="float">
            <text:p>13400</text:p>
          </table:table-cell>
          <table:table-cell office:value-type="float" office:value="0.122648" calcext:value-type="float">
            <text:p>0.122648</text:p>
          </table:table-cell>
          <table:table-cell office:value-type="float" office:value="0.490941" calcext:value-type="float">
            <text:p>0.490941</text:p>
          </table:table-cell>
          <table:table-cell table:number-columns-repeated="6"/>
        </table:table-row>
        <table:table-row table:style-name="ro1">
          <table:table-cell/>
          <table:table-cell office:value-type="float" office:value="13500" calcext:value-type="float">
            <text:p>13500</text:p>
          </table:table-cell>
          <table:table-cell office:value-type="float" office:value="0.125284" calcext:value-type="float">
            <text:p>0.125284</text:p>
          </table:table-cell>
          <table:table-cell office:value-type="float" office:value="0.49519" calcext:value-type="float">
            <text:p>0.49519</text:p>
          </table:table-cell>
          <table:table-cell table:number-columns-repeated="6"/>
        </table:table-row>
        <table:table-row table:style-name="ro1">
          <table:table-cell/>
          <table:table-cell office:value-type="float" office:value="13600" calcext:value-type="float">
            <text:p>13600</text:p>
          </table:table-cell>
          <table:table-cell office:value-type="float" office:value="0.126331" calcext:value-type="float">
            <text:p>0.126331</text:p>
          </table:table-cell>
          <table:table-cell office:value-type="float" office:value="0.500448" calcext:value-type="float">
            <text:p>0.500448</text:p>
          </table:table-cell>
          <table:table-cell table:number-columns-repeated="6"/>
        </table:table-row>
        <table:table-row table:style-name="ro1">
          <table:table-cell/>
          <table:table-cell office:value-type="float" office:value="13700" calcext:value-type="float">
            <text:p>13700</text:p>
          </table:table-cell>
          <table:table-cell office:value-type="float" office:value="0.128193" calcext:value-type="float">
            <text:p>0.128193</text:p>
          </table:table-cell>
          <table:table-cell office:value-type="float" office:value="0.510149" calcext:value-type="float">
            <text:p>0.510149</text:p>
          </table:table-cell>
          <table:table-cell table:number-columns-repeated="6"/>
        </table:table-row>
        <table:table-row table:style-name="ro1">
          <table:table-cell/>
          <table:table-cell office:value-type="float" office:value="13800" calcext:value-type="float">
            <text:p>13800</text:p>
          </table:table-cell>
          <table:table-cell office:value-type="float" office:value="0.130314" calcext:value-type="float">
            <text:p>0.130314</text:p>
          </table:table-cell>
          <table:table-cell office:value-type="float" office:value="0.515748" calcext:value-type="float">
            <text:p>0.515748</text:p>
          </table:table-cell>
          <table:table-cell table:number-columns-repeated="6"/>
        </table:table-row>
        <table:table-row table:style-name="ro1">
          <table:table-cell/>
          <table:table-cell office:value-type="float" office:value="13900" calcext:value-type="float">
            <text:p>13900</text:p>
          </table:table-cell>
          <table:table-cell office:value-type="float" office:value="0.132495" calcext:value-type="float">
            <text:p>0.132495</text:p>
          </table:table-cell>
          <table:table-cell office:value-type="float" office:value="0.525303" calcext:value-type="float">
            <text:p>0.525303</text:p>
          </table:table-cell>
          <table:table-cell table:number-columns-repeated="6"/>
        </table:table-row>
        <table:table-row table:style-name="ro1">
          <table:table-cell/>
          <table:table-cell office:value-type="float" office:value="14000" calcext:value-type="float">
            <text:p>14000</text:p>
          </table:table-cell>
          <table:table-cell office:value-type="float" office:value="0.134223" calcext:value-type="float">
            <text:p>0.134223</text:p>
          </table:table-cell>
          <table:table-cell office:value-type="float" office:value="0.53261" calcext:value-type="float">
            <text:p>0.53261</text:p>
          </table:table-cell>
          <table:table-cell table:number-columns-repeated="6"/>
        </table:table-row>
        <table:table-row table:style-name="ro1">
          <table:table-cell/>
          <table:table-cell office:value-type="float" office:value="14100" calcext:value-type="float">
            <text:p>14100</text:p>
          </table:table-cell>
          <table:table-cell office:value-type="float" office:value="0.135799" calcext:value-type="float">
            <text:p>0.135799</text:p>
          </table:table-cell>
          <table:table-cell office:value-type="float" office:value="0.538773" calcext:value-type="float">
            <text:p>0.538773</text:p>
          </table:table-cell>
          <table:table-cell table:number-columns-repeated="6"/>
        </table:table-row>
        <table:table-row table:style-name="ro1">
          <table:table-cell/>
          <table:table-cell office:value-type="float" office:value="14200" calcext:value-type="float">
            <text:p>14200</text:p>
          </table:table-cell>
          <table:table-cell office:value-type="float" office:value="0.137237" calcext:value-type="float">
            <text:p>0.137237</text:p>
          </table:table-cell>
          <table:table-cell office:value-type="float" office:value="0.549038" calcext:value-type="float">
            <text:p>0.549038</text:p>
          </table:table-cell>
          <table:table-cell table:number-columns-repeated="6"/>
        </table:table-row>
        <table:table-row table:style-name="ro1">
          <table:table-cell/>
          <table:table-cell office:value-type="float" office:value="14300" calcext:value-type="float">
            <text:p>14300</text:p>
          </table:table-cell>
          <table:table-cell office:value-type="float" office:value="0.141456" calcext:value-type="float">
            <text:p>0.141456</text:p>
          </table:table-cell>
          <table:table-cell office:value-type="float" office:value="0.555245" calcext:value-type="float">
            <text:p>0.555245</text:p>
          </table:table-cell>
          <table:table-cell table:number-columns-repeated="6"/>
        </table:table-row>
        <table:table-row table:style-name="ro1">
          <table:table-cell/>
          <table:table-cell office:value-type="float" office:value="14400" calcext:value-type="float">
            <text:p>14400</text:p>
          </table:table-cell>
          <table:table-cell office:value-type="float" office:value="0.142859" calcext:value-type="float">
            <text:p>0.142859</text:p>
          </table:table-cell>
          <table:table-cell office:value-type="float" office:value="0.56237" calcext:value-type="float">
            <text:p>0.56237</text:p>
          </table:table-cell>
          <table:table-cell table:number-columns-repeated="6"/>
        </table:table-row>
        <table:table-row table:style-name="ro1">
          <table:table-cell/>
          <table:table-cell office:value-type="float" office:value="14500" calcext:value-type="float">
            <text:p>14500</text:p>
          </table:table-cell>
          <table:table-cell office:value-type="float" office:value="0.14407" calcext:value-type="float">
            <text:p>0.14407</text:p>
          </table:table-cell>
          <table:table-cell office:value-type="float" office:value="0.571054" calcext:value-type="float">
            <text:p>0.571054</text:p>
          </table:table-cell>
          <table:table-cell table:number-columns-repeated="6"/>
        </table:table-row>
        <table:table-row table:style-name="ro1">
          <table:table-cell/>
          <table:table-cell office:value-type="float" office:value="14600" calcext:value-type="float">
            <text:p>14600</text:p>
          </table:table-cell>
          <table:table-cell office:value-type="float" office:value="0.145773" calcext:value-type="float">
            <text:p>0.145773</text:p>
          </table:table-cell>
          <table:table-cell office:value-type="float" office:value="0.577911" calcext:value-type="float">
            <text:p>0.577911</text:p>
          </table:table-cell>
          <table:table-cell table:number-columns-repeated="6"/>
        </table:table-row>
        <table:table-row table:style-name="ro1">
          <table:table-cell/>
          <table:table-cell office:value-type="float" office:value="14700" calcext:value-type="float">
            <text:p>14700</text:p>
          </table:table-cell>
          <table:table-cell office:value-type="float" office:value="0.147589" calcext:value-type="float">
            <text:p>0.147589</text:p>
          </table:table-cell>
          <table:table-cell office:value-type="float" office:value="0.585433" calcext:value-type="float">
            <text:p>0.585433</text:p>
          </table:table-cell>
          <table:table-cell table:number-columns-repeated="6"/>
        </table:table-row>
        <table:table-row table:style-name="ro1">
          <table:table-cell/>
          <table:table-cell office:value-type="float" office:value="14800" calcext:value-type="float">
            <text:p>14800</text:p>
          </table:table-cell>
          <table:table-cell office:value-type="float" office:value="0.148306" calcext:value-type="float">
            <text:p>0.148306</text:p>
          </table:table-cell>
          <table:table-cell office:value-type="float" office:value="0.595271" calcext:value-type="float">
            <text:p>0.595271</text:p>
          </table:table-cell>
          <table:table-cell table:number-columns-repeated="6"/>
        </table:table-row>
        <table:table-row table:style-name="ro1">
          <table:table-cell/>
          <table:table-cell office:value-type="float" office:value="14900" calcext:value-type="float">
            <text:p>14900</text:p>
          </table:table-cell>
          <table:table-cell office:value-type="float" office:value="0.152143" calcext:value-type="float">
            <text:p>0.152143</text:p>
          </table:table-cell>
          <table:table-cell office:value-type="float" office:value="0.60052" calcext:value-type="float">
            <text:p>0.60052</text:p>
          </table:table-cell>
          <table:table-cell table:number-columns-repeated="6"/>
        </table:table-row>
        <table:table-row table:style-name="ro1">
          <table:table-cell/>
          <table:table-cell office:value-type="float" office:value="15000" calcext:value-type="float">
            <text:p>15000</text:p>
          </table:table-cell>
          <table:table-cell office:value-type="float" office:value="0.153221" calcext:value-type="float">
            <text:p>0.153221</text:p>
          </table:table-cell>
          <table:table-cell office:value-type="float" office:value="0.608518" calcext:value-type="float">
            <text:p>0.608518</text:p>
          </table:table-cell>
          <table:table-cell table:number-columns-repeated="6"/>
        </table:table-row>
        <table:table-row table:style-name="ro1">
          <table:table-cell/>
          <table:table-cell office:value-type="float" office:value="15100" calcext:value-type="float">
            <text:p>15100</text:p>
          </table:table-cell>
          <table:table-cell office:value-type="float" office:value="0.15494" calcext:value-type="float">
            <text:p>0.15494</text:p>
          </table:table-cell>
          <table:table-cell office:value-type="float" office:value="0.618857" calcext:value-type="float">
            <text:p>0.618857</text:p>
          </table:table-cell>
          <table:table-cell table:number-columns-repeated="6"/>
        </table:table-row>
        <table:table-row table:style-name="ro1">
          <table:table-cell/>
          <table:table-cell office:value-type="float" office:value="15200" calcext:value-type="float">
            <text:p>15200</text:p>
          </table:table-cell>
          <table:table-cell office:value-type="float" office:value="0.157409" calcext:value-type="float">
            <text:p>0.157409</text:p>
          </table:table-cell>
          <table:table-cell office:value-type="float" office:value="0.625289" calcext:value-type="float">
            <text:p>0.625289</text:p>
          </table:table-cell>
          <table:table-cell table:number-columns-repeated="6"/>
        </table:table-row>
        <table:table-row table:style-name="ro1">
          <table:table-cell/>
          <table:table-cell office:value-type="float" office:value="15300" calcext:value-type="float">
            <text:p>15300</text:p>
          </table:table-cell>
          <table:table-cell office:value-type="float" office:value="0.159767" calcext:value-type="float">
            <text:p>0.159767</text:p>
          </table:table-cell>
          <table:table-cell office:value-type="float" office:value="0.635532" calcext:value-type="float">
            <text:p>0.635532</text:p>
          </table:table-cell>
          <table:table-cell table:number-columns-repeated="6"/>
        </table:table-row>
        <table:table-row table:style-name="ro1">
          <table:table-cell/>
          <table:table-cell office:value-type="float" office:value="15400" calcext:value-type="float">
            <text:p>15400</text:p>
          </table:table-cell>
          <table:table-cell office:value-type="float" office:value="0.162189" calcext:value-type="float">
            <text:p>0.162189</text:p>
          </table:table-cell>
          <table:table-cell office:value-type="float" office:value="0.643822" calcext:value-type="float">
            <text:p>0.643822</text:p>
          </table:table-cell>
          <table:table-cell table:number-columns-repeated="6"/>
        </table:table-row>
        <table:table-row table:style-name="ro1">
          <table:table-cell/>
          <table:table-cell office:value-type="float" office:value="15500" calcext:value-type="float">
            <text:p>15500</text:p>
          </table:table-cell>
          <table:table-cell office:value-type="float" office:value="0.16505" calcext:value-type="float">
            <text:p>0.16505</text:p>
          </table:table-cell>
          <table:table-cell office:value-type="float" office:value="0.653096" calcext:value-type="float">
            <text:p>0.653096</text:p>
          </table:table-cell>
          <table:table-cell table:number-columns-repeated="6"/>
        </table:table-row>
        <table:table-row table:style-name="ro1">
          <table:table-cell/>
          <table:table-cell office:value-type="float" office:value="15600" calcext:value-type="float">
            <text:p>15600</text:p>
          </table:table-cell>
          <table:table-cell office:value-type="float" office:value="0.16561" calcext:value-type="float">
            <text:p>0.16561</text:p>
          </table:table-cell>
          <table:table-cell office:value-type="float" office:value="0.658495" calcext:value-type="float">
            <text:p>0.658495</text:p>
          </table:table-cell>
          <table:table-cell table:number-columns-repeated="6"/>
        </table:table-row>
        <table:table-row table:style-name="ro1">
          <table:table-cell/>
          <table:table-cell office:value-type="float" office:value="15700" calcext:value-type="float">
            <text:p>15700</text:p>
          </table:table-cell>
          <table:table-cell office:value-type="float" office:value="0.167701" calcext:value-type="float">
            <text:p>0.167701</text:p>
          </table:table-cell>
          <table:table-cell office:value-type="float" office:value="0.667502" calcext:value-type="float">
            <text:p>0.667502</text:p>
          </table:table-cell>
          <table:table-cell table:number-columns-repeated="6"/>
        </table:table-row>
        <table:table-row table:style-name="ro1">
          <table:table-cell/>
          <table:table-cell office:value-type="float" office:value="15800" calcext:value-type="float">
            <text:p>15800</text:p>
          </table:table-cell>
          <table:table-cell office:value-type="float" office:value="0.17013" calcext:value-type="float">
            <text:p>0.17013</text:p>
          </table:table-cell>
          <table:table-cell office:value-type="float" office:value="0.67515" calcext:value-type="float">
            <text:p>0.67515</text:p>
          </table:table-cell>
          <table:table-cell table:number-columns-repeated="6"/>
        </table:table-row>
        <table:table-row table:style-name="ro1">
          <table:table-cell/>
          <table:table-cell office:value-type="float" office:value="15900" calcext:value-type="float">
            <text:p>15900</text:p>
          </table:table-cell>
          <table:table-cell office:value-type="float" office:value="0.171872" calcext:value-type="float">
            <text:p>0.171872</text:p>
          </table:table-cell>
          <table:table-cell office:value-type="float" office:value="0.685568" calcext:value-type="float">
            <text:p>0.685568</text:p>
          </table:table-cell>
          <table:table-cell table:number-columns-repeated="6"/>
        </table:table-row>
        <table:table-row table:style-name="ro1">
          <table:table-cell/>
          <table:table-cell office:value-type="float" office:value="16000" calcext:value-type="float">
            <text:p>16000</text:p>
          </table:table-cell>
          <table:table-cell office:value-type="float" office:value="0.175422" calcext:value-type="float">
            <text:p>0.175422</text:p>
          </table:table-cell>
          <table:table-cell office:value-type="float" office:value="0.691089" calcext:value-type="float">
            <text:p>0.691089</text:p>
          </table:table-cell>
          <table:table-cell table:number-columns-repeated="6"/>
        </table:table-row>
        <table:table-row table:style-name="ro1">
          <table:table-cell/>
          <table:table-cell office:value-type="float" office:value="16100" calcext:value-type="float">
            <text:p>16100</text:p>
          </table:table-cell>
          <table:table-cell office:value-type="float" office:value="0.17684" calcext:value-type="float">
            <text:p>0.17684</text:p>
          </table:table-cell>
          <table:table-cell office:value-type="float" office:value="0.703044" calcext:value-type="float">
            <text:p>0.703044</text:p>
          </table:table-cell>
          <table:table-cell table:number-columns-repeated="6"/>
        </table:table-row>
        <table:table-row table:style-name="ro1">
          <table:table-cell/>
          <table:table-cell office:value-type="float" office:value="16200" calcext:value-type="float">
            <text:p>16200</text:p>
          </table:table-cell>
          <table:table-cell office:value-type="float" office:value="0.17894" calcext:value-type="float">
            <text:p>0.17894</text:p>
          </table:table-cell>
          <table:table-cell office:value-type="float" office:value="0.711205" calcext:value-type="float">
            <text:p>0.711205</text:p>
          </table:table-cell>
          <table:table-cell table:number-columns-repeated="6"/>
        </table:table-row>
        <table:table-row table:style-name="ro1">
          <table:table-cell/>
          <table:table-cell office:value-type="float" office:value="16300" calcext:value-type="float">
            <text:p>16300</text:p>
          </table:table-cell>
          <table:table-cell office:value-type="float" office:value="0.181205" calcext:value-type="float">
            <text:p>0.181205</text:p>
          </table:table-cell>
          <table:table-cell office:value-type="float" office:value="0.71855" calcext:value-type="float">
            <text:p>0.71855</text:p>
          </table:table-cell>
          <table:table-cell table:number-columns-repeated="6"/>
        </table:table-row>
        <table:table-row table:style-name="ro1">
          <table:table-cell/>
          <table:table-cell office:value-type="float" office:value="16400" calcext:value-type="float">
            <text:p>16400</text:p>
          </table:table-cell>
          <table:table-cell office:value-type="float" office:value="0.182956" calcext:value-type="float">
            <text:p>0.182956</text:p>
          </table:table-cell>
          <table:table-cell office:value-type="float" office:value="0.728174" calcext:value-type="float">
            <text:p>0.728174</text:p>
          </table:table-cell>
          <table:table-cell table:number-columns-repeated="6"/>
        </table:table-row>
        <table:table-row table:style-name="ro1">
          <table:table-cell/>
          <table:table-cell office:value-type="float" office:value="16500" calcext:value-type="float">
            <text:p>16500</text:p>
          </table:table-cell>
          <table:table-cell office:value-type="float" office:value="0.185471" calcext:value-type="float">
            <text:p>0.185471</text:p>
          </table:table-cell>
          <table:table-cell office:value-type="float" office:value="0.737641" calcext:value-type="float">
            <text:p>0.737641</text:p>
          </table:table-cell>
          <table:table-cell table:number-columns-repeated="6"/>
        </table:table-row>
        <table:table-row table:style-name="ro1">
          <table:table-cell/>
          <table:table-cell office:value-type="float" office:value="16600" calcext:value-type="float">
            <text:p>16600</text:p>
          </table:table-cell>
          <table:table-cell office:value-type="float" office:value="0.187592" calcext:value-type="float">
            <text:p>0.187592</text:p>
          </table:table-cell>
          <table:table-cell office:value-type="float" office:value="0.746649" calcext:value-type="float">
            <text:p>0.746649</text:p>
          </table:table-cell>
          <table:table-cell table:number-columns-repeated="6"/>
        </table:table-row>
        <table:table-row table:style-name="ro1">
          <table:table-cell/>
          <table:table-cell office:value-type="float" office:value="16700" calcext:value-type="float">
            <text:p>16700</text:p>
          </table:table-cell>
          <table:table-cell office:value-type="float" office:value="0.189913" calcext:value-type="float">
            <text:p>0.189913</text:p>
          </table:table-cell>
          <table:table-cell office:value-type="float" office:value="0.755438" calcext:value-type="float">
            <text:p>0.755438</text:p>
          </table:table-cell>
          <table:table-cell table:number-columns-repeated="6"/>
        </table:table-row>
        <table:table-row table:style-name="ro1">
          <table:table-cell/>
          <table:table-cell office:value-type="float" office:value="16800" calcext:value-type="float">
            <text:p>16800</text:p>
          </table:table-cell>
          <table:table-cell office:value-type="float" office:value="0.192443" calcext:value-type="float">
            <text:p>0.192443</text:p>
          </table:table-cell>
          <table:table-cell office:value-type="float" office:value="0.764785" calcext:value-type="float">
            <text:p>0.764785</text:p>
          </table:table-cell>
          <table:table-cell table:number-columns-repeated="6"/>
        </table:table-row>
        <table:table-row table:style-name="ro1">
          <table:table-cell/>
          <table:table-cell office:value-type="float" office:value="16900" calcext:value-type="float">
            <text:p>16900</text:p>
          </table:table-cell>
          <table:table-cell office:value-type="float" office:value="0.194798" calcext:value-type="float">
            <text:p>0.194798</text:p>
          </table:table-cell>
          <table:table-cell office:value-type="float" office:value="0.774962" calcext:value-type="float">
            <text:p>0.774962</text:p>
          </table:table-cell>
          <table:table-cell table:number-columns-repeated="6"/>
        </table:table-row>
        <table:table-row table:style-name="ro1">
          <table:table-cell/>
          <table:table-cell office:value-type="float" office:value="17000" calcext:value-type="float">
            <text:p>17000</text:p>
          </table:table-cell>
          <table:table-cell office:value-type="float" office:value="0.196778" calcext:value-type="float">
            <text:p>0.196778</text:p>
          </table:table-cell>
          <table:table-cell office:value-type="float" office:value="0.783005" calcext:value-type="float">
            <text:p>0.783005</text:p>
          </table:table-cell>
          <table:table-cell table:number-columns-repeated="6"/>
        </table:table-row>
        <table:table-row table:style-name="ro1">
          <table:table-cell/>
          <table:table-cell office:value-type="float" office:value="17100" calcext:value-type="float">
            <text:p>17100</text:p>
          </table:table-cell>
          <table:table-cell office:value-type="float" office:value="0.199407" calcext:value-type="float">
            <text:p>0.199407</text:p>
          </table:table-cell>
          <table:table-cell office:value-type="float" office:value="0.792565" calcext:value-type="float">
            <text:p>0.792565</text:p>
          </table:table-cell>
          <table:table-cell table:number-columns-repeated="6"/>
        </table:table-row>
        <table:table-row table:style-name="ro1">
          <table:table-cell/>
          <table:table-cell office:value-type="float" office:value="17200" calcext:value-type="float">
            <text:p>17200</text:p>
          </table:table-cell>
          <table:table-cell office:value-type="float" office:value="0.201917" calcext:value-type="float">
            <text:p>0.201917</text:p>
          </table:table-cell>
          <table:table-cell office:value-type="float" office:value="0.801048" calcext:value-type="float">
            <text:p>0.801048</text:p>
          </table:table-cell>
          <table:table-cell table:number-columns-repeated="6"/>
        </table:table-row>
        <table:table-row table:style-name="ro1">
          <table:table-cell/>
          <table:table-cell office:value-type="float" office:value="17300" calcext:value-type="float">
            <text:p>17300</text:p>
          </table:table-cell>
          <table:table-cell office:value-type="float" office:value="0.203242" calcext:value-type="float">
            <text:p>0.203242</text:p>
          </table:table-cell>
          <table:table-cell office:value-type="float" office:value="0.81126" calcext:value-type="float">
            <text:p>0.81126</text:p>
          </table:table-cell>
          <table:table-cell table:number-columns-repeated="6"/>
        </table:table-row>
        <table:table-row table:style-name="ro1">
          <table:table-cell/>
          <table:table-cell office:value-type="float" office:value="17400" calcext:value-type="float">
            <text:p>17400</text:p>
          </table:table-cell>
          <table:table-cell office:value-type="float" office:value="0.206401" calcext:value-type="float">
            <text:p>0.206401</text:p>
          </table:table-cell>
          <table:table-cell office:value-type="float" office:value="0.827381" calcext:value-type="float">
            <text:p>0.827381</text:p>
          </table:table-cell>
          <table:table-cell table:number-columns-repeated="6"/>
        </table:table-row>
        <table:table-row table:style-name="ro1">
          <table:table-cell/>
          <table:table-cell office:value-type="float" office:value="17500" calcext:value-type="float">
            <text:p>17500</text:p>
          </table:table-cell>
          <table:table-cell office:value-type="float" office:value="0.208286" calcext:value-type="float">
            <text:p>0.208286</text:p>
          </table:table-cell>
          <table:table-cell office:value-type="float" office:value="0.834223" calcext:value-type="float">
            <text:p>0.834223</text:p>
          </table:table-cell>
          <table:table-cell table:number-columns-repeated="6"/>
        </table:table-row>
        <table:table-row table:style-name="ro1">
          <table:table-cell/>
          <table:table-cell office:value-type="float" office:value="17600" calcext:value-type="float">
            <text:p>17600</text:p>
          </table:table-cell>
          <table:table-cell office:value-type="float" office:value="0.215841" calcext:value-type="float">
            <text:p>0.215841</text:p>
          </table:table-cell>
          <table:table-cell office:value-type="float" office:value="0.848344" calcext:value-type="float">
            <text:p>0.848344</text:p>
          </table:table-cell>
          <table:table-cell table:number-columns-repeated="6"/>
        </table:table-row>
        <table:table-row table:style-name="ro1">
          <table:table-cell/>
          <table:table-cell office:value-type="float" office:value="17700" calcext:value-type="float">
            <text:p>17700</text:p>
          </table:table-cell>
          <table:table-cell office:value-type="float" office:value="0.213145" calcext:value-type="float">
            <text:p>0.213145</text:p>
          </table:table-cell>
          <table:table-cell office:value-type="float" office:value="0.850378" calcext:value-type="float">
            <text:p>0.850378</text:p>
          </table:table-cell>
          <table:table-cell table:number-columns-repeated="6"/>
        </table:table-row>
        <table:table-row table:style-name="ro1">
          <table:table-cell/>
          <table:table-cell office:value-type="float" office:value="17800" calcext:value-type="float">
            <text:p>17800</text:p>
          </table:table-cell>
          <table:table-cell office:value-type="float" office:value="0.216041" calcext:value-type="float">
            <text:p>0.216041</text:p>
          </table:table-cell>
          <table:table-cell office:value-type="float" office:value="0.860922" calcext:value-type="float">
            <text:p>0.860922</text:p>
          </table:table-cell>
          <table:table-cell table:number-columns-repeated="6"/>
        </table:table-row>
        <table:table-row table:style-name="ro1">
          <table:table-cell/>
          <table:table-cell office:value-type="float" office:value="17900" calcext:value-type="float">
            <text:p>17900</text:p>
          </table:table-cell>
          <table:table-cell office:value-type="float" office:value="0.220309" calcext:value-type="float">
            <text:p>0.220309</text:p>
          </table:table-cell>
          <table:table-cell office:value-type="float" office:value="0.86949" calcext:value-type="float">
            <text:p>0.86949</text:p>
          </table:table-cell>
          <table:table-cell table:number-columns-repeated="6"/>
        </table:table-row>
        <table:table-row table:style-name="ro1">
          <table:table-cell/>
          <table:table-cell office:value-type="float" office:value="18000" calcext:value-type="float">
            <text:p>18000</text:p>
          </table:table-cell>
          <table:table-cell office:value-type="float" office:value="0.221559" calcext:value-type="float">
            <text:p>0.221559</text:p>
          </table:table-cell>
          <table:table-cell office:value-type="float" office:value="0.876682" calcext:value-type="float">
            <text:p>0.876682</text:p>
          </table:table-cell>
          <table:table-cell table:number-columns-repeated="6"/>
        </table:table-row>
        <table:table-row table:style-name="ro1">
          <table:table-cell/>
          <table:table-cell office:value-type="float" office:value="18100" calcext:value-type="float">
            <text:p>18100</text:p>
          </table:table-cell>
          <table:table-cell office:value-type="float" office:value="0.225708" calcext:value-type="float">
            <text:p>0.225708</text:p>
          </table:table-cell>
          <table:table-cell office:value-type="float" office:value="0.89145" calcext:value-type="float">
            <text:p>0.89145</text:p>
          </table:table-cell>
          <table:table-cell table:number-columns-repeated="6"/>
        </table:table-row>
        <table:table-row table:style-name="ro1">
          <table:table-cell/>
          <table:table-cell office:value-type="float" office:value="18200" calcext:value-type="float">
            <text:p>18200</text:p>
          </table:table-cell>
          <table:table-cell office:value-type="float" office:value="0.225752" calcext:value-type="float">
            <text:p>0.225752</text:p>
          </table:table-cell>
          <table:table-cell office:value-type="float" office:value="0.899914" calcext:value-type="float">
            <text:p>0.899914</text:p>
          </table:table-cell>
          <table:table-cell table:number-columns-repeated="6"/>
        </table:table-row>
        <table:table-row table:style-name="ro1">
          <table:table-cell/>
          <table:table-cell office:value-type="float" office:value="18300" calcext:value-type="float">
            <text:p>18300</text:p>
          </table:table-cell>
          <table:table-cell office:value-type="float" office:value="0.230831" calcext:value-type="float">
            <text:p>0.230831</text:p>
          </table:table-cell>
          <table:table-cell office:value-type="float" office:value="0.908624" calcext:value-type="float">
            <text:p>0.908624</text:p>
          </table:table-cell>
          <table:table-cell table:number-columns-repeated="6"/>
        </table:table-row>
        <table:table-row table:style-name="ro1">
          <table:table-cell/>
          <table:table-cell office:value-type="float" office:value="18400" calcext:value-type="float">
            <text:p>18400</text:p>
          </table:table-cell>
          <table:table-cell office:value-type="float" office:value="0.230555" calcext:value-type="float">
            <text:p>0.230555</text:p>
          </table:table-cell>
          <table:table-cell office:value-type="float" office:value="0.915784" calcext:value-type="float">
            <text:p>0.915784</text:p>
          </table:table-cell>
          <table:table-cell table:number-columns-repeated="6"/>
        </table:table-row>
        <table:table-row table:style-name="ro1">
          <table:table-cell/>
          <table:table-cell office:value-type="float" office:value="18500" calcext:value-type="float">
            <text:p>18500</text:p>
          </table:table-cell>
          <table:table-cell office:value-type="float" office:value="0.233485" calcext:value-type="float">
            <text:p>0.233485</text:p>
          </table:table-cell>
          <table:table-cell office:value-type="float" office:value="0.930759" calcext:value-type="float">
            <text:p>0.930759</text:p>
          </table:table-cell>
          <table:table-cell table:number-columns-repeated="6"/>
        </table:table-row>
        <table:table-row table:style-name="ro1">
          <table:table-cell/>
          <table:table-cell office:value-type="float" office:value="18600" calcext:value-type="float">
            <text:p>18600</text:p>
          </table:table-cell>
          <table:table-cell office:value-type="float" office:value="0.240477" calcext:value-type="float">
            <text:p>0.240477</text:p>
          </table:table-cell>
          <table:table-cell office:value-type="float" office:value="0.940546" calcext:value-type="float">
            <text:p>0.940546</text:p>
          </table:table-cell>
          <table:table-cell table:number-columns-repeated="6"/>
        </table:table-row>
        <table:table-row table:style-name="ro1">
          <table:table-cell/>
          <table:table-cell office:value-type="float" office:value="18700" calcext:value-type="float">
            <text:p>18700</text:p>
          </table:table-cell>
          <table:table-cell office:value-type="float" office:value="0.239652" calcext:value-type="float">
            <text:p>0.239652</text:p>
          </table:table-cell>
          <table:table-cell office:value-type="float" office:value="0.948855" calcext:value-type="float">
            <text:p>0.948855</text:p>
          </table:table-cell>
          <table:table-cell table:number-columns-repeated="6"/>
        </table:table-row>
        <table:table-row table:style-name="ro1">
          <table:table-cell/>
          <table:table-cell office:value-type="float" office:value="18800" calcext:value-type="float">
            <text:p>18800</text:p>
          </table:table-cell>
          <table:table-cell office:value-type="float" office:value="0.242136" calcext:value-type="float">
            <text:p>0.242136</text:p>
          </table:table-cell>
          <table:table-cell office:value-type="float" office:value="0.958615" calcext:value-type="float">
            <text:p>0.958615</text:p>
          </table:table-cell>
          <table:table-cell table:number-columns-repeated="6"/>
        </table:table-row>
        <table:table-row table:style-name="ro1">
          <table:table-cell/>
          <table:table-cell office:value-type="float" office:value="18900" calcext:value-type="float">
            <text:p>18900</text:p>
          </table:table-cell>
          <table:table-cell office:value-type="float" office:value="0.245371" calcext:value-type="float">
            <text:p>0.245371</text:p>
          </table:table-cell>
          <table:table-cell office:value-type="float" office:value="0.966326" calcext:value-type="float">
            <text:p>0.966326</text:p>
          </table:table-cell>
          <table:table-cell table:number-columns-repeated="6"/>
        </table:table-row>
        <table:table-row table:style-name="ro1">
          <table:table-cell/>
          <table:table-cell office:value-type="float" office:value="19000" calcext:value-type="float">
            <text:p>19000</text:p>
          </table:table-cell>
          <table:table-cell office:value-type="float" office:value="0.246402" calcext:value-type="float">
            <text:p>0.246402</text:p>
          </table:table-cell>
          <table:table-cell office:value-type="float" office:value="0.977828" calcext:value-type="float">
            <text:p>0.977828</text:p>
          </table:table-cell>
          <table:table-cell table:number-columns-repeated="6"/>
        </table:table-row>
        <table:table-row table:style-name="ro1">
          <table:table-cell/>
          <table:table-cell office:value-type="float" office:value="19100" calcext:value-type="float">
            <text:p>19100</text:p>
          </table:table-cell>
          <table:table-cell office:value-type="float" office:value="0.248683" calcext:value-type="float">
            <text:p>0.248683</text:p>
          </table:table-cell>
          <table:table-cell office:value-type="float" office:value="0.994854" calcext:value-type="float">
            <text:p>0.994854</text:p>
          </table:table-cell>
          <table:table-cell table:number-columns-repeated="6"/>
        </table:table-row>
        <table:table-row table:style-name="ro1">
          <table:table-cell/>
          <table:table-cell office:value-type="float" office:value="19200" calcext:value-type="float">
            <text:p>19200</text:p>
          </table:table-cell>
          <table:table-cell office:value-type="float" office:value="0.263068" calcext:value-type="float">
            <text:p>0.263068</text:p>
          </table:table-cell>
          <table:table-cell office:value-type="float" office:value="1.005912" calcext:value-type="float">
            <text:p>1.005912</text:p>
          </table:table-cell>
          <table:table-cell table:number-columns-repeated="6"/>
        </table:table-row>
        <table:table-row table:style-name="ro1">
          <table:table-cell/>
          <table:table-cell office:value-type="float" office:value="19300" calcext:value-type="float">
            <text:p>19300</text:p>
          </table:table-cell>
          <table:table-cell office:value-type="float" office:value="0.257428" calcext:value-type="float">
            <text:p>0.257428</text:p>
          </table:table-cell>
          <table:table-cell office:value-type="float" office:value="1.002945" calcext:value-type="float">
            <text:p>1.002945</text:p>
          </table:table-cell>
          <table:table-cell table:number-columns-repeated="6"/>
        </table:table-row>
        <table:table-row table:style-name="ro1">
          <table:table-cell/>
          <table:table-cell office:value-type="float" office:value="19400" calcext:value-type="float">
            <text:p>19400</text:p>
          </table:table-cell>
          <table:table-cell office:value-type="float" office:value="0.258305" calcext:value-type="float">
            <text:p>0.258305</text:p>
          </table:table-cell>
          <table:table-cell office:value-type="float" office:value="1.015119" calcext:value-type="float">
            <text:p>1.015119</text:p>
          </table:table-cell>
          <table:table-cell table:number-columns-repeated="6"/>
        </table:table-row>
        <table:table-row table:style-name="ro1">
          <table:table-cell/>
          <table:table-cell office:value-type="float" office:value="19500" calcext:value-type="float">
            <text:p>19500</text:p>
          </table:table-cell>
          <table:table-cell office:value-type="float" office:value="0.261157" calcext:value-type="float">
            <text:p>0.261157</text:p>
          </table:table-cell>
          <table:table-cell office:value-type="float" office:value="1.02933" calcext:value-type="float">
            <text:p>1.02933</text:p>
          </table:table-cell>
          <table:table-cell table:number-columns-repeated="6"/>
        </table:table-row>
        <table:table-row table:style-name="ro1">
          <table:table-cell/>
          <table:table-cell office:value-type="float" office:value="19600" calcext:value-type="float">
            <text:p>19600</text:p>
          </table:table-cell>
          <table:table-cell office:value-type="float" office:value="0.263868" calcext:value-type="float">
            <text:p>0.263868</text:p>
          </table:table-cell>
          <table:table-cell office:value-type="float" office:value="1.035879" calcext:value-type="float">
            <text:p>1.035879</text:p>
          </table:table-cell>
          <table:table-cell table:number-columns-repeated="6"/>
        </table:table-row>
        <table:table-row table:style-name="ro1">
          <table:table-cell/>
          <table:table-cell office:value-type="float" office:value="19700" calcext:value-type="float">
            <text:p>19700</text:p>
          </table:table-cell>
          <table:table-cell office:value-type="float" office:value="0.266837" calcext:value-type="float">
            <text:p>0.266837</text:p>
          </table:table-cell>
          <table:table-cell office:value-type="float" office:value="1.043818" calcext:value-type="float">
            <text:p>1.043818</text:p>
          </table:table-cell>
          <table:table-cell table:number-columns-repeated="6"/>
        </table:table-row>
        <table:table-row table:style-name="ro1">
          <table:table-cell/>
          <table:table-cell office:value-type="float" office:value="19800" calcext:value-type="float">
            <text:p>19800</text:p>
          </table:table-cell>
          <table:table-cell office:value-type="float" office:value="0.270157" calcext:value-type="float">
            <text:p>0.270157</text:p>
          </table:table-cell>
          <table:table-cell office:value-type="float" office:value="1.059986" calcext:value-type="float">
            <text:p>1.059986</text:p>
          </table:table-cell>
          <table:table-cell table:number-columns-repeated="6"/>
        </table:table-row>
        <table:table-row table:style-name="ro1">
          <table:table-cell/>
          <table:table-cell office:value-type="float" office:value="19900" calcext:value-type="float">
            <text:p>19900</text:p>
          </table:table-cell>
          <table:table-cell office:value-type="float" office:value="0.277895" calcext:value-type="float">
            <text:p>0.277895</text:p>
          </table:table-cell>
          <table:table-cell office:value-type="float" office:value="1.067888" calcext:value-type="float">
            <text:p>1.067888</text:p>
          </table:table-cell>
          <table:table-cell table:number-columns-repeated="6"/>
        </table:table-row>
        <table:table-row table:style-name="ro1">
          <table:table-cell/>
          <table:table-cell office:value-type="float" office:value="20000" calcext:value-type="float">
            <text:p>20000</text:p>
          </table:table-cell>
          <table:table-cell office:value-type="float" office:value="0.275162" calcext:value-type="float">
            <text:p>0.275162</text:p>
          </table:table-cell>
          <table:table-cell office:value-type="float" office:value="1.078556" calcext:value-type="float">
            <text:p>1.078556</text:p>
          </table:table-cell>
          <table:table-cell table:number-columns-repeated="6"/>
        </table:table-row>
        <table:table-row table:style-name="ro1">
          <table:table-cell/>
          <table:table-cell office:value-type="float" office:value="20100" calcext:value-type="float">
            <text:p>20100</text:p>
          </table:table-cell>
          <table:table-cell office:value-type="float" office:value="0.278125" calcext:value-type="float">
            <text:p>0.278125</text:p>
          </table:table-cell>
          <table:table-cell office:value-type="float" office:value="1.086191" calcext:value-type="float">
            <text:p>1.086191</text:p>
          </table:table-cell>
          <table:table-cell table:number-columns-repeated="6"/>
        </table:table-row>
        <table:table-row table:style-name="ro1">
          <table:table-cell/>
          <table:table-cell office:value-type="float" office:value="20200" calcext:value-type="float">
            <text:p>20200</text:p>
          </table:table-cell>
          <table:table-cell office:value-type="float" office:value="0.280614" calcext:value-type="float">
            <text:p>0.280614</text:p>
          </table:table-cell>
          <table:table-cell office:value-type="float" office:value="1.100139" calcext:value-type="float">
            <text:p>1.100139</text:p>
          </table:table-cell>
          <table:table-cell table:number-columns-repeated="6"/>
        </table:table-row>
        <table:table-row table:style-name="ro1">
          <table:table-cell/>
          <table:table-cell office:value-type="float" office:value="20300" calcext:value-type="float">
            <text:p>20300</text:p>
          </table:table-cell>
          <table:table-cell office:value-type="float" office:value="0.283499" calcext:value-type="float">
            <text:p>0.283499</text:p>
          </table:table-cell>
          <table:table-cell office:value-type="float" office:value="1.111988" calcext:value-type="float">
            <text:p>1.111988</text:p>
          </table:table-cell>
          <table:table-cell table:number-columns-repeated="6"/>
        </table:table-row>
        <table:table-row table:style-name="ro1">
          <table:table-cell/>
          <table:table-cell office:value-type="float" office:value="20400" calcext:value-type="float">
            <text:p>20400</text:p>
          </table:table-cell>
          <table:table-cell office:value-type="float" office:value="0.286866" calcext:value-type="float">
            <text:p>0.286866</text:p>
          </table:table-cell>
          <table:table-cell office:value-type="float" office:value="1.120776" calcext:value-type="float">
            <text:p>1.120776</text:p>
          </table:table-cell>
          <table:table-cell table:number-columns-repeated="6"/>
        </table:table-row>
        <table:table-row table:style-name="ro1">
          <table:table-cell/>
          <table:table-cell office:value-type="float" office:value="20500" calcext:value-type="float">
            <text:p>20500</text:p>
          </table:table-cell>
          <table:table-cell office:value-type="float" office:value="0.28932" calcext:value-type="float">
            <text:p>0.28932</text:p>
          </table:table-cell>
          <table:table-cell office:value-type="float" office:value="1.131133" calcext:value-type="float">
            <text:p>1.131133</text:p>
          </table:table-cell>
          <table:table-cell table:number-columns-repeated="6"/>
        </table:table-row>
        <table:table-row table:style-name="ro1">
          <table:table-cell/>
          <table:table-cell office:value-type="float" office:value="20600" calcext:value-type="float">
            <text:p>20600</text:p>
          </table:table-cell>
          <table:table-cell office:value-type="float" office:value="0.291848" calcext:value-type="float">
            <text:p>0.291848</text:p>
          </table:table-cell>
          <table:table-cell office:value-type="float" office:value="1.143698" calcext:value-type="float">
            <text:p>1.143698</text:p>
          </table:table-cell>
          <table:table-cell table:number-columns-repeated="6"/>
        </table:table-row>
        <table:table-row table:style-name="ro1">
          <table:table-cell/>
          <table:table-cell office:value-type="float" office:value="20700" calcext:value-type="float">
            <text:p>20700</text:p>
          </table:table-cell>
          <table:table-cell office:value-type="float" office:value="0.294894" calcext:value-type="float">
            <text:p>0.294894</text:p>
          </table:table-cell>
          <table:table-cell office:value-type="float" office:value="1.153991" calcext:value-type="float">
            <text:p>1.153991</text:p>
          </table:table-cell>
          <table:table-cell table:number-columns-repeated="6"/>
        </table:table-row>
        <table:table-row table:style-name="ro1">
          <table:table-cell/>
          <table:table-cell office:value-type="float" office:value="20800" calcext:value-type="float">
            <text:p>20800</text:p>
          </table:table-cell>
          <table:table-cell office:value-type="float" office:value="0.297634" calcext:value-type="float">
            <text:p>0.297634</text:p>
          </table:table-cell>
          <table:table-cell office:value-type="float" office:value="1.164689" calcext:value-type="float">
            <text:p>1.164689</text:p>
          </table:table-cell>
          <table:table-cell table:number-columns-repeated="6"/>
        </table:table-row>
        <table:table-row table:style-name="ro1">
          <table:table-cell/>
          <table:table-cell office:value-type="float" office:value="20900" calcext:value-type="float">
            <text:p>20900</text:p>
          </table:table-cell>
          <table:table-cell office:value-type="float" office:value="0.300465" calcext:value-type="float">
            <text:p>0.300465</text:p>
          </table:table-cell>
          <table:table-cell office:value-type="float" office:value="1.175415" calcext:value-type="float">
            <text:p>1.175415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000" calcext:value-type="float">
            <text:p>21000</text:p>
          </table:table-cell>
          <table:table-cell office:value-type="float" office:value="0.303446" calcext:value-type="float">
            <text:p>0.303446</text:p>
          </table:table-cell>
          <table:table-cell office:value-type="float" office:value="1.183388" calcext:value-type="float">
            <text:p>1.183388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100" calcext:value-type="float">
            <text:p>21100</text:p>
          </table:table-cell>
          <table:table-cell office:value-type="float" office:value="0.306299" calcext:value-type="float">
            <text:p>0.306299</text:p>
          </table:table-cell>
          <table:table-cell office:value-type="float" office:value="1.196281" calcext:value-type="float">
            <text:p>1.196281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00" calcext:value-type="float">
            <text:p>21200</text:p>
          </table:table-cell>
          <table:table-cell office:value-type="float" office:value="0.309267" calcext:value-type="float">
            <text:p>0.309267</text:p>
          </table:table-cell>
          <table:table-cell office:value-type="float" office:value="1.208236" calcext:value-type="float">
            <text:p>1.208236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00" calcext:value-type="float">
            <text:p>21300</text:p>
          </table:table-cell>
          <table:table-cell office:value-type="float" office:value="0.312154" calcext:value-type="float">
            <text:p>0.312154</text:p>
          </table:table-cell>
          <table:table-cell office:value-type="float" office:value="1.221666" calcext:value-type="float">
            <text:p>1.221666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400" calcext:value-type="float">
            <text:p>21400</text:p>
          </table:table-cell>
          <table:table-cell office:value-type="float" office:value="0.315264" calcext:value-type="float">
            <text:p>0.315264</text:p>
          </table:table-cell>
          <table:table-cell office:value-type="float" office:value="1.22916" calcext:value-type="float">
            <text:p>1.229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500" calcext:value-type="float">
            <text:p>21500</text:p>
          </table:table-cell>
          <table:table-cell office:value-type="float" office:value="0.318168" calcext:value-type="float">
            <text:p>0.318168</text:p>
          </table:table-cell>
          <table:table-cell office:value-type="float" office:value="1.242583" calcext:value-type="float">
            <text:p>1.242583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600" calcext:value-type="float">
            <text:p>21600</text:p>
          </table:table-cell>
          <table:table-cell office:value-type="float" office:value="0.321315" calcext:value-type="float">
            <text:p>0.321315</text:p>
          </table:table-cell>
          <table:table-cell office:value-type="float" office:value="1.254926" calcext:value-type="float">
            <text:p>1.254926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700" calcext:value-type="float">
            <text:p>21700</text:p>
          </table:table-cell>
          <table:table-cell office:value-type="float" office:value="0.324287" calcext:value-type="float">
            <text:p>0.324287</text:p>
          </table:table-cell>
          <table:table-cell office:value-type="float" office:value="1.266906" calcext:value-type="float">
            <text:p>1.266906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800" calcext:value-type="float">
            <text:p>21800</text:p>
          </table:table-cell>
          <table:table-cell office:value-type="float" office:value="0.327597" calcext:value-type="float">
            <text:p>0.327597</text:p>
          </table:table-cell>
          <table:table-cell office:value-type="float" office:value="1.279175" calcext:value-type="float">
            <text:p>1.279175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900" calcext:value-type="float">
            <text:p>21900</text:p>
          </table:table-cell>
          <table:table-cell office:value-type="float" office:value="0.330676" calcext:value-type="float">
            <text:p>0.330676</text:p>
          </table:table-cell>
          <table:table-cell office:value-type="float" office:value="1.288706" calcext:value-type="float">
            <text:p>1.288706</text:p>
          </table:table-cell>
          <table:table-cell table:number-columns-repeated="6"/>
        </table:table-row>
        <table:table-row table:style-name="ro1">
          <table:table-cell/>
          <table:table-cell office:value-type="float" office:value="22000" calcext:value-type="float">
            <text:p>22000</text:p>
          </table:table-cell>
          <table:table-cell office:value-type="float" office:value="0.333487" calcext:value-type="float">
            <text:p>0.333487</text:p>
          </table:table-cell>
          <table:table-cell office:value-type="float" office:value="1.302835" calcext:value-type="float">
            <text:p>1.302835</text:p>
          </table:table-cell>
          <table:table-cell table:number-columns-repeated="6"/>
        </table:table-row>
        <table:table-row table:style-name="ro1">
          <table:table-cell/>
          <table:table-cell office:value-type="float" office:value="22100" calcext:value-type="float">
            <text:p>22100</text:p>
          </table:table-cell>
          <table:table-cell office:value-type="float" office:value="0.336373" calcext:value-type="float">
            <text:p>0.336373</text:p>
          </table:table-cell>
          <table:table-cell office:value-type="float" office:value="1.312192" calcext:value-type="float">
            <text:p>1.312192</text:p>
          </table:table-cell>
          <table:table-cell table:number-columns-repeated="6"/>
        </table:table-row>
        <table:table-row table:style-name="ro1">
          <table:table-cell/>
          <table:table-cell office:value-type="float" office:value="22200" calcext:value-type="float">
            <text:p>22200</text:p>
          </table:table-cell>
          <table:table-cell office:value-type="float" office:value="0.339335" calcext:value-type="float">
            <text:p>0.339335</text:p>
          </table:table-cell>
          <table:table-cell office:value-type="float" office:value="1.32652" calcext:value-type="float">
            <text:p>1.32652</text:p>
          </table:table-cell>
          <table:table-cell table:number-columns-repeated="6"/>
        </table:table-row>
        <table:table-row table:style-name="ro1">
          <table:table-cell/>
          <table:table-cell office:value-type="float" office:value="22300" calcext:value-type="float">
            <text:p>22300</text:p>
          </table:table-cell>
          <table:table-cell office:value-type="float" office:value="0.342433" calcext:value-type="float">
            <text:p>0.342433</text:p>
          </table:table-cell>
          <table:table-cell office:value-type="float" office:value="1.339473" calcext:value-type="float">
            <text:p>1.339473</text:p>
          </table:table-cell>
          <table:table-cell table:number-columns-repeated="6"/>
        </table:table-row>
        <table:table-row table:style-name="ro1">
          <table:table-cell/>
          <table:table-cell office:value-type="float" office:value="22400" calcext:value-type="float">
            <text:p>22400</text:p>
          </table:table-cell>
          <table:table-cell office:value-type="float" office:value="0.345104" calcext:value-type="float">
            <text:p>0.345104</text:p>
          </table:table-cell>
          <table:table-cell office:value-type="float" office:value="1.350772" calcext:value-type="float">
            <text:p>1.350772</text:p>
          </table:table-cell>
          <table:table-cell table:number-columns-repeated="6"/>
        </table:table-row>
        <table:table-row table:style-name="ro1">
          <table:table-cell/>
          <table:table-cell office:value-type="float" office:value="22500" calcext:value-type="float">
            <text:p>22500</text:p>
          </table:table-cell>
          <table:table-cell office:value-type="float" office:value="0.348315" calcext:value-type="float">
            <text:p>0.348315</text:p>
          </table:table-cell>
          <table:table-cell office:value-type="float" office:value="1.362256" calcext:value-type="float">
            <text:p>1.362256</text:p>
          </table:table-cell>
          <table:table-cell table:number-columns-repeated="6"/>
        </table:table-row>
        <table:table-row table:style-name="ro1">
          <table:table-cell/>
          <table:table-cell office:value-type="float" office:value="22600" calcext:value-type="float">
            <text:p>22600</text:p>
          </table:table-cell>
          <table:table-cell office:value-type="float" office:value="0.351662" calcext:value-type="float">
            <text:p>0.351662</text:p>
          </table:table-cell>
          <table:table-cell office:value-type="float" office:value="1.374718" calcext:value-type="float">
            <text:p>1.374718</text:p>
          </table:table-cell>
          <table:table-cell table:number-columns-repeated="6"/>
        </table:table-row>
        <table:table-row table:style-name="ro1">
          <table:table-cell/>
          <table:table-cell office:value-type="float" office:value="22700" calcext:value-type="float">
            <text:p>22700</text:p>
          </table:table-cell>
          <table:table-cell office:value-type="float" office:value="0.354909" calcext:value-type="float">
            <text:p>0.354909</text:p>
          </table:table-cell>
          <table:table-cell office:value-type="float" office:value="1.384077" calcext:value-type="float">
            <text:p>1.384077</text:p>
          </table:table-cell>
          <table:table-cell table:number-columns-repeated="6"/>
        </table:table-row>
        <table:table-row table:style-name="ro1">
          <table:table-cell/>
          <table:table-cell office:value-type="float" office:value="22800" calcext:value-type="float">
            <text:p>22800</text:p>
          </table:table-cell>
          <table:table-cell office:value-type="float" office:value="0.357774" calcext:value-type="float">
            <text:p>0.357774</text:p>
          </table:table-cell>
          <table:table-cell office:value-type="float" office:value="1.398352" calcext:value-type="float">
            <text:p>1.398352</text:p>
          </table:table-cell>
          <table:table-cell table:number-columns-repeated="6"/>
        </table:table-row>
        <table:table-row table:style-name="ro1">
          <table:table-cell/>
          <table:table-cell office:value-type="float" office:value="22900" calcext:value-type="float">
            <text:p>22900</text:p>
          </table:table-cell>
          <table:table-cell office:value-type="float" office:value="0.360715" calcext:value-type="float">
            <text:p>0.360715</text:p>
          </table:table-cell>
          <table:table-cell office:value-type="float" office:value="1.40853" calcext:value-type="float">
            <text:p>1.40853</text:p>
          </table:table-cell>
          <table:table-cell table:number-columns-repeated="6"/>
        </table:table-row>
        <table:table-row table:style-name="ro1">
          <table:table-cell/>
          <table:table-cell office:value-type="float" office:value="23000" calcext:value-type="float">
            <text:p>23000</text:p>
          </table:table-cell>
          <table:table-cell office:value-type="float" office:value="0.364307" calcext:value-type="float">
            <text:p>0.364307</text:p>
          </table:table-cell>
          <table:table-cell office:value-type="float" office:value="1.42039" calcext:value-type="float">
            <text:p>1.42039</text:p>
          </table:table-cell>
          <table:table-cell table:number-columns-repeated="6"/>
        </table:table-row>
        <table:table-row table:style-name="ro1">
          <table:table-cell/>
          <table:table-cell office:value-type="float" office:value="23100" calcext:value-type="float">
            <text:p>23100</text:p>
          </table:table-cell>
          <table:table-cell office:value-type="float" office:value="0.367805" calcext:value-type="float">
            <text:p>0.367805</text:p>
          </table:table-cell>
          <table:table-cell office:value-type="float" office:value="1.432525" calcext:value-type="float">
            <text:p>1.432525</text:p>
          </table:table-cell>
          <table:table-cell table:number-columns-repeated="6"/>
        </table:table-row>
        <table:table-row table:style-name="ro1">
          <table:table-cell/>
          <table:table-cell office:value-type="float" office:value="23200" calcext:value-type="float">
            <text:p>23200</text:p>
          </table:table-cell>
          <table:table-cell office:value-type="float" office:value="0.370811" calcext:value-type="float">
            <text:p>0.370811</text:p>
          </table:table-cell>
          <table:table-cell office:value-type="float" office:value="1.445318" calcext:value-type="float">
            <text:p>1.445318</text:p>
          </table:table-cell>
          <table:table-cell table:number-columns-repeated="6"/>
        </table:table-row>
        <table:table-row table:style-name="ro1">
          <table:table-cell/>
          <table:table-cell office:value-type="float" office:value="23300" calcext:value-type="float">
            <text:p>23300</text:p>
          </table:table-cell>
          <table:table-cell office:value-type="float" office:value="0.374178" calcext:value-type="float">
            <text:p>0.374178</text:p>
          </table:table-cell>
          <table:table-cell office:value-type="float" office:value="1.459243" calcext:value-type="float">
            <text:p>1.459243</text:p>
          </table:table-cell>
          <table:table-cell table:number-columns-repeated="6"/>
        </table:table-row>
        <table:table-row table:style-name="ro1">
          <table:table-cell/>
          <table:table-cell office:value-type="float" office:value="23400" calcext:value-type="float">
            <text:p>23400</text:p>
          </table:table-cell>
          <table:table-cell office:value-type="float" office:value="0.376992" calcext:value-type="float">
            <text:p>0.376992</text:p>
          </table:table-cell>
          <table:table-cell office:value-type="float" office:value="1.466128" calcext:value-type="float">
            <text:p>1.466128</text:p>
          </table:table-cell>
          <table:table-cell table:number-columns-repeated="6"/>
        </table:table-row>
        <table:table-row table:style-name="ro1">
          <table:table-cell/>
          <table:table-cell office:value-type="float" office:value="23500" calcext:value-type="float">
            <text:p>23500</text:p>
          </table:table-cell>
          <table:table-cell office:value-type="float" office:value="0.380273" calcext:value-type="float">
            <text:p>0.380273</text:p>
          </table:table-cell>
          <table:table-cell office:value-type="float" office:value="1.48578" calcext:value-type="float">
            <text:p>1.48578</text:p>
          </table:table-cell>
          <table:table-cell table:number-columns-repeated="6"/>
        </table:table-row>
        <table:table-row table:style-name="ro1">
          <table:table-cell/>
          <table:table-cell office:value-type="float" office:value="23600" calcext:value-type="float">
            <text:p>23600</text:p>
          </table:table-cell>
          <table:table-cell office:value-type="float" office:value="0.383585" calcext:value-type="float">
            <text:p>0.383585</text:p>
          </table:table-cell>
          <table:table-cell office:value-type="float" office:value="1.493737" calcext:value-type="float">
            <text:p>1.493737</text:p>
          </table:table-cell>
          <table:table-cell table:number-columns-repeated="6"/>
        </table:table-row>
        <table:table-row table:style-name="ro1">
          <table:table-cell/>
          <table:table-cell office:value-type="float" office:value="23700" calcext:value-type="float">
            <text:p>23700</text:p>
          </table:table-cell>
          <table:table-cell office:value-type="float" office:value="0.386496" calcext:value-type="float">
            <text:p>0.386496</text:p>
          </table:table-cell>
          <table:table-cell office:value-type="float" office:value="1.50888" calcext:value-type="float">
            <text:p>1.50888</text:p>
          </table:table-cell>
          <table:table-cell table:number-columns-repeated="6"/>
        </table:table-row>
        <table:table-row table:style-name="ro1">
          <table:table-cell/>
          <table:table-cell office:value-type="float" office:value="23800" calcext:value-type="float">
            <text:p>23800</text:p>
          </table:table-cell>
          <table:table-cell office:value-type="float" office:value="0.389587" calcext:value-type="float">
            <text:p>0.389587</text:p>
          </table:table-cell>
          <table:table-cell office:value-type="float" office:value="1.521009" calcext:value-type="float">
            <text:p>1.521009</text:p>
          </table:table-cell>
          <table:table-cell table:number-columns-repeated="6"/>
        </table:table-row>
        <table:table-row table:style-name="ro1">
          <table:table-cell/>
          <table:table-cell office:value-type="float" office:value="23900" calcext:value-type="float">
            <text:p>23900</text:p>
          </table:table-cell>
          <table:table-cell office:value-type="float" office:value="0.392971" calcext:value-type="float">
            <text:p>0.392971</text:p>
          </table:table-cell>
          <table:table-cell office:value-type="float" office:value="1.530482" calcext:value-type="float">
            <text:p>1.530482</text:p>
          </table:table-cell>
          <table:table-cell table:number-columns-repeated="6"/>
        </table:table-row>
        <table:table-row table:style-name="ro1">
          <table:table-cell/>
          <table:table-cell office:value-type="float" office:value="24000" calcext:value-type="float">
            <text:p>24000</text:p>
          </table:table-cell>
          <table:table-cell office:value-type="float" office:value="0.395771" calcext:value-type="float">
            <text:p>0.395771</text:p>
          </table:table-cell>
          <table:table-cell office:value-type="float" office:value="1.546201" calcext:value-type="float">
            <text:p>1.546201</text:p>
          </table:table-cell>
          <table:table-cell table:number-columns-repeated="6"/>
        </table:table-row>
        <table:table-row table:style-name="ro1">
          <table:table-cell/>
          <table:table-cell office:value-type="float" office:value="24100" calcext:value-type="float">
            <text:p>24100</text:p>
          </table:table-cell>
          <table:table-cell office:value-type="float" office:value="0.403262" calcext:value-type="float">
            <text:p>0.403262</text:p>
          </table:table-cell>
          <table:table-cell office:value-type="float" office:value="1.5595" calcext:value-type="float">
            <text:p>1.5595</text:p>
          </table:table-cell>
          <table:table-cell table:number-columns-repeated="6"/>
        </table:table-row>
        <table:table-row table:style-name="ro1">
          <table:table-cell/>
          <table:table-cell office:value-type="float" office:value="24200" calcext:value-type="float">
            <text:p>24200</text:p>
          </table:table-cell>
          <table:table-cell office:value-type="float" office:value="0.402211" calcext:value-type="float">
            <text:p>0.402211</text:p>
          </table:table-cell>
          <table:table-cell office:value-type="float" office:value="1.57251" calcext:value-type="float">
            <text:p>1.57251</text:p>
          </table:table-cell>
          <table:table-cell table:number-columns-repeated="6"/>
        </table:table-row>
        <table:table-row table:style-name="ro1">
          <table:table-cell/>
          <table:table-cell office:value-type="float" office:value="24300" calcext:value-type="float">
            <text:p>24300</text:p>
          </table:table-cell>
          <table:table-cell office:value-type="float" office:value="0.405539" calcext:value-type="float">
            <text:p>0.405539</text:p>
          </table:table-cell>
          <table:table-cell office:value-type="float" office:value="1.585956" calcext:value-type="float">
            <text:p>1.585956</text:p>
          </table:table-cell>
          <table:table-cell table:number-columns-repeated="6"/>
        </table:table-row>
        <table:table-row table:style-name="ro1">
          <table:table-cell/>
          <table:table-cell office:value-type="float" office:value="24400" calcext:value-type="float">
            <text:p>24400</text:p>
          </table:table-cell>
          <table:table-cell office:value-type="float" office:value="0.409048" calcext:value-type="float">
            <text:p>0.409048</text:p>
          </table:table-cell>
          <table:table-cell office:value-type="float" office:value="1.597614" calcext:value-type="float">
            <text:p>1.597614</text:p>
          </table:table-cell>
          <table:table-cell table:number-columns-repeated="6"/>
        </table:table-row>
        <table:table-row table:style-name="ro1">
          <table:table-cell/>
          <table:table-cell office:value-type="float" office:value="24500" calcext:value-type="float">
            <text:p>24500</text:p>
          </table:table-cell>
          <table:table-cell office:value-type="float" office:value="0.412581" calcext:value-type="float">
            <text:p>0.412581</text:p>
          </table:table-cell>
          <table:table-cell office:value-type="float" office:value="1.609515" calcext:value-type="float">
            <text:p>1.609515</text:p>
          </table:table-cell>
          <table:table-cell table:number-columns-repeated="6"/>
        </table:table-row>
        <table:table-row table:style-name="ro1">
          <table:table-cell/>
          <table:table-cell office:value-type="float" office:value="24600" calcext:value-type="float">
            <text:p>24600</text:p>
          </table:table-cell>
          <table:table-cell office:value-type="float" office:value="0.416498" calcext:value-type="float">
            <text:p>0.416498</text:p>
          </table:table-cell>
          <table:table-cell office:value-type="float" office:value="1.628266" calcext:value-type="float">
            <text:p>1.628266</text:p>
          </table:table-cell>
          <table:table-cell table:number-columns-repeated="6"/>
        </table:table-row>
        <table:table-row table:style-name="ro1">
          <table:table-cell/>
          <table:table-cell office:value-type="float" office:value="24700" calcext:value-type="float">
            <text:p>24700</text:p>
          </table:table-cell>
          <table:table-cell office:value-type="float" office:value="0.419662" calcext:value-type="float">
            <text:p>0.419662</text:p>
          </table:table-cell>
          <table:table-cell office:value-type="float" office:value="1.643031" calcext:value-type="float">
            <text:p>1.643031</text:p>
          </table:table-cell>
          <table:table-cell table:number-columns-repeated="6"/>
        </table:table-row>
        <table:table-row table:style-name="ro1">
          <table:table-cell/>
          <table:table-cell office:value-type="float" office:value="24800" calcext:value-type="float">
            <text:p>24800</text:p>
          </table:table-cell>
          <table:table-cell office:value-type="float" office:value="0.423402" calcext:value-type="float">
            <text:p>0.423402</text:p>
          </table:table-cell>
          <table:table-cell office:value-type="float" office:value="1.658726" calcext:value-type="float">
            <text:p>1.658726</text:p>
          </table:table-cell>
          <table:table-cell table:number-columns-repeated="6"/>
        </table:table-row>
        <table:table-row table:style-name="ro1">
          <table:table-cell/>
          <table:table-cell office:value-type="float" office:value="24900" calcext:value-type="float">
            <text:p>24900</text:p>
          </table:table-cell>
          <table:table-cell office:value-type="float" office:value="0.42635" calcext:value-type="float">
            <text:p>0.42635</text:p>
          </table:table-cell>
          <table:table-cell office:value-type="float" office:value="1.663275" calcext:value-type="float">
            <text:p>1.663275</text:p>
          </table:table-cell>
          <table:table-cell table:number-columns-repeated="6"/>
        </table:table-row>
        <table:table-row table:style-name="ro1">
          <table:table-cell/>
          <table:table-cell office:value-type="float" office:value="25000" calcext:value-type="float">
            <text:p>25000</text:p>
          </table:table-cell>
          <table:table-cell office:value-type="float" office:value="0.430617" calcext:value-type="float">
            <text:p>0.430617</text:p>
          </table:table-cell>
          <table:table-cell office:value-type="float" office:value="1.682247" calcext:value-type="float">
            <text:p>1.682247</text:p>
          </table:table-cell>
          <table:table-cell table:number-columns-repeated="6"/>
        </table:table-row>
        <table:table-row table:style-name="ro1">
          <table:table-cell/>
          <table:table-cell office:value-type="float" office:value="25100" calcext:value-type="float">
            <text:p>25100</text:p>
          </table:table-cell>
          <table:table-cell office:value-type="float" office:value="0.434418" calcext:value-type="float">
            <text:p>0.434418</text:p>
          </table:table-cell>
          <table:table-cell office:value-type="float" office:value="1.690234" calcext:value-type="float">
            <text:p>1.690234</text:p>
          </table:table-cell>
          <table:table-cell table:number-columns-repeated="6"/>
        </table:table-row>
        <table:table-row table:style-name="ro1">
          <table:table-cell/>
          <table:table-cell office:value-type="float" office:value="25200" calcext:value-type="float">
            <text:p>25200</text:p>
          </table:table-cell>
          <table:table-cell office:value-type="float" office:value="0.436813" calcext:value-type="float">
            <text:p>0.436813</text:p>
          </table:table-cell>
          <table:table-cell office:value-type="float" office:value="1.704586" calcext:value-type="float">
            <text:p>1.704586</text:p>
          </table:table-cell>
          <table:table-cell table:number-columns-repeated="6"/>
        </table:table-row>
        <table:table-row table:style-name="ro1">
          <table:table-cell/>
          <table:table-cell office:value-type="float" office:value="25300" calcext:value-type="float">
            <text:p>25300</text:p>
          </table:table-cell>
          <table:table-cell office:value-type="float" office:value="0.440362" calcext:value-type="float">
            <text:p>0.440362</text:p>
          </table:table-cell>
          <table:table-cell office:value-type="float" office:value="1.721372" calcext:value-type="float">
            <text:p>1.721372</text:p>
          </table:table-cell>
          <table:table-cell table:number-columns-repeated="6"/>
        </table:table-row>
        <table:table-row table:style-name="ro1">
          <table:table-cell/>
          <table:table-cell office:value-type="float" office:value="25400" calcext:value-type="float">
            <text:p>25400</text:p>
          </table:table-cell>
          <table:table-cell office:value-type="float" office:value="0.443735" calcext:value-type="float">
            <text:p>0.443735</text:p>
          </table:table-cell>
          <table:table-cell office:value-type="float" office:value="1.736297" calcext:value-type="float">
            <text:p>1.736297</text:p>
          </table:table-cell>
          <table:table-cell table:number-columns-repeated="6"/>
        </table:table-row>
        <table:table-row table:style-name="ro1">
          <table:table-cell/>
          <table:table-cell office:value-type="float" office:value="25500" calcext:value-type="float">
            <text:p>25500</text:p>
          </table:table-cell>
          <table:table-cell office:value-type="float" office:value="0.447081" calcext:value-type="float">
            <text:p>0.447081</text:p>
          </table:table-cell>
          <table:table-cell office:value-type="float" office:value="1.748565" calcext:value-type="float">
            <text:p>1.748565</text:p>
          </table:table-cell>
          <table:table-cell table:number-columns-repeated="6"/>
        </table:table-row>
        <table:table-row table:style-name="ro1">
          <table:table-cell/>
          <table:table-cell office:value-type="float" office:value="25600" calcext:value-type="float">
            <text:p>25600</text:p>
          </table:table-cell>
          <table:table-cell office:value-type="float" office:value="0.450833" calcext:value-type="float">
            <text:p>0.450833</text:p>
          </table:table-cell>
          <table:table-cell office:value-type="float" office:value="1.763104" calcext:value-type="float">
            <text:p>1.763104</text:p>
          </table:table-cell>
          <table:table-cell table:number-columns-repeated="6"/>
        </table:table-row>
        <table:table-row table:style-name="ro1">
          <table:table-cell/>
          <table:table-cell office:value-type="float" office:value="25700" calcext:value-type="float">
            <text:p>25700</text:p>
          </table:table-cell>
          <table:table-cell office:value-type="float" office:value="0.454233" calcext:value-type="float">
            <text:p>0.454233</text:p>
          </table:table-cell>
          <table:table-cell office:value-type="float" office:value="1.775584" calcext:value-type="float">
            <text:p>1.775584</text:p>
          </table:table-cell>
          <table:table-cell table:number-columns-repeated="6"/>
        </table:table-row>
        <table:table-row table:style-name="ro1">
          <table:table-cell/>
          <table:table-cell office:value-type="float" office:value="25800" calcext:value-type="float">
            <text:p>25800</text:p>
          </table:table-cell>
          <table:table-cell office:value-type="float" office:value="0.4578" calcext:value-type="float">
            <text:p>0.4578</text:p>
          </table:table-cell>
          <table:table-cell office:value-type="float" office:value="1.793609" calcext:value-type="float">
            <text:p>1.793609</text:p>
          </table:table-cell>
          <table:table-cell table:number-columns-repeated="6"/>
        </table:table-row>
        <table:table-row table:style-name="ro1">
          <table:table-cell/>
          <table:table-cell office:value-type="float" office:value="25900" calcext:value-type="float">
            <text:p>25900</text:p>
          </table:table-cell>
          <table:table-cell office:value-type="float" office:value="0.461349" calcext:value-type="float">
            <text:p>0.461349</text:p>
          </table:table-cell>
          <table:table-cell office:value-type="float" office:value="1.800206" calcext:value-type="float">
            <text:p>1.800206</text:p>
          </table:table-cell>
          <table:table-cell table:number-columns-repeated="6"/>
        </table:table-row>
        <table:table-row table:style-name="ro1">
          <table:table-cell/>
          <table:table-cell office:value-type="float" office:value="26000" calcext:value-type="float">
            <text:p>26000</text:p>
          </table:table-cell>
          <table:table-cell office:value-type="float" office:value="0.464679" calcext:value-type="float">
            <text:p>0.464679</text:p>
          </table:table-cell>
          <table:table-cell office:value-type="float" office:value="1.821151" calcext:value-type="float">
            <text:p>1.821151</text:p>
          </table:table-cell>
          <table:table-cell table:number-columns-repeated="6"/>
        </table:table-row>
        <table:table-row table:style-name="ro1">
          <table:table-cell/>
          <table:table-cell office:value-type="float" office:value="26100" calcext:value-type="float">
            <text:p>26100</text:p>
          </table:table-cell>
          <table:table-cell office:value-type="float" office:value="0.468312" calcext:value-type="float">
            <text:p>0.468312</text:p>
          </table:table-cell>
          <table:table-cell office:value-type="float" office:value="1.825733" calcext:value-type="float">
            <text:p>1.825733</text:p>
          </table:table-cell>
          <table:table-cell table:number-columns-repeated="6"/>
        </table:table-row>
        <table:table-row table:style-name="ro1">
          <table:table-cell/>
          <table:table-cell office:value-type="float" office:value="26200" calcext:value-type="float">
            <text:p>26200</text:p>
          </table:table-cell>
          <table:table-cell office:value-type="float" office:value="0.471874" calcext:value-type="float">
            <text:p>0.471874</text:p>
          </table:table-cell>
          <table:table-cell office:value-type="float" office:value="1.845577" calcext:value-type="float">
            <text:p>1.845577</text:p>
          </table:table-cell>
          <table:table-cell table:number-columns-repeated="6"/>
        </table:table-row>
        <table:table-row table:style-name="ro1">
          <table:table-cell/>
          <table:table-cell office:value-type="float" office:value="26300" calcext:value-type="float">
            <text:p>26300</text:p>
          </table:table-cell>
          <table:table-cell office:value-type="float" office:value="0.475449" calcext:value-type="float">
            <text:p>0.475449</text:p>
          </table:table-cell>
          <table:table-cell office:value-type="float" office:value="1.857918" calcext:value-type="float">
            <text:p>1.857918</text:p>
          </table:table-cell>
          <table:table-cell table:number-columns-repeated="6"/>
        </table:table-row>
        <table:table-row table:style-name="ro1">
          <table:table-cell/>
          <table:table-cell office:value-type="float" office:value="26400" calcext:value-type="float">
            <text:p>26400</text:p>
          </table:table-cell>
          <table:table-cell office:value-type="float" office:value="0.478692" calcext:value-type="float">
            <text:p>0.478692</text:p>
          </table:table-cell>
          <table:table-cell office:value-type="float" office:value="1.878496" calcext:value-type="float">
            <text:p>1.878496</text:p>
          </table:table-cell>
          <table:table-cell table:number-columns-repeated="6"/>
        </table:table-row>
        <table:table-row table:style-name="ro1">
          <table:table-cell/>
          <table:table-cell office:value-type="float" office:value="26500" calcext:value-type="float">
            <text:p>26500</text:p>
          </table:table-cell>
          <table:table-cell office:value-type="float" office:value="0.48242" calcext:value-type="float">
            <text:p>0.48242</text:p>
          </table:table-cell>
          <table:table-cell office:value-type="float" office:value="1.888396" calcext:value-type="float">
            <text:p>1.888396</text:p>
          </table:table-cell>
          <table:table-cell table:number-columns-repeated="6"/>
        </table:table-row>
        <table:table-row table:style-name="ro1">
          <table:table-cell/>
          <table:table-cell office:value-type="float" office:value="26600" calcext:value-type="float">
            <text:p>26600</text:p>
          </table:table-cell>
          <table:table-cell office:value-type="float" office:value="0.486471" calcext:value-type="float">
            <text:p>0.486471</text:p>
          </table:table-cell>
          <table:table-cell office:value-type="float" office:value="1.89988" calcext:value-type="float">
            <text:p>1.89988</text:p>
          </table:table-cell>
          <table:table-cell table:number-columns-repeated="6"/>
        </table:table-row>
        <table:table-row table:style-name="ro1">
          <table:table-cell/>
          <table:table-cell office:value-type="float" office:value="26700" calcext:value-type="float">
            <text:p>26700</text:p>
          </table:table-cell>
          <table:table-cell office:value-type="float" office:value="0.490067" calcext:value-type="float">
            <text:p>0.490067</text:p>
          </table:table-cell>
          <table:table-cell office:value-type="float" office:value="1.916389" calcext:value-type="float">
            <text:p>1.916389</text:p>
          </table:table-cell>
          <table:table-cell table:number-columns-repeated="6"/>
        </table:table-row>
        <table:table-row table:style-name="ro1">
          <table:table-cell/>
          <table:table-cell office:value-type="float" office:value="26800" calcext:value-type="float">
            <text:p>26800</text:p>
          </table:table-cell>
          <table:table-cell office:value-type="float" office:value="0.493497" calcext:value-type="float">
            <text:p>0.493497</text:p>
          </table:table-cell>
          <table:table-cell office:value-type="float" office:value="1.928995" calcext:value-type="float">
            <text:p>1.928995</text:p>
          </table:table-cell>
          <table:table-cell table:number-columns-repeated="6"/>
        </table:table-row>
        <table:table-row table:style-name="ro1">
          <table:table-cell/>
          <table:table-cell office:value-type="float" office:value="26900" calcext:value-type="float">
            <text:p>26900</text:p>
          </table:table-cell>
          <table:table-cell office:value-type="float" office:value="0.497004" calcext:value-type="float">
            <text:p>0.497004</text:p>
          </table:table-cell>
          <table:table-cell office:value-type="float" office:value="1.947098" calcext:value-type="float">
            <text:p>1.947098</text:p>
          </table:table-cell>
          <table:table-cell table:number-columns-repeated="6"/>
        </table:table-row>
        <table:table-row table:style-name="ro1">
          <table:table-cell/>
          <table:table-cell office:value-type="float" office:value="27000" calcext:value-type="float">
            <text:p>27000</text:p>
          </table:table-cell>
          <table:table-cell office:value-type="float" office:value="0.500793" calcext:value-type="float">
            <text:p>0.500793</text:p>
          </table:table-cell>
          <table:table-cell office:value-type="float" office:value="1.96009" calcext:value-type="float">
            <text:p>1.96009</text:p>
          </table:table-cell>
          <table:table-cell table:number-columns-repeated="6"/>
        </table:table-row>
        <table:table-row table:style-name="ro1">
          <table:table-cell/>
          <table:table-cell office:value-type="float" office:value="27100" calcext:value-type="float">
            <text:p>27100</text:p>
          </table:table-cell>
          <table:table-cell office:value-type="float" office:value="0.504536" calcext:value-type="float">
            <text:p>0.504536</text:p>
          </table:table-cell>
          <table:table-cell office:value-type="float" office:value="1.975494" calcext:value-type="float">
            <text:p>1.975494</text:p>
          </table:table-cell>
          <table:table-cell table:number-columns-repeated="6"/>
        </table:table-row>
        <table:table-row table:style-name="ro1">
          <table:table-cell/>
          <table:table-cell office:value-type="float" office:value="27200" calcext:value-type="float">
            <text:p>27200</text:p>
          </table:table-cell>
          <table:table-cell office:value-type="float" office:value="0.507964" calcext:value-type="float">
            <text:p>0.507964</text:p>
          </table:table-cell>
          <table:table-cell office:value-type="float" office:value="1.986761" calcext:value-type="float">
            <text:p>1.986761</text:p>
          </table:table-cell>
          <table:table-cell table:number-columns-repeated="6"/>
        </table:table-row>
        <table:table-row table:style-name="ro1">
          <table:table-cell/>
          <table:table-cell office:value-type="float" office:value="27300" calcext:value-type="float">
            <text:p>27300</text:p>
          </table:table-cell>
          <table:table-cell office:value-type="float" office:value="0.514611" calcext:value-type="float">
            <text:p>0.514611</text:p>
          </table:table-cell>
          <table:table-cell office:value-type="float" office:value="2.00184" calcext:value-type="float">
            <text:p>2.00184</text:p>
          </table:table-cell>
          <table:table-cell table:number-columns-repeated="6"/>
        </table:table-row>
        <table:table-row table:style-name="ro1">
          <table:table-cell/>
          <table:table-cell office:value-type="float" office:value="27400" calcext:value-type="float">
            <text:p>27400</text:p>
          </table:table-cell>
          <table:table-cell office:value-type="float" office:value="0.515791" calcext:value-type="float">
            <text:p>0.515791</text:p>
          </table:table-cell>
          <table:table-cell office:value-type="float" office:value="2.019529" calcext:value-type="float">
            <text:p>2.019529</text:p>
          </table:table-cell>
          <table:table-cell table:number-columns-repeated="6"/>
        </table:table-row>
        <table:table-row table:style-name="ro1">
          <table:table-cell/>
          <table:table-cell office:value-type="float" office:value="27500" calcext:value-type="float">
            <text:p>27500</text:p>
          </table:table-cell>
          <table:table-cell office:value-type="float" office:value="0.519409" calcext:value-type="float">
            <text:p>0.519409</text:p>
          </table:table-cell>
          <table:table-cell office:value-type="float" office:value="2.035193" calcext:value-type="float">
            <text:p>2.035193</text:p>
          </table:table-cell>
          <table:table-cell table:number-columns-repeated="6"/>
        </table:table-row>
        <table:table-row table:style-name="ro1">
          <table:table-cell/>
          <table:table-cell office:value-type="float" office:value="27600" calcext:value-type="float">
            <text:p>27600</text:p>
          </table:table-cell>
          <table:table-cell office:value-type="float" office:value="0.522957" calcext:value-type="float">
            <text:p>0.522957</text:p>
          </table:table-cell>
          <table:table-cell office:value-type="float" office:value="2.04681" calcext:value-type="float">
            <text:p>2.04681</text:p>
          </table:table-cell>
          <table:table-cell table:number-columns-repeated="6"/>
        </table:table-row>
        <table:table-row table:style-name="ro1">
          <table:table-cell/>
          <table:table-cell office:value-type="float" office:value="27700" calcext:value-type="float">
            <text:p>27700</text:p>
          </table:table-cell>
          <table:table-cell office:value-type="float" office:value="0.527087" calcext:value-type="float">
            <text:p>0.527087</text:p>
          </table:table-cell>
          <table:table-cell office:value-type="float" office:value="2.058924" calcext:value-type="float">
            <text:p>2.058924</text:p>
          </table:table-cell>
          <table:table-cell table:number-columns-repeated="6"/>
        </table:table-row>
        <table:table-row table:style-name="ro1">
          <table:table-cell/>
          <table:table-cell office:value-type="float" office:value="27800" calcext:value-type="float">
            <text:p>27800</text:p>
          </table:table-cell>
          <table:table-cell office:value-type="float" office:value="0.530878" calcext:value-type="float">
            <text:p>0.530878</text:p>
          </table:table-cell>
          <table:table-cell office:value-type="float" office:value="2.075609" calcext:value-type="float">
            <text:p>2.075609</text:p>
          </table:table-cell>
          <table:table-cell table:number-columns-repeated="6"/>
        </table:table-row>
        <table:table-row table:style-name="ro1">
          <table:table-cell/>
          <table:table-cell office:value-type="float" office:value="27900" calcext:value-type="float">
            <text:p>27900</text:p>
          </table:table-cell>
          <table:table-cell office:value-type="float" office:value="0.535282" calcext:value-type="float">
            <text:p>0.535282</text:p>
          </table:table-cell>
          <table:table-cell office:value-type="float" office:value="2.093438" calcext:value-type="float">
            <text:p>2.093438</text:p>
          </table:table-cell>
          <table:table-cell table:number-columns-repeated="6"/>
        </table:table-row>
        <table:table-row table:style-name="ro1">
          <table:table-cell/>
          <table:table-cell office:value-type="float" office:value="28000" calcext:value-type="float">
            <text:p>28000</text:p>
          </table:table-cell>
          <table:table-cell office:value-type="float" office:value="0.538409" calcext:value-type="float">
            <text:p>0.538409</text:p>
          </table:table-cell>
          <table:table-cell office:value-type="float" office:value="2.110491" calcext:value-type="float">
            <text:p>2.110491</text:p>
          </table:table-cell>
          <table:table-cell table:number-columns-repeated="6"/>
        </table:table-row>
        <table:table-row table:style-name="ro1">
          <table:table-cell/>
          <table:table-cell office:value-type="float" office:value="28100" calcext:value-type="float">
            <text:p>28100</text:p>
          </table:table-cell>
          <table:table-cell office:value-type="float" office:value="0.542055" calcext:value-type="float">
            <text:p>0.542055</text:p>
          </table:table-cell>
          <table:table-cell office:value-type="float" office:value="2.117871" calcext:value-type="float">
            <text:p>2.117871</text:p>
          </table:table-cell>
          <table:table-cell table:number-columns-repeated="6"/>
        </table:table-row>
        <table:table-row table:style-name="ro1">
          <table:table-cell/>
          <table:table-cell office:value-type="float" office:value="28200" calcext:value-type="float">
            <text:p>28200</text:p>
          </table:table-cell>
          <table:table-cell office:value-type="float" office:value="0.545205" calcext:value-type="float">
            <text:p>0.545205</text:p>
          </table:table-cell>
          <table:table-cell office:value-type="float" office:value="2.139667" calcext:value-type="float">
            <text:p>2.139667</text:p>
          </table:table-cell>
          <table:table-cell table:number-columns-repeated="6"/>
        </table:table-row>
        <table:table-row table:style-name="ro1">
          <table:table-cell/>
          <table:table-cell office:value-type="float" office:value="28300" calcext:value-type="float">
            <text:p>28300</text:p>
          </table:table-cell>
          <table:table-cell office:value-type="float" office:value="0.549286" calcext:value-type="float">
            <text:p>0.549286</text:p>
          </table:table-cell>
          <table:table-cell office:value-type="float" office:value="2.152072" calcext:value-type="float">
            <text:p>2.152072</text:p>
          </table:table-cell>
          <table:table-cell table:number-columns-repeated="6"/>
        </table:table-row>
        <table:table-row table:style-name="ro1">
          <table:table-cell/>
          <table:table-cell office:value-type="float" office:value="28400" calcext:value-type="float">
            <text:p>28400</text:p>
          </table:table-cell>
          <table:table-cell office:value-type="float" office:value="0.553247" calcext:value-type="float">
            <text:p>0.553247</text:p>
          </table:table-cell>
          <table:table-cell office:value-type="float" office:value="2.170514" calcext:value-type="float">
            <text:p>2.170514</text:p>
          </table:table-cell>
          <table:table-cell table:number-columns-repeated="6"/>
        </table:table-row>
        <table:table-row table:style-name="ro1">
          <table:table-cell/>
          <table:table-cell office:value-type="float" office:value="28500" calcext:value-type="float">
            <text:p>28500</text:p>
          </table:table-cell>
          <table:table-cell office:value-type="float" office:value="0.564051" calcext:value-type="float">
            <text:p>0.564051</text:p>
          </table:table-cell>
          <table:table-cell office:value-type="float" office:value="2.1895" calcext:value-type="float">
            <text:p>2.1895</text:p>
          </table:table-cell>
          <table:table-cell table:number-columns-repeated="6"/>
        </table:table-row>
        <table:table-row table:style-name="ro1">
          <table:table-cell/>
          <table:table-cell office:value-type="float" office:value="28600" calcext:value-type="float">
            <text:p>28600</text:p>
          </table:table-cell>
          <table:table-cell office:value-type="float" office:value="0.561969" calcext:value-type="float">
            <text:p>0.561969</text:p>
          </table:table-cell>
          <table:table-cell office:value-type="float" office:value="2.20653" calcext:value-type="float">
            <text:p>2.20653</text:p>
          </table:table-cell>
          <table:table-cell table:number-columns-repeated="6"/>
        </table:table-row>
        <table:table-row table:style-name="ro1">
          <table:table-cell/>
          <table:table-cell office:value-type="float" office:value="28700" calcext:value-type="float">
            <text:p>28700</text:p>
          </table:table-cell>
          <table:table-cell office:value-type="float" office:value="0.5669" calcext:value-type="float">
            <text:p>0.5669</text:p>
          </table:table-cell>
          <table:table-cell office:value-type="float" office:value="2.217339" calcext:value-type="float">
            <text:p>2.217339</text:p>
          </table:table-cell>
          <table:table-cell table:number-columns-repeated="6"/>
        </table:table-row>
        <table:table-row table:style-name="ro1">
          <table:table-cell/>
          <table:table-cell office:value-type="float" office:value="28800" calcext:value-type="float">
            <text:p>28800</text:p>
          </table:table-cell>
          <table:table-cell office:value-type="float" office:value="0.568982" calcext:value-type="float">
            <text:p>0.568982</text:p>
          </table:table-cell>
          <table:table-cell office:value-type="float" office:value="2.232623" calcext:value-type="float">
            <text:p>2.232623</text:p>
          </table:table-cell>
          <table:table-cell table:number-columns-repeated="6"/>
        </table:table-row>
        <table:table-row table:style-name="ro1">
          <table:table-cell/>
          <table:table-cell office:value-type="float" office:value="28900" calcext:value-type="float">
            <text:p>28900</text:p>
          </table:table-cell>
          <table:table-cell office:value-type="float" office:value="0.571912" calcext:value-type="float">
            <text:p>0.571912</text:p>
          </table:table-cell>
          <table:table-cell office:value-type="float" office:value="2.244522" calcext:value-type="float">
            <text:p>2.244522</text:p>
          </table:table-cell>
          <table:table-cell table:number-columns-repeated="6"/>
        </table:table-row>
        <table:table-row table:style-name="ro1">
          <table:table-cell/>
          <table:table-cell office:value-type="float" office:value="29000" calcext:value-type="float">
            <text:p>29000</text:p>
          </table:table-cell>
          <table:table-cell office:value-type="float" office:value="0.575983" calcext:value-type="float">
            <text:p>0.575983</text:p>
          </table:table-cell>
          <table:table-cell office:value-type="float" office:value="2.256594" calcext:value-type="float">
            <text:p>2.256594</text:p>
          </table:table-cell>
          <table:table-cell table:number-columns-repeated="6"/>
        </table:table-row>
        <table:table-row table:style-name="ro1">
          <table:table-cell/>
          <table:table-cell office:value-type="float" office:value="29100" calcext:value-type="float">
            <text:p>29100</text:p>
          </table:table-cell>
          <table:table-cell office:value-type="float" office:value="0.579812" calcext:value-type="float">
            <text:p>0.579812</text:p>
          </table:table-cell>
          <table:table-cell office:value-type="float" office:value="2.271658" calcext:value-type="float">
            <text:p>2.271658</text:p>
          </table:table-cell>
          <table:table-cell table:number-columns-repeated="6"/>
        </table:table-row>
        <table:table-row table:style-name="ro1">
          <table:table-cell/>
          <table:table-cell office:value-type="float" office:value="29200" calcext:value-type="float">
            <text:p>29200</text:p>
          </table:table-cell>
          <table:table-cell office:value-type="float" office:value="0.583916" calcext:value-type="float">
            <text:p>0.583916</text:p>
          </table:table-cell>
          <table:table-cell office:value-type="float" office:value="2.293157" calcext:value-type="float">
            <text:p>2.293157</text:p>
          </table:table-cell>
          <table:table-cell table:number-columns-repeated="6"/>
        </table:table-row>
        <table:table-row table:style-name="ro1">
          <table:table-cell/>
          <table:table-cell office:value-type="float" office:value="29300" calcext:value-type="float">
            <text:p>29300</text:p>
          </table:table-cell>
          <table:table-cell office:value-type="float" office:value="0.588214" calcext:value-type="float">
            <text:p>0.588214</text:p>
          </table:table-cell>
          <table:table-cell office:value-type="float" office:value="2.312102" calcext:value-type="float">
            <text:p>2.312102</text:p>
          </table:table-cell>
          <table:table-cell table:number-columns-repeated="6"/>
        </table:table-row>
        <table:table-row table:style-name="ro1">
          <table:table-cell/>
          <table:table-cell office:value-type="float" office:value="29400" calcext:value-type="float">
            <text:p>29400</text:p>
          </table:table-cell>
          <table:table-cell office:value-type="float" office:value="0.592137" calcext:value-type="float">
            <text:p>0.592137</text:p>
          </table:table-cell>
          <table:table-cell office:value-type="float" office:value="2.324997" calcext:value-type="float">
            <text:p>2.324997</text:p>
          </table:table-cell>
          <table:table-cell table:number-columns-repeated="6"/>
        </table:table-row>
        <table:table-row table:style-name="ro1">
          <table:table-cell/>
          <table:table-cell office:value-type="float" office:value="29500" calcext:value-type="float">
            <text:p>29500</text:p>
          </table:table-cell>
          <table:table-cell office:value-type="float" office:value="0.598737" calcext:value-type="float">
            <text:p>0.598737</text:p>
          </table:table-cell>
          <table:table-cell office:value-type="float" office:value="2.340156" calcext:value-type="float">
            <text:p>2.340156</text:p>
          </table:table-cell>
          <table:table-cell table:number-columns-repeated="6"/>
        </table:table-row>
        <table:table-row table:style-name="ro1">
          <table:table-cell/>
          <table:table-cell office:value-type="float" office:value="29600" calcext:value-type="float">
            <text:p>29600</text:p>
          </table:table-cell>
          <table:table-cell office:value-type="float" office:value="0.604334" calcext:value-type="float">
            <text:p>0.604334</text:p>
          </table:table-cell>
          <table:table-cell office:value-type="float" office:value="2.358808" calcext:value-type="float">
            <text:p>2.358808</text:p>
          </table:table-cell>
          <table:table-cell table:number-columns-repeated="6"/>
        </table:table-row>
        <table:table-row table:style-name="ro1">
          <table:table-cell/>
          <table:table-cell office:value-type="float" office:value="29700" calcext:value-type="float">
            <text:p>29700</text:p>
          </table:table-cell>
          <table:table-cell office:value-type="float" office:value="0.604302" calcext:value-type="float">
            <text:p>0.604302</text:p>
          </table:table-cell>
          <table:table-cell office:value-type="float" office:value="2.372825" calcext:value-type="float">
            <text:p>2.372825</text:p>
          </table:table-cell>
          <table:table-cell table:number-columns-repeated="6"/>
        </table:table-row>
        <table:table-row table:style-name="ro1">
          <table:table-cell/>
          <table:table-cell office:value-type="float" office:value="29800" calcext:value-type="float">
            <text:p>29800</text:p>
          </table:table-cell>
          <table:table-cell office:value-type="float" office:value="0.608612" calcext:value-type="float">
            <text:p>0.608612</text:p>
          </table:table-cell>
          <table:table-cell office:value-type="float" office:value="2.391362" calcext:value-type="float">
            <text:p>2.391362</text:p>
          </table:table-cell>
          <table:table-cell table:number-columns-repeated="6"/>
        </table:table-row>
        <table:table-row table:style-name="ro1">
          <table:table-cell/>
          <table:table-cell office:value-type="float" office:value="29900" calcext:value-type="float">
            <text:p>29900</text:p>
          </table:table-cell>
          <table:table-cell office:value-type="float" office:value="0.613519" calcext:value-type="float">
            <text:p>0.613519</text:p>
          </table:table-cell>
          <table:table-cell office:value-type="float" office:value="2.40808" calcext:value-type="float">
            <text:p>2.40808</text:p>
          </table:table-cell>
          <table:table-cell table:number-columns-repeated="6"/>
        </table:table-row>
        <table:table-row table:style-name="ro1">
          <table:table-cell/>
          <table:table-cell office:value-type="float" office:value="30000" calcext:value-type="float">
            <text:p>30000</text:p>
          </table:table-cell>
          <table:table-cell office:value-type="float" office:value="0.618478" calcext:value-type="float">
            <text:p>0.618478</text:p>
          </table:table-cell>
          <table:table-cell office:value-type="float" office:value="2.424593" calcext:value-type="float">
            <text:p>2.424593</text:p>
          </table:table-cell>
          <table:table-cell table:number-columns-repeated="6"/>
        </table:table-row>
        <table:table-row table:style-name="ro1">
          <table:table-cell/>
          <table:table-cell office:value-type="float" office:value="30100" calcext:value-type="float">
            <text:p>30100</text:p>
          </table:table-cell>
          <table:table-cell office:value-type="float" office:value="0.622511" calcext:value-type="float">
            <text:p>0.622511</text:p>
          </table:table-cell>
          <table:table-cell office:value-type="float" office:value="2.434624" calcext:value-type="float">
            <text:p>2.434624</text:p>
          </table:table-cell>
          <table:table-cell table:number-columns-repeated="6"/>
        </table:table-row>
        <table:table-row table:style-name="ro1">
          <table:table-cell/>
          <table:table-cell office:value-type="float" office:value="30200" calcext:value-type="float">
            <text:p>30200</text:p>
          </table:table-cell>
          <table:table-cell office:value-type="float" office:value="0.635231" calcext:value-type="float">
            <text:p>0.635231</text:p>
          </table:table-cell>
          <table:table-cell office:value-type="float" office:value="2.470551" calcext:value-type="float">
            <text:p>2.470551</text:p>
          </table:table-cell>
          <table:table-cell table:number-columns-repeated="6"/>
        </table:table-row>
        <table:table-row table:style-name="ro1">
          <table:table-cell/>
          <table:table-cell office:value-type="float" office:value="30300" calcext:value-type="float">
            <text:p>30300</text:p>
          </table:table-cell>
          <table:table-cell office:value-type="float" office:value="0.635075" calcext:value-type="float">
            <text:p>0.635075</text:p>
          </table:table-cell>
          <table:table-cell office:value-type="float" office:value="2.506156" calcext:value-type="float">
            <text:p>2.506156</text:p>
          </table:table-cell>
          <table:table-cell table:number-columns-repeated="6"/>
        </table:table-row>
        <table:table-row table:style-name="ro1">
          <table:table-cell/>
          <table:table-cell office:value-type="float" office:value="30400" calcext:value-type="float">
            <text:p>30400</text:p>
          </table:table-cell>
          <table:table-cell office:value-type="float" office:value="0.643844" calcext:value-type="float">
            <text:p>0.643844</text:p>
          </table:table-cell>
          <table:table-cell office:value-type="float" office:value="2.515007" calcext:value-type="float">
            <text:p>2.515007</text:p>
          </table:table-cell>
          <table:table-cell table:number-columns-repeated="6"/>
        </table:table-row>
        <table:table-row table:style-name="ro1">
          <table:table-cell/>
          <table:table-cell office:value-type="float" office:value="30500" calcext:value-type="float">
            <text:p>30500</text:p>
          </table:table-cell>
          <table:table-cell office:value-type="float" office:value="0.651113" calcext:value-type="float">
            <text:p>0.651113</text:p>
          </table:table-cell>
          <table:table-cell office:value-type="float" office:value="2.547932" calcext:value-type="float">
            <text:p>2.547932</text:p>
          </table:table-cell>
          <table:table-cell table:number-columns-repeated="6"/>
        </table:table-row>
        <table:table-row table:style-name="ro1">
          <table:table-cell/>
          <table:table-cell office:value-type="float" office:value="30600" calcext:value-type="float">
            <text:p>30600</text:p>
          </table:table-cell>
          <table:table-cell office:value-type="float" office:value="0.650004" calcext:value-type="float">
            <text:p>0.650004</text:p>
          </table:table-cell>
          <table:table-cell office:value-type="float" office:value="2.542795" calcext:value-type="float">
            <text:p>2.542795</text:p>
          </table:table-cell>
          <table:table-cell table:number-columns-repeated="6"/>
        </table:table-row>
        <table:table-row table:style-name="ro1">
          <table:table-cell/>
          <table:table-cell office:value-type="float" office:value="30700" calcext:value-type="float">
            <text:p>30700</text:p>
          </table:table-cell>
          <table:table-cell office:value-type="float" office:value="0.651303" calcext:value-type="float">
            <text:p>0.651303</text:p>
          </table:table-cell>
          <table:table-cell office:value-type="float" office:value="2.54768" calcext:value-type="float">
            <text:p>2.54768</text:p>
          </table:table-cell>
          <table:table-cell table:number-columns-repeated="6"/>
        </table:table-row>
        <table:table-row table:style-name="ro1">
          <table:table-cell/>
          <table:table-cell office:value-type="float" office:value="30800" calcext:value-type="float">
            <text:p>30800</text:p>
          </table:table-cell>
          <table:table-cell office:value-type="float" office:value="0.649019" calcext:value-type="float">
            <text:p>0.649019</text:p>
          </table:table-cell>
          <table:table-cell office:value-type="float" office:value="2.558029" calcext:value-type="float">
            <text:p>2.558029</text:p>
          </table:table-cell>
          <table:table-cell table:number-columns-repeated="6"/>
        </table:table-row>
        <table:table-row table:style-name="ro1">
          <table:table-cell/>
          <table:table-cell office:value-type="float" office:value="30900" calcext:value-type="float">
            <text:p>30900</text:p>
          </table:table-cell>
          <table:table-cell office:value-type="float" office:value="0.656012" calcext:value-type="float">
            <text:p>0.656012</text:p>
          </table:table-cell>
          <table:table-cell office:value-type="float" office:value="2.583549" calcext:value-type="float">
            <text:p>2.583549</text:p>
          </table:table-cell>
          <table:table-cell table:number-columns-repeated="6"/>
        </table:table-row>
        <table:table-row table:style-name="ro1">
          <table:table-cell/>
          <table:table-cell office:value-type="float" office:value="31000" calcext:value-type="float">
            <text:p>31000</text:p>
          </table:table-cell>
          <table:table-cell office:value-type="float" office:value="0.665448" calcext:value-type="float">
            <text:p>0.665448</text:p>
          </table:table-cell>
          <table:table-cell office:value-type="float" office:value="2.610173" calcext:value-type="float">
            <text:p>2.610173</text:p>
          </table:table-cell>
          <table:table-cell table:number-columns-repeated="6"/>
        </table:table-row>
        <table:table-row table:style-name="ro1">
          <table:table-cell/>
          <table:table-cell office:value-type="float" office:value="31100" calcext:value-type="float">
            <text:p>31100</text:p>
          </table:table-cell>
          <table:table-cell office:value-type="float" office:value="0.668033" calcext:value-type="float">
            <text:p>0.668033</text:p>
          </table:table-cell>
          <table:table-cell office:value-type="float" office:value="2.636593" calcext:value-type="float">
            <text:p>2.636593</text:p>
          </table:table-cell>
          <table:table-cell table:number-columns-repeated="6"/>
        </table:table-row>
        <table:table-row table:style-name="ro1">
          <table:table-cell/>
          <table:table-cell office:value-type="float" office:value="31200" calcext:value-type="float">
            <text:p>31200</text:p>
          </table:table-cell>
          <table:table-cell office:value-type="float" office:value="0.673409" calcext:value-type="float">
            <text:p>0.673409</text:p>
          </table:table-cell>
          <table:table-cell office:value-type="float" office:value="2.657267" calcext:value-type="float">
            <text:p>2.657267</text:p>
          </table:table-cell>
          <table:table-cell table:number-columns-repeated="6"/>
        </table:table-row>
        <table:table-row table:style-name="ro1">
          <table:table-cell/>
          <table:table-cell office:value-type="float" office:value="31300" calcext:value-type="float">
            <text:p>31300</text:p>
          </table:table-cell>
          <table:table-cell office:value-type="float" office:value="0.669358" calcext:value-type="float">
            <text:p>0.669358</text:p>
          </table:table-cell>
          <table:table-cell office:value-type="float" office:value="2.644837" calcext:value-type="float">
            <text:p>2.644837</text:p>
          </table:table-cell>
          <table:table-cell table:number-columns-repeated="6"/>
        </table:table-row>
        <table:table-row table:style-name="ro1">
          <table:table-cell/>
          <table:table-cell office:value-type="float" office:value="31400" calcext:value-type="float">
            <text:p>31400</text:p>
          </table:table-cell>
          <table:table-cell office:value-type="float" office:value="0.675863" calcext:value-type="float">
            <text:p>0.675863</text:p>
          </table:table-cell>
          <table:table-cell office:value-type="float" office:value="2.660204" calcext:value-type="float">
            <text:p>2.660204</text:p>
          </table:table-cell>
          <table:table-cell table:number-columns-repeated="6"/>
        </table:table-row>
        <table:table-row table:style-name="ro1">
          <table:table-cell/>
          <table:table-cell office:value-type="float" office:value="31500" calcext:value-type="float">
            <text:p>31500</text:p>
          </table:table-cell>
          <table:table-cell office:value-type="float" office:value="0.684871" calcext:value-type="float">
            <text:p>0.684871</text:p>
          </table:table-cell>
          <table:table-cell office:value-type="float" office:value="2.684757" calcext:value-type="float">
            <text:p>2.684757</text:p>
          </table:table-cell>
          <table:table-cell table:number-columns-repeated="6"/>
        </table:table-row>
        <table:table-row table:style-name="ro1">
          <table:table-cell/>
          <table:table-cell office:value-type="float" office:value="31600" calcext:value-type="float">
            <text:p>31600</text:p>
          </table:table-cell>
          <table:table-cell office:value-type="float" office:value="0.683786" calcext:value-type="float">
            <text:p>0.683786</text:p>
          </table:table-cell>
          <table:table-cell office:value-type="float" office:value="2.697606" calcext:value-type="float">
            <text:p>2.697606</text:p>
          </table:table-cell>
          <table:table-cell table:number-columns-repeated="6"/>
        </table:table-row>
        <table:table-row table:style-name="ro1">
          <table:table-cell/>
          <table:table-cell office:value-type="float" office:value="31700" calcext:value-type="float">
            <text:p>31700</text:p>
          </table:table-cell>
          <table:table-cell office:value-type="float" office:value="0.68878" calcext:value-type="float">
            <text:p>0.68878</text:p>
          </table:table-cell>
          <table:table-cell office:value-type="float" office:value="2.703135" calcext:value-type="float">
            <text:p>2.703135</text:p>
          </table:table-cell>
          <table:table-cell table:number-columns-repeated="6"/>
        </table:table-row>
        <table:table-row table:style-name="ro1">
          <table:table-cell/>
          <table:table-cell office:value-type="float" office:value="31800" calcext:value-type="float">
            <text:p>31800</text:p>
          </table:table-cell>
          <table:table-cell office:value-type="float" office:value="0.690629" calcext:value-type="float">
            <text:p>0.690629</text:p>
          </table:table-cell>
          <table:table-cell office:value-type="float" office:value="2.723824" calcext:value-type="float">
            <text:p>2.723824</text:p>
          </table:table-cell>
          <table:table-cell table:number-columns-repeated="6"/>
        </table:table-row>
        <table:table-row table:style-name="ro1">
          <table:table-cell/>
          <table:table-cell office:value-type="float" office:value="31900" calcext:value-type="float">
            <text:p>31900</text:p>
          </table:table-cell>
          <table:table-cell office:value-type="float" office:value="0.698542" calcext:value-type="float">
            <text:p>0.698542</text:p>
          </table:table-cell>
          <table:table-cell office:value-type="float" office:value="2.739897" calcext:value-type="float">
            <text:p>2.739897</text:p>
          </table:table-cell>
          <table:table-cell table:number-columns-repeated="6"/>
        </table:table-row>
        <table:table-row table:style-name="ro1">
          <table:table-cell/>
          <table:table-cell office:value-type="float" office:value="32000" calcext:value-type="float">
            <text:p>32000</text:p>
          </table:table-cell>
          <table:table-cell office:value-type="float" office:value="0.702807" calcext:value-type="float">
            <text:p>0.702807</text:p>
          </table:table-cell>
          <table:table-cell office:value-type="float" office:value="2.776409" calcext:value-type="float">
            <text:p>2.776409</text:p>
          </table:table-cell>
          <table:table-cell table:number-columns-repeated="6"/>
        </table:table-row>
        <table:table-row table:style-name="ro1">
          <table:table-cell/>
          <table:table-cell office:value-type="float" office:value="32100" calcext:value-type="float">
            <text:p>32100</text:p>
          </table:table-cell>
          <table:table-cell office:value-type="float" office:value="0.716063" calcext:value-type="float">
            <text:p>0.716063</text:p>
          </table:table-cell>
          <table:table-cell office:value-type="float" office:value="2.800188" calcext:value-type="float">
            <text:p>2.800188</text:p>
          </table:table-cell>
          <table:table-cell table:number-columns-repeated="6"/>
        </table:table-row>
        <table:table-row table:style-name="ro1">
          <table:table-cell/>
          <table:table-cell office:value-type="float" office:value="32200" calcext:value-type="float">
            <text:p>32200</text:p>
          </table:table-cell>
          <table:table-cell office:value-type="float" office:value="0.714991" calcext:value-type="float">
            <text:p>0.714991</text:p>
          </table:table-cell>
          <table:table-cell office:value-type="float" office:value="2.800471" calcext:value-type="float">
            <text:p>2.800471</text:p>
          </table:table-cell>
          <table:table-cell table:number-columns-repeated="6"/>
        </table:table-row>
        <table:table-row table:style-name="ro1">
          <table:table-cell/>
          <table:table-cell office:value-type="float" office:value="32300" calcext:value-type="float">
            <text:p>32300</text:p>
          </table:table-cell>
          <table:table-cell office:value-type="float" office:value="0.72086" calcext:value-type="float">
            <text:p>0.72086</text:p>
          </table:table-cell>
          <table:table-cell office:value-type="float" office:value="2.826877" calcext:value-type="float">
            <text:p>2.826877</text:p>
          </table:table-cell>
          <table:table-cell table:number-columns-repeated="6"/>
        </table:table-row>
        <table:table-row table:style-name="ro1">
          <table:table-cell/>
          <table:table-cell office:value-type="float" office:value="32400" calcext:value-type="float">
            <text:p>32400</text:p>
          </table:table-cell>
          <table:table-cell office:value-type="float" office:value="0.72763" calcext:value-type="float">
            <text:p>0.72763</text:p>
          </table:table-cell>
          <table:table-cell office:value-type="float" office:value="2.84114" calcext:value-type="float">
            <text:p>2.84114</text:p>
          </table:table-cell>
          <table:table-cell table:number-columns-repeated="6"/>
        </table:table-row>
        <table:table-row table:style-name="ro1">
          <table:table-cell/>
          <table:table-cell office:value-type="float" office:value="32500" calcext:value-type="float">
            <text:p>32500</text:p>
          </table:table-cell>
          <table:table-cell office:value-type="float" office:value="0.739413" calcext:value-type="float">
            <text:p>0.739413</text:p>
          </table:table-cell>
          <table:table-cell office:value-type="float" office:value="2.85008" calcext:value-type="float">
            <text:p>2.85008</text:p>
          </table:table-cell>
          <table:table-cell table:number-columns-repeated="6"/>
        </table:table-row>
        <table:table-row table:style-name="ro1">
          <table:table-cell/>
          <table:table-cell office:value-type="float" office:value="32600" calcext:value-type="float">
            <text:p>32600</text:p>
          </table:table-cell>
          <table:table-cell office:value-type="float" office:value="0.72761" calcext:value-type="float">
            <text:p>0.72761</text:p>
          </table:table-cell>
          <table:table-cell office:value-type="float" office:value="2.861102" calcext:value-type="float">
            <text:p>2.861102</text:p>
          </table:table-cell>
          <table:table-cell table:number-columns-repeated="6"/>
        </table:table-row>
        <table:table-row table:style-name="ro1">
          <table:table-cell/>
          <table:table-cell office:value-type="float" office:value="32700" calcext:value-type="float">
            <text:p>32700</text:p>
          </table:table-cell>
          <table:table-cell office:value-type="float" office:value="0.730385" calcext:value-type="float">
            <text:p>0.730385</text:p>
          </table:table-cell>
          <table:table-cell office:value-type="float" office:value="2.879959" calcext:value-type="float">
            <text:p>2.879959</text:p>
          </table:table-cell>
          <table:table-cell table:number-columns-repeated="6"/>
        </table:table-row>
        <table:table-row table:style-name="ro1">
          <table:table-cell/>
          <table:table-cell office:value-type="float" office:value="32800" calcext:value-type="float">
            <text:p>32800</text:p>
          </table:table-cell>
          <table:table-cell office:value-type="float" office:value="0.736731" calcext:value-type="float">
            <text:p>0.736731</text:p>
          </table:table-cell>
          <table:table-cell office:value-type="float" office:value="2.884516" calcext:value-type="float">
            <text:p>2.8845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32900" calcext:value-type="float">
            <text:p>32900</text:p>
          </table:table-cell>
          <table:table-cell office:value-type="float" office:value="0.740048" calcext:value-type="float">
            <text:p>0.740048</text:p>
          </table:table-cell>
          <table:table-cell office:value-type="float" office:value="2.915854" calcext:value-type="float">
            <text:p>2.915854</text:p>
          </table:table-cell>
          <table:table-cell table:number-columns-repeated="6"/>
        </table:table-row>
        <table:table-row table:style-name="ro1">
          <table:table-cell/>
          <table:table-cell office:value-type="float" office:value="33000" calcext:value-type="float">
            <text:p>33000</text:p>
          </table:table-cell>
          <table:table-cell office:value-type="float" office:value="0.744034" calcext:value-type="float">
            <text:p>0.744034</text:p>
          </table:table-cell>
          <table:table-cell office:value-type="float" office:value="2.940782" calcext:value-type="float">
            <text:p>2.940782</text:p>
          </table:table-cell>
          <table:table-cell table:number-columns-repeated="6"/>
        </table:table-row>
        <table:table-row table:style-name="ro1">
          <table:table-cell/>
          <table:table-cell office:value-type="float" office:value="33100" calcext:value-type="float">
            <text:p>33100</text:p>
          </table:table-cell>
          <table:table-cell office:value-type="float" office:value="0.768939" calcext:value-type="float">
            <text:p>0.768939</text:p>
          </table:table-cell>
          <table:table-cell office:value-type="float" office:value="2.947901" calcext:value-type="float">
            <text:p>2.947901</text:p>
          </table:table-cell>
          <table:table-cell table:number-columns-repeated="6"/>
        </table:table-row>
        <table:table-row table:style-name="ro1">
          <table:table-cell/>
          <table:table-cell office:value-type="float" office:value="33200" calcext:value-type="float">
            <text:p>33200</text:p>
          </table:table-cell>
          <table:table-cell office:value-type="float" office:value="0.753128" calcext:value-type="float">
            <text:p>0.753128</text:p>
          </table:table-cell>
          <table:table-cell office:value-type="float" office:value="2.967588" calcext:value-type="float">
            <text:p>2.967588</text:p>
          </table:table-cell>
          <table:table-cell table:number-columns-repeated="6"/>
        </table:table-row>
        <table:table-row table:style-name="ro1">
          <table:table-cell/>
          <table:table-cell office:value-type="float" office:value="33300" calcext:value-type="float">
            <text:p>33300</text:p>
          </table:table-cell>
          <table:table-cell office:value-type="float" office:value="0.758619" calcext:value-type="float">
            <text:p>0.758619</text:p>
          </table:table-cell>
          <table:table-cell office:value-type="float" office:value="2.982954" calcext:value-type="float">
            <text:p>2.982954</text:p>
          </table:table-cell>
          <table:table-cell table:number-columns-repeated="6"/>
        </table:table-row>
        <table:table-row table:style-name="ro1">
          <table:table-cell/>
          <table:table-cell office:value-type="float" office:value="33400" calcext:value-type="float">
            <text:p>33400</text:p>
          </table:table-cell>
          <table:table-cell office:value-type="float" office:value="0.762793" calcext:value-type="float">
            <text:p>0.762793</text:p>
          </table:table-cell>
          <table:table-cell office:value-type="float" office:value="2.999816" calcext:value-type="float">
            <text:p>2.9998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33500" calcext:value-type="float">
            <text:p>33500</text:p>
          </table:table-cell>
          <table:table-cell office:value-type="float" office:value="0.766209" calcext:value-type="float">
            <text:p>0.766209</text:p>
          </table:table-cell>
          <table:table-cell office:value-type="float" office:value="3.01336" calcext:value-type="float">
            <text:p>3.01336</text:p>
          </table:table-cell>
          <table:table-cell table:number-columns-repeated="6"/>
        </table:table-row>
        <table:table-row table:style-name="ro1">
          <table:table-cell/>
          <table:table-cell office:value-type="float" office:value="33600" calcext:value-type="float">
            <text:p>33600</text:p>
          </table:table-cell>
          <table:table-cell office:value-type="float" office:value="0.770907" calcext:value-type="float">
            <text:p>0.770907</text:p>
          </table:table-cell>
          <table:table-cell office:value-type="float" office:value="3.033015" calcext:value-type="float">
            <text:p>3.033015</text:p>
          </table:table-cell>
          <table:table-cell table:number-columns-repeated="6"/>
        </table:table-row>
        <table:table-row table:style-name="ro1">
          <table:table-cell/>
          <table:table-cell office:value-type="float" office:value="33700" calcext:value-type="float">
            <text:p>33700</text:p>
          </table:table-cell>
          <table:table-cell office:value-type="float" office:value="0.775827" calcext:value-type="float">
            <text:p>0.775827</text:p>
          </table:table-cell>
          <table:table-cell office:value-type="float" office:value="3.061512" calcext:value-type="float">
            <text:p>3.061512</text:p>
          </table:table-cell>
          <table:table-cell table:number-columns-repeated="6"/>
        </table:table-row>
        <table:table-row table:style-name="ro1">
          <table:table-cell/>
          <table:table-cell office:value-type="float" office:value="33800" calcext:value-type="float">
            <text:p>33800</text:p>
          </table:table-cell>
          <table:table-cell office:value-type="float" office:value="0.781948" calcext:value-type="float">
            <text:p>0.781948</text:p>
          </table:table-cell>
          <table:table-cell office:value-type="float" office:value="3.07422" calcext:value-type="float">
            <text:p>3.07422</text:p>
          </table:table-cell>
          <table:table-cell table:number-columns-repeated="6"/>
        </table:table-row>
        <table:table-row table:style-name="ro1">
          <table:table-cell/>
          <table:table-cell office:value-type="float" office:value="33900" calcext:value-type="float">
            <text:p>33900</text:p>
          </table:table-cell>
          <table:table-cell office:value-type="float" office:value="0.805468" calcext:value-type="float">
            <text:p>0.805468</text:p>
          </table:table-cell>
          <table:table-cell office:value-type="float" office:value="3.090119" calcext:value-type="float">
            <text:p>3.090119</text:p>
          </table:table-cell>
          <table:table-cell table:number-columns-repeated="6"/>
        </table:table-row>
        <table:table-row table:style-name="ro1">
          <table:table-cell/>
          <table:table-cell office:value-type="float" office:value="34000" calcext:value-type="float">
            <text:p>34000</text:p>
          </table:table-cell>
          <table:table-cell office:value-type="float" office:value="0.790196" calcext:value-type="float">
            <text:p>0.790196</text:p>
          </table:table-cell>
          <table:table-cell office:value-type="float" office:value="3.11926" calcext:value-type="float">
            <text:p>3.11926</text:p>
          </table:table-cell>
          <table:table-cell table:number-columns-repeated="6"/>
        </table:table-row>
        <table:table-row table:style-name="ro1">
          <table:table-cell/>
          <table:table-cell office:value-type="float" office:value="34100" calcext:value-type="float">
            <text:p>34100</text:p>
          </table:table-cell>
          <table:table-cell office:value-type="float" office:value="0.794326" calcext:value-type="float">
            <text:p>0.794326</text:p>
          </table:table-cell>
          <table:table-cell office:value-type="float" office:value="3.122917" calcext:value-type="float">
            <text:p>3.122917</text:p>
          </table:table-cell>
          <table:table-cell table:number-columns-repeated="6"/>
        </table:table-row>
        <table:table-row table:style-name="ro1">
          <table:table-cell/>
          <table:table-cell office:value-type="float" office:value="34200" calcext:value-type="float">
            <text:p>34200</text:p>
          </table:table-cell>
          <table:table-cell office:value-type="float" office:value="0.798659" calcext:value-type="float">
            <text:p>0.798659</text:p>
          </table:table-cell>
          <table:table-cell office:value-type="float" office:value="3.147259" calcext:value-type="float">
            <text:p>3.147259</text:p>
          </table:table-cell>
          <table:table-cell table:number-columns-repeated="6"/>
        </table:table-row>
        <table:table-row table:style-name="ro1">
          <table:table-cell/>
          <table:table-cell office:value-type="float" office:value="34300" calcext:value-type="float">
            <text:p>34300</text:p>
          </table:table-cell>
          <table:table-cell office:value-type="float" office:value="0.803147" calcext:value-type="float">
            <text:p>0.803147</text:p>
          </table:table-cell>
          <table:table-cell office:value-type="float" office:value="3.168404" calcext:value-type="float">
            <text:p>3.168404</text:p>
          </table:table-cell>
          <table:table-cell table:number-columns-repeated="6"/>
        </table:table-row>
        <table:table-row table:style-name="ro1">
          <table:table-cell/>
          <table:table-cell office:value-type="float" office:value="34400" calcext:value-type="float">
            <text:p>34400</text:p>
          </table:table-cell>
          <table:table-cell office:value-type="float" office:value="0.807945" calcext:value-type="float">
            <text:p>0.807945</text:p>
          </table:table-cell>
          <table:table-cell office:value-type="float" office:value="3.176212" calcext:value-type="float">
            <text:p>3.176212</text:p>
          </table:table-cell>
          <table:table-cell table:number-columns-repeated="6"/>
        </table:table-row>
        <table:table-row table:style-name="ro1">
          <table:table-cell/>
          <table:table-cell office:value-type="float" office:value="34500" calcext:value-type="float">
            <text:p>34500</text:p>
          </table:table-cell>
          <table:table-cell office:value-type="float" office:value="0.81236" calcext:value-type="float">
            <text:p>0.81236</text:p>
          </table:table-cell>
          <table:table-cell office:value-type="float" office:value="3.205209" calcext:value-type="float">
            <text:p>3.205209</text:p>
          </table:table-cell>
          <table:table-cell table:number-columns-repeated="6"/>
        </table:table-row>
        <table:table-row table:style-name="ro1">
          <table:table-cell/>
          <table:table-cell office:value-type="float" office:value="34600" calcext:value-type="float">
            <text:p>34600</text:p>
          </table:table-cell>
          <table:table-cell office:value-type="float" office:value="0.817777" calcext:value-type="float">
            <text:p>0.817777</text:p>
          </table:table-cell>
          <table:table-cell office:value-type="float" office:value="3.241717" calcext:value-type="float">
            <text:p>3.241717</text:p>
          </table:table-cell>
          <table:table-cell table:number-columns-repeated="6"/>
        </table:table-row>
        <table:table-row table:style-name="ro1">
          <table:table-cell/>
          <table:table-cell office:value-type="float" office:value="34700" calcext:value-type="float">
            <text:p>34700</text:p>
          </table:table-cell>
          <table:table-cell office:value-type="float" office:value="0.82276" calcext:value-type="float">
            <text:p>0.82276</text:p>
          </table:table-cell>
          <table:table-cell office:value-type="float" office:value="3.242008" calcext:value-type="float">
            <text:p>3.242008</text:p>
          </table:table-cell>
          <table:table-cell table:number-columns-repeated="6"/>
        </table:table-row>
        <table:table-row table:style-name="ro1">
          <table:table-cell/>
          <table:table-cell office:value-type="float" office:value="34800" calcext:value-type="float">
            <text:p>34800</text:p>
          </table:table-cell>
          <table:table-cell office:value-type="float" office:value="0.836036" calcext:value-type="float">
            <text:p>0.836036</text:p>
          </table:table-cell>
          <table:table-cell office:value-type="float" office:value="3.25946" calcext:value-type="float">
            <text:p>3.25946</text:p>
          </table:table-cell>
          <table:table-cell table:number-columns-repeated="6"/>
        </table:table-row>
        <table:table-row table:style-name="ro1">
          <table:table-cell/>
          <table:table-cell office:value-type="float" office:value="34900" calcext:value-type="float">
            <text:p>34900</text:p>
          </table:table-cell>
          <table:table-cell office:value-type="float" office:value="0.832164" calcext:value-type="float">
            <text:p>0.832164</text:p>
          </table:table-cell>
          <table:table-cell office:value-type="float" office:value="3.27243" calcext:value-type="float">
            <text:p>3.27243</text:p>
          </table:table-cell>
          <table:table-cell table:number-columns-repeated="6"/>
        </table:table-row>
        <table:table-row table:style-name="ro1">
          <table:table-cell/>
          <table:table-cell office:value-type="float" office:value="35000" calcext:value-type="float">
            <text:p>35000</text:p>
          </table:table-cell>
          <table:table-cell office:value-type="float" office:value="0.835988" calcext:value-type="float">
            <text:p>0.835988</text:p>
          </table:table-cell>
          <table:table-cell office:value-type="float" office:value="3.301823" calcext:value-type="float">
            <text:p>3.301823</text:p>
          </table:table-cell>
          <table:table-cell table:number-columns-repeated="6"/>
        </table:table-row>
        <table:table-row table:style-name="ro1">
          <table:table-cell/>
          <table:table-cell office:value-type="float" office:value="35100" calcext:value-type="float">
            <text:p>35100</text:p>
          </table:table-cell>
          <table:table-cell office:value-type="float" office:value="0.84091" calcext:value-type="float">
            <text:p>0.84091</text:p>
          </table:table-cell>
          <table:table-cell office:value-type="float" office:value="3.316529" calcext:value-type="float">
            <text:p>3.316529</text:p>
          </table:table-cell>
          <table:table-cell table:number-columns-repeated="6"/>
        </table:table-row>
        <table:table-row table:style-name="ro1">
          <table:table-cell/>
          <table:table-cell office:value-type="float" office:value="35200" calcext:value-type="float">
            <text:p>35200</text:p>
          </table:table-cell>
          <table:table-cell office:value-type="float" office:value="0.845492" calcext:value-type="float">
            <text:p>0.845492</text:p>
          </table:table-cell>
          <table:table-cell office:value-type="float" office:value="3.333979" calcext:value-type="float">
            <text:p>3.333979</text:p>
          </table:table-cell>
          <table:table-cell table:number-columns-repeated="6"/>
        </table:table-row>
        <table:table-row table:style-name="ro1">
          <table:table-cell/>
          <table:table-cell office:value-type="float" office:value="35300" calcext:value-type="float">
            <text:p>35300</text:p>
          </table:table-cell>
          <table:table-cell office:value-type="float" office:value="0.85047" calcext:value-type="float">
            <text:p>0.85047</text:p>
          </table:table-cell>
          <table:table-cell office:value-type="float" office:value="3.343078" calcext:value-type="float">
            <text:p>3.343078</text:p>
          </table:table-cell>
          <table:table-cell table:number-columns-repeated="6"/>
        </table:table-row>
        <table:table-row table:style-name="ro1">
          <table:table-cell/>
          <table:table-cell office:value-type="float" office:value="35400" calcext:value-type="float">
            <text:p>35400</text:p>
          </table:table-cell>
          <table:table-cell office:value-type="float" office:value="0.866831" calcext:value-type="float">
            <text:p>0.866831</text:p>
          </table:table-cell>
          <table:table-cell office:value-type="float" office:value="3.384281" calcext:value-type="float">
            <text:p>3.384281</text:p>
          </table:table-cell>
          <table:table-cell table:number-columns-repeated="6"/>
        </table:table-row>
        <table:table-row table:style-name="ro1">
          <table:table-cell/>
          <table:table-cell office:value-type="float" office:value="35500" calcext:value-type="float">
            <text:p>35500</text:p>
          </table:table-cell>
          <table:table-cell office:value-type="float" office:value="0.857412" calcext:value-type="float">
            <text:p>0.857412</text:p>
          </table:table-cell>
          <table:table-cell office:value-type="float" office:value="3.394703" calcext:value-type="float">
            <text:p>3.394703</text:p>
          </table:table-cell>
          <table:table-cell table:number-columns-repeated="6"/>
        </table:table-row>
        <table:table-row table:style-name="ro1">
          <table:table-cell/>
          <table:table-cell office:value-type="float" office:value="35600" calcext:value-type="float">
            <text:p>35600</text:p>
          </table:table-cell>
          <table:table-cell office:value-type="float" office:value="0.866204" calcext:value-type="float">
            <text:p>0.866204</text:p>
          </table:table-cell>
          <table:table-cell office:value-type="float" office:value="3.408392" calcext:value-type="float">
            <text:p>3.408392</text:p>
          </table:table-cell>
          <table:table-cell table:number-columns-repeated="6"/>
        </table:table-row>
        <table:table-row table:style-name="ro1">
          <table:table-cell/>
          <table:table-cell office:value-type="float" office:value="35700" calcext:value-type="float">
            <text:p>35700</text:p>
          </table:table-cell>
          <table:table-cell office:value-type="float" office:value="0.870571" calcext:value-type="float">
            <text:p>0.870571</text:p>
          </table:table-cell>
          <table:table-cell office:value-type="float" office:value="3.431581" calcext:value-type="float">
            <text:p>3.431581</text:p>
          </table:table-cell>
          <table:table-cell table:number-columns-repeated="6"/>
        </table:table-row>
        <table:table-row table:style-name="ro1">
          <table:table-cell/>
          <table:table-cell office:value-type="float" office:value="35800" calcext:value-type="float">
            <text:p>35800</text:p>
          </table:table-cell>
          <table:table-cell office:value-type="float" office:value="0.873355" calcext:value-type="float">
            <text:p>0.873355</text:p>
          </table:table-cell>
          <table:table-cell office:value-type="float" office:value="3.445867" calcext:value-type="float">
            <text:p>3.445867</text:p>
          </table:table-cell>
          <table:table-cell table:number-columns-repeated="6"/>
        </table:table-row>
        <table:table-row table:style-name="ro1">
          <table:table-cell/>
          <table:table-cell office:value-type="float" office:value="35900" calcext:value-type="float">
            <text:p>35900</text:p>
          </table:table-cell>
          <table:table-cell office:value-type="float" office:value="0.878471" calcext:value-type="float">
            <text:p>0.878471</text:p>
          </table:table-cell>
          <table:table-cell office:value-type="float" office:value="3.472472" calcext:value-type="float">
            <text:p>3.472472</text:p>
          </table:table-cell>
          <table:table-cell table:number-columns-repeated="6"/>
        </table:table-row>
        <table:table-row table:style-name="ro1">
          <table:table-cell/>
          <table:table-cell office:value-type="float" office:value="36000" calcext:value-type="float">
            <text:p>36000</text:p>
          </table:table-cell>
          <table:table-cell office:value-type="float" office:value="0.889367" calcext:value-type="float">
            <text:p>0.889367</text:p>
          </table:table-cell>
          <table:table-cell office:value-type="float" office:value="3.490819" calcext:value-type="float">
            <text:p>3.490819</text:p>
          </table:table-cell>
          <table:table-cell table:number-columns-repeated="6"/>
        </table:table-row>
        <table:table-row table:style-name="ro1">
          <table:table-cell/>
          <table:table-cell office:value-type="float" office:value="36100" calcext:value-type="float">
            <text:p>36100</text:p>
          </table:table-cell>
          <table:table-cell office:value-type="float" office:value="0.889501" calcext:value-type="float">
            <text:p>0.889501</text:p>
          </table:table-cell>
          <table:table-cell office:value-type="float" office:value="3.513511" calcext:value-type="float">
            <text:p>3.513511</text:p>
          </table:table-cell>
          <table:table-cell table:number-columns-repeated="6"/>
        </table:table-row>
        <table:table-row table:style-name="ro1">
          <table:table-cell/>
          <table:table-cell office:value-type="float" office:value="36200" calcext:value-type="float">
            <text:p>36200</text:p>
          </table:table-cell>
          <table:table-cell office:value-type="float" office:value="0.893374" calcext:value-type="float">
            <text:p>0.893374</text:p>
          </table:table-cell>
          <table:table-cell office:value-type="float" office:value="3.523604" calcext:value-type="float">
            <text:p>3.523604</text:p>
          </table:table-cell>
          <table:table-cell table:number-columns-repeated="6"/>
        </table:table-row>
        <table:table-row table:style-name="ro1">
          <table:table-cell/>
          <table:table-cell office:value-type="float" office:value="36300" calcext:value-type="float">
            <text:p>36300</text:p>
          </table:table-cell>
          <table:table-cell office:value-type="float" office:value="0.899277" calcext:value-type="float">
            <text:p>0.899277</text:p>
          </table:table-cell>
          <table:table-cell office:value-type="float" office:value="3.54863" calcext:value-type="float">
            <text:p>3.54863</text:p>
          </table:table-cell>
          <table:table-cell table:number-columns-repeated="6"/>
        </table:table-row>
        <table:table-row table:style-name="ro1">
          <table:table-cell/>
          <table:table-cell office:value-type="float" office:value="36400" calcext:value-type="float">
            <text:p>36400</text:p>
          </table:table-cell>
          <table:table-cell office:value-type="float" office:value="0.904203" calcext:value-type="float">
            <text:p>0.904203</text:p>
          </table:table-cell>
          <table:table-cell office:value-type="float" office:value="3.55499" calcext:value-type="float">
            <text:p>3.55499</text:p>
          </table:table-cell>
          <table:table-cell table:number-columns-repeated="6"/>
        </table:table-row>
        <table:table-row table:style-name="ro1">
          <table:table-cell/>
          <table:table-cell office:value-type="float" office:value="36500" calcext:value-type="float">
            <text:p>36500</text:p>
          </table:table-cell>
          <table:table-cell office:value-type="float" office:value="0.910691" calcext:value-type="float">
            <text:p>0.910691</text:p>
          </table:table-cell>
          <table:table-cell office:value-type="float" office:value="3.580377" calcext:value-type="float">
            <text:p>3.580377</text:p>
          </table:table-cell>
          <table:table-cell table:number-columns-repeated="6"/>
        </table:table-row>
        <table:table-row table:style-name="ro1">
          <table:table-cell/>
          <table:table-cell office:value-type="float" office:value="36600" calcext:value-type="float">
            <text:p>36600</text:p>
          </table:table-cell>
          <table:table-cell office:value-type="float" office:value="0.913703" calcext:value-type="float">
            <text:p>0.913703</text:p>
          </table:table-cell>
          <table:table-cell office:value-type="float" office:value="3.609526" calcext:value-type="float">
            <text:p>3.609526</text:p>
          </table:table-cell>
          <table:table-cell table:number-columns-repeated="6"/>
        </table:table-row>
        <table:table-row table:style-name="ro1">
          <table:table-cell/>
          <table:table-cell office:value-type="float" office:value="36700" calcext:value-type="float">
            <text:p>36700</text:p>
          </table:table-cell>
          <table:table-cell office:value-type="float" office:value="0.920266" calcext:value-type="float">
            <text:p>0.920266</text:p>
          </table:table-cell>
          <table:table-cell office:value-type="float" office:value="3.62167" calcext:value-type="float">
            <text:p>3.62167</text:p>
          </table:table-cell>
          <table:table-cell table:number-columns-repeated="6"/>
        </table:table-row>
        <table:table-row table:style-name="ro1">
          <table:table-cell/>
          <table:table-cell office:value-type="float" office:value="36800" calcext:value-type="float">
            <text:p>36800</text:p>
          </table:table-cell>
          <table:table-cell office:value-type="float" office:value="0.936569" calcext:value-type="float">
            <text:p>0.936569</text:p>
          </table:table-cell>
          <table:table-cell office:value-type="float" office:value="3.64739" calcext:value-type="float">
            <text:p>3.64739</text:p>
          </table:table-cell>
          <table:table-cell table:number-columns-repeated="6"/>
        </table:table-row>
        <table:table-row table:style-name="ro1">
          <table:table-cell/>
          <table:table-cell office:value-type="float" office:value="36900" calcext:value-type="float">
            <text:p>36900</text:p>
          </table:table-cell>
          <table:table-cell office:value-type="float" office:value="0.931542" calcext:value-type="float">
            <text:p>0.931542</text:p>
          </table:table-cell>
          <table:table-cell office:value-type="float" office:value="3.666833" calcext:value-type="float">
            <text:p>3.666833</text:p>
          </table:table-cell>
          <table:table-cell table:number-columns-repeated="6"/>
        </table:table-row>
        <table:table-row table:style-name="ro1">
          <table:table-cell/>
          <table:table-cell office:value-type="float" office:value="37000" calcext:value-type="float">
            <text:p>37000</text:p>
          </table:table-cell>
          <table:table-cell office:value-type="float" office:value="0.936495" calcext:value-type="float">
            <text:p>0.936495</text:p>
          </table:table-cell>
          <table:table-cell office:value-type="float" office:value="3.67729" calcext:value-type="float">
            <text:p>3.67729</text:p>
          </table:table-cell>
          <table:table-cell table:number-columns-repeated="6"/>
        </table:table-row>
        <table:table-row table:style-name="ro1">
          <table:table-cell/>
          <table:table-cell office:value-type="float" office:value="37100" calcext:value-type="float">
            <text:p>37100</text:p>
          </table:table-cell>
          <table:table-cell office:value-type="float" office:value="0.939168" calcext:value-type="float">
            <text:p>0.939168</text:p>
          </table:table-cell>
          <table:table-cell office:value-type="float" office:value="3.703143" calcext:value-type="float">
            <text:p>3.703143</text:p>
          </table:table-cell>
          <table:table-cell table:number-columns-repeated="6"/>
        </table:table-row>
        <table:table-row table:style-name="ro1">
          <table:table-cell/>
          <table:table-cell office:value-type="float" office:value="37200" calcext:value-type="float">
            <text:p>37200</text:p>
          </table:table-cell>
          <table:table-cell office:value-type="float" office:value="0.946279" calcext:value-type="float">
            <text:p>0.946279</text:p>
          </table:table-cell>
          <table:table-cell office:value-type="float" office:value="3.714751" calcext:value-type="float">
            <text:p>3.714751</text:p>
          </table:table-cell>
          <table:table-cell table:number-columns-repeated="6"/>
        </table:table-row>
        <table:table-row table:style-name="ro1">
          <table:table-cell/>
          <table:table-cell office:value-type="float" office:value="37300" calcext:value-type="float">
            <text:p>37300</text:p>
          </table:table-cell>
          <table:table-cell office:value-type="float" office:value="0.951094" calcext:value-type="float">
            <text:p>0.951094</text:p>
          </table:table-cell>
          <table:table-cell office:value-type="float" office:value="3.738517" calcext:value-type="float">
            <text:p>3.738517</text:p>
          </table:table-cell>
          <table:table-cell table:number-columns-repeated="6"/>
        </table:table-row>
        <table:table-row table:style-name="ro1">
          <table:table-cell/>
          <table:table-cell office:value-type="float" office:value="37400" calcext:value-type="float">
            <text:p>37400</text:p>
          </table:table-cell>
          <table:table-cell office:value-type="float" office:value="0.955224" calcext:value-type="float">
            <text:p>0.955224</text:p>
          </table:table-cell>
          <table:table-cell office:value-type="float" office:value="3.76976" calcext:value-type="float">
            <text:p>3.76976</text:p>
          </table:table-cell>
          <table:table-cell table:number-columns-repeated="6"/>
        </table:table-row>
        <table:table-row table:style-name="ro1">
          <table:table-cell/>
          <table:table-cell office:value-type="float" office:value="37500" calcext:value-type="float">
            <text:p>37500</text:p>
          </table:table-cell>
          <table:table-cell office:value-type="float" office:value="0.962388" calcext:value-type="float">
            <text:p>0.962388</text:p>
          </table:table-cell>
          <table:table-cell office:value-type="float" office:value="3.78996" calcext:value-type="float">
            <text:p>3.78996</text:p>
          </table:table-cell>
          <table:table-cell table:number-columns-repeated="6"/>
        </table:table-row>
        <table:table-row table:style-name="ro1">
          <table:table-cell/>
          <table:table-cell office:value-type="float" office:value="37600" calcext:value-type="float">
            <text:p>37600</text:p>
          </table:table-cell>
          <table:table-cell office:value-type="float" office:value="0.968699" calcext:value-type="float">
            <text:p>0.968699</text:p>
          </table:table-cell>
          <table:table-cell office:value-type="float" office:value="3.798816" calcext:value-type="float">
            <text:p>3.7988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37700" calcext:value-type="float">
            <text:p>37700</text:p>
          </table:table-cell>
          <table:table-cell office:value-type="float" office:value="0.972082" calcext:value-type="float">
            <text:p>0.972082</text:p>
          </table:table-cell>
          <table:table-cell office:value-type="float" office:value="3.828658" calcext:value-type="float">
            <text:p>3.828658</text:p>
          </table:table-cell>
          <table:table-cell table:number-columns-repeated="6"/>
        </table:table-row>
        <table:table-row table:style-name="ro1">
          <table:table-cell/>
          <table:table-cell office:value-type="float" office:value="37800" calcext:value-type="float">
            <text:p>37800</text:p>
          </table:table-cell>
          <table:table-cell office:value-type="float" office:value="0.97463" calcext:value-type="float">
            <text:p>0.97463</text:p>
          </table:table-cell>
          <table:table-cell office:value-type="float" office:value="3.844416" calcext:value-type="float">
            <text:p>3.8444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37900" calcext:value-type="float">
            <text:p>37900</text:p>
          </table:table-cell>
          <table:table-cell office:value-type="float" office:value="0.981512" calcext:value-type="float">
            <text:p>0.981512</text:p>
          </table:table-cell>
          <table:table-cell office:value-type="float" office:value="3.857752" calcext:value-type="float">
            <text:p>3.857752</text:p>
          </table:table-cell>
          <table:table-cell table:number-columns-repeated="6"/>
        </table:table-row>
        <table:table-row table:style-name="ro1">
          <table:table-cell/>
          <table:table-cell office:value-type="float" office:value="38000" calcext:value-type="float">
            <text:p>38000</text:p>
          </table:table-cell>
          <table:table-cell office:value-type="float" office:value="0.988647" calcext:value-type="float">
            <text:p>0.988647</text:p>
          </table:table-cell>
          <table:table-cell office:value-type="float" office:value="3.892295" calcext:value-type="float">
            <text:p>3.892295</text:p>
          </table:table-cell>
          <table:table-cell table:number-columns-repeated="6"/>
        </table:table-row>
        <table:table-row table:style-name="ro1">
          <table:table-cell/>
          <table:table-cell office:value-type="float" office:value="38100" calcext:value-type="float">
            <text:p>38100</text:p>
          </table:table-cell>
          <table:table-cell office:value-type="float" office:value="1.00429" calcext:value-type="float">
            <text:p>1.00429</text:p>
          </table:table-cell>
          <table:table-cell office:value-type="float" office:value="3.8949" calcext:value-type="float">
            <text:p>3.8949</text:p>
          </table:table-cell>
          <table:table-cell table:number-columns-repeated="6"/>
        </table:table-row>
        <table:table-row table:style-name="ro1">
          <table:table-cell/>
          <table:table-cell office:value-type="float" office:value="38200" calcext:value-type="float">
            <text:p>38200</text:p>
          </table:table-cell>
          <table:table-cell office:value-type="float" office:value="1.009504" calcext:value-type="float">
            <text:p>1.009504</text:p>
          </table:table-cell>
          <table:table-cell office:value-type="float" office:value="3.923923" calcext:value-type="float">
            <text:p>3.923923</text:p>
          </table:table-cell>
          <table:table-cell table:number-columns-repeated="6"/>
        </table:table-row>
        <table:table-row table:style-name="ro1">
          <table:table-cell/>
          <table:table-cell office:value-type="float" office:value="38300" calcext:value-type="float">
            <text:p>38300</text:p>
          </table:table-cell>
          <table:table-cell office:value-type="float" office:value="1.002861" calcext:value-type="float">
            <text:p>1.002861</text:p>
          </table:table-cell>
          <table:table-cell office:value-type="float" office:value="3.944091" calcext:value-type="float">
            <text:p>3.944091</text:p>
          </table:table-cell>
          <table:table-cell table:number-columns-repeated="6"/>
        </table:table-row>
        <table:table-row table:style-name="ro1">
          <table:table-cell/>
          <table:table-cell office:value-type="float" office:value="38400" calcext:value-type="float">
            <text:p>38400</text:p>
          </table:table-cell>
          <table:table-cell office:value-type="float" office:value="1.007599" calcext:value-type="float">
            <text:p>1.007599</text:p>
          </table:table-cell>
          <table:table-cell office:value-type="float" office:value="3.967671" calcext:value-type="float">
            <text:p>3.967671</text:p>
          </table:table-cell>
          <table:table-cell table:number-columns-repeated="6"/>
        </table:table-row>
        <table:table-row table:style-name="ro1">
          <table:table-cell/>
          <table:table-cell office:value-type="float" office:value="38500" calcext:value-type="float">
            <text:p>38500</text:p>
          </table:table-cell>
          <table:table-cell office:value-type="float" office:value="1.01162" calcext:value-type="float">
            <text:p>1.01162</text:p>
          </table:table-cell>
          <table:table-cell office:value-type="float" office:value="3.985904" calcext:value-type="float">
            <text:p>3.985904</text:p>
          </table:table-cell>
          <table:table-cell table:number-columns-repeated="6"/>
        </table:table-row>
        <table:table-row table:style-name="ro1">
          <table:table-cell/>
          <table:table-cell office:value-type="float" office:value="38600" calcext:value-type="float">
            <text:p>38600</text:p>
          </table:table-cell>
          <table:table-cell office:value-type="float" office:value="1.019769" calcext:value-type="float">
            <text:p>1.019769</text:p>
          </table:table-cell>
          <table:table-cell office:value-type="float" office:value="3.999558" calcext:value-type="float">
            <text:p>3.999558</text:p>
          </table:table-cell>
          <table:table-cell table:number-columns-repeated="6"/>
        </table:table-row>
        <table:table-row table:style-name="ro1">
          <table:table-cell/>
          <table:table-cell office:value-type="float" office:value="38700" calcext:value-type="float">
            <text:p>38700</text:p>
          </table:table-cell>
          <table:table-cell office:value-type="float" office:value="1.025898" calcext:value-type="float">
            <text:p>1.025898</text:p>
          </table:table-cell>
          <table:table-cell office:value-type="float" office:value="4.03483" calcext:value-type="float">
            <text:p>4.03483</text:p>
          </table:table-cell>
          <table:table-cell table:number-columns-repeated="6"/>
        </table:table-row>
        <table:table-row table:style-name="ro1">
          <table:table-cell/>
          <table:table-cell office:value-type="float" office:value="38800" calcext:value-type="float">
            <text:p>38800</text:p>
          </table:table-cell>
          <table:table-cell office:value-type="float" office:value="1.028735" calcext:value-type="float">
            <text:p>1.028735</text:p>
          </table:table-cell>
          <table:table-cell office:value-type="float" office:value="4.05816" calcext:value-type="float">
            <text:p>4.058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38900" calcext:value-type="float">
            <text:p>38900</text:p>
          </table:table-cell>
          <table:table-cell office:value-type="float" office:value="1.033626" calcext:value-type="float">
            <text:p>1.033626</text:p>
          </table:table-cell>
          <table:table-cell office:value-type="float" office:value="4.071785" calcext:value-type="float">
            <text:p>4.071785</text:p>
          </table:table-cell>
          <table:table-cell table:number-columns-repeated="6"/>
        </table:table-row>
        <table:table-row table:style-name="ro1">
          <table:table-cell/>
          <table:table-cell office:value-type="float" office:value="39000" calcext:value-type="float">
            <text:p>39000</text:p>
          </table:table-cell>
          <table:table-cell office:value-type="float" office:value="1.039592" calcext:value-type="float">
            <text:p>1.039592</text:p>
          </table:table-cell>
          <table:table-cell office:value-type="float" office:value="4.091211" calcext:value-type="float">
            <text:p>4.091211</text:p>
          </table:table-cell>
          <table:table-cell table:number-columns-repeated="6"/>
        </table:table-row>
        <table:table-row table:style-name="ro1">
          <table:table-cell/>
          <table:table-cell office:value-type="float" office:value="39100" calcext:value-type="float">
            <text:p>39100</text:p>
          </table:table-cell>
          <table:table-cell office:value-type="float" office:value="1.04356" calcext:value-type="float">
            <text:p>1.04356</text:p>
          </table:table-cell>
          <table:table-cell office:value-type="float" office:value="4.111106" calcext:value-type="float">
            <text:p>4.111106</text:p>
          </table:table-cell>
          <table:table-cell table:number-columns-repeated="6"/>
        </table:table-row>
        <table:table-row table:style-name="ro1">
          <table:table-cell/>
          <table:table-cell office:value-type="float" office:value="39200" calcext:value-type="float">
            <text:p>39200</text:p>
          </table:table-cell>
          <table:table-cell office:value-type="float" office:value="1.049554" calcext:value-type="float">
            <text:p>1.049554</text:p>
          </table:table-cell>
          <table:table-cell office:value-type="float" office:value="4.140458" calcext:value-type="float">
            <text:p>4.140458</text:p>
          </table:table-cell>
          <table:table-cell table:number-columns-repeated="6"/>
        </table:table-row>
        <table:table-row table:style-name="ro1">
          <table:table-cell/>
          <table:table-cell office:value-type="float" office:value="39300" calcext:value-type="float">
            <text:p>39300</text:p>
          </table:table-cell>
          <table:table-cell office:value-type="float" office:value="1.056842" calcext:value-type="float">
            <text:p>1.056842</text:p>
          </table:table-cell>
          <table:table-cell office:value-type="float" office:value="4.16139" calcext:value-type="float">
            <text:p>4.16139</text:p>
          </table:table-cell>
          <table:table-cell table:number-columns-repeated="6"/>
        </table:table-row>
        <table:table-row table:style-name="ro1">
          <table:table-cell/>
          <table:table-cell office:value-type="float" office:value="39400" calcext:value-type="float">
            <text:p>39400</text:p>
          </table:table-cell>
          <table:table-cell office:value-type="float" office:value="1.062403" calcext:value-type="float">
            <text:p>1.062403</text:p>
          </table:table-cell>
          <table:table-cell office:value-type="float" office:value="4.177464" calcext:value-type="float">
            <text:p>4.177464</text:p>
          </table:table-cell>
          <table:table-cell table:number-columns-repeated="6"/>
        </table:table-row>
        <table:table-row table:style-name="ro1">
          <table:table-cell/>
          <table:table-cell office:value-type="float" office:value="39500" calcext:value-type="float">
            <text:p>39500</text:p>
          </table:table-cell>
          <table:table-cell office:value-type="float" office:value="1.067941" calcext:value-type="float">
            <text:p>1.067941</text:p>
          </table:table-cell>
          <table:table-cell office:value-type="float" office:value="4.199128" calcext:value-type="float">
            <text:p>4.199128</text:p>
          </table:table-cell>
          <table:table-cell table:number-columns-repeated="6"/>
        </table:table-row>
        <table:table-row table:style-name="ro1">
          <table:table-cell/>
          <table:table-cell office:value-type="float" office:value="39600" calcext:value-type="float">
            <text:p>39600</text:p>
          </table:table-cell>
          <table:table-cell office:value-type="float" office:value="1.078734" calcext:value-type="float">
            <text:p>1.078734</text:p>
          </table:table-cell>
          <table:table-cell office:value-type="float" office:value="4.237073" calcext:value-type="float">
            <text:p>4.237073</text:p>
          </table:table-cell>
          <table:table-cell table:number-columns-repeated="6"/>
        </table:table-row>
        <table:table-row table:style-name="ro1">
          <table:table-cell/>
          <table:table-cell office:value-type="float" office:value="39700" calcext:value-type="float">
            <text:p>39700</text:p>
          </table:table-cell>
          <table:table-cell office:value-type="float" office:value="1.08004" calcext:value-type="float">
            <text:p>1.08004</text:p>
          </table:table-cell>
          <table:table-cell office:value-type="float" office:value="4.250282" calcext:value-type="float">
            <text:p>4.250282</text:p>
          </table:table-cell>
          <table:table-cell table:number-columns-repeated="6"/>
        </table:table-row>
        <table:table-row table:style-name="ro1">
          <table:table-cell/>
          <table:table-cell office:value-type="float" office:value="39800" calcext:value-type="float">
            <text:p>39800</text:p>
          </table:table-cell>
          <table:table-cell office:value-type="float" office:value="1.090627" calcext:value-type="float">
            <text:p>1.090627</text:p>
          </table:table-cell>
          <table:table-cell office:value-type="float" office:value="4.272074" calcext:value-type="float">
            <text:p>4.272074</text:p>
          </table:table-cell>
          <table:table-cell table:number-columns-repeated="6"/>
        </table:table-row>
        <table:table-row table:style-name="ro1">
          <table:table-cell/>
          <table:table-cell office:value-type="float" office:value="39900" calcext:value-type="float">
            <text:p>39900</text:p>
          </table:table-cell>
          <table:table-cell office:value-type="float" office:value="1.09909" calcext:value-type="float">
            <text:p>1.09909</text:p>
          </table:table-cell>
          <table:table-cell office:value-type="float" office:value="4.287703" calcext:value-type="float">
            <text:p>4.287703</text:p>
          </table:table-cell>
          <table:table-cell table:number-columns-repeated="6"/>
        </table:table-row>
        <table:table-row table:style-name="ro1">
          <table:table-cell/>
          <table:table-cell office:value-type="float" office:value="40000" calcext:value-type="float">
            <text:p>40000</text:p>
          </table:table-cell>
          <table:table-cell office:value-type="float" office:value="1.093404" calcext:value-type="float">
            <text:p>1.093404</text:p>
          </table:table-cell>
          <table:table-cell office:value-type="float" office:value="4.301813" calcext:value-type="float">
            <text:p>4.301813</text:p>
          </table:table-cell>
          <table:table-cell table:number-columns-repeated="6"/>
        </table:table-row>
        <table:table-row table:style-name="ro1">
          <table:table-cell/>
          <table:table-cell office:value-type="float" office:value="40100" calcext:value-type="float">
            <text:p>40100</text:p>
          </table:table-cell>
          <table:table-cell office:value-type="float" office:value="1.098474" calcext:value-type="float">
            <text:p>1.098474</text:p>
          </table:table-cell>
          <table:table-cell office:value-type="float" office:value="4.342219" calcext:value-type="float">
            <text:p>4.342219</text:p>
          </table:table-cell>
          <table:table-cell table:number-columns-repeated="6"/>
        </table:table-row>
        <table:table-row table:style-name="ro1">
          <table:table-cell/>
          <table:table-cell office:value-type="float" office:value="40200" calcext:value-type="float">
            <text:p>40200</text:p>
          </table:table-cell>
          <table:table-cell office:value-type="float" office:value="1.116057" calcext:value-type="float">
            <text:p>1.116057</text:p>
          </table:table-cell>
          <table:table-cell office:value-type="float" office:value="4.369528" calcext:value-type="float">
            <text:p>4.369528</text:p>
          </table:table-cell>
          <table:table-cell table:number-columns-repeated="6"/>
        </table:table-row>
        <table:table-row table:style-name="ro1">
          <table:table-cell/>
          <table:table-cell office:value-type="float" office:value="40300" calcext:value-type="float">
            <text:p>40300</text:p>
          </table:table-cell>
          <table:table-cell office:value-type="float" office:value="1.119711" calcext:value-type="float">
            <text:p>1.119711</text:p>
          </table:table-cell>
          <table:table-cell office:value-type="float" office:value="4.394246" calcext:value-type="float">
            <text:p>4.394246</text:p>
          </table:table-cell>
          <table:table-cell table:number-columns-repeated="6"/>
        </table:table-row>
        <table:table-row table:style-name="ro1">
          <table:table-cell/>
          <table:table-cell office:value-type="float" office:value="40400" calcext:value-type="float">
            <text:p>40400</text:p>
          </table:table-cell>
          <table:table-cell office:value-type="float" office:value="1.127659" calcext:value-type="float">
            <text:p>1.127659</text:p>
          </table:table-cell>
          <table:table-cell office:value-type="float" office:value="4.412227" calcext:value-type="float">
            <text:p>4.412227</text:p>
          </table:table-cell>
          <table:table-cell table:number-columns-repeated="6"/>
        </table:table-row>
        <table:table-row table:style-name="ro1">
          <table:table-cell/>
          <table:table-cell office:value-type="float" office:value="40500" calcext:value-type="float">
            <text:p>40500</text:p>
          </table:table-cell>
          <table:table-cell office:value-type="float" office:value="1.122948" calcext:value-type="float">
            <text:p>1.122948</text:p>
          </table:table-cell>
          <table:table-cell office:value-type="float" office:value="4.4207" calcext:value-type="float">
            <text:p>4.4207</text:p>
          </table:table-cell>
          <table:table-cell table:number-columns-repeated="6"/>
        </table:table-row>
        <table:table-row table:style-name="ro1">
          <table:table-cell/>
          <table:table-cell office:value-type="float" office:value="40600" calcext:value-type="float">
            <text:p>40600</text:p>
          </table:table-cell>
          <table:table-cell office:value-type="float" office:value="1.131248" calcext:value-type="float">
            <text:p>1.131248</text:p>
          </table:table-cell>
          <table:table-cell office:value-type="float" office:value="4.434645" calcext:value-type="float">
            <text:p>4.434645</text:p>
          </table:table-cell>
          <table:table-cell table:number-columns-repeated="6"/>
        </table:table-row>
        <table:table-row table:style-name="ro1">
          <table:table-cell/>
          <table:table-cell office:value-type="float" office:value="40700" calcext:value-type="float">
            <text:p>40700</text:p>
          </table:table-cell>
          <table:table-cell office:value-type="float" office:value="1.140111" calcext:value-type="float">
            <text:p>1.140111</text:p>
          </table:table-cell>
          <table:table-cell office:value-type="float" office:value="4.476949" calcext:value-type="float">
            <text:p>4.476949</text:p>
          </table:table-cell>
          <table:table-cell table:number-columns-repeated="6"/>
        </table:table-row>
        <table:table-row table:style-name="ro1">
          <table:table-cell/>
          <table:table-cell office:value-type="float" office:value="40800" calcext:value-type="float">
            <text:p>40800</text:p>
          </table:table-cell>
          <table:table-cell office:value-type="float" office:value="1.145976" calcext:value-type="float">
            <text:p>1.145976</text:p>
          </table:table-cell>
          <table:table-cell office:value-type="float" office:value="4.504241" calcext:value-type="float">
            <text:p>4.504241</text:p>
          </table:table-cell>
          <table:table-cell table:number-columns-repeated="6"/>
        </table:table-row>
        <table:table-row table:style-name="ro1">
          <table:table-cell/>
          <table:table-cell office:value-type="float" office:value="40900" calcext:value-type="float">
            <text:p>40900</text:p>
          </table:table-cell>
          <table:table-cell office:value-type="float" office:value="1.163377" calcext:value-type="float">
            <text:p>1.163377</text:p>
          </table:table-cell>
          <table:table-cell office:value-type="float" office:value="4.539618" calcext:value-type="float">
            <text:p>4.539618</text:p>
          </table:table-cell>
          <table:table-cell table:number-columns-repeated="6"/>
        </table:table-row>
        <table:table-row table:style-name="ro1">
          <table:table-cell/>
          <table:table-cell office:value-type="float" office:value="41000" calcext:value-type="float">
            <text:p>41000</text:p>
          </table:table-cell>
          <table:table-cell office:value-type="float" office:value="1.16508" calcext:value-type="float">
            <text:p>1.16508</text:p>
          </table:table-cell>
          <table:table-cell office:value-type="float" office:value="4.535329" calcext:value-type="float">
            <text:p>4.535329</text:p>
          </table:table-cell>
          <table:table-cell table:number-columns-repeated="6"/>
        </table:table-row>
        <table:table-row table:style-name="ro1">
          <table:table-cell/>
          <table:table-cell office:value-type="float" office:value="41100" calcext:value-type="float">
            <text:p>41100</text:p>
          </table:table-cell>
          <table:table-cell office:value-type="float" office:value="1.155694" calcext:value-type="float">
            <text:p>1.155694</text:p>
          </table:table-cell>
          <table:table-cell office:value-type="float" office:value="4.545238" calcext:value-type="float">
            <text:p>4.545238</text:p>
          </table:table-cell>
          <table:table-cell table:number-columns-repeated="6"/>
        </table:table-row>
        <table:table-row table:style-name="ro1">
          <table:table-cell/>
          <table:table-cell office:value-type="float" office:value="41200" calcext:value-type="float">
            <text:p>41200</text:p>
          </table:table-cell>
          <table:table-cell office:value-type="float" office:value="1.158752" calcext:value-type="float">
            <text:p>1.158752</text:p>
          </table:table-cell>
          <table:table-cell office:value-type="float" office:value="4.571349" calcext:value-type="float">
            <text:p>4.571349</text:p>
          </table:table-cell>
          <table:table-cell table:number-columns-repeated="6"/>
        </table:table-row>
        <table:table-row table:style-name="ro1">
          <table:table-cell/>
          <table:table-cell office:value-type="float" office:value="41300" calcext:value-type="float">
            <text:p>41300</text:p>
          </table:table-cell>
          <table:table-cell office:value-type="float" office:value="1.16634" calcext:value-type="float">
            <text:p>1.16634</text:p>
          </table:table-cell>
          <table:table-cell office:value-type="float" office:value="4.590536" calcext:value-type="float">
            <text:p>4.590536</text:p>
          </table:table-cell>
          <table:table-cell table:number-columns-repeated="6"/>
        </table:table-row>
        <table:table-row table:style-name="ro1">
          <table:table-cell/>
          <table:table-cell office:value-type="float" office:value="41400" calcext:value-type="float">
            <text:p>41400</text:p>
          </table:table-cell>
          <table:table-cell office:value-type="float" office:value="1.171052" calcext:value-type="float">
            <text:p>1.171052</text:p>
          </table:table-cell>
          <table:table-cell office:value-type="float" office:value="4.613497" calcext:value-type="float">
            <text:p>4.613497</text:p>
          </table:table-cell>
          <table:table-cell table:number-columns-repeated="6"/>
        </table:table-row>
        <table:table-row table:style-name="ro1">
          <table:table-cell/>
          <table:table-cell office:value-type="float" office:value="41500" calcext:value-type="float">
            <text:p>41500</text:p>
          </table:table-cell>
          <table:table-cell office:value-type="float" office:value="1.177652" calcext:value-type="float">
            <text:p>1.177652</text:p>
          </table:table-cell>
          <table:table-cell office:value-type="float" office:value="4.631416" calcext:value-type="float">
            <text:p>4.6314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41600" calcext:value-type="float">
            <text:p>41600</text:p>
          </table:table-cell>
          <table:table-cell office:value-type="float" office:value="1.182793" calcext:value-type="float">
            <text:p>1.182793</text:p>
          </table:table-cell>
          <table:table-cell office:value-type="float" office:value="4.658451" calcext:value-type="float">
            <text:p>4.658451</text:p>
          </table:table-cell>
          <table:table-cell table:number-columns-repeated="6"/>
        </table:table-row>
        <table:table-row table:style-name="ro1">
          <table:table-cell/>
          <table:table-cell office:value-type="float" office:value="41700" calcext:value-type="float">
            <text:p>41700</text:p>
          </table:table-cell>
          <table:table-cell office:value-type="float" office:value="1.192505" calcext:value-type="float">
            <text:p>1.192505</text:p>
          </table:table-cell>
          <table:table-cell office:value-type="float" office:value="4.685953" calcext:value-type="float">
            <text:p>4.685953</text:p>
          </table:table-cell>
          <table:table-cell table:number-columns-repeated="6"/>
        </table:table-row>
        <table:table-row table:style-name="ro1">
          <table:table-cell/>
          <table:table-cell office:value-type="float" office:value="41800" calcext:value-type="float">
            <text:p>41800</text:p>
          </table:table-cell>
          <table:table-cell office:value-type="float" office:value="1.199728" calcext:value-type="float">
            <text:p>1.199728</text:p>
          </table:table-cell>
          <table:table-cell office:value-type="float" office:value="4.722511" calcext:value-type="float">
            <text:p>4.722511</text:p>
          </table:table-cell>
          <table:table-cell table:number-columns-repeated="6"/>
        </table:table-row>
        <table:table-row table:style-name="ro1">
          <table:table-cell/>
          <table:table-cell office:value-type="float" office:value="41900" calcext:value-type="float">
            <text:p>41900</text:p>
          </table:table-cell>
          <table:table-cell office:value-type="float" office:value="1.207597" calcext:value-type="float">
            <text:p>1.207597</text:p>
          </table:table-cell>
          <table:table-cell office:value-type="float" office:value="4.731636" calcext:value-type="float">
            <text:p>4.731636</text:p>
          </table:table-cell>
          <table:table-cell table:number-columns-repeated="6"/>
        </table:table-row>
        <table:table-row table:style-name="ro1">
          <table:table-cell/>
          <table:table-cell office:value-type="float" office:value="42000" calcext:value-type="float">
            <text:p>42000</text:p>
          </table:table-cell>
          <table:table-cell office:value-type="float" office:value="1.21716" calcext:value-type="float">
            <text:p>1.21716</text:p>
          </table:table-cell>
          <table:table-cell office:value-type="float" office:value="4.780082" calcext:value-type="float">
            <text:p>4.780082</text:p>
          </table:table-cell>
          <table:table-cell table:number-columns-repeated="6"/>
        </table:table-row>
        <table:table-row table:style-name="ro1">
          <table:table-cell/>
          <table:table-cell office:value-type="float" office:value="42100" calcext:value-type="float">
            <text:p>42100</text:p>
          </table:table-cell>
          <table:table-cell office:value-type="float" office:value="1.210857" calcext:value-type="float">
            <text:p>1.210857</text:p>
          </table:table-cell>
          <table:table-cell office:value-type="float" office:value="4.774825" calcext:value-type="float">
            <text:p>4.774825</text:p>
          </table:table-cell>
          <table:table-cell table:number-columns-repeated="6"/>
        </table:table-row>
        <table:table-row table:style-name="ro1">
          <table:table-cell/>
          <table:table-cell office:value-type="float" office:value="42200" calcext:value-type="float">
            <text:p>42200</text:p>
          </table:table-cell>
          <table:table-cell office:value-type="float" office:value="1.215716" calcext:value-type="float">
            <text:p>1.215716</text:p>
          </table:table-cell>
          <table:table-cell office:value-type="float" office:value="4.800216" calcext:value-type="float">
            <text:p>4.8002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42300" calcext:value-type="float">
            <text:p>42300</text:p>
          </table:table-cell>
          <table:table-cell office:value-type="float" office:value="1.224742" calcext:value-type="float">
            <text:p>1.224742</text:p>
          </table:table-cell>
          <table:table-cell office:value-type="float" office:value="4.872135" calcext:value-type="float">
            <text:p>4.872135</text:p>
          </table:table-cell>
          <table:table-cell table:number-columns-repeated="6"/>
        </table:table-row>
        <table:table-row table:style-name="ro1">
          <table:table-cell/>
          <table:table-cell office:value-type="float" office:value="42400" calcext:value-type="float">
            <text:p>42400</text:p>
          </table:table-cell>
          <table:table-cell office:value-type="float" office:value="1.239247" calcext:value-type="float">
            <text:p>1.239247</text:p>
          </table:table-cell>
          <table:table-cell office:value-type="float" office:value="4.875488" calcext:value-type="float">
            <text:p>4.875488</text:p>
          </table:table-cell>
          <table:table-cell table:number-columns-repeated="6"/>
        </table:table-row>
        <table:table-row table:style-name="ro1">
          <table:table-cell/>
          <table:table-cell office:value-type="float" office:value="42500" calcext:value-type="float">
            <text:p>42500</text:p>
          </table:table-cell>
          <table:table-cell office:value-type="float" office:value="1.248265" calcext:value-type="float">
            <text:p>1.248265</text:p>
          </table:table-cell>
          <table:table-cell office:value-type="float" office:value="4.894662" calcext:value-type="float">
            <text:p>4.894662</text:p>
          </table:table-cell>
          <table:table-cell table:number-columns-repeated="6"/>
        </table:table-row>
        <table:table-row table:style-name="ro1">
          <table:table-cell/>
          <table:table-cell office:value-type="float" office:value="42600" calcext:value-type="float">
            <text:p>42600</text:p>
          </table:table-cell>
          <table:table-cell office:value-type="float" office:value="1.240912" calcext:value-type="float">
            <text:p>1.240912</text:p>
          </table:table-cell>
          <table:table-cell office:value-type="float" office:value="4.889417" calcext:value-type="float">
            <text:p>4.889417</text:p>
          </table:table-cell>
          <table:table-cell table:number-columns-repeated="6"/>
        </table:table-row>
        <table:table-row table:style-name="ro1">
          <table:table-cell/>
          <table:table-cell office:value-type="float" office:value="42700" calcext:value-type="float">
            <text:p>42700</text:p>
          </table:table-cell>
          <table:table-cell office:value-type="float" office:value="1.249111" calcext:value-type="float">
            <text:p>1.249111</text:p>
          </table:table-cell>
          <table:table-cell office:value-type="float" office:value="4.917785" calcext:value-type="float">
            <text:p>4.917785</text:p>
          </table:table-cell>
          <table:table-cell table:number-columns-repeated="6"/>
        </table:table-row>
        <table:table-row table:style-name="ro1">
          <table:table-cell/>
          <table:table-cell office:value-type="float" office:value="42800" calcext:value-type="float">
            <text:p>42800</text:p>
          </table:table-cell>
          <table:table-cell office:value-type="float" office:value="1.252728" calcext:value-type="float">
            <text:p>1.252728</text:p>
          </table:table-cell>
          <table:table-cell office:value-type="float" office:value="4.944451" calcext:value-type="float">
            <text:p>4.944451</text:p>
          </table:table-cell>
          <table:table-cell table:number-columns-repeated="6"/>
        </table:table-row>
        <table:table-row table:style-name="ro1">
          <table:table-cell/>
          <table:table-cell office:value-type="float" office:value="42900" calcext:value-type="float">
            <text:p>42900</text:p>
          </table:table-cell>
          <table:table-cell office:value-type="float" office:value="1.256591" calcext:value-type="float">
            <text:p>1.256591</text:p>
          </table:table-cell>
          <table:table-cell office:value-type="float" office:value="4.942399" calcext:value-type="float">
            <text:p>4.942399</text:p>
          </table:table-cell>
          <table:table-cell table:number-columns-repeated="6"/>
        </table:table-row>
        <table:table-row table:style-name="ro1">
          <table:table-cell/>
          <table:table-cell office:value-type="float" office:value="43000" calcext:value-type="float">
            <text:p>43000</text:p>
          </table:table-cell>
          <table:table-cell office:value-type="float" office:value="1.262295" calcext:value-type="float">
            <text:p>1.262295</text:p>
          </table:table-cell>
          <table:table-cell office:value-type="float" office:value="4.979179" calcext:value-type="float">
            <text:p>4.979179</text:p>
          </table:table-cell>
          <table:table-cell table:number-columns-repeated="6"/>
        </table:table-row>
        <table:table-row table:style-name="ro1">
          <table:table-cell/>
          <table:table-cell office:value-type="float" office:value="43100" calcext:value-type="float">
            <text:p>43100</text:p>
          </table:table-cell>
          <table:table-cell office:value-type="float" office:value="1.268715" calcext:value-type="float">
            <text:p>1.268715</text:p>
          </table:table-cell>
          <table:table-cell office:value-type="float" office:value="5.001372" calcext:value-type="float">
            <text:p>5.001372</text:p>
          </table:table-cell>
          <table:table-cell table:number-columns-repeated="6"/>
        </table:table-row>
        <table:table-row table:style-name="ro1">
          <table:table-cell/>
          <table:table-cell office:value-type="float" office:value="43200" calcext:value-type="float">
            <text:p>43200</text:p>
          </table:table-cell>
          <table:table-cell office:value-type="float" office:value="1.275215" calcext:value-type="float">
            <text:p>1.275215</text:p>
          </table:table-cell>
          <table:table-cell office:value-type="float" office:value="5.020213" calcext:value-type="float">
            <text:p>5.020213</text:p>
          </table:table-cell>
          <table:table-cell table:number-columns-repeated="6"/>
        </table:table-row>
        <table:table-row table:style-name="ro1">
          <table:table-cell/>
          <table:table-cell office:value-type="float" office:value="43300" calcext:value-type="float">
            <text:p>43300</text:p>
          </table:table-cell>
          <table:table-cell office:value-type="float" office:value="1.280567" calcext:value-type="float">
            <text:p>1.280567</text:p>
          </table:table-cell>
          <table:table-cell office:value-type="float" office:value="5.069516" calcext:value-type="float">
            <text:p>5.0695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43400" calcext:value-type="float">
            <text:p>43400</text:p>
          </table:table-cell>
          <table:table-cell office:value-type="float" office:value="1.30626" calcext:value-type="float">
            <text:p>1.30626</text:p>
          </table:table-cell>
          <table:table-cell office:value-type="float" office:value="5.119001" calcext:value-type="float">
            <text:p>5.119001</text:p>
          </table:table-cell>
          <table:table-cell table:number-columns-repeated="6"/>
        </table:table-row>
        <table:table-row table:style-name="ro1">
          <table:table-cell/>
          <table:table-cell office:value-type="float" office:value="43500" calcext:value-type="float">
            <text:p>43500</text:p>
          </table:table-cell>
          <table:table-cell office:value-type="float" office:value="1.29475" calcext:value-type="float">
            <text:p>1.29475</text:p>
          </table:table-cell>
          <table:table-cell office:value-type="float" office:value="5.101336" calcext:value-type="float">
            <text:p>5.101336</text:p>
          </table:table-cell>
          <table:table-cell table:number-columns-repeated="6"/>
        </table:table-row>
        <table:table-row table:style-name="ro1">
          <table:table-cell/>
          <table:table-cell office:value-type="float" office:value="43600" calcext:value-type="float">
            <text:p>43600</text:p>
          </table:table-cell>
          <table:table-cell office:value-type="float" office:value="1.298605" calcext:value-type="float">
            <text:p>1.298605</text:p>
          </table:table-cell>
          <table:table-cell office:value-type="float" office:value="5.111583" calcext:value-type="float">
            <text:p>5.111583</text:p>
          </table:table-cell>
          <table:table-cell table:number-columns-repeated="6"/>
        </table:table-row>
        <table:table-row table:style-name="ro1">
          <table:table-cell/>
          <table:table-cell office:value-type="float" office:value="43700" calcext:value-type="float">
            <text:p>43700</text:p>
          </table:table-cell>
          <table:table-cell office:value-type="float" office:value="1.305247" calcext:value-type="float">
            <text:p>1.305247</text:p>
          </table:table-cell>
          <table:table-cell office:value-type="float" office:value="5.157312" calcext:value-type="float">
            <text:p>5.157312</text:p>
          </table:table-cell>
          <table:table-cell table:number-columns-repeated="6"/>
        </table:table-row>
        <table:table-row table:style-name="ro1">
          <table:table-cell/>
          <table:table-cell office:value-type="float" office:value="43800" calcext:value-type="float">
            <text:p>43800</text:p>
          </table:table-cell>
          <table:table-cell office:value-type="float" office:value="1.31355" calcext:value-type="float">
            <text:p>1.31355</text:p>
          </table:table-cell>
          <table:table-cell office:value-type="float" office:value="5.183195" calcext:value-type="float">
            <text:p>5.183195</text:p>
          </table:table-cell>
          <table:table-cell table:number-columns-repeated="6"/>
        </table:table-row>
        <table:table-row table:style-name="ro1">
          <table:table-cell/>
          <table:table-cell office:value-type="float" office:value="43900" calcext:value-type="float">
            <text:p>43900</text:p>
          </table:table-cell>
          <table:table-cell office:value-type="float" office:value="1.317693" calcext:value-type="float">
            <text:p>1.317693</text:p>
          </table:table-cell>
          <table:table-cell office:value-type="float" office:value="5.188722" calcext:value-type="float">
            <text:p>5.188722</text:p>
          </table:table-cell>
          <table:table-cell table:number-columns-repeated="6"/>
        </table:table-row>
        <table:table-row table:style-name="ro1">
          <table:table-cell/>
          <table:table-cell office:value-type="float" office:value="44000" calcext:value-type="float">
            <text:p>44000</text:p>
          </table:table-cell>
          <table:table-cell office:value-type="float" office:value="1.328026" calcext:value-type="float">
            <text:p>1.328026</text:p>
          </table:table-cell>
          <table:table-cell office:value-type="float" office:value="5.217158" calcext:value-type="float">
            <text:p>5.217158</text:p>
          </table:table-cell>
          <table:table-cell table:number-columns-repeated="6"/>
        </table:table-row>
        <table:table-row table:style-name="ro1">
          <table:table-cell/>
          <table:table-cell office:value-type="float" office:value="44100" calcext:value-type="float">
            <text:p>44100</text:p>
          </table:table-cell>
          <table:table-cell office:value-type="float" office:value="1.330235" calcext:value-type="float">
            <text:p>1.330235</text:p>
          </table:table-cell>
          <table:table-cell office:value-type="float" office:value="5.236196" calcext:value-type="float">
            <text:p>5.236196</text:p>
          </table:table-cell>
          <table:table-cell table:number-columns-repeated="6"/>
        </table:table-row>
        <table:table-row table:style-name="ro1">
          <table:table-cell/>
          <table:table-cell office:value-type="float" office:value="44200" calcext:value-type="float">
            <text:p>44200</text:p>
          </table:table-cell>
          <table:table-cell office:value-type="float" office:value="1.336" calcext:value-type="float">
            <text:p>1.336</text:p>
          </table:table-cell>
          <table:table-cell office:value-type="float" office:value="5.25344" calcext:value-type="float">
            <text:p>5.25344</text:p>
          </table:table-cell>
          <table:table-cell table:number-columns-repeated="6"/>
        </table:table-row>
        <table:table-row table:style-name="ro1">
          <table:table-cell/>
          <table:table-cell office:value-type="float" office:value="44300" calcext:value-type="float">
            <text:p>44300</text:p>
          </table:table-cell>
          <table:table-cell office:value-type="float" office:value="1.344439" calcext:value-type="float">
            <text:p>1.344439</text:p>
          </table:table-cell>
          <table:table-cell office:value-type="float" office:value="5.293359" calcext:value-type="float">
            <text:p>5.293359</text:p>
          </table:table-cell>
          <table:table-cell table:number-columns-repeated="6"/>
        </table:table-row>
        <table:table-row table:style-name="ro1">
          <table:table-cell/>
          <table:table-cell office:value-type="float" office:value="44400" calcext:value-type="float">
            <text:p>44400</text:p>
          </table:table-cell>
          <table:table-cell office:value-type="float" office:value="1.347678" calcext:value-type="float">
            <text:p>1.347678</text:p>
          </table:table-cell>
          <table:table-cell office:value-type="float" office:value="5.29957" calcext:value-type="float">
            <text:p>5.29957</text:p>
          </table:table-cell>
          <table:table-cell table:number-columns-repeated="6"/>
        </table:table-row>
        <table:table-row table:style-name="ro1">
          <table:table-cell/>
          <table:table-cell office:value-type="float" office:value="44500" calcext:value-type="float">
            <text:p>44500</text:p>
          </table:table-cell>
          <table:table-cell office:value-type="float" office:value="1.352222" calcext:value-type="float">
            <text:p>1.352222</text:p>
          </table:table-cell>
          <table:table-cell office:value-type="float" office:value="5.330659" calcext:value-type="float">
            <text:p>5.330659</text:p>
          </table:table-cell>
          <table:table-cell table:number-columns-repeated="6"/>
        </table:table-row>
        <table:table-row table:style-name="ro1">
          <table:table-cell/>
          <table:table-cell office:value-type="float" office:value="44600" calcext:value-type="float">
            <text:p>44600</text:p>
          </table:table-cell>
          <table:table-cell office:value-type="float" office:value="1.35959" calcext:value-type="float">
            <text:p>1.35959</text:p>
          </table:table-cell>
          <table:table-cell office:value-type="float" office:value="5.348763" calcext:value-type="float">
            <text:p>5.348763</text:p>
          </table:table-cell>
          <table:table-cell table:number-columns-repeated="6"/>
        </table:table-row>
        <table:table-row table:style-name="ro1">
          <table:table-cell/>
          <table:table-cell office:value-type="float" office:value="44700" calcext:value-type="float">
            <text:p>44700</text:p>
          </table:table-cell>
          <table:table-cell office:value-type="float" office:value="1.370606" calcext:value-type="float">
            <text:p>1.370606</text:p>
          </table:table-cell>
          <table:table-cell office:value-type="float" office:value="5.380321" calcext:value-type="float">
            <text:p>5.3803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44800" calcext:value-type="float">
            <text:p>44800</text:p>
          </table:table-cell>
          <table:table-cell office:value-type="float" office:value="1.371116" calcext:value-type="float">
            <text:p>1.371116</text:p>
          </table:table-cell>
          <table:table-cell office:value-type="float" office:value="5.40056" calcext:value-type="float">
            <text:p>5.40056</text:p>
          </table:table-cell>
          <table:table-cell table:number-columns-repeated="6"/>
        </table:table-row>
        <table:table-row table:style-name="ro1">
          <table:table-cell/>
          <table:table-cell office:value-type="float" office:value="44900" calcext:value-type="float">
            <text:p>44900</text:p>
          </table:table-cell>
          <table:table-cell office:value-type="float" office:value="1.378295" calcext:value-type="float">
            <text:p>1.378295</text:p>
          </table:table-cell>
          <table:table-cell office:value-type="float" office:value="5.415292" calcext:value-type="float">
            <text:p>5.415292</text:p>
          </table:table-cell>
          <table:table-cell table:number-columns-repeated="6"/>
        </table:table-row>
        <table:table-row table:style-name="ro1">
          <table:table-cell/>
          <table:table-cell office:value-type="float" office:value="45000" calcext:value-type="float">
            <text:p>45000</text:p>
          </table:table-cell>
          <table:table-cell office:value-type="float" office:value="1.383124" calcext:value-type="float">
            <text:p>1.383124</text:p>
          </table:table-cell>
          <table:table-cell office:value-type="float" office:value="5.441099" calcext:value-type="float">
            <text:p>5.441099</text:p>
          </table:table-cell>
          <table:table-cell table:number-columns-repeated="6"/>
        </table:table-row>
        <table:table-row table:style-name="ro1">
          <table:table-cell/>
          <table:table-cell office:value-type="float" office:value="45100" calcext:value-type="float">
            <text:p>45100</text:p>
          </table:table-cell>
          <table:table-cell office:value-type="float" office:value="1.38861" calcext:value-type="float">
            <text:p>1.38861</text:p>
          </table:table-cell>
          <table:table-cell office:value-type="float" office:value="5.472315" calcext:value-type="float">
            <text:p>5.472315</text:p>
          </table:table-cell>
          <table:table-cell table:number-columns-repeated="6"/>
        </table:table-row>
        <table:table-row table:style-name="ro1">
          <table:table-cell/>
          <table:table-cell office:value-type="float" office:value="45200" calcext:value-type="float">
            <text:p>45200</text:p>
          </table:table-cell>
          <table:table-cell office:value-type="float" office:value="1.395932" calcext:value-type="float">
            <text:p>1.395932</text:p>
          </table:table-cell>
          <table:table-cell office:value-type="float" office:value="5.507049" calcext:value-type="float">
            <text:p>5.507049</text:p>
          </table:table-cell>
          <table:table-cell table:number-columns-repeated="6"/>
        </table:table-row>
        <table:table-row table:style-name="ro1">
          <table:table-cell/>
          <table:table-cell office:value-type="float" office:value="45300" calcext:value-type="float">
            <text:p>45300</text:p>
          </table:table-cell>
          <table:table-cell office:value-type="float" office:value="1.400792" calcext:value-type="float">
            <text:p>1.400792</text:p>
          </table:table-cell>
          <table:table-cell office:value-type="float" office:value="5.529271" calcext:value-type="float">
            <text:p>5.529271</text:p>
          </table:table-cell>
          <table:table-cell table:number-columns-repeated="6"/>
        </table:table-row>
        <table:table-row table:style-name="ro1">
          <table:table-cell/>
          <table:table-cell office:value-type="float" office:value="45400" calcext:value-type="float">
            <text:p>45400</text:p>
          </table:table-cell>
          <table:table-cell office:value-type="float" office:value="1.407825" calcext:value-type="float">
            <text:p>1.407825</text:p>
          </table:table-cell>
          <table:table-cell office:value-type="float" office:value="5.551431" calcext:value-type="float">
            <text:p>5.551431</text:p>
          </table:table-cell>
          <table:table-cell table:number-columns-repeated="6"/>
        </table:table-row>
        <table:table-row table:style-name="ro1">
          <table:table-cell/>
          <table:table-cell office:value-type="float" office:value="45500" calcext:value-type="float">
            <text:p>45500</text:p>
          </table:table-cell>
          <table:table-cell office:value-type="float" office:value="1.415165" calcext:value-type="float">
            <text:p>1.415165</text:p>
          </table:table-cell>
          <table:table-cell office:value-type="float" office:value="5.579909" calcext:value-type="float">
            <text:p>5.579909</text:p>
          </table:table-cell>
          <table:table-cell table:number-columns-repeated="6"/>
        </table:table-row>
        <table:table-row table:style-name="ro1">
          <table:table-cell/>
          <table:table-cell office:value-type="float" office:value="45600" calcext:value-type="float">
            <text:p>45600</text:p>
          </table:table-cell>
          <table:table-cell office:value-type="float" office:value="1.422145" calcext:value-type="float">
            <text:p>1.422145</text:p>
          </table:table-cell>
          <table:table-cell office:value-type="float" office:value="5.587671" calcext:value-type="float">
            <text:p>5.587671</text:p>
          </table:table-cell>
          <table:table-cell table:number-columns-repeated="6"/>
        </table:table-row>
        <table:table-row table:style-name="ro1">
          <table:table-cell/>
          <table:table-cell office:value-type="float" office:value="45700" calcext:value-type="float">
            <text:p>45700</text:p>
          </table:table-cell>
          <table:table-cell office:value-type="float" office:value="1.427265" calcext:value-type="float">
            <text:p>1.427265</text:p>
          </table:table-cell>
          <table:table-cell office:value-type="float" office:value="5.629058" calcext:value-type="float">
            <text:p>5.629058</text:p>
          </table:table-cell>
          <table:table-cell table:number-columns-repeated="6"/>
        </table:table-row>
        <table:table-row table:style-name="ro1">
          <table:table-cell/>
          <table:table-cell office:value-type="float" office:value="45800" calcext:value-type="float">
            <text:p>45800</text:p>
          </table:table-cell>
          <table:table-cell office:value-type="float" office:value="1.434258" calcext:value-type="float">
            <text:p>1.434258</text:p>
          </table:table-cell>
          <table:table-cell office:value-type="float" office:value="5.646495" calcext:value-type="float">
            <text:p>5.646495</text:p>
          </table:table-cell>
          <table:table-cell table:number-columns-repeated="6"/>
        </table:table-row>
        <table:table-row table:style-name="ro1">
          <table:table-cell/>
          <table:table-cell office:value-type="float" office:value="45900" calcext:value-type="float">
            <text:p>45900</text:p>
          </table:table-cell>
          <table:table-cell office:value-type="float" office:value="1.440363" calcext:value-type="float">
            <text:p>1.440363</text:p>
          </table:table-cell>
          <table:table-cell office:value-type="float" office:value="5.669425" calcext:value-type="float">
            <text:p>5.669425</text:p>
          </table:table-cell>
          <table:table-cell table:number-columns-repeated="6"/>
        </table:table-row>
        <table:table-row table:style-name="ro1">
          <table:table-cell/>
          <table:table-cell office:value-type="float" office:value="46000" calcext:value-type="float">
            <text:p>46000</text:p>
          </table:table-cell>
          <table:table-cell office:value-type="float" office:value="1.446569" calcext:value-type="float">
            <text:p>1.446569</text:p>
          </table:table-cell>
          <table:table-cell office:value-type="float" office:value="5.702243" calcext:value-type="float">
            <text:p>5.702243</text:p>
          </table:table-cell>
          <table:table-cell table:number-columns-repeated="6"/>
        </table:table-row>
        <table:table-row table:style-name="ro1">
          <table:table-cell/>
          <table:table-cell office:value-type="float" office:value="46100" calcext:value-type="float">
            <text:p>46100</text:p>
          </table:table-cell>
          <table:table-cell office:value-type="float" office:value="1.458563" calcext:value-type="float">
            <text:p>1.458563</text:p>
          </table:table-cell>
          <table:table-cell office:value-type="float" office:value="5.736209" calcext:value-type="float">
            <text:p>5.736209</text:p>
          </table:table-cell>
          <table:table-cell table:number-columns-repeated="6"/>
        </table:table-row>
        <table:table-row table:style-name="ro1">
          <table:table-cell/>
          <table:table-cell office:value-type="float" office:value="46200" calcext:value-type="float">
            <text:p>46200</text:p>
          </table:table-cell>
          <table:table-cell office:value-type="float" office:value="1.459402" calcext:value-type="float">
            <text:p>1.459402</text:p>
          </table:table-cell>
          <table:table-cell office:value-type="float" office:value="5.75165" calcext:value-type="float">
            <text:p>5.75165</text:p>
          </table:table-cell>
          <table:table-cell table:number-columns-repeated="6"/>
        </table:table-row>
        <table:table-row table:style-name="ro1">
          <table:table-cell/>
          <table:table-cell office:value-type="float" office:value="46300" calcext:value-type="float">
            <text:p>46300</text:p>
          </table:table-cell>
          <table:table-cell office:value-type="float" office:value="1.46527" calcext:value-type="float">
            <text:p>1.46527</text:p>
          </table:table-cell>
          <table:table-cell office:value-type="float" office:value="5.774325" calcext:value-type="float">
            <text:p>5.774325</text:p>
          </table:table-cell>
          <table:table-cell table:number-columns-repeated="6"/>
        </table:table-row>
        <table:table-row table:style-name="ro1">
          <table:table-cell/>
          <table:table-cell office:value-type="float" office:value="46400" calcext:value-type="float">
            <text:p>46400</text:p>
          </table:table-cell>
          <table:table-cell office:value-type="float" office:value="1.471498" calcext:value-type="float">
            <text:p>1.471498</text:p>
          </table:table-cell>
          <table:table-cell office:value-type="float" office:value="5.796291" calcext:value-type="float">
            <text:p>5.796291</text:p>
          </table:table-cell>
          <table:table-cell table:number-columns-repeated="6"/>
        </table:table-row>
        <table:table-row table:style-name="ro1">
          <table:table-cell/>
          <table:table-cell office:value-type="float" office:value="46500" calcext:value-type="float">
            <text:p>46500</text:p>
          </table:table-cell>
          <table:table-cell office:value-type="float" office:value="1.478994" calcext:value-type="float">
            <text:p>1.478994</text:p>
          </table:table-cell>
          <table:table-cell office:value-type="float" office:value="5.829322" calcext:value-type="float">
            <text:p>5.829322</text:p>
          </table:table-cell>
          <table:table-cell table:number-columns-repeated="6"/>
        </table:table-row>
        <table:table-row table:style-name="ro1">
          <table:table-cell/>
          <table:table-cell office:value-type="float" office:value="46600" calcext:value-type="float">
            <text:p>46600</text:p>
          </table:table-cell>
          <table:table-cell office:value-type="float" office:value="1.48515" calcext:value-type="float">
            <text:p>1.48515</text:p>
          </table:table-cell>
          <table:table-cell office:value-type="float" office:value="5.847948" calcext:value-type="float">
            <text:p>5.847948</text:p>
          </table:table-cell>
          <table:table-cell table:number-columns-repeated="6"/>
        </table:table-row>
        <table:table-row table:style-name="ro1">
          <table:table-cell/>
          <table:table-cell office:value-type="float" office:value="46700" calcext:value-type="float">
            <text:p>46700</text:p>
          </table:table-cell>
          <table:table-cell office:value-type="float" office:value="1.491545" calcext:value-type="float">
            <text:p>1.491545</text:p>
          </table:table-cell>
          <table:table-cell office:value-type="float" office:value="5.870371" calcext:value-type="float">
            <text:p>5.870371</text:p>
          </table:table-cell>
          <table:table-cell table:number-columns-repeated="6"/>
        </table:table-row>
        <table:table-row table:style-name="ro1">
          <table:table-cell/>
          <table:table-cell office:value-type="float" office:value="46800" calcext:value-type="float">
            <text:p>46800</text:p>
          </table:table-cell>
          <table:table-cell office:value-type="float" office:value="1.501363" calcext:value-type="float">
            <text:p>1.501363</text:p>
          </table:table-cell>
          <table:table-cell office:value-type="float" office:value="5.897942" calcext:value-type="float">
            <text:p>5.897942</text:p>
          </table:table-cell>
          <table:table-cell table:number-columns-repeated="6"/>
        </table:table-row>
        <table:table-row table:style-name="ro1">
          <table:table-cell/>
          <table:table-cell office:value-type="float" office:value="46900" calcext:value-type="float">
            <text:p>46900</text:p>
          </table:table-cell>
          <table:table-cell office:value-type="float" office:value="1.511014" calcext:value-type="float">
            <text:p>1.511014</text:p>
          </table:table-cell>
          <table:table-cell office:value-type="float" office:value="5.936565" calcext:value-type="float">
            <text:p>5.936565</text:p>
          </table:table-cell>
          <table:table-cell table:number-columns-repeated="6"/>
        </table:table-row>
        <table:table-row table:style-name="ro1">
          <table:table-cell/>
          <table:table-cell office:value-type="float" office:value="47000" calcext:value-type="float">
            <text:p>47000</text:p>
          </table:table-cell>
          <table:table-cell office:value-type="float" office:value="1.511945" calcext:value-type="float">
            <text:p>1.511945</text:p>
          </table:table-cell>
          <table:table-cell office:value-type="float" office:value="5.938952" calcext:value-type="float">
            <text:p>5.938952</text:p>
          </table:table-cell>
          <table:table-cell table:number-columns-repeated="6"/>
        </table:table-row>
        <table:table-row table:style-name="ro1">
          <table:table-cell/>
          <table:table-cell office:value-type="float" office:value="47100" calcext:value-type="float">
            <text:p>47100</text:p>
          </table:table-cell>
          <table:table-cell office:value-type="float" office:value="1.517448" calcext:value-type="float">
            <text:p>1.517448</text:p>
          </table:table-cell>
          <table:table-cell office:value-type="float" office:value="5.976946" calcext:value-type="float">
            <text:p>5.976946</text:p>
          </table:table-cell>
          <table:table-cell table:number-columns-repeated="6"/>
        </table:table-row>
        <table:table-row table:style-name="ro1">
          <table:table-cell/>
          <table:table-cell office:value-type="float" office:value="47200" calcext:value-type="float">
            <text:p>47200</text:p>
          </table:table-cell>
          <table:table-cell office:value-type="float" office:value="1.52537" calcext:value-type="float">
            <text:p>1.52537</text:p>
          </table:table-cell>
          <table:table-cell office:value-type="float" office:value="6.00443" calcext:value-type="float">
            <text:p>6.00443</text:p>
          </table:table-cell>
          <table:table-cell table:number-columns-repeated="6"/>
        </table:table-row>
        <table:table-row table:style-name="ro1">
          <table:table-cell/>
          <table:table-cell office:value-type="float" office:value="47300" calcext:value-type="float">
            <text:p>47300</text:p>
          </table:table-cell>
          <table:table-cell office:value-type="float" office:value="1.532448" calcext:value-type="float">
            <text:p>1.532448</text:p>
          </table:table-cell>
          <table:table-cell office:value-type="float" office:value="6.026042" calcext:value-type="float">
            <text:p>6.026042</text:p>
          </table:table-cell>
          <table:table-cell table:number-columns-repeated="6"/>
        </table:table-row>
        <table:table-row table:style-name="ro1">
          <table:table-cell/>
          <table:table-cell office:value-type="float" office:value="47400" calcext:value-type="float">
            <text:p>47400</text:p>
          </table:table-cell>
          <table:table-cell office:value-type="float" office:value="1.536543" calcext:value-type="float">
            <text:p>1.536543</text:p>
          </table:table-cell>
          <table:table-cell office:value-type="float" office:value="6.045508" calcext:value-type="float">
            <text:p>6.045508</text:p>
          </table:table-cell>
          <table:table-cell table:number-columns-repeated="6"/>
        </table:table-row>
        <table:table-row table:style-name="ro1">
          <table:table-cell/>
          <table:table-cell office:value-type="float" office:value="47500" calcext:value-type="float">
            <text:p>47500</text:p>
          </table:table-cell>
          <table:table-cell office:value-type="float" office:value="1.541785" calcext:value-type="float">
            <text:p>1.541785</text:p>
          </table:table-cell>
          <table:table-cell office:value-type="float" office:value="6.07324" calcext:value-type="float">
            <text:p>6.07324</text:p>
          </table:table-cell>
          <table:table-cell table:number-columns-repeated="6"/>
        </table:table-row>
        <table:table-row table:style-name="ro1">
          <table:table-cell/>
          <table:table-cell office:value-type="float" office:value="47600" calcext:value-type="float">
            <text:p>47600</text:p>
          </table:table-cell>
          <table:table-cell office:value-type="float" office:value="1.549636" calcext:value-type="float">
            <text:p>1.549636</text:p>
          </table:table-cell>
          <table:table-cell office:value-type="float" office:value="6.106076" calcext:value-type="float">
            <text:p>6.106076</text:p>
          </table:table-cell>
          <table:table-cell table:number-columns-repeated="6"/>
        </table:table-row>
        <table:table-row table:style-name="ro1">
          <table:table-cell/>
          <table:table-cell office:value-type="float" office:value="47700" calcext:value-type="float">
            <text:p>47700</text:p>
          </table:table-cell>
          <table:table-cell office:value-type="float" office:value="1.566984" calcext:value-type="float">
            <text:p>1.566984</text:p>
          </table:table-cell>
          <table:table-cell office:value-type="float" office:value="6.202879" calcext:value-type="float">
            <text:p>6.202879</text:p>
          </table:table-cell>
          <table:table-cell table:number-columns-repeated="6"/>
        </table:table-row>
        <table:table-row table:style-name="ro1">
          <table:table-cell/>
          <table:table-cell office:value-type="float" office:value="47800" calcext:value-type="float">
            <text:p>47800</text:p>
          </table:table-cell>
          <table:table-cell office:value-type="float" office:value="1.583709" calcext:value-type="float">
            <text:p>1.583709</text:p>
          </table:table-cell>
          <table:table-cell office:value-type="float" office:value="6.166636" calcext:value-type="float">
            <text:p>6.166636</text:p>
          </table:table-cell>
          <table:table-cell table:number-columns-repeated="6"/>
        </table:table-row>
        <table:table-row table:style-name="ro1">
          <table:table-cell/>
          <table:table-cell office:value-type="float" office:value="47900" calcext:value-type="float">
            <text:p>47900</text:p>
          </table:table-cell>
          <table:table-cell office:value-type="float" office:value="1.577679" calcext:value-type="float">
            <text:p>1.577679</text:p>
          </table:table-cell>
          <table:table-cell office:value-type="float" office:value="6.187986" calcext:value-type="float">
            <text:p>6.187986</text:p>
          </table:table-cell>
          <table:table-cell table:number-columns-repeated="6"/>
        </table:table-row>
        <table:table-row table:style-name="ro1">
          <table:table-cell/>
          <table:table-cell office:value-type="float" office:value="48000" calcext:value-type="float">
            <text:p>48000</text:p>
          </table:table-cell>
          <table:table-cell office:value-type="float" office:value="1.582753" calcext:value-type="float">
            <text:p>1.582753</text:p>
          </table:table-cell>
          <table:table-cell office:value-type="float" office:value="6.252513" calcext:value-type="float">
            <text:p>6.252513</text:p>
          </table:table-cell>
          <table:table-cell table:number-columns-repeated="6"/>
        </table:table-row>
        <table:table-row table:style-name="ro1">
          <table:table-cell/>
          <table:table-cell office:value-type="float" office:value="48100" calcext:value-type="float">
            <text:p>48100</text:p>
          </table:table-cell>
          <table:table-cell office:value-type="float" office:value="1.62304" calcext:value-type="float">
            <text:p>1.62304</text:p>
          </table:table-cell>
          <table:table-cell office:value-type="float" office:value="6.320592" calcext:value-type="float">
            <text:p>6.320592</text:p>
          </table:table-cell>
          <table:table-cell table:number-columns-repeated="6"/>
        </table:table-row>
        <table:table-row table:style-name="ro1">
          <table:table-cell/>
          <table:table-cell office:value-type="float" office:value="48200" calcext:value-type="float">
            <text:p>48200</text:p>
          </table:table-cell>
          <table:table-cell office:value-type="float" office:value="1.597276" calcext:value-type="float">
            <text:p>1.597276</text:p>
          </table:table-cell>
          <table:table-cell office:value-type="float" office:value="6.273237" calcext:value-type="float">
            <text:p>6.273237</text:p>
          </table:table-cell>
          <table:table-cell table:number-columns-repeated="6"/>
        </table:table-row>
        <table:table-row table:style-name="ro1">
          <table:table-cell/>
          <table:table-cell office:value-type="float" office:value="48300" calcext:value-type="float">
            <text:p>48300</text:p>
          </table:table-cell>
          <table:table-cell office:value-type="float" office:value="1.604024" calcext:value-type="float">
            <text:p>1.604024</text:p>
          </table:table-cell>
          <table:table-cell office:value-type="float" office:value="6.289083" calcext:value-type="float">
            <text:p>6.289083</text:p>
          </table:table-cell>
          <table:table-cell table:number-columns-repeated="6"/>
        </table:table-row>
        <table:table-row table:style-name="ro1">
          <table:table-cell/>
          <table:table-cell office:value-type="float" office:value="48400" calcext:value-type="float">
            <text:p>48400</text:p>
          </table:table-cell>
          <table:table-cell office:value-type="float" office:value="1.604368" calcext:value-type="float">
            <text:p>1.604368</text:p>
          </table:table-cell>
          <table:table-cell office:value-type="float" office:value="6.304372" calcext:value-type="float">
            <text:p>6.304372</text:p>
          </table:table-cell>
          <table:table-cell table:number-columns-repeated="6"/>
        </table:table-row>
        <table:table-row table:style-name="ro1">
          <table:table-cell/>
          <table:table-cell office:value-type="float" office:value="48500" calcext:value-type="float">
            <text:p>48500</text:p>
          </table:table-cell>
          <table:table-cell office:value-type="float" office:value="1.61463" calcext:value-type="float">
            <text:p>1.61463</text:p>
          </table:table-cell>
          <table:table-cell office:value-type="float" office:value="6.333144" calcext:value-type="float">
            <text:p>6.333144</text:p>
          </table:table-cell>
          <table:table-cell table:number-columns-repeated="6"/>
        </table:table-row>
        <table:table-row table:style-name="ro1">
          <table:table-cell/>
          <table:table-cell office:value-type="float" office:value="48600" calcext:value-type="float">
            <text:p>48600</text:p>
          </table:table-cell>
          <table:table-cell office:value-type="float" office:value="1.618182" calcext:value-type="float">
            <text:p>1.618182</text:p>
          </table:table-cell>
          <table:table-cell office:value-type="float" office:value="6.354879" calcext:value-type="float">
            <text:p>6.354879</text:p>
          </table:table-cell>
          <table:table-cell table:number-columns-repeated="6"/>
        </table:table-row>
        <table:table-row table:style-name="ro1">
          <table:table-cell/>
          <table:table-cell office:value-type="float" office:value="48700" calcext:value-type="float">
            <text:p>48700</text:p>
          </table:table-cell>
          <table:table-cell office:value-type="float" office:value="1.624516" calcext:value-type="float">
            <text:p>1.624516</text:p>
          </table:table-cell>
          <table:table-cell office:value-type="float" office:value="6.402858" calcext:value-type="float">
            <text:p>6.402858</text:p>
          </table:table-cell>
          <table:table-cell table:number-columns-repeated="6"/>
        </table:table-row>
        <table:table-row table:style-name="ro1">
          <table:table-cell/>
          <table:table-cell office:value-type="float" office:value="48800" calcext:value-type="float">
            <text:p>48800</text:p>
          </table:table-cell>
          <table:table-cell office:value-type="float" office:value="1.632982" calcext:value-type="float">
            <text:p>1.632982</text:p>
          </table:table-cell>
          <table:table-cell office:value-type="float" office:value="6.423482" calcext:value-type="float">
            <text:p>6.423482</text:p>
          </table:table-cell>
          <table:table-cell table:number-columns-repeated="6"/>
        </table:table-row>
        <table:table-row table:style-name="ro1">
          <table:table-cell/>
          <table:table-cell office:value-type="float" office:value="48900" calcext:value-type="float">
            <text:p>48900</text:p>
          </table:table-cell>
          <table:table-cell office:value-type="float" office:value="1.640132" calcext:value-type="float">
            <text:p>1.640132</text:p>
          </table:table-cell>
          <table:table-cell office:value-type="float" office:value="6.446268" calcext:value-type="float">
            <text:p>6.446268</text:p>
          </table:table-cell>
          <table:table-cell table:number-columns-repeated="6"/>
        </table:table-row>
        <table:table-row table:style-name="ro1">
          <table:table-cell/>
          <table:table-cell office:value-type="float" office:value="49000" calcext:value-type="float">
            <text:p>49000</text:p>
          </table:table-cell>
          <table:table-cell office:value-type="float" office:value="1.646618" calcext:value-type="float">
            <text:p>1.646618</text:p>
          </table:table-cell>
          <table:table-cell office:value-type="float" office:value="6.478248" calcext:value-type="float">
            <text:p>6.478248</text:p>
          </table:table-cell>
          <table:table-cell table:number-columns-repeated="6"/>
        </table:table-row>
        <table:table-row table:style-name="ro1">
          <table:table-cell/>
          <table:table-cell office:value-type="float" office:value="49100" calcext:value-type="float">
            <text:p>49100</text:p>
          </table:table-cell>
          <table:table-cell office:value-type="float" office:value="1.652157" calcext:value-type="float">
            <text:p>1.652157</text:p>
          </table:table-cell>
          <table:table-cell office:value-type="float" office:value="6.50329" calcext:value-type="float">
            <text:p>6.50329</text:p>
          </table:table-cell>
          <table:table-cell table:number-columns-repeated="6"/>
        </table:table-row>
        <table:table-row table:style-name="ro1">
          <table:table-cell/>
          <table:table-cell office:value-type="float" office:value="49200" calcext:value-type="float">
            <text:p>49200</text:p>
          </table:table-cell>
          <table:table-cell office:value-type="float" office:value="1.658376" calcext:value-type="float">
            <text:p>1.658376</text:p>
          </table:table-cell>
          <table:table-cell office:value-type="float" office:value="6.51687" calcext:value-type="float">
            <text:p>6.51687</text:p>
          </table:table-cell>
          <table:table-cell table:number-columns-repeated="6"/>
        </table:table-row>
        <table:table-row table:style-name="ro1">
          <table:table-cell/>
          <table:table-cell office:value-type="float" office:value="49300" calcext:value-type="float">
            <text:p>49300</text:p>
          </table:table-cell>
          <table:table-cell office:value-type="float" office:value="1.666443" calcext:value-type="float">
            <text:p>1.666443</text:p>
          </table:table-cell>
          <table:table-cell office:value-type="float" office:value="6.558513" calcext:value-type="float">
            <text:p>6.558513</text:p>
          </table:table-cell>
          <table:table-cell table:number-columns-repeated="6"/>
        </table:table-row>
        <table:table-row table:style-name="ro1">
          <table:table-cell/>
          <table:table-cell office:value-type="float" office:value="49400" calcext:value-type="float">
            <text:p>49400</text:p>
          </table:table-cell>
          <table:table-cell office:value-type="float" office:value="1.674485" calcext:value-type="float">
            <text:p>1.674485</text:p>
          </table:table-cell>
          <table:table-cell office:value-type="float" office:value="6.597253" calcext:value-type="float">
            <text:p>6.597253</text:p>
          </table:table-cell>
          <table:table-cell table:number-columns-repeated="6"/>
        </table:table-row>
        <table:table-row table:style-name="ro1">
          <table:table-cell/>
          <table:table-cell office:value-type="float" office:value="49500" calcext:value-type="float">
            <text:p>49500</text:p>
          </table:table-cell>
          <table:table-cell office:value-type="float" office:value="1.67838" calcext:value-type="float">
            <text:p>1.67838</text:p>
          </table:table-cell>
          <table:table-cell office:value-type="float" office:value="6.603858" calcext:value-type="float">
            <text:p>6.603858</text:p>
          </table:table-cell>
          <table:table-cell table:number-columns-repeated="6"/>
        </table:table-row>
        <table:table-row table:style-name="ro1">
          <table:table-cell/>
          <table:table-cell office:value-type="float" office:value="49600" calcext:value-type="float">
            <text:p>49600</text:p>
          </table:table-cell>
          <table:table-cell office:value-type="float" office:value="1.686292" calcext:value-type="float">
            <text:p>1.686292</text:p>
          </table:table-cell>
          <table:table-cell office:value-type="float" office:value="6.628306" calcext:value-type="float">
            <text:p>6.628306</text:p>
          </table:table-cell>
          <table:table-cell table:number-columns-repeated="6"/>
        </table:table-row>
        <table:table-row table:style-name="ro1">
          <table:table-cell/>
          <table:table-cell office:value-type="float" office:value="49700" calcext:value-type="float">
            <text:p>49700</text:p>
          </table:table-cell>
          <table:table-cell office:value-type="float" office:value="1.693523" calcext:value-type="float">
            <text:p>1.693523</text:p>
          </table:table-cell>
          <table:table-cell office:value-type="float" office:value="6.652708" calcext:value-type="float">
            <text:p>6.652708</text:p>
          </table:table-cell>
          <table:table-cell table:number-columns-repeated="6"/>
        </table:table-row>
        <table:table-row table:style-name="ro1">
          <table:table-cell/>
          <table:table-cell office:value-type="float" office:value="49800" calcext:value-type="float">
            <text:p>49800</text:p>
          </table:table-cell>
          <table:table-cell office:value-type="float" office:value="1.699718" calcext:value-type="float">
            <text:p>1.699718</text:p>
          </table:table-cell>
          <table:table-cell office:value-type="float" office:value="6.67964" calcext:value-type="float">
            <text:p>6.67964</text:p>
          </table:table-cell>
          <table:table-cell table:number-columns-repeated="6"/>
        </table:table-row>
        <table:table-row table:style-name="ro1">
          <table:table-cell/>
          <table:table-cell office:value-type="float" office:value="49900" calcext:value-type="float">
            <text:p>49900</text:p>
          </table:table-cell>
          <table:table-cell office:value-type="float" office:value="1.70539" calcext:value-type="float">
            <text:p>1.70539</text:p>
          </table:table-cell>
          <table:table-cell office:value-type="float" office:value="6.702029" calcext:value-type="float">
            <text:p>6.702029</text:p>
          </table:table-cell>
          <table:table-cell table:number-columns-repeated="6"/>
        </table:table-row>
        <table:table-row table:style-name="ro1">
          <table:table-cell/>
          <table:table-cell office:value-type="float" office:value="50000" calcext:value-type="float">
            <text:p>50000</text:p>
          </table:table-cell>
          <table:table-cell office:value-type="float" office:value="1.710274" calcext:value-type="float">
            <text:p>1.710274</text:p>
          </table:table-cell>
          <table:table-cell office:value-type="float" office:value="6.729332" calcext:value-type="float">
            <text:p>6.729332</text:p>
          </table:table-cell>
          <table:table-cell table:number-columns-repeated="6"/>
        </table:table-row>
        <table:table-row table:style-name="ro1">
          <table:table-cell/>
          <table:table-cell office:value-type="float" office:value="50100" calcext:value-type="float">
            <text:p>50100</text:p>
          </table:table-cell>
          <table:table-cell office:value-type="float" office:value="1.718009" calcext:value-type="float">
            <text:p>1.718009</text:p>
          </table:table-cell>
          <table:table-cell office:value-type="float" office:value="6.752707" calcext:value-type="float">
            <text:p>6.752707</text:p>
          </table:table-cell>
          <table:table-cell table:number-columns-repeated="6"/>
        </table:table-row>
        <table:table-row table:style-name="ro1">
          <table:table-cell/>
          <table:table-cell office:value-type="float" office:value="50200" calcext:value-type="float">
            <text:p>50200</text:p>
          </table:table-cell>
          <table:table-cell office:value-type="float" office:value="1.726972" calcext:value-type="float">
            <text:p>1.726972</text:p>
          </table:table-cell>
          <table:table-cell office:value-type="float" office:value="6.793028" calcext:value-type="float">
            <text:p>6.793028</text:p>
          </table:table-cell>
          <table:table-cell table:number-columns-repeated="6"/>
        </table:table-row>
        <table:table-row table:style-name="ro1">
          <table:table-cell/>
          <table:table-cell office:value-type="float" office:value="50300" calcext:value-type="float">
            <text:p>50300</text:p>
          </table:table-cell>
          <table:table-cell office:value-type="float" office:value="1.734017" calcext:value-type="float">
            <text:p>1.734017</text:p>
          </table:table-cell>
          <table:table-cell office:value-type="float" office:value="6.81842" calcext:value-type="float">
            <text:p>6.81842</text:p>
          </table:table-cell>
          <table:table-cell table:number-columns-repeated="6"/>
        </table:table-row>
        <table:table-row table:style-name="ro1">
          <table:table-cell/>
          <table:table-cell office:value-type="float" office:value="50400" calcext:value-type="float">
            <text:p>50400</text:p>
          </table:table-cell>
          <table:table-cell office:value-type="float" office:value="1.739792" calcext:value-type="float">
            <text:p>1.739792</text:p>
          </table:table-cell>
          <table:table-cell office:value-type="float" office:value="6.840187" calcext:value-type="float">
            <text:p>6.840187</text:p>
          </table:table-cell>
          <table:table-cell table:number-columns-repeated="6"/>
        </table:table-row>
        <table:table-row table:style-name="ro1">
          <table:table-cell/>
          <table:table-cell office:value-type="float" office:value="50500" calcext:value-type="float">
            <text:p>50500</text:p>
          </table:table-cell>
          <table:table-cell office:value-type="float" office:value="1.746911" calcext:value-type="float">
            <text:p>1.746911</text:p>
          </table:table-cell>
          <table:table-cell office:value-type="float" office:value="6.866771" calcext:value-type="float">
            <text:p>6.866771</text:p>
          </table:table-cell>
          <table:table-cell table:number-columns-repeated="6"/>
        </table:table-row>
        <table:table-row table:style-name="ro1">
          <table:table-cell/>
          <table:table-cell office:value-type="float" office:value="50600" calcext:value-type="float">
            <text:p>50600</text:p>
          </table:table-cell>
          <table:table-cell office:value-type="float" office:value="1.769179" calcext:value-type="float">
            <text:p>1.769179</text:p>
          </table:table-cell>
          <table:table-cell office:value-type="float" office:value="6.885681" calcext:value-type="float">
            <text:p>6.885681</text:p>
          </table:table-cell>
          <table:table-cell table:number-columns-repeated="6"/>
        </table:table-row>
        <table:table-row table:style-name="ro1">
          <table:table-cell/>
          <table:table-cell office:value-type="float" office:value="50700" calcext:value-type="float">
            <text:p>50700</text:p>
          </table:table-cell>
          <table:table-cell office:value-type="float" office:value="1.768616" calcext:value-type="float">
            <text:p>1.768616</text:p>
          </table:table-cell>
          <table:table-cell office:value-type="float" office:value="6.913311" calcext:value-type="float">
            <text:p>6.913311</text:p>
          </table:table-cell>
          <table:table-cell table:number-columns-repeated="6"/>
        </table:table-row>
        <table:table-row table:style-name="ro1">
          <table:table-cell/>
          <table:table-cell office:value-type="float" office:value="50800" calcext:value-type="float">
            <text:p>50800</text:p>
          </table:table-cell>
          <table:table-cell office:value-type="float" office:value="1.774807" calcext:value-type="float">
            <text:p>1.774807</text:p>
          </table:table-cell>
          <table:table-cell office:value-type="float" office:value="6.944285" calcext:value-type="float">
            <text:p>6.944285</text:p>
          </table:table-cell>
          <table:table-cell table:number-columns-repeated="6"/>
        </table:table-row>
        <table:table-row table:style-name="ro1">
          <table:table-cell/>
          <table:table-cell office:value-type="float" office:value="50900" calcext:value-type="float">
            <text:p>50900</text:p>
          </table:table-cell>
          <table:table-cell office:value-type="float" office:value="1.78416" calcext:value-type="float">
            <text:p>1.78416</text:p>
          </table:table-cell>
          <table:table-cell office:value-type="float" office:value="7.031452" calcext:value-type="float">
            <text:p>7.031452</text:p>
          </table:table-cell>
          <table:table-cell table:number-columns-repeated="6"/>
        </table:table-row>
        <table:table-row table:style-name="ro1">
          <table:table-cell/>
          <table:table-cell office:value-type="float" office:value="51000" calcext:value-type="float">
            <text:p>51000</text:p>
          </table:table-cell>
          <table:table-cell office:value-type="float" office:value="1.808827" calcext:value-type="float">
            <text:p>1.808827</text:p>
          </table:table-cell>
          <table:table-cell office:value-type="float" office:value="7.048678" calcext:value-type="float">
            <text:p>7.048678</text:p>
          </table:table-cell>
          <table:table-cell table:number-columns-repeated="6"/>
        </table:table-row>
        <table:table-row table:style-name="ro1">
          <table:table-cell/>
          <table:table-cell office:value-type="float" office:value="51100" calcext:value-type="float">
            <text:p>51100</text:p>
          </table:table-cell>
          <table:table-cell office:value-type="float" office:value="1.796658" calcext:value-type="float">
            <text:p>1.796658</text:p>
          </table:table-cell>
          <table:table-cell office:value-type="float" office:value="7.027169" calcext:value-type="float">
            <text:p>7.027169</text:p>
          </table:table-cell>
          <table:table-cell table:number-columns-repeated="6"/>
        </table:table-row>
        <table:table-row table:style-name="ro1">
          <table:table-cell/>
          <table:table-cell office:value-type="float" office:value="51200" calcext:value-type="float">
            <text:p>51200</text:p>
          </table:table-cell>
          <table:table-cell office:value-type="float" office:value="1.804869" calcext:value-type="float">
            <text:p>1.804869</text:p>
          </table:table-cell>
          <table:table-cell office:value-type="float" office:value="7.053481" calcext:value-type="float">
            <text:p>7.053481</text:p>
          </table:table-cell>
          <table:table-cell table:number-columns-repeated="6"/>
        </table:table-row>
        <table:table-row table:style-name="ro1">
          <table:table-cell/>
          <table:table-cell office:value-type="float" office:value="51300" calcext:value-type="float">
            <text:p>51300</text:p>
          </table:table-cell>
          <table:table-cell office:value-type="float" office:value="1.813827" calcext:value-type="float">
            <text:p>1.813827</text:p>
          </table:table-cell>
          <table:table-cell office:value-type="float" office:value="7.104095" calcext:value-type="float">
            <text:p>7.104095</text:p>
          </table:table-cell>
          <table:table-cell table:number-columns-repeated="6"/>
        </table:table-row>
        <table:table-row table:style-name="ro1">
          <table:table-cell/>
          <table:table-cell office:value-type="float" office:value="51400" calcext:value-type="float">
            <text:p>51400</text:p>
          </table:table-cell>
          <table:table-cell office:value-type="float" office:value="1.828579" calcext:value-type="float">
            <text:p>1.828579</text:p>
          </table:table-cell>
          <table:table-cell office:value-type="float" office:value="7.17199" calcext:value-type="float">
            <text:p>7.17199</text:p>
          </table:table-cell>
          <table:table-cell table:number-columns-repeated="6"/>
        </table:table-row>
        <table:table-row table:style-name="ro1">
          <table:table-cell/>
          <table:table-cell office:value-type="float" office:value="51500" calcext:value-type="float">
            <text:p>51500</text:p>
          </table:table-cell>
          <table:table-cell office:value-type="float" office:value="1.835444" calcext:value-type="float">
            <text:p>1.835444</text:p>
          </table:table-cell>
          <table:table-cell office:value-type="float" office:value="7.174386" calcext:value-type="float">
            <text:p>7.174386</text:p>
          </table:table-cell>
          <table:table-cell table:number-columns-repeated="6"/>
        </table:table-row>
        <table:table-row table:style-name="ro1">
          <table:table-cell/>
          <table:table-cell office:value-type="float" office:value="51600" calcext:value-type="float">
            <text:p>51600</text:p>
          </table:table-cell>
          <table:table-cell office:value-type="float" office:value="1.825068" calcext:value-type="float">
            <text:p>1.825068</text:p>
          </table:table-cell>
          <table:table-cell office:value-type="float" office:value="7.189652" calcext:value-type="float">
            <text:p>7.189652</text:p>
          </table:table-cell>
          <table:table-cell table:number-columns-repeated="6"/>
        </table:table-row>
        <table:table-row table:style-name="ro1">
          <table:table-cell/>
          <table:table-cell office:value-type="float" office:value="51700" calcext:value-type="float">
            <text:p>51700</text:p>
          </table:table-cell>
          <table:table-cell office:value-type="float" office:value="1.833042" calcext:value-type="float">
            <text:p>1.833042</text:p>
          </table:table-cell>
          <table:table-cell office:value-type="float" office:value="7.211021" calcext:value-type="float">
            <text:p>7.2110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51800" calcext:value-type="float">
            <text:p>51800</text:p>
          </table:table-cell>
          <table:table-cell office:value-type="float" office:value="1.844954" calcext:value-type="float">
            <text:p>1.844954</text:p>
          </table:table-cell>
          <table:table-cell office:value-type="float" office:value="7.227705" calcext:value-type="float">
            <text:p>7.227705</text:p>
          </table:table-cell>
          <table:table-cell table:number-columns-repeated="6"/>
        </table:table-row>
        <table:table-row table:style-name="ro1">
          <table:table-cell/>
          <table:table-cell office:value-type="float" office:value="51900" calcext:value-type="float">
            <text:p>51900</text:p>
          </table:table-cell>
          <table:table-cell office:value-type="float" office:value="1.846055" calcext:value-type="float">
            <text:p>1.846055</text:p>
          </table:table-cell>
          <table:table-cell office:value-type="float" office:value="7.260925" calcext:value-type="float">
            <text:p>7.260925</text:p>
          </table:table-cell>
          <table:table-cell table:number-columns-repeated="6"/>
        </table:table-row>
        <table:table-row table:style-name="ro1">
          <table:table-cell/>
          <table:table-cell office:value-type="float" office:value="52000" calcext:value-type="float">
            <text:p>52000</text:p>
          </table:table-cell>
          <table:table-cell office:value-type="float" office:value="1.853512" calcext:value-type="float">
            <text:p>1.853512</text:p>
          </table:table-cell>
          <table:table-cell office:value-type="float" office:value="7.27749" calcext:value-type="float">
            <text:p>7.27749</text:p>
          </table:table-cell>
          <table:table-cell table:number-columns-repeated="6"/>
        </table:table-row>
        <table:table-row table:style-name="ro1">
          <table:table-cell/>
          <table:table-cell office:value-type="float" office:value="52100" calcext:value-type="float">
            <text:p>52100</text:p>
          </table:table-cell>
          <table:table-cell office:value-type="float" office:value="1.858993" calcext:value-type="float">
            <text:p>1.858993</text:p>
          </table:table-cell>
          <table:table-cell office:value-type="float" office:value="7.317609" calcext:value-type="float">
            <text:p>7.317609</text:p>
          </table:table-cell>
          <table:table-cell table:number-columns-repeated="6"/>
        </table:table-row>
        <table:table-row table:style-name="ro1">
          <table:table-cell/>
          <table:table-cell office:value-type="float" office:value="52200" calcext:value-type="float">
            <text:p>52200</text:p>
          </table:table-cell>
          <table:table-cell office:value-type="float" office:value="1.866455" calcext:value-type="float">
            <text:p>1.866455</text:p>
          </table:table-cell>
          <table:table-cell office:value-type="float" office:value="7.337233" calcext:value-type="float">
            <text:p>7.337233</text:p>
          </table:table-cell>
          <table:table-cell table:number-columns-repeated="6"/>
        </table:table-row>
        <table:table-row table:style-name="ro1">
          <table:table-cell/>
          <table:table-cell office:value-type="float" office:value="52300" calcext:value-type="float">
            <text:p>52300</text:p>
          </table:table-cell>
          <table:table-cell office:value-type="float" office:value="1.871986" calcext:value-type="float">
            <text:p>1.871986</text:p>
          </table:table-cell>
          <table:table-cell office:value-type="float" office:value="7.374832" calcext:value-type="float">
            <text:p>7.374832</text:p>
          </table:table-cell>
          <table:table-cell table:number-columns-repeated="6"/>
        </table:table-row>
        <table:table-row table:style-name="ro1">
          <table:table-cell/>
          <table:table-cell office:value-type="float" office:value="52400" calcext:value-type="float">
            <text:p>52400</text:p>
          </table:table-cell>
          <table:table-cell office:value-type="float" office:value="1.8791" calcext:value-type="float">
            <text:p>1.8791</text:p>
          </table:table-cell>
          <table:table-cell office:value-type="float" office:value="7.392789" calcext:value-type="float">
            <text:p>7.392789</text:p>
          </table:table-cell>
          <table:table-cell table:number-columns-repeated="6"/>
        </table:table-row>
        <table:table-row table:style-name="ro1">
          <table:table-cell/>
          <table:table-cell office:value-type="float" office:value="52500" calcext:value-type="float">
            <text:p>52500</text:p>
          </table:table-cell>
          <table:table-cell office:value-type="float" office:value="1.887273" calcext:value-type="float">
            <text:p>1.887273</text:p>
          </table:table-cell>
          <table:table-cell office:value-type="float" office:value="7.426206" calcext:value-type="float">
            <text:p>7.426206</text:p>
          </table:table-cell>
          <table:table-cell table:number-columns-repeated="6"/>
        </table:table-row>
        <table:table-row table:style-name="ro1">
          <table:table-cell/>
          <table:table-cell office:value-type="float" office:value="52600" calcext:value-type="float">
            <text:p>52600</text:p>
          </table:table-cell>
          <table:table-cell office:value-type="float" office:value="1.892797" calcext:value-type="float">
            <text:p>1.892797</text:p>
          </table:table-cell>
          <table:table-cell office:value-type="float" office:value="7.443893" calcext:value-type="float">
            <text:p>7.443893</text:p>
          </table:table-cell>
          <table:table-cell table:number-columns-repeated="6"/>
        </table:table-row>
        <table:table-row table:style-name="ro1">
          <table:table-cell/>
          <table:table-cell office:value-type="float" office:value="52700" calcext:value-type="float">
            <text:p>52700</text:p>
          </table:table-cell>
          <table:table-cell office:value-type="float" office:value="1.900262" calcext:value-type="float">
            <text:p>1.900262</text:p>
          </table:table-cell>
          <table:table-cell office:value-type="float" office:value="7.475975" calcext:value-type="float">
            <text:p>7.475975</text:p>
          </table:table-cell>
          <table:table-cell table:number-columns-repeated="6"/>
        </table:table-row>
        <table:table-row table:style-name="ro1">
          <table:table-cell/>
          <table:table-cell office:value-type="float" office:value="52800" calcext:value-type="float">
            <text:p>52800</text:p>
          </table:table-cell>
          <table:table-cell office:value-type="float" office:value="1.908763" calcext:value-type="float">
            <text:p>1.908763</text:p>
          </table:table-cell>
          <table:table-cell office:value-type="float" office:value="7.504198" calcext:value-type="float">
            <text:p>7.504198</text:p>
          </table:table-cell>
          <table:table-cell table:number-columns-repeated="6"/>
        </table:table-row>
        <table:table-row table:style-name="ro1">
          <table:table-cell/>
          <table:table-cell office:value-type="float" office:value="52900" calcext:value-type="float">
            <text:p>52900</text:p>
          </table:table-cell>
          <table:table-cell office:value-type="float" office:value="1.91612" calcext:value-type="float">
            <text:p>1.91612</text:p>
          </table:table-cell>
          <table:table-cell office:value-type="float" office:value="7.540088" calcext:value-type="float">
            <text:p>7.540088</text:p>
          </table:table-cell>
          <table:table-cell table:number-columns-repeated="6"/>
        </table:table-row>
        <table:table-row table:style-name="ro1">
          <table:table-cell/>
          <table:table-cell office:value-type="float" office:value="53000" calcext:value-type="float">
            <text:p>53000</text:p>
          </table:table-cell>
          <table:table-cell office:value-type="float" office:value="1.924564" calcext:value-type="float">
            <text:p>1.924564</text:p>
          </table:table-cell>
          <table:table-cell office:value-type="float" office:value="7.574532" calcext:value-type="float">
            <text:p>7.574532</text:p>
          </table:table-cell>
          <table:table-cell table:number-columns-repeated="6"/>
        </table:table-row>
        <table:table-row table:style-name="ro1">
          <table:table-cell/>
          <table:table-cell office:value-type="float" office:value="53100" calcext:value-type="float">
            <text:p>53100</text:p>
          </table:table-cell>
          <table:table-cell office:value-type="float" office:value="1.92974" calcext:value-type="float">
            <text:p>1.92974</text:p>
          </table:table-cell>
          <table:table-cell office:value-type="float" office:value="7.600129" calcext:value-type="float">
            <text:p>7.600129</text:p>
          </table:table-cell>
          <table:table-cell table:number-columns-repeated="6"/>
        </table:table-row>
        <table:table-row table:style-name="ro1">
          <table:table-cell/>
          <table:table-cell office:value-type="float" office:value="53200" calcext:value-type="float">
            <text:p>53200</text:p>
          </table:table-cell>
          <table:table-cell office:value-type="float" office:value="1.938304" calcext:value-type="float">
            <text:p>1.938304</text:p>
          </table:table-cell>
          <table:table-cell office:value-type="float" office:value="7.610099" calcext:value-type="float">
            <text:p>7.610099</text:p>
          </table:table-cell>
          <table:table-cell table:number-columns-repeated="6"/>
        </table:table-row>
        <table:table-row table:style-name="ro1">
          <table:table-cell/>
          <table:table-cell office:value-type="float" office:value="53300" calcext:value-type="float">
            <text:p>53300</text:p>
          </table:table-cell>
          <table:table-cell office:value-type="float" office:value="1.944075" calcext:value-type="float">
            <text:p>1.944075</text:p>
          </table:table-cell>
          <table:table-cell office:value-type="float" office:value="7.651" calcext:value-type="float">
            <text:p>7.651</text:p>
          </table:table-cell>
          <table:table-cell table:number-columns-repeated="6"/>
        </table:table-row>
        <table:table-row table:style-name="ro1">
          <table:table-cell/>
          <table:table-cell office:value-type="float" office:value="53400" calcext:value-type="float">
            <text:p>53400</text:p>
          </table:table-cell>
          <table:table-cell office:value-type="float" office:value="1.95174" calcext:value-type="float">
            <text:p>1.95174</text:p>
          </table:table-cell>
          <table:table-cell office:value-type="float" office:value="7.680035" calcext:value-type="float">
            <text:p>7.680035</text:p>
          </table:table-cell>
          <table:table-cell table:number-columns-repeated="6"/>
        </table:table-row>
        <table:table-row table:style-name="ro1">
          <table:table-cell/>
          <table:table-cell office:value-type="float" office:value="53500" calcext:value-type="float">
            <text:p>53500</text:p>
          </table:table-cell>
          <table:table-cell office:value-type="float" office:value="1.957911" calcext:value-type="float">
            <text:p>1.957911</text:p>
          </table:table-cell>
          <table:table-cell office:value-type="float" office:value="7.709738" calcext:value-type="float">
            <text:p>7.709738</text:p>
          </table:table-cell>
          <table:table-cell table:number-columns-repeated="6"/>
        </table:table-row>
        <table:table-row table:style-name="ro1">
          <table:table-cell/>
          <table:table-cell office:value-type="float" office:value="53600" calcext:value-type="float">
            <text:p>53600</text:p>
          </table:table-cell>
          <table:table-cell office:value-type="float" office:value="1.965335" calcext:value-type="float">
            <text:p>1.965335</text:p>
          </table:table-cell>
          <table:table-cell office:value-type="float" office:value="7.732529" calcext:value-type="float">
            <text:p>7.732529</text:p>
          </table:table-cell>
          <table:table-cell table:number-columns-repeated="6"/>
        </table:table-row>
        <table:table-row table:style-name="ro1">
          <table:table-cell/>
          <table:table-cell office:value-type="float" office:value="53700" calcext:value-type="float">
            <text:p>53700</text:p>
          </table:table-cell>
          <table:table-cell office:value-type="float" office:value="1.973011" calcext:value-type="float">
            <text:p>1.973011</text:p>
          </table:table-cell>
          <table:table-cell office:value-type="float" office:value="7.759557" calcext:value-type="float">
            <text:p>7.759557</text:p>
          </table:table-cell>
          <table:table-cell table:number-columns-repeated="6"/>
        </table:table-row>
        <table:table-row table:style-name="ro1">
          <table:table-cell/>
          <table:table-cell office:value-type="float" office:value="53800" calcext:value-type="float">
            <text:p>53800</text:p>
          </table:table-cell>
          <table:table-cell office:value-type="float" office:value="1.980876" calcext:value-type="float">
            <text:p>1.980876</text:p>
          </table:table-cell>
          <table:table-cell office:value-type="float" office:value="7.79448" calcext:value-type="float">
            <text:p>7.79448</text:p>
          </table:table-cell>
          <table:table-cell table:number-columns-repeated="6"/>
        </table:table-row>
        <table:table-row table:style-name="ro1">
          <table:table-cell/>
          <table:table-cell office:value-type="float" office:value="53900" calcext:value-type="float">
            <text:p>53900</text:p>
          </table:table-cell>
          <table:table-cell office:value-type="float" office:value="1.986146" calcext:value-type="float">
            <text:p>1.986146</text:p>
          </table:table-cell>
          <table:table-cell office:value-type="float" office:value="7.818628" calcext:value-type="float">
            <text:p>7.818628</text:p>
          </table:table-cell>
          <table:table-cell table:number-columns-repeated="6"/>
        </table:table-row>
        <table:table-row table:style-name="ro1">
          <table:table-cell/>
          <table:table-cell office:value-type="float" office:value="54000" calcext:value-type="float">
            <text:p>54000</text:p>
          </table:table-cell>
          <table:table-cell office:value-type="float" office:value="1.994192" calcext:value-type="float">
            <text:p>1.994192</text:p>
          </table:table-cell>
          <table:table-cell office:value-type="float" office:value="7.857396" calcext:value-type="float">
            <text:p>7.857396</text:p>
          </table:table-cell>
          <table:table-cell table:number-columns-repeated="6"/>
        </table:table-row>
        <table:table-row table:style-name="ro1">
          <table:table-cell/>
          <table:table-cell office:value-type="float" office:value="54100" calcext:value-type="float">
            <text:p>54100</text:p>
          </table:table-cell>
          <table:table-cell office:value-type="float" office:value="2.001497" calcext:value-type="float">
            <text:p>2.001497</text:p>
          </table:table-cell>
          <table:table-cell office:value-type="float" office:value="7.883403" calcext:value-type="float">
            <text:p>7.883403</text:p>
          </table:table-cell>
          <table:table-cell table:number-columns-repeated="6"/>
        </table:table-row>
        <table:table-row table:style-name="ro1">
          <table:table-cell/>
          <table:table-cell office:value-type="float" office:value="54200" calcext:value-type="float">
            <text:p>54200</text:p>
          </table:table-cell>
          <table:table-cell office:value-type="float" office:value="2.009346" calcext:value-type="float">
            <text:p>2.009346</text:p>
          </table:table-cell>
          <table:table-cell office:value-type="float" office:value="7.922736" calcext:value-type="float">
            <text:p>7.922736</text:p>
          </table:table-cell>
          <table:table-cell table:number-columns-repeated="6"/>
        </table:table-row>
        <table:table-row table:style-name="ro1">
          <table:table-cell/>
          <table:table-cell office:value-type="float" office:value="54300" calcext:value-type="float">
            <text:p>54300</text:p>
          </table:table-cell>
          <table:table-cell office:value-type="float" office:value="2.019466" calcext:value-type="float">
            <text:p>2.019466</text:p>
          </table:table-cell>
          <table:table-cell office:value-type="float" office:value="7.934064" calcext:value-type="float">
            <text:p>7.934064</text:p>
          </table:table-cell>
          <table:table-cell table:number-columns-repeated="6"/>
        </table:table-row>
        <table:table-row table:style-name="ro1">
          <table:table-cell/>
          <table:table-cell office:value-type="float" office:value="54400" calcext:value-type="float">
            <text:p>54400</text:p>
          </table:table-cell>
          <table:table-cell office:value-type="float" office:value="2.025704" calcext:value-type="float">
            <text:p>2.025704</text:p>
          </table:table-cell>
          <table:table-cell office:value-type="float" office:value="7.983502" calcext:value-type="float">
            <text:p>7.983502</text:p>
          </table:table-cell>
          <table:table-cell table:number-columns-repeated="6"/>
        </table:table-row>
        <table:table-row table:style-name="ro1">
          <table:table-cell/>
          <table:table-cell office:value-type="float" office:value="54500" calcext:value-type="float">
            <text:p>54500</text:p>
          </table:table-cell>
          <table:table-cell office:value-type="float" office:value="2.03185" calcext:value-type="float">
            <text:p>2.03185</text:p>
          </table:table-cell>
          <table:table-cell office:value-type="float" office:value="8.000986" calcext:value-type="float">
            <text:p>8.000986</text:p>
          </table:table-cell>
          <table:table-cell table:number-columns-repeated="6"/>
        </table:table-row>
        <table:table-row table:style-name="ro1">
          <table:table-cell/>
          <table:table-cell office:value-type="float" office:value="54600" calcext:value-type="float">
            <text:p>54600</text:p>
          </table:table-cell>
          <table:table-cell office:value-type="float" office:value="2.039651" calcext:value-type="float">
            <text:p>2.039651</text:p>
          </table:table-cell>
          <table:table-cell office:value-type="float" office:value="8.024237" calcext:value-type="float">
            <text:p>8.024237</text:p>
          </table:table-cell>
          <table:table-cell table:number-columns-repeated="6"/>
        </table:table-row>
        <table:table-row table:style-name="ro1">
          <table:table-cell/>
          <table:table-cell office:value-type="float" office:value="54700" calcext:value-type="float">
            <text:p>54700</text:p>
          </table:table-cell>
          <table:table-cell office:value-type="float" office:value="2.04789" calcext:value-type="float">
            <text:p>2.04789</text:p>
          </table:table-cell>
          <table:table-cell office:value-type="float" office:value="8.070639" calcext:value-type="float">
            <text:p>8.070639</text:p>
          </table:table-cell>
          <table:table-cell table:number-columns-repeated="6"/>
        </table:table-row>
        <table:table-row table:style-name="ro1">
          <table:table-cell/>
          <table:table-cell office:value-type="float" office:value="54800" calcext:value-type="float">
            <text:p>54800</text:p>
          </table:table-cell>
          <table:table-cell office:value-type="float" office:value="2.055777" calcext:value-type="float">
            <text:p>2.055777</text:p>
          </table:table-cell>
          <table:table-cell office:value-type="float" office:value="8.095808" calcext:value-type="float">
            <text:p>8.095808</text:p>
          </table:table-cell>
          <table:table-cell table:number-columns-repeated="6"/>
        </table:table-row>
        <table:table-row table:style-name="ro1">
          <table:table-cell/>
          <table:table-cell office:value-type="float" office:value="54900" calcext:value-type="float">
            <text:p>54900</text:p>
          </table:table-cell>
          <table:table-cell office:value-type="float" office:value="2.06206" calcext:value-type="float">
            <text:p>2.06206</text:p>
          </table:table-cell>
          <table:table-cell office:value-type="float" office:value="8.133407" calcext:value-type="float">
            <text:p>8.133407</text:p>
          </table:table-cell>
          <table:table-cell table:number-columns-repeated="6"/>
        </table:table-row>
        <table:table-row table:style-name="ro1">
          <table:table-cell/>
          <table:table-cell office:value-type="float" office:value="55000" calcext:value-type="float">
            <text:p>55000</text:p>
          </table:table-cell>
          <table:table-cell office:value-type="float" office:value="2.068312" calcext:value-type="float">
            <text:p>2.068312</text:p>
          </table:table-cell>
          <table:table-cell office:value-type="float" office:value="8.15512" calcext:value-type="float">
            <text:p>8.15512</text:p>
          </table:table-cell>
          <table:table-cell table:number-columns-repeated="6"/>
        </table:table-row>
        <table:table-row table:style-name="ro1">
          <table:table-cell/>
          <table:table-cell office:value-type="float" office:value="55100" calcext:value-type="float">
            <text:p>55100</text:p>
          </table:table-cell>
          <table:table-cell office:value-type="float" office:value="2.079435" calcext:value-type="float">
            <text:p>2.079435</text:p>
          </table:table-cell>
          <table:table-cell office:value-type="float" office:value="8.189699" calcext:value-type="float">
            <text:p>8.189699</text:p>
          </table:table-cell>
          <table:table-cell table:number-columns-repeated="6"/>
        </table:table-row>
        <table:table-row table:style-name="ro1">
          <table:table-cell/>
          <table:table-cell office:value-type="float" office:value="55200" calcext:value-type="float">
            <text:p>55200</text:p>
          </table:table-cell>
          <table:table-cell office:value-type="float" office:value="2.085823" calcext:value-type="float">
            <text:p>2.085823</text:p>
          </table:table-cell>
          <table:table-cell office:value-type="float" office:value="8.207279" calcext:value-type="float">
            <text:p>8.207279</text:p>
          </table:table-cell>
          <table:table-cell table:number-columns-repeated="6"/>
        </table:table-row>
        <table:table-row table:style-name="ro1">
          <table:table-cell/>
          <table:table-cell office:value-type="float" office:value="55300" calcext:value-type="float">
            <text:p>55300</text:p>
          </table:table-cell>
          <table:table-cell office:value-type="float" office:value="2.092829" calcext:value-type="float">
            <text:p>2.092829</text:p>
          </table:table-cell>
          <table:table-cell office:value-type="float" office:value="8.228622" calcext:value-type="float">
            <text:p>8.228622</text:p>
          </table:table-cell>
          <table:table-cell table:number-columns-repeated="6"/>
        </table:table-row>
        <table:table-row table:style-name="ro1">
          <table:table-cell/>
          <table:table-cell office:value-type="float" office:value="55400" calcext:value-type="float">
            <text:p>55400</text:p>
          </table:table-cell>
          <table:table-cell office:value-type="float" office:value="2.103738" calcext:value-type="float">
            <text:p>2.103738</text:p>
          </table:table-cell>
          <table:table-cell office:value-type="float" office:value="8.266377" calcext:value-type="float">
            <text:p>8.266377</text:p>
          </table:table-cell>
          <table:table-cell table:number-columns-repeated="6"/>
        </table:table-row>
        <table:table-row table:style-name="ro1">
          <table:table-cell/>
          <table:table-cell office:value-type="float" office:value="55500" calcext:value-type="float">
            <text:p>55500</text:p>
          </table:table-cell>
          <table:table-cell office:value-type="float" office:value="2.10777" calcext:value-type="float">
            <text:p>2.10777</text:p>
          </table:table-cell>
          <table:table-cell office:value-type="float" office:value="8.296266" calcext:value-type="float">
            <text:p>8.296266</text:p>
          </table:table-cell>
          <table:table-cell table:number-columns-repeated="6"/>
        </table:table-row>
        <table:table-row table:style-name="ro1">
          <table:table-cell/>
          <table:table-cell office:value-type="float" office:value="55600" calcext:value-type="float">
            <text:p>55600</text:p>
          </table:table-cell>
          <table:table-cell office:value-type="float" office:value="2.115945" calcext:value-type="float">
            <text:p>2.115945</text:p>
          </table:table-cell>
          <table:table-cell office:value-type="float" office:value="8.321002" calcext:value-type="float">
            <text:p>8.321002</text:p>
          </table:table-cell>
          <table:table-cell table:number-columns-repeated="6"/>
        </table:table-row>
        <table:table-row table:style-name="ro1">
          <table:table-cell/>
          <table:table-cell office:value-type="float" office:value="55700" calcext:value-type="float">
            <text:p>55700</text:p>
          </table:table-cell>
          <table:table-cell office:value-type="float" office:value="2.126897" calcext:value-type="float">
            <text:p>2.126897</text:p>
          </table:table-cell>
          <table:table-cell office:value-type="float" office:value="8.365078" calcext:value-type="float">
            <text:p>8.365078</text:p>
          </table:table-cell>
          <table:table-cell table:number-columns-repeated="6"/>
        </table:table-row>
        <table:table-row table:style-name="ro1">
          <table:table-cell/>
          <table:table-cell office:value-type="float" office:value="55800" calcext:value-type="float">
            <text:p>55800</text:p>
          </table:table-cell>
          <table:table-cell office:value-type="float" office:value="2.133015" calcext:value-type="float">
            <text:p>2.133015</text:p>
          </table:table-cell>
          <table:table-cell office:value-type="float" office:value="8.397304" calcext:value-type="float">
            <text:p>8.397304</text:p>
          </table:table-cell>
          <table:table-cell table:number-columns-repeated="6"/>
        </table:table-row>
        <table:table-row table:style-name="ro1">
          <table:table-cell/>
          <table:table-cell office:value-type="float" office:value="55900" calcext:value-type="float">
            <text:p>55900</text:p>
          </table:table-cell>
          <table:table-cell office:value-type="float" office:value="2.148524" calcext:value-type="float">
            <text:p>2.148524</text:p>
          </table:table-cell>
          <table:table-cell office:value-type="float" office:value="8.414178" calcext:value-type="float">
            <text:p>8.414178</text:p>
          </table:table-cell>
          <table:table-cell table:number-columns-repeated="6"/>
        </table:table-row>
        <table:table-row table:style-name="ro1">
          <table:table-cell/>
          <table:table-cell office:value-type="float" office:value="56000" calcext:value-type="float">
            <text:p>56000</text:p>
          </table:table-cell>
          <table:table-cell office:value-type="float" office:value="2.153066" calcext:value-type="float">
            <text:p>2.153066</text:p>
          </table:table-cell>
          <table:table-cell office:value-type="float" office:value="8.453781" calcext:value-type="float">
            <text:p>8.453781</text:p>
          </table:table-cell>
          <table:table-cell table:number-columns-repeated="6"/>
        </table:table-row>
        <table:table-row table:style-name="ro1">
          <table:table-cell/>
          <table:table-cell office:value-type="float" office:value="56100" calcext:value-type="float">
            <text:p>56100</text:p>
          </table:table-cell>
          <table:table-cell office:value-type="float" office:value="2.16117" calcext:value-type="float">
            <text:p>2.16117</text:p>
          </table:table-cell>
          <table:table-cell office:value-type="float" office:value="8.494618" calcext:value-type="float">
            <text:p>8.494618</text:p>
          </table:table-cell>
          <table:table-cell table:number-columns-repeated="6"/>
        </table:table-row>
        <table:table-row table:style-name="ro1">
          <table:table-cell/>
          <table:table-cell office:value-type="float" office:value="56200" calcext:value-type="float">
            <text:p>56200</text:p>
          </table:table-cell>
          <table:table-cell office:value-type="float" office:value="2.160948" calcext:value-type="float">
            <text:p>2.160948</text:p>
          </table:table-cell>
          <table:table-cell office:value-type="float" office:value="8.510979" calcext:value-type="float">
            <text:p>8.510979</text:p>
          </table:table-cell>
          <table:table-cell table:number-columns-repeated="6"/>
        </table:table-row>
        <table:table-row table:style-name="ro1">
          <table:table-cell/>
          <table:table-cell office:value-type="float" office:value="56300" calcext:value-type="float">
            <text:p>56300</text:p>
          </table:table-cell>
          <table:table-cell office:value-type="float" office:value="2.1705" calcext:value-type="float">
            <text:p>2.1705</text:p>
          </table:table-cell>
          <table:table-cell office:value-type="float" office:value="8.549886" calcext:value-type="float">
            <text:p>8.549886</text:p>
          </table:table-cell>
          <table:table-cell table:number-columns-repeated="6"/>
        </table:table-row>
        <table:table-row table:style-name="ro1">
          <table:table-cell/>
          <table:table-cell office:value-type="float" office:value="56400" calcext:value-type="float">
            <text:p>56400</text:p>
          </table:table-cell>
          <table:table-cell office:value-type="float" office:value="2.181629" calcext:value-type="float">
            <text:p>2.181629</text:p>
          </table:table-cell>
          <table:table-cell office:value-type="float" office:value="8.577308" calcext:value-type="float">
            <text:p>8.577308</text:p>
          </table:table-cell>
          <table:table-cell table:number-columns-repeated="6"/>
        </table:table-row>
        <table:table-row table:style-name="ro1">
          <table:table-cell/>
          <table:table-cell office:value-type="float" office:value="56500" calcext:value-type="float">
            <text:p>56500</text:p>
          </table:table-cell>
          <table:table-cell office:value-type="float" office:value="2.18868" calcext:value-type="float">
            <text:p>2.18868</text:p>
          </table:table-cell>
          <table:table-cell office:value-type="float" office:value="8.597385" calcext:value-type="float">
            <text:p>8.597385</text:p>
          </table:table-cell>
          <table:table-cell table:number-columns-repeated="6"/>
        </table:table-row>
        <table:table-row table:style-name="ro1">
          <table:table-cell/>
          <table:table-cell office:value-type="float" office:value="56600" calcext:value-type="float">
            <text:p>56600</text:p>
          </table:table-cell>
          <table:table-cell office:value-type="float" office:value="2.195335" calcext:value-type="float">
            <text:p>2.195335</text:p>
          </table:table-cell>
          <table:table-cell office:value-type="float" office:value="8.632198" calcext:value-type="float">
            <text:p>8.632198</text:p>
          </table:table-cell>
          <table:table-cell table:number-columns-repeated="6"/>
        </table:table-row>
        <table:table-row table:style-name="ro1">
          <table:table-cell/>
          <table:table-cell office:value-type="float" office:value="56700" calcext:value-type="float">
            <text:p>56700</text:p>
          </table:table-cell>
          <table:table-cell office:value-type="float" office:value="2.200754" calcext:value-type="float">
            <text:p>2.200754</text:p>
          </table:table-cell>
          <table:table-cell office:value-type="float" office:value="8.643287" calcext:value-type="float">
            <text:p>8.643287</text:p>
          </table:table-cell>
          <table:table-cell table:number-columns-repeated="6"/>
        </table:table-row>
        <table:table-row table:style-name="ro1">
          <table:table-cell/>
          <table:table-cell office:value-type="float" office:value="56800" calcext:value-type="float">
            <text:p>56800</text:p>
          </table:table-cell>
          <table:table-cell office:value-type="float" office:value="2.207952" calcext:value-type="float">
            <text:p>2.207952</text:p>
          </table:table-cell>
          <table:table-cell office:value-type="float" office:value="8.697532" calcext:value-type="float">
            <text:p>8.697532</text:p>
          </table:table-cell>
          <table:table-cell table:number-columns-repeated="6"/>
        </table:table-row>
        <table:table-row table:style-name="ro1">
          <table:table-cell/>
          <table:table-cell office:value-type="float" office:value="56900" calcext:value-type="float">
            <text:p>56900</text:p>
          </table:table-cell>
          <table:table-cell office:value-type="float" office:value="2.216752" calcext:value-type="float">
            <text:p>2.216752</text:p>
          </table:table-cell>
          <table:table-cell office:value-type="float" office:value="8.716257" calcext:value-type="float">
            <text:p>8.716257</text:p>
          </table:table-cell>
          <table:table-cell table:number-columns-repeated="6"/>
        </table:table-row>
        <table:table-row table:style-name="ro1">
          <table:table-cell/>
          <table:table-cell office:value-type="float" office:value="57000" calcext:value-type="float">
            <text:p>57000</text:p>
          </table:table-cell>
          <table:table-cell office:value-type="float" office:value="2.225238" calcext:value-type="float">
            <text:p>2.225238</text:p>
          </table:table-cell>
          <table:table-cell office:value-type="float" office:value="8.751023" calcext:value-type="float">
            <text:p>8.751023</text:p>
          </table:table-cell>
          <table:table-cell table:number-columns-repeated="6"/>
        </table:table-row>
        <table:table-row table:style-name="ro1">
          <table:table-cell/>
          <table:table-cell office:value-type="float" office:value="57100" calcext:value-type="float">
            <text:p>57100</text:p>
          </table:table-cell>
          <table:table-cell office:value-type="float" office:value="2.23377" calcext:value-type="float">
            <text:p>2.23377</text:p>
          </table:table-cell>
          <table:table-cell office:value-type="float" office:value="8.775671" calcext:value-type="float">
            <text:p>8.775671</text:p>
          </table:table-cell>
          <table:table-cell table:number-columns-repeated="6"/>
        </table:table-row>
        <table:table-row table:style-name="ro1">
          <table:table-cell/>
          <table:table-cell office:value-type="float" office:value="57200" calcext:value-type="float">
            <text:p>57200</text:p>
          </table:table-cell>
          <table:table-cell office:value-type="float" office:value="2.241074" calcext:value-type="float">
            <text:p>2.241074</text:p>
          </table:table-cell>
          <table:table-cell office:value-type="float" office:value="8.803568" calcext:value-type="float">
            <text:p>8.803568</text:p>
          </table:table-cell>
          <table:table-cell table:number-columns-repeated="6"/>
        </table:table-row>
        <table:table-row table:style-name="ro1">
          <table:table-cell/>
          <table:table-cell office:value-type="float" office:value="57300" calcext:value-type="float">
            <text:p>57300</text:p>
          </table:table-cell>
          <table:table-cell office:value-type="float" office:value="2.248885" calcext:value-type="float">
            <text:p>2.248885</text:p>
          </table:table-cell>
          <table:table-cell office:value-type="float" office:value="8.844373" calcext:value-type="float">
            <text:p>8.844373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02-13T12:58:32.861519534</dc:date>
    <meta:editing-duration>PT21M40S</meta:editing-duration>
    <meta:editing-cycles>7</meta:editing-cycles>
    <meta:generator>LibreOffice/6.4.7.2$Linux_X86_64 LibreOffice_project/40$Build-2</meta:generator>
    <meta:document-statistic meta:table-count="1" meta:cell-count="1766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legend chart:legend-position="end" svg:x="12.537cm" svg:y="3.954cm" style:legend-expansion="high" chart:style-name="ch2"/>
        <chart:plot-area chart:style-name="ch3" table:cell-range-address="daaexp1bexcel.H1:daaexp1bexcel.J1 daaexp1bexcel.I2:daaexp1bexcel.J11" chart:data-source-has-labels="both" svg:x="1.33cm" svg:y="0.18cm" svg:width="10.888cm" svg:height="7.664cm">
          <chartooo:coordinate-region svg:x="1.951cm" svg:y="0.379cm" svg:width="10.267cm" svg:height="6.818cm"/>
          <chart:axis chart:dimension="x" chart:name="primary-x" chart:style-name="ch4" chartooo:axis-type="auto">
            <chartooo:date-scale/>
            <chart:title svg:x="4.832cm" svg:y="8.024cm" chart:style-name="ch5">
              <text:p>Number of input values</text:p>
            </chart:title>
            <chart:categories table:cell-range-address="daaexp1bexcel.H1:daaexp1bexcel.H1"/>
          </chart:axis>
          <chart:axis chart:dimension="y" chart:name="primary-y" chart:style-name="ch4">
            <chart:title svg:x="0.451cm" svg:y="5.247cm" chart:style-name="ch6">
              <text:p>Time in seconds</text:p>
            </chart:title>
            <chart:grid chart:style-name="ch7" chart:class="major"/>
          </chart:axis>
          <chart:series chart:style-name="ch8" chart:values-cell-range-address="daaexp1bexcel.I2:daaexp1bexcel.I11" chart:label-cell-address="daaexp1bexcel.I1:daaexp1bexcel.I1" chart:class="chart:line">
            <chart:data-point chart:repeated="10"/>
          </chart:series>
          <chart:series chart:style-name="ch9" chart:values-cell-range-address="daaexp1bexcel.J2:daaexp1bexcel.J11" chart:label-cell-address="daaexp1bexcel.J1:daaexp1bexcel.J1" chart:class="chart:line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sertion sort</text:p>
                <draw:g>
                  <svg:desc>daaexp1bexcel.I1:daaexp1bexcel.I1</svg:desc>
                </draw:g>
              </table:table-cell>
              <table:table-cell office:value-type="string">
                <text:p>Selection sort</text:p>
                <draw:g>
                  <svg:desc>daaexp1bexcel.J1:daaexp1bexcel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n</text:p>
                <draw:g>
                  <svg:desc>daaexp1bexcel.H1:daaexp1bexcel.H1</svg:desc>
                </draw:g>
              </table:table-cell>
              <table:table-cell office:value-type="float" office:value="0.068738">
                <text:p>0.068738</text:p>
                <draw:g>
                  <svg:desc>daaexp1bexcel.I2:daaexp1bexcel.I11</svg:desc>
                </draw:g>
              </table:table-cell>
              <table:table-cell office:value-type="float" office:value="0.269391">
                <text:p>0.269391</text:p>
                <draw:g>
                  <svg:desc>daaexp1bexcel.J2:daaexp1bexcel.J11</svg:desc>
                </draw:g>
              </table:table-cell>
            </table:table-row>
            <table:table-row>
              <table:table-cell office:value-type="string"/>
              <table:table-cell office:value-type="float" office:value="0.27431">
                <text:p>0.27431</text:p>
              </table:table-cell>
              <table:table-cell office:value-type="float" office:value="1.080976">
                <text:p>1.080976</text:p>
              </table:table-cell>
            </table:table-row>
            <table:table-row>
              <table:table-cell office:value-type="string"/>
              <table:table-cell office:value-type="float" office:value="0.62842">
                <text:p>0.62842</text:p>
              </table:table-cell>
              <table:table-cell office:value-type="float" office:value="2.428317">
                <text:p>2.428317</text:p>
              </table:table-cell>
            </table:table-row>
            <table:table-row>
              <table:table-cell office:value-type="string"/>
              <table:table-cell office:value-type="float" office:value="1.092759">
                <text:p>1.092759</text:p>
              </table:table-cell>
              <table:table-cell office:value-type="float" office:value="4.301866">
                <text:p>4.301866</text:p>
              </table:table-cell>
            </table:table-row>
            <table:table-row>
              <table:table-cell office:value-type="string"/>
              <table:table-cell office:value-type="float" office:value="1.710815">
                <text:p>1.710815</text:p>
              </table:table-cell>
              <table:table-cell office:value-type="float" office:value="6.758507">
                <text:p>6.758507</text:p>
              </table:table-cell>
            </table:table-row>
            <table:table-row>
              <table:table-cell office:value-type="string"/>
              <table:table-cell office:value-type="float" office:value="2.527706">
                <text:p>2.527706</text:p>
              </table:table-cell>
              <table:table-cell office:value-type="float" office:value="9.763713">
                <text:p>9.763713</text:p>
              </table:table-cell>
            </table:table-row>
            <table:table-row>
              <table:table-cell office:value-type="string"/>
              <table:table-cell office:value-type="float" office:value="3.367922">
                <text:p>3.367922</text:p>
              </table:table-cell>
              <table:table-cell office:value-type="float" office:value="13.246369">
                <text:p>13.246369</text:p>
              </table:table-cell>
            </table:table-row>
            <table:table-row>
              <table:table-cell office:value-type="string"/>
              <table:table-cell office:value-type="float" office:value="4.400927">
                <text:p>4.400927</text:p>
              </table:table-cell>
              <table:table-cell office:value-type="float" office:value="17.248821">
                <text:p>17.248821</text:p>
              </table:table-cell>
            </table:table-row>
            <table:table-row>
              <table:table-cell office:value-type="string"/>
              <table:table-cell office:value-type="float" office:value="5.543742">
                <text:p>5.543742</text:p>
              </table:table-cell>
              <table:table-cell office:value-type="float" office:value="21.913116">
                <text:p>21.913116</text:p>
              </table:table-cell>
            </table:table-row>
            <table:table-row>
              <table:table-cell office:value-type="string"/>
              <table:table-cell office:value-type="float" office:value="6.868951">
                <text:p>6.868951</text:p>
              </table:table-cell>
              <table:table-cell office:value-type="float" office:value="27.068501">
                <text:p>27.06850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539cm" svg:y="3.952cm" style:legend-expansion="high" chart:style-name="ch2"/>
        <chart:plot-area chart:style-name="ch3" table:cell-range-address="daaexp1bexcel.C1:daaexp1bexcel.D574" chart:data-source-has-labels="row" svg:x="0.32cm" svg:y="0.18cm" svg:width="11.899cm" svg:height="8.64cm">
          <chartooo:coordinate-region svg:x="0.756cm" svg:y="0.301cm" svg:width="11.158cm" svg:height="7.51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daaexp1bexcel.C2:daaexp1bexcel.C574" chart:label-cell-address="daaexp1bexcel.C1:daaexp1bexcel.C1" chart:class="chart:line">
            <chart:data-point chart:repeated="573"/>
          </chart:series>
          <chart:series chart:style-name="ch7" chart:values-cell-range-address="daaexp1bexcel.D2:daaexp1bexcel.D574" chart:label-cell-address="daaexp1bexcel.D1:daaexp1bexcel.D1" chart:class="chart:line">
            <chart:data-point chart:repeated="57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sertion sort</text:p>
                <draw:g>
                  <svg:desc>daaexp1bexcel.C1:daaexp1bexcel.C1</svg:desc>
                </draw:g>
              </table:table-cell>
              <table:table-cell office:value-type="string">
                <text:p>Selection sort</text:p>
                <draw:g>
                  <svg:desc>daaexp1bexcel.D1:daaexp1bexcel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037">
                <text:p>0.000037</text:p>
                <draw:g>
                  <svg:desc>daaexp1bexcel.C2:daaexp1bexcel.C574</svg:desc>
                </draw:g>
              </table:table-cell>
              <table:table-cell office:value-type="float" office:value="0.00005">
                <text:p>0.00005</text:p>
                <draw:g>
                  <svg:desc>daaexp1bexcel.D2:daaexp1bexcel.D57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054">
                <text:p>0.000054</text:p>
              </table:table-cell>
              <table:table-cell office:value-type="float" office:value="0.000144">
                <text:p>0.00014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104">
                <text:p>0.000104</text:p>
              </table:table-cell>
              <table:table-cell office:value-type="float" office:value="0.000285">
                <text:p>0.00028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16">
                <text:p>0.00016</text:p>
              </table:table-cell>
              <table:table-cell office:value-type="float" office:value="0.000486">
                <text:p>0.00048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0234">
                <text:p>0.000234</text:p>
              </table:table-cell>
              <table:table-cell office:value-type="float" office:value="0.000764">
                <text:p>0.00076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0326">
                <text:p>0.000326</text:p>
              </table:table-cell>
              <table:table-cell office:value-type="float" office:value="0.001058">
                <text:p>0.00105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0416">
                <text:p>0.000416</text:p>
              </table:table-cell>
              <table:table-cell office:value-type="float" office:value="0.001453">
                <text:p>0.00145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052">
                <text:p>0.00052</text:p>
              </table:table-cell>
              <table:table-cell office:value-type="float" office:value="0.001859">
                <text:p>0.00185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0635">
                <text:p>0.000635</text:p>
              </table:table-cell>
              <table:table-cell office:value-type="float" office:value="0.002324">
                <text:p>0.00232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0766">
                <text:p>0.000766</text:p>
              </table:table-cell>
              <table:table-cell office:value-type="float" office:value="0.002882">
                <text:p>0.00288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0926">
                <text:p>0.000926</text:p>
              </table:table-cell>
              <table:table-cell office:value-type="float" office:value="0.003528">
                <text:p>0.00352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1085">
                <text:p>0.001085</text:p>
              </table:table-cell>
              <table:table-cell office:value-type="float" office:value="0.004116">
                <text:p>0.00411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1279">
                <text:p>0.001279</text:p>
              </table:table-cell>
              <table:table-cell office:value-type="float" office:value="0.004796">
                <text:p>0.00479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1454">
                <text:p>0.001454</text:p>
              </table:table-cell>
              <table:table-cell office:value-type="float" office:value="0.005663">
                <text:p>0.00566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1641">
                <text:p>0.001641</text:p>
              </table:table-cell>
              <table:table-cell office:value-type="float" office:value="0.006427">
                <text:p>0.00642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1862">
                <text:p>0.001862</text:p>
              </table:table-cell>
              <table:table-cell office:value-type="float" office:value="0.007274">
                <text:p>0.00727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2107">
                <text:p>0.002107</text:p>
              </table:table-cell>
              <table:table-cell office:value-type="float" office:value="0.008201">
                <text:p>0.00820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2367">
                <text:p>0.002367</text:p>
              </table:table-cell>
              <table:table-cell office:value-type="float" office:value="0.009014">
                <text:p>0.00901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2617">
                <text:p>0.002617</text:p>
              </table:table-cell>
              <table:table-cell office:value-type="float" office:value="0.010061">
                <text:p>0.01006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2893">
                <text:p>0.002893</text:p>
              </table:table-cell>
              <table:table-cell office:value-type="float" office:value="0.011103">
                <text:p>0.01110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0322">
                <text:p>0.00322</text:p>
              </table:table-cell>
              <table:table-cell office:value-type="float" office:value="0.012279">
                <text:p>0.01227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0347">
                <text:p>0.00347</text:p>
              </table:table-cell>
              <table:table-cell office:value-type="float" office:value="0.013356">
                <text:p>0.01335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03818">
                <text:p>0.003818</text:p>
              </table:table-cell>
              <table:table-cell office:value-type="float" office:value="0.014585">
                <text:p>0.01458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04164">
                <text:p>0.004164</text:p>
              </table:table-cell>
              <table:table-cell office:value-type="float" office:value="0.015905">
                <text:p>0.01590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04446">
                <text:p>0.004446</text:p>
              </table:table-cell>
              <table:table-cell office:value-type="float" office:value="0.01716">
                <text:p>0.0171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04896">
                <text:p>0.004896</text:p>
              </table:table-cell>
              <table:table-cell office:value-type="float" office:value="0.018461">
                <text:p>0.01846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05164">
                <text:p>0.005164</text:p>
              </table:table-cell>
              <table:table-cell office:value-type="float" office:value="0.019881">
                <text:p>0.01988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05553">
                <text:p>0.005553</text:p>
              </table:table-cell>
              <table:table-cell office:value-type="float" office:value="0.021387">
                <text:p>0.02138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05945">
                <text:p>0.005945</text:p>
              </table:table-cell>
              <table:table-cell office:value-type="float" office:value="0.023015">
                <text:p>0.02301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06316">
                <text:p>0.006316</text:p>
              </table:table-cell>
              <table:table-cell office:value-type="float" office:value="0.024557">
                <text:p>0.02455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06714">
                <text:p>0.006714</text:p>
              </table:table-cell>
              <table:table-cell office:value-type="float" office:value="0.026346">
                <text:p>0.02634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07197">
                <text:p>0.007197</text:p>
              </table:table-cell>
              <table:table-cell office:value-type="float" office:value="0.027934">
                <text:p>0.02793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07772">
                <text:p>0.007772</text:p>
              </table:table-cell>
              <table:table-cell office:value-type="float" office:value="0.029871">
                <text:p>0.02987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08129">
                <text:p>0.008129</text:p>
              </table:table-cell>
              <table:table-cell office:value-type="float" office:value="0.031516">
                <text:p>0.03151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08572">
                <text:p>0.008572</text:p>
              </table:table-cell>
              <table:table-cell office:value-type="float" office:value="0.033207">
                <text:p>0.03320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092">
                <text:p>0.0092</text:p>
              </table:table-cell>
              <table:table-cell office:value-type="float" office:value="0.035167">
                <text:p>0.03516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09661">
                <text:p>0.009661</text:p>
              </table:table-cell>
              <table:table-cell office:value-type="float" office:value="0.037221">
                <text:p>0.03722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10105">
                <text:p>0.010105</text:p>
              </table:table-cell>
              <table:table-cell office:value-type="float" office:value="0.039111">
                <text:p>0.03911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10667">
                <text:p>0.010667</text:p>
              </table:table-cell>
              <table:table-cell office:value-type="float" office:value="0.041533">
                <text:p>0.04153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11237">
                <text:p>0.011237</text:p>
              </table:table-cell>
              <table:table-cell office:value-type="float" office:value="0.043468">
                <text:p>0.04346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11782">
                <text:p>0.011782</text:p>
              </table:table-cell>
              <table:table-cell office:value-type="float" office:value="0.045701">
                <text:p>0.04570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12495">
                <text:p>0.012495</text:p>
              </table:table-cell>
              <table:table-cell office:value-type="float" office:value="0.047916">
                <text:p>0.04791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12878">
                <text:p>0.012878</text:p>
              </table:table-cell>
              <table:table-cell office:value-type="float" office:value="0.050142">
                <text:p>0.05014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13409">
                <text:p>0.013409</text:p>
              </table:table-cell>
              <table:table-cell office:value-type="float" office:value="0.052426">
                <text:p>0.05242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14077">
                <text:p>0.014077</text:p>
              </table:table-cell>
              <table:table-cell office:value-type="float" office:value="0.054596">
                <text:p>0.05459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14795">
                <text:p>0.014795</text:p>
              </table:table-cell>
              <table:table-cell office:value-type="float" office:value="0.05756">
                <text:p>0.0575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1556">
                <text:p>0.01556</text:p>
              </table:table-cell>
              <table:table-cell office:value-type="float" office:value="0.06022">
                <text:p>0.0602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16164">
                <text:p>0.016164</text:p>
              </table:table-cell>
              <table:table-cell office:value-type="float" office:value="0.062543">
                <text:p>0.06254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16748">
                <text:p>0.016748</text:p>
              </table:table-cell>
              <table:table-cell office:value-type="float" office:value="0.065211">
                <text:p>0.06521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17441">
                <text:p>0.017441</text:p>
              </table:table-cell>
              <table:table-cell office:value-type="float" office:value="0.068149">
                <text:p>0.06814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18102">
                <text:p>0.018102</text:p>
              </table:table-cell>
              <table:table-cell office:value-type="float" office:value="0.070845">
                <text:p>0.07084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18822">
                <text:p>0.018822</text:p>
              </table:table-cell>
              <table:table-cell office:value-type="float" office:value="0.072841">
                <text:p>0.07284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19556">
                <text:p>0.019556</text:p>
              </table:table-cell>
              <table:table-cell office:value-type="float" office:value="0.075598">
                <text:p>0.07559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20242">
                <text:p>0.020242</text:p>
              </table:table-cell>
              <table:table-cell office:value-type="float" office:value="0.078802">
                <text:p>0.07880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20993">
                <text:p>0.020993</text:p>
              </table:table-cell>
              <table:table-cell office:value-type="float" office:value="0.081589">
                <text:p>0.08158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2199">
                <text:p>0.02199</text:p>
              </table:table-cell>
              <table:table-cell office:value-type="float" office:value="0.084263">
                <text:p>0.08426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22506">
                <text:p>0.022506</text:p>
              </table:table-cell>
              <table:table-cell office:value-type="float" office:value="0.087866">
                <text:p>0.08786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23469">
                <text:p>0.023469</text:p>
              </table:table-cell>
              <table:table-cell office:value-type="float" office:value="0.090724">
                <text:p>0.09072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24299">
                <text:p>0.024299</text:p>
              </table:table-cell>
              <table:table-cell office:value-type="float" office:value="0.093892">
                <text:p>0.09389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25102">
                <text:p>0.025102</text:p>
              </table:table-cell>
              <table:table-cell office:value-type="float" office:value="0.09754">
                <text:p>0.0975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25809">
                <text:p>0.025809</text:p>
              </table:table-cell>
              <table:table-cell office:value-type="float" office:value="0.1002">
                <text:p>0.100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26826">
                <text:p>0.026826</text:p>
              </table:table-cell>
              <table:table-cell office:value-type="float" office:value="0.103651">
                <text:p>0.10365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27664">
                <text:p>0.027664</text:p>
              </table:table-cell>
              <table:table-cell office:value-type="float" office:value="0.107052">
                <text:p>0.10705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28522">
                <text:p>0.028522</text:p>
              </table:table-cell>
              <table:table-cell office:value-type="float" office:value="0.109975">
                <text:p>0.10997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2942">
                <text:p>0.02942</text:p>
              </table:table-cell>
              <table:table-cell office:value-type="float" office:value="0.113574">
                <text:p>0.11357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30382">
                <text:p>0.030382</text:p>
              </table:table-cell>
              <table:table-cell office:value-type="float" office:value="0.117537">
                <text:p>0.11753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31095">
                <text:p>0.031095</text:p>
              </table:table-cell>
              <table:table-cell office:value-type="float" office:value="0.120778">
                <text:p>0.12077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32047">
                <text:p>0.032047</text:p>
              </table:table-cell>
              <table:table-cell office:value-type="float" office:value="0.12454">
                <text:p>0.1245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32912">
                <text:p>0.032912</text:p>
              </table:table-cell>
              <table:table-cell office:value-type="float" office:value="0.128019">
                <text:p>0.12801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3406">
                <text:p>0.03406</text:p>
              </table:table-cell>
              <table:table-cell office:value-type="float" office:value="0.130913">
                <text:p>0.13091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35019">
                <text:p>0.035019</text:p>
              </table:table-cell>
              <table:table-cell office:value-type="float" office:value="0.1355">
                <text:p>0.135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35993">
                <text:p>0.035993</text:p>
              </table:table-cell>
              <table:table-cell office:value-type="float" office:value="0.13858">
                <text:p>0.1385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36897">
                <text:p>0.036897</text:p>
              </table:table-cell>
              <table:table-cell office:value-type="float" office:value="0.143096">
                <text:p>0.14309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37915">
                <text:p>0.037915</text:p>
              </table:table-cell>
              <table:table-cell office:value-type="float" office:value="0.147482">
                <text:p>0.14748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39241">
                <text:p>0.039241</text:p>
              </table:table-cell>
              <table:table-cell office:value-type="float" office:value="0.15146">
                <text:p>0.1514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40096">
                <text:p>0.040096</text:p>
              </table:table-cell>
              <table:table-cell office:value-type="float" office:value="0.155595">
                <text:p>0.15559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41578">
                <text:p>0.041578</text:p>
              </table:table-cell>
              <table:table-cell office:value-type="float" office:value="0.15875">
                <text:p>0.1587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4205">
                <text:p>0.04205</text:p>
              </table:table-cell>
              <table:table-cell office:value-type="float" office:value="0.164013">
                <text:p>0.16401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42997">
                <text:p>0.042997</text:p>
              </table:table-cell>
              <table:table-cell office:value-type="float" office:value="0.167599">
                <text:p>0.16759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4426">
                <text:p>0.04426</text:p>
              </table:table-cell>
              <table:table-cell office:value-type="float" office:value="0.171942">
                <text:p>0.17194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45512">
                <text:p>0.045512</text:p>
              </table:table-cell>
              <table:table-cell office:value-type="float" office:value="0.176628">
                <text:p>0.17662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46215">
                <text:p>0.046215</text:p>
              </table:table-cell>
              <table:table-cell office:value-type="float" office:value="0.18081">
                <text:p>0.1808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4742">
                <text:p>0.04742</text:p>
              </table:table-cell>
              <table:table-cell office:value-type="float" office:value="0.185135">
                <text:p>0.18513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48416">
                <text:p>0.048416</text:p>
              </table:table-cell>
              <table:table-cell office:value-type="float" office:value="0.189181">
                <text:p>0.18918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49795">
                <text:p>0.049795</text:p>
              </table:table-cell>
              <table:table-cell office:value-type="float" office:value="0.194702">
                <text:p>0.19470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50769">
                <text:p>0.050769</text:p>
              </table:table-cell>
              <table:table-cell office:value-type="float" office:value="0.198971">
                <text:p>0.19897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52053">
                <text:p>0.052053</text:p>
              </table:table-cell>
              <table:table-cell office:value-type="float" office:value="0.202248">
                <text:p>0.20224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53217">
                <text:p>0.053217</text:p>
              </table:table-cell>
              <table:table-cell office:value-type="float" office:value="0.207742">
                <text:p>0.20774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54369">
                <text:p>0.054369</text:p>
              </table:table-cell>
              <table:table-cell office:value-type="float" office:value="0.212406">
                <text:p>0.21240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5546">
                <text:p>0.05546</text:p>
              </table:table-cell>
              <table:table-cell office:value-type="float" office:value="0.21753">
                <text:p>0.2175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56839">
                <text:p>0.056839</text:p>
              </table:table-cell>
              <table:table-cell office:value-type="float" office:value="0.222789">
                <text:p>0.22278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58003">
                <text:p>0.058003</text:p>
              </table:table-cell>
              <table:table-cell office:value-type="float" office:value="0.227463">
                <text:p>0.22746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59051">
                <text:p>0.059051</text:p>
              </table:table-cell>
              <table:table-cell office:value-type="float" office:value="0.232878">
                <text:p>0.23287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60523">
                <text:p>0.060523</text:p>
              </table:table-cell>
              <table:table-cell office:value-type="float" office:value="0.238622">
                <text:p>0.23862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61675">
                <text:p>0.061675</text:p>
              </table:table-cell>
              <table:table-cell office:value-type="float" office:value="0.242653">
                <text:p>0.24265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63084">
                <text:p>0.063084</text:p>
              </table:table-cell>
              <table:table-cell office:value-type="float" office:value="0.248417">
                <text:p>0.24841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64453">
                <text:p>0.064453</text:p>
              </table:table-cell>
              <table:table-cell office:value-type="float" office:value="0.253389">
                <text:p>0.25338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65799">
                <text:p>0.065799</text:p>
              </table:table-cell>
              <table:table-cell office:value-type="float" office:value="0.259888">
                <text:p>0.25988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67479">
                <text:p>0.067479</text:p>
              </table:table-cell>
              <table:table-cell office:value-type="float" office:value="0.263599">
                <text:p>0.26359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68666">
                <text:p>0.068666</text:p>
              </table:table-cell>
              <table:table-cell office:value-type="float" office:value="0.269378">
                <text:p>0.26937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69947">
                <text:p>0.069947</text:p>
              </table:table-cell>
              <table:table-cell office:value-type="float" office:value="0.275335">
                <text:p>0.27533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70987">
                <text:p>0.070987</text:p>
              </table:table-cell>
              <table:table-cell office:value-type="float" office:value="0.280608">
                <text:p>0.28060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7303">
                <text:p>0.07303</text:p>
              </table:table-cell>
              <table:table-cell office:value-type="float" office:value="0.286496">
                <text:p>0.28649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73823">
                <text:p>0.073823</text:p>
              </table:table-cell>
              <table:table-cell office:value-type="float" office:value="0.290576">
                <text:p>0.29057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75359">
                <text:p>0.075359</text:p>
              </table:table-cell>
              <table:table-cell office:value-type="float" office:value="0.297708">
                <text:p>0.29770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76812">
                <text:p>0.076812</text:p>
              </table:table-cell>
              <table:table-cell office:value-type="float" office:value="0.303033">
                <text:p>0.30303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78508">
                <text:p>0.078508</text:p>
              </table:table-cell>
              <table:table-cell office:value-type="float" office:value="0.309399">
                <text:p>0.30939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79982">
                <text:p>0.079982</text:p>
              </table:table-cell>
              <table:table-cell office:value-type="float" office:value="0.314897">
                <text:p>0.31489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81496">
                <text:p>0.081496</text:p>
              </table:table-cell>
              <table:table-cell office:value-type="float" office:value="0.320835">
                <text:p>0.32083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82586">
                <text:p>0.082586</text:p>
              </table:table-cell>
              <table:table-cell office:value-type="float" office:value="0.32732">
                <text:p>0.3273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084569">
                <text:p>0.084569</text:p>
              </table:table-cell>
              <table:table-cell office:value-type="float" office:value="0.333564">
                <text:p>0.33356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085769">
                <text:p>0.085769</text:p>
              </table:table-cell>
              <table:table-cell office:value-type="float" office:value="0.338836">
                <text:p>0.33883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08745">
                <text:p>0.08745</text:p>
              </table:table-cell>
              <table:table-cell office:value-type="float" office:value="0.344694">
                <text:p>0.34469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089211">
                <text:p>0.089211</text:p>
              </table:table-cell>
              <table:table-cell office:value-type="float" office:value="0.350828">
                <text:p>0.35082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090451">
                <text:p>0.090451</text:p>
              </table:table-cell>
              <table:table-cell office:value-type="float" office:value="0.357769">
                <text:p>0.35776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092222">
                <text:p>0.092222</text:p>
              </table:table-cell>
              <table:table-cell office:value-type="float" office:value="0.363167">
                <text:p>0.36316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09411">
                <text:p>0.09411</text:p>
              </table:table-cell>
              <table:table-cell office:value-type="float" office:value="0.371937">
                <text:p>0.37193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095271">
                <text:p>0.095271</text:p>
              </table:table-cell>
              <table:table-cell office:value-type="float" office:value="0.377747">
                <text:p>0.37774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096953">
                <text:p>0.096953</text:p>
              </table:table-cell>
              <table:table-cell office:value-type="float" office:value="0.382905">
                <text:p>0.38290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098453">
                <text:p>0.098453</text:p>
              </table:table-cell>
              <table:table-cell office:value-type="float" office:value="0.390492">
                <text:p>0.39049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100683">
                <text:p>0.100683</text:p>
              </table:table-cell>
              <table:table-cell office:value-type="float" office:value="0.39714">
                <text:p>0.3971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102775">
                <text:p>0.102775</text:p>
              </table:table-cell>
              <table:table-cell office:value-type="float" office:value="0.404281">
                <text:p>0.40428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104018">
                <text:p>0.104018</text:p>
              </table:table-cell>
              <table:table-cell office:value-type="float" office:value="0.410388">
                <text:p>0.41038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105654">
                <text:p>0.105654</text:p>
              </table:table-cell>
              <table:table-cell office:value-type="float" office:value="0.417759">
                <text:p>0.41775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107089">
                <text:p>0.107089</text:p>
              </table:table-cell>
              <table:table-cell office:value-type="float" office:value="0.42276">
                <text:p>0.4227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108664">
                <text:p>0.108664</text:p>
              </table:table-cell>
              <table:table-cell office:value-type="float" office:value="0.430384">
                <text:p>0.43038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11028">
                <text:p>0.11028</text:p>
              </table:table-cell>
              <table:table-cell office:value-type="float" office:value="0.436657">
                <text:p>0.43665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111785">
                <text:p>0.111785</text:p>
              </table:table-cell>
              <table:table-cell office:value-type="float" office:value="0.442803">
                <text:p>0.44280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113531">
                <text:p>0.113531</text:p>
              </table:table-cell>
              <table:table-cell office:value-type="float" office:value="0.451183">
                <text:p>0.45118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1157">
                <text:p>0.1157</text:p>
              </table:table-cell>
              <table:table-cell office:value-type="float" office:value="0.458236">
                <text:p>0.45823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117388">
                <text:p>0.117388</text:p>
              </table:table-cell>
              <table:table-cell office:value-type="float" office:value="0.465047">
                <text:p>0.46504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11889">
                <text:p>0.11889</text:p>
              </table:table-cell>
              <table:table-cell office:value-type="float" office:value="0.471967">
                <text:p>0.47196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120683">
                <text:p>0.120683</text:p>
              </table:table-cell>
              <table:table-cell office:value-type="float" office:value="0.479011">
                <text:p>0.47901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122648">
                <text:p>0.122648</text:p>
              </table:table-cell>
              <table:table-cell office:value-type="float" office:value="0.490941">
                <text:p>0.49094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125284">
                <text:p>0.125284</text:p>
              </table:table-cell>
              <table:table-cell office:value-type="float" office:value="0.49519">
                <text:p>0.4951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126331">
                <text:p>0.126331</text:p>
              </table:table-cell>
              <table:table-cell office:value-type="float" office:value="0.500448">
                <text:p>0.50044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128193">
                <text:p>0.128193</text:p>
              </table:table-cell>
              <table:table-cell office:value-type="float" office:value="0.510149">
                <text:p>0.51014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130314">
                <text:p>0.130314</text:p>
              </table:table-cell>
              <table:table-cell office:value-type="float" office:value="0.515748">
                <text:p>0.51574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132495">
                <text:p>0.132495</text:p>
              </table:table-cell>
              <table:table-cell office:value-type="float" office:value="0.525303">
                <text:p>0.52530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134223">
                <text:p>0.134223</text:p>
              </table:table-cell>
              <table:table-cell office:value-type="float" office:value="0.53261">
                <text:p>0.5326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135799">
                <text:p>0.135799</text:p>
              </table:table-cell>
              <table:table-cell office:value-type="float" office:value="0.538773">
                <text:p>0.53877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137237">
                <text:p>0.137237</text:p>
              </table:table-cell>
              <table:table-cell office:value-type="float" office:value="0.549038">
                <text:p>0.54903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141456">
                <text:p>0.141456</text:p>
              </table:table-cell>
              <table:table-cell office:value-type="float" office:value="0.555245">
                <text:p>0.55524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142859">
                <text:p>0.142859</text:p>
              </table:table-cell>
              <table:table-cell office:value-type="float" office:value="0.56237">
                <text:p>0.5623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14407">
                <text:p>0.14407</text:p>
              </table:table-cell>
              <table:table-cell office:value-type="float" office:value="0.571054">
                <text:p>0.57105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145773">
                <text:p>0.145773</text:p>
              </table:table-cell>
              <table:table-cell office:value-type="float" office:value="0.577911">
                <text:p>0.57791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147589">
                <text:p>0.147589</text:p>
              </table:table-cell>
              <table:table-cell office:value-type="float" office:value="0.585433">
                <text:p>0.58543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148306">
                <text:p>0.148306</text:p>
              </table:table-cell>
              <table:table-cell office:value-type="float" office:value="0.595271">
                <text:p>0.59527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152143">
                <text:p>0.152143</text:p>
              </table:table-cell>
              <table:table-cell office:value-type="float" office:value="0.60052">
                <text:p>0.6005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153221">
                <text:p>0.153221</text:p>
              </table:table-cell>
              <table:table-cell office:value-type="float" office:value="0.608518">
                <text:p>0.60851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15494">
                <text:p>0.15494</text:p>
              </table:table-cell>
              <table:table-cell office:value-type="float" office:value="0.618857">
                <text:p>0.61885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157409">
                <text:p>0.157409</text:p>
              </table:table-cell>
              <table:table-cell office:value-type="float" office:value="0.625289">
                <text:p>0.62528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159767">
                <text:p>0.159767</text:p>
              </table:table-cell>
              <table:table-cell office:value-type="float" office:value="0.635532">
                <text:p>0.63553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162189">
                <text:p>0.162189</text:p>
              </table:table-cell>
              <table:table-cell office:value-type="float" office:value="0.643822">
                <text:p>0.64382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16505">
                <text:p>0.16505</text:p>
              </table:table-cell>
              <table:table-cell office:value-type="float" office:value="0.653096">
                <text:p>0.65309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16561">
                <text:p>0.16561</text:p>
              </table:table-cell>
              <table:table-cell office:value-type="float" office:value="0.658495">
                <text:p>0.65849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167701">
                <text:p>0.167701</text:p>
              </table:table-cell>
              <table:table-cell office:value-type="float" office:value="0.667502">
                <text:p>0.66750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17013">
                <text:p>0.17013</text:p>
              </table:table-cell>
              <table:table-cell office:value-type="float" office:value="0.67515">
                <text:p>0.6751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171872">
                <text:p>0.171872</text:p>
              </table:table-cell>
              <table:table-cell office:value-type="float" office:value="0.685568">
                <text:p>0.68556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175422">
                <text:p>0.175422</text:p>
              </table:table-cell>
              <table:table-cell office:value-type="float" office:value="0.691089">
                <text:p>0.69108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17684">
                <text:p>0.17684</text:p>
              </table:table-cell>
              <table:table-cell office:value-type="float" office:value="0.703044">
                <text:p>0.70304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17894">
                <text:p>0.17894</text:p>
              </table:table-cell>
              <table:table-cell office:value-type="float" office:value="0.711205">
                <text:p>0.71120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181205">
                <text:p>0.181205</text:p>
              </table:table-cell>
              <table:table-cell office:value-type="float" office:value="0.71855">
                <text:p>0.7185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182956">
                <text:p>0.182956</text:p>
              </table:table-cell>
              <table:table-cell office:value-type="float" office:value="0.728174">
                <text:p>0.72817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185471">
                <text:p>0.185471</text:p>
              </table:table-cell>
              <table:table-cell office:value-type="float" office:value="0.737641">
                <text:p>0.73764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187592">
                <text:p>0.187592</text:p>
              </table:table-cell>
              <table:table-cell office:value-type="float" office:value="0.746649">
                <text:p>0.74664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189913">
                <text:p>0.189913</text:p>
              </table:table-cell>
              <table:table-cell office:value-type="float" office:value="0.755438">
                <text:p>0.75543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192443">
                <text:p>0.192443</text:p>
              </table:table-cell>
              <table:table-cell office:value-type="float" office:value="0.764785">
                <text:p>0.76478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194798">
                <text:p>0.194798</text:p>
              </table:table-cell>
              <table:table-cell office:value-type="float" office:value="0.774962">
                <text:p>0.77496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196778">
                <text:p>0.196778</text:p>
              </table:table-cell>
              <table:table-cell office:value-type="float" office:value="0.783005">
                <text:p>0.78300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199407">
                <text:p>0.199407</text:p>
              </table:table-cell>
              <table:table-cell office:value-type="float" office:value="0.792565">
                <text:p>0.79256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201917">
                <text:p>0.201917</text:p>
              </table:table-cell>
              <table:table-cell office:value-type="float" office:value="0.801048">
                <text:p>0.80104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203242">
                <text:p>0.203242</text:p>
              </table:table-cell>
              <table:table-cell office:value-type="float" office:value="0.81126">
                <text:p>0.8112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206401">
                <text:p>0.206401</text:p>
              </table:table-cell>
              <table:table-cell office:value-type="float" office:value="0.827381">
                <text:p>0.82738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208286">
                <text:p>0.208286</text:p>
              </table:table-cell>
              <table:table-cell office:value-type="float" office:value="0.834223">
                <text:p>0.83422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215841">
                <text:p>0.215841</text:p>
              </table:table-cell>
              <table:table-cell office:value-type="float" office:value="0.848344">
                <text:p>0.84834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213145">
                <text:p>0.213145</text:p>
              </table:table-cell>
              <table:table-cell office:value-type="float" office:value="0.850378">
                <text:p>0.85037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216041">
                <text:p>0.216041</text:p>
              </table:table-cell>
              <table:table-cell office:value-type="float" office:value="0.860922">
                <text:p>0.86092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220309">
                <text:p>0.220309</text:p>
              </table:table-cell>
              <table:table-cell office:value-type="float" office:value="0.86949">
                <text:p>0.8694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221559">
                <text:p>0.221559</text:p>
              </table:table-cell>
              <table:table-cell office:value-type="float" office:value="0.876682">
                <text:p>0.87668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225708">
                <text:p>0.225708</text:p>
              </table:table-cell>
              <table:table-cell office:value-type="float" office:value="0.89145">
                <text:p>0.8914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225752">
                <text:p>0.225752</text:p>
              </table:table-cell>
              <table:table-cell office:value-type="float" office:value="0.899914">
                <text:p>0.89991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230831">
                <text:p>0.230831</text:p>
              </table:table-cell>
              <table:table-cell office:value-type="float" office:value="0.908624">
                <text:p>0.90862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230555">
                <text:p>0.230555</text:p>
              </table:table-cell>
              <table:table-cell office:value-type="float" office:value="0.915784">
                <text:p>0.91578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233485">
                <text:p>0.233485</text:p>
              </table:table-cell>
              <table:table-cell office:value-type="float" office:value="0.930759">
                <text:p>0.93075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240477">
                <text:p>0.240477</text:p>
              </table:table-cell>
              <table:table-cell office:value-type="float" office:value="0.940546">
                <text:p>0.94054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239652">
                <text:p>0.239652</text:p>
              </table:table-cell>
              <table:table-cell office:value-type="float" office:value="0.948855">
                <text:p>0.94885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242136">
                <text:p>0.242136</text:p>
              </table:table-cell>
              <table:table-cell office:value-type="float" office:value="0.958615">
                <text:p>0.95861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245371">
                <text:p>0.245371</text:p>
              </table:table-cell>
              <table:table-cell office:value-type="float" office:value="0.966326">
                <text:p>0.96632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246402">
                <text:p>0.246402</text:p>
              </table:table-cell>
              <table:table-cell office:value-type="float" office:value="0.977828">
                <text:p>0.97782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248683">
                <text:p>0.248683</text:p>
              </table:table-cell>
              <table:table-cell office:value-type="float" office:value="0.994854">
                <text:p>0.99485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263068">
                <text:p>0.263068</text:p>
              </table:table-cell>
              <table:table-cell office:value-type="float" office:value="1.005912">
                <text:p>1.00591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257428">
                <text:p>0.257428</text:p>
              </table:table-cell>
              <table:table-cell office:value-type="float" office:value="1.002945">
                <text:p>1.00294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258305">
                <text:p>0.258305</text:p>
              </table:table-cell>
              <table:table-cell office:value-type="float" office:value="1.015119">
                <text:p>1.01511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261157">
                <text:p>0.261157</text:p>
              </table:table-cell>
              <table:table-cell office:value-type="float" office:value="1.02933">
                <text:p>1.0293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263868">
                <text:p>0.263868</text:p>
              </table:table-cell>
              <table:table-cell office:value-type="float" office:value="1.035879">
                <text:p>1.03587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266837">
                <text:p>0.266837</text:p>
              </table:table-cell>
              <table:table-cell office:value-type="float" office:value="1.043818">
                <text:p>1.04381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270157">
                <text:p>0.270157</text:p>
              </table:table-cell>
              <table:table-cell office:value-type="float" office:value="1.059986">
                <text:p>1.05998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277895">
                <text:p>0.277895</text:p>
              </table:table-cell>
              <table:table-cell office:value-type="float" office:value="1.067888">
                <text:p>1.06788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275162">
                <text:p>0.275162</text:p>
              </table:table-cell>
              <table:table-cell office:value-type="float" office:value="1.078556">
                <text:p>1.07855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278125">
                <text:p>0.278125</text:p>
              </table:table-cell>
              <table:table-cell office:value-type="float" office:value="1.086191">
                <text:p>1.08619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280614">
                <text:p>0.280614</text:p>
              </table:table-cell>
              <table:table-cell office:value-type="float" office:value="1.100139">
                <text:p>1.100139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283499">
                <text:p>0.283499</text:p>
              </table:table-cell>
              <table:table-cell office:value-type="float" office:value="1.111988">
                <text:p>1.11198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286866">
                <text:p>0.286866</text:p>
              </table:table-cell>
              <table:table-cell office:value-type="float" office:value="1.120776">
                <text:p>1.12077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28932">
                <text:p>0.28932</text:p>
              </table:table-cell>
              <table:table-cell office:value-type="float" office:value="1.131133">
                <text:p>1.131133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291848">
                <text:p>0.291848</text:p>
              </table:table-cell>
              <table:table-cell office:value-type="float" office:value="1.143698">
                <text:p>1.143698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294894">
                <text:p>0.294894</text:p>
              </table:table-cell>
              <table:table-cell office:value-type="float" office:value="1.153991">
                <text:p>1.15399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297634">
                <text:p>0.297634</text:p>
              </table:table-cell>
              <table:table-cell office:value-type="float" office:value="1.164689">
                <text:p>1.164689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300465">
                <text:p>0.300465</text:p>
              </table:table-cell>
              <table:table-cell office:value-type="float" office:value="1.175415">
                <text:p>1.17541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303446">
                <text:p>0.303446</text:p>
              </table:table-cell>
              <table:table-cell office:value-type="float" office:value="1.183388">
                <text:p>1.183388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306299">
                <text:p>0.306299</text:p>
              </table:table-cell>
              <table:table-cell office:value-type="float" office:value="1.196281">
                <text:p>1.196281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309267">
                <text:p>0.309267</text:p>
              </table:table-cell>
              <table:table-cell office:value-type="float" office:value="1.208236">
                <text:p>1.208236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312154">
                <text:p>0.312154</text:p>
              </table:table-cell>
              <table:table-cell office:value-type="float" office:value="1.221666">
                <text:p>1.221666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315264">
                <text:p>0.315264</text:p>
              </table:table-cell>
              <table:table-cell office:value-type="float" office:value="1.22916">
                <text:p>1.22916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318168">
                <text:p>0.318168</text:p>
              </table:table-cell>
              <table:table-cell office:value-type="float" office:value="1.242583">
                <text:p>1.242583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321315">
                <text:p>0.321315</text:p>
              </table:table-cell>
              <table:table-cell office:value-type="float" office:value="1.254926">
                <text:p>1.254926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324287">
                <text:p>0.324287</text:p>
              </table:table-cell>
              <table:table-cell office:value-type="float" office:value="1.266906">
                <text:p>1.266906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327597">
                <text:p>0.327597</text:p>
              </table:table-cell>
              <table:table-cell office:value-type="float" office:value="1.279175">
                <text:p>1.27917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330676">
                <text:p>0.330676</text:p>
              </table:table-cell>
              <table:table-cell office:value-type="float" office:value="1.288706">
                <text:p>1.288706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333487">
                <text:p>0.333487</text:p>
              </table:table-cell>
              <table:table-cell office:value-type="float" office:value="1.302835">
                <text:p>1.30283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336373">
                <text:p>0.336373</text:p>
              </table:table-cell>
              <table:table-cell office:value-type="float" office:value="1.312192">
                <text:p>1.31219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339335">
                <text:p>0.339335</text:p>
              </table:table-cell>
              <table:table-cell office:value-type="float" office:value="1.32652">
                <text:p>1.32652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342433">
                <text:p>0.342433</text:p>
              </table:table-cell>
              <table:table-cell office:value-type="float" office:value="1.339473">
                <text:p>1.339473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345104">
                <text:p>0.345104</text:p>
              </table:table-cell>
              <table:table-cell office:value-type="float" office:value="1.350772">
                <text:p>1.35077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348315">
                <text:p>0.348315</text:p>
              </table:table-cell>
              <table:table-cell office:value-type="float" office:value="1.362256">
                <text:p>1.362256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351662">
                <text:p>0.351662</text:p>
              </table:table-cell>
              <table:table-cell office:value-type="float" office:value="1.374718">
                <text:p>1.374718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354909">
                <text:p>0.354909</text:p>
              </table:table-cell>
              <table:table-cell office:value-type="float" office:value="1.384077">
                <text:p>1.384077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357774">
                <text:p>0.357774</text:p>
              </table:table-cell>
              <table:table-cell office:value-type="float" office:value="1.398352">
                <text:p>1.398352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360715">
                <text:p>0.360715</text:p>
              </table:table-cell>
              <table:table-cell office:value-type="float" office:value="1.40853">
                <text:p>1.40853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364307">
                <text:p>0.364307</text:p>
              </table:table-cell>
              <table:table-cell office:value-type="float" office:value="1.42039">
                <text:p>1.42039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367805">
                <text:p>0.367805</text:p>
              </table:table-cell>
              <table:table-cell office:value-type="float" office:value="1.432525">
                <text:p>1.43252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370811">
                <text:p>0.370811</text:p>
              </table:table-cell>
              <table:table-cell office:value-type="float" office:value="1.445318">
                <text:p>1.445318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374178">
                <text:p>0.374178</text:p>
              </table:table-cell>
              <table:table-cell office:value-type="float" office:value="1.459243">
                <text:p>1.459243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376992">
                <text:p>0.376992</text:p>
              </table:table-cell>
              <table:table-cell office:value-type="float" office:value="1.466128">
                <text:p>1.466128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380273">
                <text:p>0.380273</text:p>
              </table:table-cell>
              <table:table-cell office:value-type="float" office:value="1.48578">
                <text:p>1.48578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383585">
                <text:p>0.383585</text:p>
              </table:table-cell>
              <table:table-cell office:value-type="float" office:value="1.493737">
                <text:p>1.493737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386496">
                <text:p>0.386496</text:p>
              </table:table-cell>
              <table:table-cell office:value-type="float" office:value="1.50888">
                <text:p>1.50888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389587">
                <text:p>0.389587</text:p>
              </table:table-cell>
              <table:table-cell office:value-type="float" office:value="1.521009">
                <text:p>1.521009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392971">
                <text:p>0.392971</text:p>
              </table:table-cell>
              <table:table-cell office:value-type="float" office:value="1.530482">
                <text:p>1.530482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395771">
                <text:p>0.395771</text:p>
              </table:table-cell>
              <table:table-cell office:value-type="float" office:value="1.546201">
                <text:p>1.546201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403262">
                <text:p>0.403262</text:p>
              </table:table-cell>
              <table:table-cell office:value-type="float" office:value="1.5595">
                <text:p>1.559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402211">
                <text:p>0.402211</text:p>
              </table:table-cell>
              <table:table-cell office:value-type="float" office:value="1.57251">
                <text:p>1.5725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405539">
                <text:p>0.405539</text:p>
              </table:table-cell>
              <table:table-cell office:value-type="float" office:value="1.585956">
                <text:p>1.585956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409048">
                <text:p>0.409048</text:p>
              </table:table-cell>
              <table:table-cell office:value-type="float" office:value="1.597614">
                <text:p>1.597614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412581">
                <text:p>0.412581</text:p>
              </table:table-cell>
              <table:table-cell office:value-type="float" office:value="1.609515">
                <text:p>1.60951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416498">
                <text:p>0.416498</text:p>
              </table:table-cell>
              <table:table-cell office:value-type="float" office:value="1.628266">
                <text:p>1.628266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419662">
                <text:p>0.419662</text:p>
              </table:table-cell>
              <table:table-cell office:value-type="float" office:value="1.643031">
                <text:p>1.643031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423402">
                <text:p>0.423402</text:p>
              </table:table-cell>
              <table:table-cell office:value-type="float" office:value="1.658726">
                <text:p>1.658726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42635">
                <text:p>0.42635</text:p>
              </table:table-cell>
              <table:table-cell office:value-type="float" office:value="1.663275">
                <text:p>1.66327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430617">
                <text:p>0.430617</text:p>
              </table:table-cell>
              <table:table-cell office:value-type="float" office:value="1.682247">
                <text:p>1.682247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434418">
                <text:p>0.434418</text:p>
              </table:table-cell>
              <table:table-cell office:value-type="float" office:value="1.690234">
                <text:p>1.690234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436813">
                <text:p>0.436813</text:p>
              </table:table-cell>
              <table:table-cell office:value-type="float" office:value="1.704586">
                <text:p>1.704586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440362">
                <text:p>0.440362</text:p>
              </table:table-cell>
              <table:table-cell office:value-type="float" office:value="1.721372">
                <text:p>1.721372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443735">
                <text:p>0.443735</text:p>
              </table:table-cell>
              <table:table-cell office:value-type="float" office:value="1.736297">
                <text:p>1.736297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447081">
                <text:p>0.447081</text:p>
              </table:table-cell>
              <table:table-cell office:value-type="float" office:value="1.748565">
                <text:p>1.74856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450833">
                <text:p>0.450833</text:p>
              </table:table-cell>
              <table:table-cell office:value-type="float" office:value="1.763104">
                <text:p>1.763104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454233">
                <text:p>0.454233</text:p>
              </table:table-cell>
              <table:table-cell office:value-type="float" office:value="1.775584">
                <text:p>1.775584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4578">
                <text:p>0.4578</text:p>
              </table:table-cell>
              <table:table-cell office:value-type="float" office:value="1.793609">
                <text:p>1.793609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461349">
                <text:p>0.461349</text:p>
              </table:table-cell>
              <table:table-cell office:value-type="float" office:value="1.800206">
                <text:p>1.800206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464679">
                <text:p>0.464679</text:p>
              </table:table-cell>
              <table:table-cell office:value-type="float" office:value="1.821151">
                <text:p>1.821151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468312">
                <text:p>0.468312</text:p>
              </table:table-cell>
              <table:table-cell office:value-type="float" office:value="1.825733">
                <text:p>1.825733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471874">
                <text:p>0.471874</text:p>
              </table:table-cell>
              <table:table-cell office:value-type="float" office:value="1.845577">
                <text:p>1.845577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475449">
                <text:p>0.475449</text:p>
              </table:table-cell>
              <table:table-cell office:value-type="float" office:value="1.857918">
                <text:p>1.857918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478692">
                <text:p>0.478692</text:p>
              </table:table-cell>
              <table:table-cell office:value-type="float" office:value="1.878496">
                <text:p>1.878496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48242">
                <text:p>0.48242</text:p>
              </table:table-cell>
              <table:table-cell office:value-type="float" office:value="1.888396">
                <text:p>1.888396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486471">
                <text:p>0.486471</text:p>
              </table:table-cell>
              <table:table-cell office:value-type="float" office:value="1.89988">
                <text:p>1.89988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490067">
                <text:p>0.490067</text:p>
              </table:table-cell>
              <table:table-cell office:value-type="float" office:value="1.916389">
                <text:p>1.916389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493497">
                <text:p>0.493497</text:p>
              </table:table-cell>
              <table:table-cell office:value-type="float" office:value="1.928995">
                <text:p>1.928995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497004">
                <text:p>0.497004</text:p>
              </table:table-cell>
              <table:table-cell office:value-type="float" office:value="1.947098">
                <text:p>1.947098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500793">
                <text:p>0.500793</text:p>
              </table:table-cell>
              <table:table-cell office:value-type="float" office:value="1.96009">
                <text:p>1.96009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504536">
                <text:p>0.504536</text:p>
              </table:table-cell>
              <table:table-cell office:value-type="float" office:value="1.975494">
                <text:p>1.975494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507964">
                <text:p>0.507964</text:p>
              </table:table-cell>
              <table:table-cell office:value-type="float" office:value="1.986761">
                <text:p>1.986761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514611">
                <text:p>0.514611</text:p>
              </table:table-cell>
              <table:table-cell office:value-type="float" office:value="2.00184">
                <text:p>2.00184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515791">
                <text:p>0.515791</text:p>
              </table:table-cell>
              <table:table-cell office:value-type="float" office:value="2.019529">
                <text:p>2.019529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519409">
                <text:p>0.519409</text:p>
              </table:table-cell>
              <table:table-cell office:value-type="float" office:value="2.035193">
                <text:p>2.035193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522957">
                <text:p>0.522957</text:p>
              </table:table-cell>
              <table:table-cell office:value-type="float" office:value="2.04681">
                <text:p>2.04681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527087">
                <text:p>0.527087</text:p>
              </table:table-cell>
              <table:table-cell office:value-type="float" office:value="2.058924">
                <text:p>2.058924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530878">
                <text:p>0.530878</text:p>
              </table:table-cell>
              <table:table-cell office:value-type="float" office:value="2.075609">
                <text:p>2.075609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535282">
                <text:p>0.535282</text:p>
              </table:table-cell>
              <table:table-cell office:value-type="float" office:value="2.093438">
                <text:p>2.093438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538409">
                <text:p>0.538409</text:p>
              </table:table-cell>
              <table:table-cell office:value-type="float" office:value="2.110491">
                <text:p>2.110491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542055">
                <text:p>0.542055</text:p>
              </table:table-cell>
              <table:table-cell office:value-type="float" office:value="2.117871">
                <text:p>2.117871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545205">
                <text:p>0.545205</text:p>
              </table:table-cell>
              <table:table-cell office:value-type="float" office:value="2.139667">
                <text:p>2.139667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549286">
                <text:p>0.549286</text:p>
              </table:table-cell>
              <table:table-cell office:value-type="float" office:value="2.152072">
                <text:p>2.152072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553247">
                <text:p>0.553247</text:p>
              </table:table-cell>
              <table:table-cell office:value-type="float" office:value="2.170514">
                <text:p>2.170514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564051">
                <text:p>0.564051</text:p>
              </table:table-cell>
              <table:table-cell office:value-type="float" office:value="2.1895">
                <text:p>2.1895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561969">
                <text:p>0.561969</text:p>
              </table:table-cell>
              <table:table-cell office:value-type="float" office:value="2.20653">
                <text:p>2.20653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5669">
                <text:p>0.5669</text:p>
              </table:table-cell>
              <table:table-cell office:value-type="float" office:value="2.217339">
                <text:p>2.217339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568982">
                <text:p>0.568982</text:p>
              </table:table-cell>
              <table:table-cell office:value-type="float" office:value="2.232623">
                <text:p>2.232623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571912">
                <text:p>0.571912</text:p>
              </table:table-cell>
              <table:table-cell office:value-type="float" office:value="2.244522">
                <text:p>2.244522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575983">
                <text:p>0.575983</text:p>
              </table:table-cell>
              <table:table-cell office:value-type="float" office:value="2.256594">
                <text:p>2.256594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579812">
                <text:p>0.579812</text:p>
              </table:table-cell>
              <table:table-cell office:value-type="float" office:value="2.271658">
                <text:p>2.271658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583916">
                <text:p>0.583916</text:p>
              </table:table-cell>
              <table:table-cell office:value-type="float" office:value="2.293157">
                <text:p>2.293157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588214">
                <text:p>0.588214</text:p>
              </table:table-cell>
              <table:table-cell office:value-type="float" office:value="2.312102">
                <text:p>2.312102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592137">
                <text:p>0.592137</text:p>
              </table:table-cell>
              <table:table-cell office:value-type="float" office:value="2.324997">
                <text:p>2.324997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598737">
                <text:p>0.598737</text:p>
              </table:table-cell>
              <table:table-cell office:value-type="float" office:value="2.340156">
                <text:p>2.340156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604334">
                <text:p>0.604334</text:p>
              </table:table-cell>
              <table:table-cell office:value-type="float" office:value="2.358808">
                <text:p>2.358808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604302">
                <text:p>0.604302</text:p>
              </table:table-cell>
              <table:table-cell office:value-type="float" office:value="2.372825">
                <text:p>2.372825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608612">
                <text:p>0.608612</text:p>
              </table:table-cell>
              <table:table-cell office:value-type="float" office:value="2.391362">
                <text:p>2.391362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613519">
                <text:p>0.613519</text:p>
              </table:table-cell>
              <table:table-cell office:value-type="float" office:value="2.40808">
                <text:p>2.40808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618478">
                <text:p>0.618478</text:p>
              </table:table-cell>
              <table:table-cell office:value-type="float" office:value="2.424593">
                <text:p>2.424593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622511">
                <text:p>0.622511</text:p>
              </table:table-cell>
              <table:table-cell office:value-type="float" office:value="2.434624">
                <text:p>2.434624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635231">
                <text:p>0.635231</text:p>
              </table:table-cell>
              <table:table-cell office:value-type="float" office:value="2.470551">
                <text:p>2.470551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635075">
                <text:p>0.635075</text:p>
              </table:table-cell>
              <table:table-cell office:value-type="float" office:value="2.506156">
                <text:p>2.506156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643844">
                <text:p>0.643844</text:p>
              </table:table-cell>
              <table:table-cell office:value-type="float" office:value="2.515007">
                <text:p>2.515007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651113">
                <text:p>0.651113</text:p>
              </table:table-cell>
              <table:table-cell office:value-type="float" office:value="2.547932">
                <text:p>2.547932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650004">
                <text:p>0.650004</text:p>
              </table:table-cell>
              <table:table-cell office:value-type="float" office:value="2.542795">
                <text:p>2.542795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651303">
                <text:p>0.651303</text:p>
              </table:table-cell>
              <table:table-cell office:value-type="float" office:value="2.54768">
                <text:p>2.54768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649019">
                <text:p>0.649019</text:p>
              </table:table-cell>
              <table:table-cell office:value-type="float" office:value="2.558029">
                <text:p>2.558029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656012">
                <text:p>0.656012</text:p>
              </table:table-cell>
              <table:table-cell office:value-type="float" office:value="2.583549">
                <text:p>2.583549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665448">
                <text:p>0.665448</text:p>
              </table:table-cell>
              <table:table-cell office:value-type="float" office:value="2.610173">
                <text:p>2.610173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668033">
                <text:p>0.668033</text:p>
              </table:table-cell>
              <table:table-cell office:value-type="float" office:value="2.636593">
                <text:p>2.636593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673409">
                <text:p>0.673409</text:p>
              </table:table-cell>
              <table:table-cell office:value-type="float" office:value="2.657267">
                <text:p>2.657267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669358">
                <text:p>0.669358</text:p>
              </table:table-cell>
              <table:table-cell office:value-type="float" office:value="2.644837">
                <text:p>2.644837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675863">
                <text:p>0.675863</text:p>
              </table:table-cell>
              <table:table-cell office:value-type="float" office:value="2.660204">
                <text:p>2.660204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684871">
                <text:p>0.684871</text:p>
              </table:table-cell>
              <table:table-cell office:value-type="float" office:value="2.684757">
                <text:p>2.684757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683786">
                <text:p>0.683786</text:p>
              </table:table-cell>
              <table:table-cell office:value-type="float" office:value="2.697606">
                <text:p>2.697606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68878">
                <text:p>0.68878</text:p>
              </table:table-cell>
              <table:table-cell office:value-type="float" office:value="2.703135">
                <text:p>2.703135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690629">
                <text:p>0.690629</text:p>
              </table:table-cell>
              <table:table-cell office:value-type="float" office:value="2.723824">
                <text:p>2.723824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698542">
                <text:p>0.698542</text:p>
              </table:table-cell>
              <table:table-cell office:value-type="float" office:value="2.739897">
                <text:p>2.739897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702807">
                <text:p>0.702807</text:p>
              </table:table-cell>
              <table:table-cell office:value-type="float" office:value="2.776409">
                <text:p>2.776409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716063">
                <text:p>0.716063</text:p>
              </table:table-cell>
              <table:table-cell office:value-type="float" office:value="2.800188">
                <text:p>2.800188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714991">
                <text:p>0.714991</text:p>
              </table:table-cell>
              <table:table-cell office:value-type="float" office:value="2.800471">
                <text:p>2.800471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72086">
                <text:p>0.72086</text:p>
              </table:table-cell>
              <table:table-cell office:value-type="float" office:value="2.826877">
                <text:p>2.826877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72763">
                <text:p>0.72763</text:p>
              </table:table-cell>
              <table:table-cell office:value-type="float" office:value="2.84114">
                <text:p>2.84114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739413">
                <text:p>0.739413</text:p>
              </table:table-cell>
              <table:table-cell office:value-type="float" office:value="2.85008">
                <text:p>2.85008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72761">
                <text:p>0.72761</text:p>
              </table:table-cell>
              <table:table-cell office:value-type="float" office:value="2.861102">
                <text:p>2.861102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730385">
                <text:p>0.730385</text:p>
              </table:table-cell>
              <table:table-cell office:value-type="float" office:value="2.879959">
                <text:p>2.879959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736731">
                <text:p>0.736731</text:p>
              </table:table-cell>
              <table:table-cell office:value-type="float" office:value="2.884516">
                <text:p>2.884516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740048">
                <text:p>0.740048</text:p>
              </table:table-cell>
              <table:table-cell office:value-type="float" office:value="2.915854">
                <text:p>2.915854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744034">
                <text:p>0.744034</text:p>
              </table:table-cell>
              <table:table-cell office:value-type="float" office:value="2.940782">
                <text:p>2.940782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768939">
                <text:p>0.768939</text:p>
              </table:table-cell>
              <table:table-cell office:value-type="float" office:value="2.947901">
                <text:p>2.947901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753128">
                <text:p>0.753128</text:p>
              </table:table-cell>
              <table:table-cell office:value-type="float" office:value="2.967588">
                <text:p>2.967588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758619">
                <text:p>0.758619</text:p>
              </table:table-cell>
              <table:table-cell office:value-type="float" office:value="2.982954">
                <text:p>2.982954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762793">
                <text:p>0.762793</text:p>
              </table:table-cell>
              <table:table-cell office:value-type="float" office:value="2.999816">
                <text:p>2.999816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766209">
                <text:p>0.766209</text:p>
              </table:table-cell>
              <table:table-cell office:value-type="float" office:value="3.01336">
                <text:p>3.01336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770907">
                <text:p>0.770907</text:p>
              </table:table-cell>
              <table:table-cell office:value-type="float" office:value="3.033015">
                <text:p>3.033015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775827">
                <text:p>0.775827</text:p>
              </table:table-cell>
              <table:table-cell office:value-type="float" office:value="3.061512">
                <text:p>3.061512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781948">
                <text:p>0.781948</text:p>
              </table:table-cell>
              <table:table-cell office:value-type="float" office:value="3.07422">
                <text:p>3.07422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805468">
                <text:p>0.805468</text:p>
              </table:table-cell>
              <table:table-cell office:value-type="float" office:value="3.090119">
                <text:p>3.090119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790196">
                <text:p>0.790196</text:p>
              </table:table-cell>
              <table:table-cell office:value-type="float" office:value="3.11926">
                <text:p>3.11926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794326">
                <text:p>0.794326</text:p>
              </table:table-cell>
              <table:table-cell office:value-type="float" office:value="3.122917">
                <text:p>3.122917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798659">
                <text:p>0.798659</text:p>
              </table:table-cell>
              <table:table-cell office:value-type="float" office:value="3.147259">
                <text:p>3.147259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803147">
                <text:p>0.803147</text:p>
              </table:table-cell>
              <table:table-cell office:value-type="float" office:value="3.168404">
                <text:p>3.168404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807945">
                <text:p>0.807945</text:p>
              </table:table-cell>
              <table:table-cell office:value-type="float" office:value="3.176212">
                <text:p>3.176212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81236">
                <text:p>0.81236</text:p>
              </table:table-cell>
              <table:table-cell office:value-type="float" office:value="3.205209">
                <text:p>3.205209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817777">
                <text:p>0.817777</text:p>
              </table:table-cell>
              <table:table-cell office:value-type="float" office:value="3.241717">
                <text:p>3.241717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82276">
                <text:p>0.82276</text:p>
              </table:table-cell>
              <table:table-cell office:value-type="float" office:value="3.242008">
                <text:p>3.242008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836036">
                <text:p>0.836036</text:p>
              </table:table-cell>
              <table:table-cell office:value-type="float" office:value="3.25946">
                <text:p>3.25946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832164">
                <text:p>0.832164</text:p>
              </table:table-cell>
              <table:table-cell office:value-type="float" office:value="3.27243">
                <text:p>3.27243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835988">
                <text:p>0.835988</text:p>
              </table:table-cell>
              <table:table-cell office:value-type="float" office:value="3.301823">
                <text:p>3.301823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84091">
                <text:p>0.84091</text:p>
              </table:table-cell>
              <table:table-cell office:value-type="float" office:value="3.316529">
                <text:p>3.316529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845492">
                <text:p>0.845492</text:p>
              </table:table-cell>
              <table:table-cell office:value-type="float" office:value="3.333979">
                <text:p>3.333979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85047">
                <text:p>0.85047</text:p>
              </table:table-cell>
              <table:table-cell office:value-type="float" office:value="3.343078">
                <text:p>3.343078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866831">
                <text:p>0.866831</text:p>
              </table:table-cell>
              <table:table-cell office:value-type="float" office:value="3.384281">
                <text:p>3.384281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857412">
                <text:p>0.857412</text:p>
              </table:table-cell>
              <table:table-cell office:value-type="float" office:value="3.394703">
                <text:p>3.394703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866204">
                <text:p>0.866204</text:p>
              </table:table-cell>
              <table:table-cell office:value-type="float" office:value="3.408392">
                <text:p>3.408392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870571">
                <text:p>0.870571</text:p>
              </table:table-cell>
              <table:table-cell office:value-type="float" office:value="3.431581">
                <text:p>3.431581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873355">
                <text:p>0.873355</text:p>
              </table:table-cell>
              <table:table-cell office:value-type="float" office:value="3.445867">
                <text:p>3.445867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.878471">
                <text:p>0.878471</text:p>
              </table:table-cell>
              <table:table-cell office:value-type="float" office:value="3.472472">
                <text:p>3.472472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889367">
                <text:p>0.889367</text:p>
              </table:table-cell>
              <table:table-cell office:value-type="float" office:value="3.490819">
                <text:p>3.490819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.889501">
                <text:p>0.889501</text:p>
              </table:table-cell>
              <table:table-cell office:value-type="float" office:value="3.513511">
                <text:p>3.513511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.893374">
                <text:p>0.893374</text:p>
              </table:table-cell>
              <table:table-cell office:value-type="float" office:value="3.523604">
                <text:p>3.523604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.899277">
                <text:p>0.899277</text:p>
              </table:table-cell>
              <table:table-cell office:value-type="float" office:value="3.54863">
                <text:p>3.54863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.904203">
                <text:p>0.904203</text:p>
              </table:table-cell>
              <table:table-cell office:value-type="float" office:value="3.55499">
                <text:p>3.55499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.910691">
                <text:p>0.910691</text:p>
              </table:table-cell>
              <table:table-cell office:value-type="float" office:value="3.580377">
                <text:p>3.580377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.913703">
                <text:p>0.913703</text:p>
              </table:table-cell>
              <table:table-cell office:value-type="float" office:value="3.609526">
                <text:p>3.609526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.920266">
                <text:p>0.920266</text:p>
              </table:table-cell>
              <table:table-cell office:value-type="float" office:value="3.62167">
                <text:p>3.62167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.936569">
                <text:p>0.936569</text:p>
              </table:table-cell>
              <table:table-cell office:value-type="float" office:value="3.64739">
                <text:p>3.64739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.931542">
                <text:p>0.931542</text:p>
              </table:table-cell>
              <table:table-cell office:value-type="float" office:value="3.666833">
                <text:p>3.666833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.936495">
                <text:p>0.936495</text:p>
              </table:table-cell>
              <table:table-cell office:value-type="float" office:value="3.67729">
                <text:p>3.67729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.939168">
                <text:p>0.939168</text:p>
              </table:table-cell>
              <table:table-cell office:value-type="float" office:value="3.703143">
                <text:p>3.703143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.946279">
                <text:p>0.946279</text:p>
              </table:table-cell>
              <table:table-cell office:value-type="float" office:value="3.714751">
                <text:p>3.714751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.951094">
                <text:p>0.951094</text:p>
              </table:table-cell>
              <table:table-cell office:value-type="float" office:value="3.738517">
                <text:p>3.738517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.955224">
                <text:p>0.955224</text:p>
              </table:table-cell>
              <table:table-cell office:value-type="float" office:value="3.76976">
                <text:p>3.76976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.962388">
                <text:p>0.962388</text:p>
              </table:table-cell>
              <table:table-cell office:value-type="float" office:value="3.78996">
                <text:p>3.78996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.968699">
                <text:p>0.968699</text:p>
              </table:table-cell>
              <table:table-cell office:value-type="float" office:value="3.798816">
                <text:p>3.798816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.972082">
                <text:p>0.972082</text:p>
              </table:table-cell>
              <table:table-cell office:value-type="float" office:value="3.828658">
                <text:p>3.828658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.97463">
                <text:p>0.97463</text:p>
              </table:table-cell>
              <table:table-cell office:value-type="float" office:value="3.844416">
                <text:p>3.844416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.981512">
                <text:p>0.981512</text:p>
              </table:table-cell>
              <table:table-cell office:value-type="float" office:value="3.857752">
                <text:p>3.857752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.988647">
                <text:p>0.988647</text:p>
              </table:table-cell>
              <table:table-cell office:value-type="float" office:value="3.892295">
                <text:p>3.892295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.00429">
                <text:p>1.00429</text:p>
              </table:table-cell>
              <table:table-cell office:value-type="float" office:value="3.8949">
                <text:p>3.8949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.009504">
                <text:p>1.009504</text:p>
              </table:table-cell>
              <table:table-cell office:value-type="float" office:value="3.923923">
                <text:p>3.923923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.002861">
                <text:p>1.002861</text:p>
              </table:table-cell>
              <table:table-cell office:value-type="float" office:value="3.944091">
                <text:p>3.944091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.007599">
                <text:p>1.007599</text:p>
              </table:table-cell>
              <table:table-cell office:value-type="float" office:value="3.967671">
                <text:p>3.967671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.01162">
                <text:p>1.01162</text:p>
              </table:table-cell>
              <table:table-cell office:value-type="float" office:value="3.985904">
                <text:p>3.985904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.019769">
                <text:p>1.019769</text:p>
              </table:table-cell>
              <table:table-cell office:value-type="float" office:value="3.999558">
                <text:p>3.999558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.025898">
                <text:p>1.025898</text:p>
              </table:table-cell>
              <table:table-cell office:value-type="float" office:value="4.03483">
                <text:p>4.03483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.028735">
                <text:p>1.028735</text:p>
              </table:table-cell>
              <table:table-cell office:value-type="float" office:value="4.05816">
                <text:p>4.05816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.033626">
                <text:p>1.033626</text:p>
              </table:table-cell>
              <table:table-cell office:value-type="float" office:value="4.071785">
                <text:p>4.071785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.039592">
                <text:p>1.039592</text:p>
              </table:table-cell>
              <table:table-cell office:value-type="float" office:value="4.091211">
                <text:p>4.091211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.04356">
                <text:p>1.04356</text:p>
              </table:table-cell>
              <table:table-cell office:value-type="float" office:value="4.111106">
                <text:p>4.111106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.049554">
                <text:p>1.049554</text:p>
              </table:table-cell>
              <table:table-cell office:value-type="float" office:value="4.140458">
                <text:p>4.140458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.056842">
                <text:p>1.056842</text:p>
              </table:table-cell>
              <table:table-cell office:value-type="float" office:value="4.16139">
                <text:p>4.16139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.062403">
                <text:p>1.062403</text:p>
              </table:table-cell>
              <table:table-cell office:value-type="float" office:value="4.177464">
                <text:p>4.177464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.067941">
                <text:p>1.067941</text:p>
              </table:table-cell>
              <table:table-cell office:value-type="float" office:value="4.199128">
                <text:p>4.199128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.078734">
                <text:p>1.078734</text:p>
              </table:table-cell>
              <table:table-cell office:value-type="float" office:value="4.237073">
                <text:p>4.237073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.08004">
                <text:p>1.08004</text:p>
              </table:table-cell>
              <table:table-cell office:value-type="float" office:value="4.250282">
                <text:p>4.250282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.090627">
                <text:p>1.090627</text:p>
              </table:table-cell>
              <table:table-cell office:value-type="float" office:value="4.272074">
                <text:p>4.272074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.09909">
                <text:p>1.09909</text:p>
              </table:table-cell>
              <table:table-cell office:value-type="float" office:value="4.287703">
                <text:p>4.287703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.093404">
                <text:p>1.093404</text:p>
              </table:table-cell>
              <table:table-cell office:value-type="float" office:value="4.301813">
                <text:p>4.301813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.098474">
                <text:p>1.098474</text:p>
              </table:table-cell>
              <table:table-cell office:value-type="float" office:value="4.342219">
                <text:p>4.342219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1.116057">
                <text:p>1.116057</text:p>
              </table:table-cell>
              <table:table-cell office:value-type="float" office:value="4.369528">
                <text:p>4.369528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.119711">
                <text:p>1.119711</text:p>
              </table:table-cell>
              <table:table-cell office:value-type="float" office:value="4.394246">
                <text:p>4.394246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.127659">
                <text:p>1.127659</text:p>
              </table:table-cell>
              <table:table-cell office:value-type="float" office:value="4.412227">
                <text:p>4.412227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.122948">
                <text:p>1.122948</text:p>
              </table:table-cell>
              <table:table-cell office:value-type="float" office:value="4.4207">
                <text:p>4.4207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1.131248">
                <text:p>1.131248</text:p>
              </table:table-cell>
              <table:table-cell office:value-type="float" office:value="4.434645">
                <text:p>4.434645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.140111">
                <text:p>1.140111</text:p>
              </table:table-cell>
              <table:table-cell office:value-type="float" office:value="4.476949">
                <text:p>4.476949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.145976">
                <text:p>1.145976</text:p>
              </table:table-cell>
              <table:table-cell office:value-type="float" office:value="4.504241">
                <text:p>4.504241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1.163377">
                <text:p>1.163377</text:p>
              </table:table-cell>
              <table:table-cell office:value-type="float" office:value="4.539618">
                <text:p>4.539618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1.16508">
                <text:p>1.16508</text:p>
              </table:table-cell>
              <table:table-cell office:value-type="float" office:value="4.535329">
                <text:p>4.535329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.155694">
                <text:p>1.155694</text:p>
              </table:table-cell>
              <table:table-cell office:value-type="float" office:value="4.545238">
                <text:p>4.545238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1.158752">
                <text:p>1.158752</text:p>
              </table:table-cell>
              <table:table-cell office:value-type="float" office:value="4.571349">
                <text:p>4.571349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1.16634">
                <text:p>1.16634</text:p>
              </table:table-cell>
              <table:table-cell office:value-type="float" office:value="4.590536">
                <text:p>4.590536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1.171052">
                <text:p>1.171052</text:p>
              </table:table-cell>
              <table:table-cell office:value-type="float" office:value="4.613497">
                <text:p>4.613497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1.177652">
                <text:p>1.177652</text:p>
              </table:table-cell>
              <table:table-cell office:value-type="float" office:value="4.631416">
                <text:p>4.631416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1.182793">
                <text:p>1.182793</text:p>
              </table:table-cell>
              <table:table-cell office:value-type="float" office:value="4.658451">
                <text:p>4.658451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.192505">
                <text:p>1.192505</text:p>
              </table:table-cell>
              <table:table-cell office:value-type="float" office:value="4.685953">
                <text:p>4.685953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.199728">
                <text:p>1.199728</text:p>
              </table:table-cell>
              <table:table-cell office:value-type="float" office:value="4.722511">
                <text:p>4.722511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1.207597">
                <text:p>1.207597</text:p>
              </table:table-cell>
              <table:table-cell office:value-type="float" office:value="4.731636">
                <text:p>4.731636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.21716">
                <text:p>1.21716</text:p>
              </table:table-cell>
              <table:table-cell office:value-type="float" office:value="4.780082">
                <text:p>4.780082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1.210857">
                <text:p>1.210857</text:p>
              </table:table-cell>
              <table:table-cell office:value-type="float" office:value="4.774825">
                <text:p>4.774825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1.215716">
                <text:p>1.215716</text:p>
              </table:table-cell>
              <table:table-cell office:value-type="float" office:value="4.800216">
                <text:p>4.800216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1.224742">
                <text:p>1.224742</text:p>
              </table:table-cell>
              <table:table-cell office:value-type="float" office:value="4.872135">
                <text:p>4.872135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.239247">
                <text:p>1.239247</text:p>
              </table:table-cell>
              <table:table-cell office:value-type="float" office:value="4.875488">
                <text:p>4.875488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.248265">
                <text:p>1.248265</text:p>
              </table:table-cell>
              <table:table-cell office:value-type="float" office:value="4.894662">
                <text:p>4.894662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.240912">
                <text:p>1.240912</text:p>
              </table:table-cell>
              <table:table-cell office:value-type="float" office:value="4.889417">
                <text:p>4.889417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1.249111">
                <text:p>1.249111</text:p>
              </table:table-cell>
              <table:table-cell office:value-type="float" office:value="4.917785">
                <text:p>4.917785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1.252728">
                <text:p>1.252728</text:p>
              </table:table-cell>
              <table:table-cell office:value-type="float" office:value="4.944451">
                <text:p>4.944451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1.256591">
                <text:p>1.256591</text:p>
              </table:table-cell>
              <table:table-cell office:value-type="float" office:value="4.942399">
                <text:p>4.942399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1.262295">
                <text:p>1.262295</text:p>
              </table:table-cell>
              <table:table-cell office:value-type="float" office:value="4.979179">
                <text:p>4.979179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1.268715">
                <text:p>1.268715</text:p>
              </table:table-cell>
              <table:table-cell office:value-type="float" office:value="5.001372">
                <text:p>5.001372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.275215">
                <text:p>1.275215</text:p>
              </table:table-cell>
              <table:table-cell office:value-type="float" office:value="5.020213">
                <text:p>5.020213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1.280567">
                <text:p>1.280567</text:p>
              </table:table-cell>
              <table:table-cell office:value-type="float" office:value="5.069516">
                <text:p>5.069516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.30626">
                <text:p>1.30626</text:p>
              </table:table-cell>
              <table:table-cell office:value-type="float" office:value="5.119001">
                <text:p>5.119001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.29475">
                <text:p>1.29475</text:p>
              </table:table-cell>
              <table:table-cell office:value-type="float" office:value="5.101336">
                <text:p>5.101336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.298605">
                <text:p>1.298605</text:p>
              </table:table-cell>
              <table:table-cell office:value-type="float" office:value="5.111583">
                <text:p>5.111583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1.305247">
                <text:p>1.305247</text:p>
              </table:table-cell>
              <table:table-cell office:value-type="float" office:value="5.157312">
                <text:p>5.157312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1.31355">
                <text:p>1.31355</text:p>
              </table:table-cell>
              <table:table-cell office:value-type="float" office:value="5.183195">
                <text:p>5.183195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.317693">
                <text:p>1.317693</text:p>
              </table:table-cell>
              <table:table-cell office:value-type="float" office:value="5.188722">
                <text:p>5.188722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.328026">
                <text:p>1.328026</text:p>
              </table:table-cell>
              <table:table-cell office:value-type="float" office:value="5.217158">
                <text:p>5.217158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.330235">
                <text:p>1.330235</text:p>
              </table:table-cell>
              <table:table-cell office:value-type="float" office:value="5.236196">
                <text:p>5.236196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.336">
                <text:p>1.336</text:p>
              </table:table-cell>
              <table:table-cell office:value-type="float" office:value="5.25344">
                <text:p>5.25344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.344439">
                <text:p>1.344439</text:p>
              </table:table-cell>
              <table:table-cell office:value-type="float" office:value="5.293359">
                <text:p>5.293359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.347678">
                <text:p>1.347678</text:p>
              </table:table-cell>
              <table:table-cell office:value-type="float" office:value="5.29957">
                <text:p>5.29957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.352222">
                <text:p>1.352222</text:p>
              </table:table-cell>
              <table:table-cell office:value-type="float" office:value="5.330659">
                <text:p>5.330659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.35959">
                <text:p>1.35959</text:p>
              </table:table-cell>
              <table:table-cell office:value-type="float" office:value="5.348763">
                <text:p>5.348763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1.370606">
                <text:p>1.370606</text:p>
              </table:table-cell>
              <table:table-cell office:value-type="float" office:value="5.380321">
                <text:p>5.380321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.371116">
                <text:p>1.371116</text:p>
              </table:table-cell>
              <table:table-cell office:value-type="float" office:value="5.40056">
                <text:p>5.40056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1.378295">
                <text:p>1.378295</text:p>
              </table:table-cell>
              <table:table-cell office:value-type="float" office:value="5.415292">
                <text:p>5.415292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.383124">
                <text:p>1.383124</text:p>
              </table:table-cell>
              <table:table-cell office:value-type="float" office:value="5.441099">
                <text:p>5.441099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.38861">
                <text:p>1.38861</text:p>
              </table:table-cell>
              <table:table-cell office:value-type="float" office:value="5.472315">
                <text:p>5.472315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1.395932">
                <text:p>1.395932</text:p>
              </table:table-cell>
              <table:table-cell office:value-type="float" office:value="5.507049">
                <text:p>5.507049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1.400792">
                <text:p>1.400792</text:p>
              </table:table-cell>
              <table:table-cell office:value-type="float" office:value="5.529271">
                <text:p>5.529271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1.407825">
                <text:p>1.407825</text:p>
              </table:table-cell>
              <table:table-cell office:value-type="float" office:value="5.551431">
                <text:p>5.551431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1.415165">
                <text:p>1.415165</text:p>
              </table:table-cell>
              <table:table-cell office:value-type="float" office:value="5.579909">
                <text:p>5.579909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.422145">
                <text:p>1.422145</text:p>
              </table:table-cell>
              <table:table-cell office:value-type="float" office:value="5.587671">
                <text:p>5.587671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1.427265">
                <text:p>1.427265</text:p>
              </table:table-cell>
              <table:table-cell office:value-type="float" office:value="5.629058">
                <text:p>5.629058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.434258">
                <text:p>1.434258</text:p>
              </table:table-cell>
              <table:table-cell office:value-type="float" office:value="5.646495">
                <text:p>5.646495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1.440363">
                <text:p>1.440363</text:p>
              </table:table-cell>
              <table:table-cell office:value-type="float" office:value="5.669425">
                <text:p>5.669425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1.446569">
                <text:p>1.446569</text:p>
              </table:table-cell>
              <table:table-cell office:value-type="float" office:value="5.702243">
                <text:p>5.702243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.458563">
                <text:p>1.458563</text:p>
              </table:table-cell>
              <table:table-cell office:value-type="float" office:value="5.736209">
                <text:p>5.736209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1.459402">
                <text:p>1.459402</text:p>
              </table:table-cell>
              <table:table-cell office:value-type="float" office:value="5.75165">
                <text:p>5.75165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.46527">
                <text:p>1.46527</text:p>
              </table:table-cell>
              <table:table-cell office:value-type="float" office:value="5.774325">
                <text:p>5.774325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.471498">
                <text:p>1.471498</text:p>
              </table:table-cell>
              <table:table-cell office:value-type="float" office:value="5.796291">
                <text:p>5.796291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1.478994">
                <text:p>1.478994</text:p>
              </table:table-cell>
              <table:table-cell office:value-type="float" office:value="5.829322">
                <text:p>5.829322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.48515">
                <text:p>1.48515</text:p>
              </table:table-cell>
              <table:table-cell office:value-type="float" office:value="5.847948">
                <text:p>5.847948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1.491545">
                <text:p>1.491545</text:p>
              </table:table-cell>
              <table:table-cell office:value-type="float" office:value="5.870371">
                <text:p>5.870371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1.501363">
                <text:p>1.501363</text:p>
              </table:table-cell>
              <table:table-cell office:value-type="float" office:value="5.897942">
                <text:p>5.897942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1.511014">
                <text:p>1.511014</text:p>
              </table:table-cell>
              <table:table-cell office:value-type="float" office:value="5.936565">
                <text:p>5.936565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1.511945">
                <text:p>1.511945</text:p>
              </table:table-cell>
              <table:table-cell office:value-type="float" office:value="5.938952">
                <text:p>5.938952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1.517448">
                <text:p>1.517448</text:p>
              </table:table-cell>
              <table:table-cell office:value-type="float" office:value="5.976946">
                <text:p>5.976946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1.52537">
                <text:p>1.52537</text:p>
              </table:table-cell>
              <table:table-cell office:value-type="float" office:value="6.00443">
                <text:p>6.00443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1.532448">
                <text:p>1.532448</text:p>
              </table:table-cell>
              <table:table-cell office:value-type="float" office:value="6.026042">
                <text:p>6.026042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1.536543">
                <text:p>1.536543</text:p>
              </table:table-cell>
              <table:table-cell office:value-type="float" office:value="6.045508">
                <text:p>6.045508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1.541785">
                <text:p>1.541785</text:p>
              </table:table-cell>
              <table:table-cell office:value-type="float" office:value="6.07324">
                <text:p>6.07324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1.549636">
                <text:p>1.549636</text:p>
              </table:table-cell>
              <table:table-cell office:value-type="float" office:value="6.106076">
                <text:p>6.106076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1.566984">
                <text:p>1.566984</text:p>
              </table:table-cell>
              <table:table-cell office:value-type="float" office:value="6.202879">
                <text:p>6.202879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1.583709">
                <text:p>1.583709</text:p>
              </table:table-cell>
              <table:table-cell office:value-type="float" office:value="6.166636">
                <text:p>6.166636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.577679">
                <text:p>1.577679</text:p>
              </table:table-cell>
              <table:table-cell office:value-type="float" office:value="6.187986">
                <text:p>6.187986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1.582753">
                <text:p>1.582753</text:p>
              </table:table-cell>
              <table:table-cell office:value-type="float" office:value="6.252513">
                <text:p>6.252513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1.62304">
                <text:p>1.62304</text:p>
              </table:table-cell>
              <table:table-cell office:value-type="float" office:value="6.320592">
                <text:p>6.320592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1.597276">
                <text:p>1.597276</text:p>
              </table:table-cell>
              <table:table-cell office:value-type="float" office:value="6.273237">
                <text:p>6.273237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1.604024">
                <text:p>1.604024</text:p>
              </table:table-cell>
              <table:table-cell office:value-type="float" office:value="6.289083">
                <text:p>6.289083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1.604368">
                <text:p>1.604368</text:p>
              </table:table-cell>
              <table:table-cell office:value-type="float" office:value="6.304372">
                <text:p>6.304372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1.61463">
                <text:p>1.61463</text:p>
              </table:table-cell>
              <table:table-cell office:value-type="float" office:value="6.333144">
                <text:p>6.333144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1.618182">
                <text:p>1.618182</text:p>
              </table:table-cell>
              <table:table-cell office:value-type="float" office:value="6.354879">
                <text:p>6.354879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1.624516">
                <text:p>1.624516</text:p>
              </table:table-cell>
              <table:table-cell office:value-type="float" office:value="6.402858">
                <text:p>6.402858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1.632982">
                <text:p>1.632982</text:p>
              </table:table-cell>
              <table:table-cell office:value-type="float" office:value="6.423482">
                <text:p>6.423482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1.640132">
                <text:p>1.640132</text:p>
              </table:table-cell>
              <table:table-cell office:value-type="float" office:value="6.446268">
                <text:p>6.446268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1.646618">
                <text:p>1.646618</text:p>
              </table:table-cell>
              <table:table-cell office:value-type="float" office:value="6.478248">
                <text:p>6.478248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1.652157">
                <text:p>1.652157</text:p>
              </table:table-cell>
              <table:table-cell office:value-type="float" office:value="6.50329">
                <text:p>6.50329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1.658376">
                <text:p>1.658376</text:p>
              </table:table-cell>
              <table:table-cell office:value-type="float" office:value="6.51687">
                <text:p>6.51687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1.666443">
                <text:p>1.666443</text:p>
              </table:table-cell>
              <table:table-cell office:value-type="float" office:value="6.558513">
                <text:p>6.558513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1.674485">
                <text:p>1.674485</text:p>
              </table:table-cell>
              <table:table-cell office:value-type="float" office:value="6.597253">
                <text:p>6.597253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1.67838">
                <text:p>1.67838</text:p>
              </table:table-cell>
              <table:table-cell office:value-type="float" office:value="6.603858">
                <text:p>6.603858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1.686292">
                <text:p>1.686292</text:p>
              </table:table-cell>
              <table:table-cell office:value-type="float" office:value="6.628306">
                <text:p>6.628306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1.693523">
                <text:p>1.693523</text:p>
              </table:table-cell>
              <table:table-cell office:value-type="float" office:value="6.652708">
                <text:p>6.652708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1.699718">
                <text:p>1.699718</text:p>
              </table:table-cell>
              <table:table-cell office:value-type="float" office:value="6.67964">
                <text:p>6.67964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1.70539">
                <text:p>1.70539</text:p>
              </table:table-cell>
              <table:table-cell office:value-type="float" office:value="6.702029">
                <text:p>6.702029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.710274">
                <text:p>1.710274</text:p>
              </table:table-cell>
              <table:table-cell office:value-type="float" office:value="6.729332">
                <text:p>6.729332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1.718009">
                <text:p>1.718009</text:p>
              </table:table-cell>
              <table:table-cell office:value-type="float" office:value="6.752707">
                <text:p>6.752707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1.726972">
                <text:p>1.726972</text:p>
              </table:table-cell>
              <table:table-cell office:value-type="float" office:value="6.793028">
                <text:p>6.793028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1.734017">
                <text:p>1.734017</text:p>
              </table:table-cell>
              <table:table-cell office:value-type="float" office:value="6.81842">
                <text:p>6.81842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1.739792">
                <text:p>1.739792</text:p>
              </table:table-cell>
              <table:table-cell office:value-type="float" office:value="6.840187">
                <text:p>6.840187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1.746911">
                <text:p>1.746911</text:p>
              </table:table-cell>
              <table:table-cell office:value-type="float" office:value="6.866771">
                <text:p>6.866771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1.769179">
                <text:p>1.769179</text:p>
              </table:table-cell>
              <table:table-cell office:value-type="float" office:value="6.885681">
                <text:p>6.885681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1.768616">
                <text:p>1.768616</text:p>
              </table:table-cell>
              <table:table-cell office:value-type="float" office:value="6.913311">
                <text:p>6.913311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1.774807">
                <text:p>1.774807</text:p>
              </table:table-cell>
              <table:table-cell office:value-type="float" office:value="6.944285">
                <text:p>6.944285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1.78416">
                <text:p>1.78416</text:p>
              </table:table-cell>
              <table:table-cell office:value-type="float" office:value="7.031452">
                <text:p>7.031452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1.808827">
                <text:p>1.808827</text:p>
              </table:table-cell>
              <table:table-cell office:value-type="float" office:value="7.048678">
                <text:p>7.048678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1.796658">
                <text:p>1.796658</text:p>
              </table:table-cell>
              <table:table-cell office:value-type="float" office:value="7.027169">
                <text:p>7.027169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.804869">
                <text:p>1.804869</text:p>
              </table:table-cell>
              <table:table-cell office:value-type="float" office:value="7.053481">
                <text:p>7.053481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1.813827">
                <text:p>1.813827</text:p>
              </table:table-cell>
              <table:table-cell office:value-type="float" office:value="7.104095">
                <text:p>7.104095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1.828579">
                <text:p>1.828579</text:p>
              </table:table-cell>
              <table:table-cell office:value-type="float" office:value="7.17199">
                <text:p>7.17199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1.835444">
                <text:p>1.835444</text:p>
              </table:table-cell>
              <table:table-cell office:value-type="float" office:value="7.174386">
                <text:p>7.174386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1.825068">
                <text:p>1.825068</text:p>
              </table:table-cell>
              <table:table-cell office:value-type="float" office:value="7.189652">
                <text:p>7.189652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1.833042">
                <text:p>1.833042</text:p>
              </table:table-cell>
              <table:table-cell office:value-type="float" office:value="7.211021">
                <text:p>7.211021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1.844954">
                <text:p>1.844954</text:p>
              </table:table-cell>
              <table:table-cell office:value-type="float" office:value="7.227705">
                <text:p>7.227705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1.846055">
                <text:p>1.846055</text:p>
              </table:table-cell>
              <table:table-cell office:value-type="float" office:value="7.260925">
                <text:p>7.260925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1.853512">
                <text:p>1.853512</text:p>
              </table:table-cell>
              <table:table-cell office:value-type="float" office:value="7.27749">
                <text:p>7.27749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1.858993">
                <text:p>1.858993</text:p>
              </table:table-cell>
              <table:table-cell office:value-type="float" office:value="7.317609">
                <text:p>7.317609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1.866455">
                <text:p>1.866455</text:p>
              </table:table-cell>
              <table:table-cell office:value-type="float" office:value="7.337233">
                <text:p>7.337233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1.871986">
                <text:p>1.871986</text:p>
              </table:table-cell>
              <table:table-cell office:value-type="float" office:value="7.374832">
                <text:p>7.374832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1.8791">
                <text:p>1.8791</text:p>
              </table:table-cell>
              <table:table-cell office:value-type="float" office:value="7.392789">
                <text:p>7.392789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1.887273">
                <text:p>1.887273</text:p>
              </table:table-cell>
              <table:table-cell office:value-type="float" office:value="7.426206">
                <text:p>7.426206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1.892797">
                <text:p>1.892797</text:p>
              </table:table-cell>
              <table:table-cell office:value-type="float" office:value="7.443893">
                <text:p>7.443893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1.900262">
                <text:p>1.900262</text:p>
              </table:table-cell>
              <table:table-cell office:value-type="float" office:value="7.475975">
                <text:p>7.475975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1.908763">
                <text:p>1.908763</text:p>
              </table:table-cell>
              <table:table-cell office:value-type="float" office:value="7.504198">
                <text:p>7.504198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1.91612">
                <text:p>1.91612</text:p>
              </table:table-cell>
              <table:table-cell office:value-type="float" office:value="7.540088">
                <text:p>7.540088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1.924564">
                <text:p>1.924564</text:p>
              </table:table-cell>
              <table:table-cell office:value-type="float" office:value="7.574532">
                <text:p>7.574532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1.92974">
                <text:p>1.92974</text:p>
              </table:table-cell>
              <table:table-cell office:value-type="float" office:value="7.600129">
                <text:p>7.600129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1.938304">
                <text:p>1.938304</text:p>
              </table:table-cell>
              <table:table-cell office:value-type="float" office:value="7.610099">
                <text:p>7.610099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1.944075">
                <text:p>1.944075</text:p>
              </table:table-cell>
              <table:table-cell office:value-type="float" office:value="7.651">
                <text:p>7.651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1.95174">
                <text:p>1.95174</text:p>
              </table:table-cell>
              <table:table-cell office:value-type="float" office:value="7.680035">
                <text:p>7.680035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1.957911">
                <text:p>1.957911</text:p>
              </table:table-cell>
              <table:table-cell office:value-type="float" office:value="7.709738">
                <text:p>7.709738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1.965335">
                <text:p>1.965335</text:p>
              </table:table-cell>
              <table:table-cell office:value-type="float" office:value="7.732529">
                <text:p>7.732529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1.973011">
                <text:p>1.973011</text:p>
              </table:table-cell>
              <table:table-cell office:value-type="float" office:value="7.759557">
                <text:p>7.759557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1.980876">
                <text:p>1.980876</text:p>
              </table:table-cell>
              <table:table-cell office:value-type="float" office:value="7.79448">
                <text:p>7.79448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1.986146">
                <text:p>1.986146</text:p>
              </table:table-cell>
              <table:table-cell office:value-type="float" office:value="7.818628">
                <text:p>7.818628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1.994192">
                <text:p>1.994192</text:p>
              </table:table-cell>
              <table:table-cell office:value-type="float" office:value="7.857396">
                <text:p>7.857396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2.001497">
                <text:p>2.001497</text:p>
              </table:table-cell>
              <table:table-cell office:value-type="float" office:value="7.883403">
                <text:p>7.883403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2.009346">
                <text:p>2.009346</text:p>
              </table:table-cell>
              <table:table-cell office:value-type="float" office:value="7.922736">
                <text:p>7.922736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2.019466">
                <text:p>2.019466</text:p>
              </table:table-cell>
              <table:table-cell office:value-type="float" office:value="7.934064">
                <text:p>7.934064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2.025704">
                <text:p>2.025704</text:p>
              </table:table-cell>
              <table:table-cell office:value-type="float" office:value="7.983502">
                <text:p>7.983502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2.03185">
                <text:p>2.03185</text:p>
              </table:table-cell>
              <table:table-cell office:value-type="float" office:value="8.000986">
                <text:p>8.000986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2.039651">
                <text:p>2.039651</text:p>
              </table:table-cell>
              <table:table-cell office:value-type="float" office:value="8.024237">
                <text:p>8.024237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2.04789">
                <text:p>2.04789</text:p>
              </table:table-cell>
              <table:table-cell office:value-type="float" office:value="8.070639">
                <text:p>8.070639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2.055777">
                <text:p>2.055777</text:p>
              </table:table-cell>
              <table:table-cell office:value-type="float" office:value="8.095808">
                <text:p>8.095808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2.06206">
                <text:p>2.06206</text:p>
              </table:table-cell>
              <table:table-cell office:value-type="float" office:value="8.133407">
                <text:p>8.133407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2.068312">
                <text:p>2.068312</text:p>
              </table:table-cell>
              <table:table-cell office:value-type="float" office:value="8.15512">
                <text:p>8.15512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2.079435">
                <text:p>2.079435</text:p>
              </table:table-cell>
              <table:table-cell office:value-type="float" office:value="8.189699">
                <text:p>8.189699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2.085823">
                <text:p>2.085823</text:p>
              </table:table-cell>
              <table:table-cell office:value-type="float" office:value="8.207279">
                <text:p>8.207279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2.092829">
                <text:p>2.092829</text:p>
              </table:table-cell>
              <table:table-cell office:value-type="float" office:value="8.228622">
                <text:p>8.228622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2.103738">
                <text:p>2.103738</text:p>
              </table:table-cell>
              <table:table-cell office:value-type="float" office:value="8.266377">
                <text:p>8.266377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2.10777">
                <text:p>2.10777</text:p>
              </table:table-cell>
              <table:table-cell office:value-type="float" office:value="8.296266">
                <text:p>8.296266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2.115945">
                <text:p>2.115945</text:p>
              </table:table-cell>
              <table:table-cell office:value-type="float" office:value="8.321002">
                <text:p>8.321002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2.126897">
                <text:p>2.126897</text:p>
              </table:table-cell>
              <table:table-cell office:value-type="float" office:value="8.365078">
                <text:p>8.365078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2.133015">
                <text:p>2.133015</text:p>
              </table:table-cell>
              <table:table-cell office:value-type="float" office:value="8.397304">
                <text:p>8.397304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2.148524">
                <text:p>2.148524</text:p>
              </table:table-cell>
              <table:table-cell office:value-type="float" office:value="8.414178">
                <text:p>8.414178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2.153066">
                <text:p>2.153066</text:p>
              </table:table-cell>
              <table:table-cell office:value-type="float" office:value="8.453781">
                <text:p>8.453781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2.16117">
                <text:p>2.16117</text:p>
              </table:table-cell>
              <table:table-cell office:value-type="float" office:value="8.494618">
                <text:p>8.494618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2.160948">
                <text:p>2.160948</text:p>
              </table:table-cell>
              <table:table-cell office:value-type="float" office:value="8.510979">
                <text:p>8.510979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2.1705">
                <text:p>2.1705</text:p>
              </table:table-cell>
              <table:table-cell office:value-type="float" office:value="8.549886">
                <text:p>8.549886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2.181629">
                <text:p>2.181629</text:p>
              </table:table-cell>
              <table:table-cell office:value-type="float" office:value="8.577308">
                <text:p>8.577308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2.18868">
                <text:p>2.18868</text:p>
              </table:table-cell>
              <table:table-cell office:value-type="float" office:value="8.597385">
                <text:p>8.597385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2.195335">
                <text:p>2.195335</text:p>
              </table:table-cell>
              <table:table-cell office:value-type="float" office:value="8.632198">
                <text:p>8.632198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2.200754">
                <text:p>2.200754</text:p>
              </table:table-cell>
              <table:table-cell office:value-type="float" office:value="8.643287">
                <text:p>8.643287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2.207952">
                <text:p>2.207952</text:p>
              </table:table-cell>
              <table:table-cell office:value-type="float" office:value="8.697532">
                <text:p>8.697532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2.216752">
                <text:p>2.216752</text:p>
              </table:table-cell>
              <table:table-cell office:value-type="float" office:value="8.716257">
                <text:p>8.716257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2.225238">
                <text:p>2.225238</text:p>
              </table:table-cell>
              <table:table-cell office:value-type="float" office:value="8.751023">
                <text:p>8.751023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2.23377">
                <text:p>2.23377</text:p>
              </table:table-cell>
              <table:table-cell office:value-type="float" office:value="8.775671">
                <text:p>8.775671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2.241074">
                <text:p>2.241074</text:p>
              </table:table-cell>
              <table:table-cell office:value-type="float" office:value="8.803568">
                <text:p>8.803568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2.248885">
                <text:p>2.248885</text:p>
              </table:table-cell>
              <table:table-cell office:value-type="float" office:value="8.844373">
                <text:p>8.84437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